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Frutiger LT Std 45 Light" svg:font-family="'Frutiger LT Std 45 Light'" style:font-family-generic="swiss"/>
    <style:font-face style:name="Open Sans" svg:font-family="'Open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4228in"/>
    </style:style>
    <style:style style:name="co2" style:family="table-column">
      <style:table-column-properties fo:break-before="auto" style:column-width="0.3311in"/>
    </style:style>
    <style:style style:name="co3" style:family="table-column">
      <style:table-column-properties fo:break-before="auto" style:column-width="0.7929in"/>
    </style:style>
    <style:style style:name="co4" style:family="table-column">
      <style:table-column-properties fo:break-before="auto" style:column-width="0.7465in"/>
    </style:style>
    <style:style style:name="co5" style:family="table-column">
      <style:table-column-properties fo:break-before="auto" style:column-width="0.6465in"/>
    </style:style>
    <style:style style:name="co6" style:family="table-column">
      <style:table-column-properties fo:break-before="auto" style:column-width="0.889in"/>
    </style:style>
    <style:style style:name="co7" style:family="table-column">
      <style:table-column-properties fo:break-before="auto" style:column-width="1.1791in"/>
    </style:style>
    <style:style style:name="co8" style:family="table-column">
      <style:table-column-properties fo:break-before="auto" style:column-width="0.4465in"/>
    </style:style>
    <style:style style:name="co9" style:family="table-column">
      <style:table-column-properties fo:break-before="auto" style:column-width="0.4161in"/>
    </style:style>
    <style:style style:name="co10" style:family="table-column">
      <style:table-column-properties fo:break-before="auto" style:column-width="0.0772in"/>
    </style:style>
    <style:style style:name="co11" style:family="table-column">
      <style:table-column-properties fo:break-before="auto" style:column-width="0.7693in"/>
    </style:style>
    <style:style style:name="co12" style:family="table-column">
      <style:table-column-properties fo:break-before="auto" style:column-width="0.161in"/>
    </style:style>
    <style:style style:name="co13" style:family="table-column">
      <style:table-column-properties fo:break-before="auto" style:column-width="0.3772in"/>
    </style:style>
    <style:style style:name="co14" style:family="table-column">
      <style:table-column-properties fo:break-before="auto" style:column-width="0.7161in"/>
    </style:style>
    <style:style style:name="co15" style:family="table-column">
      <style:table-column-properties fo:break-before="auto" style:column-width="0.878in"/>
    </style:style>
    <style:style style:name="co16" style:family="table-column">
      <style:table-column-properties fo:break-before="auto" style:column-width="0.6693in"/>
    </style:style>
    <style:style style:name="co17" style:family="table-column">
      <style:table-column-properties fo:break-before="auto" style:column-width="1.2374in"/>
    </style:style>
    <style:style style:name="co18" style:family="table-column">
      <style:table-column-properties fo:break-before="auto" style:column-width="1.0425in"/>
    </style:style>
    <style:style style:name="co19" style:family="table-column">
      <style:table-column-properties fo:break-before="auto" style:column-width="1.2728in"/>
    </style:style>
    <style:style style:name="ro1" style:family="table-row">
      <style:table-row-properties style:row-height="0.1965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2in" fo:break-before="auto" style:use-optimal-row-height="true"/>
    </style:style>
    <style:style style:name="ro4" style:family="table-row">
      <style:table-row-properties style:row-height="0.0417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052in" fo:break-before="auto" style:use-optimal-row-height="false"/>
    </style:style>
    <style:style style:name="ro7" style:family="table-row">
      <style:table-row-properties style:row-height="0.1835in" fo:break-before="auto" style:use-optimal-row-height="true"/>
    </style:style>
    <style:style style:name="ro8" style:family="table-row">
      <style:table-row-properties style:row-height="0.1752in" fo:break-before="auto" style:use-optimal-row-height="false"/>
    </style:style>
    <style:style style:name="ro9" style:family="table-row">
      <style:table-row-properties style:row-height="0.1665in" fo:break-before="auto" style:use-optimal-row-height="true"/>
    </style:style>
    <style:style style:name="ro10" style:family="table-row">
      <style:table-row-properties style:row-height="0.178in" fo:break-before="auto" style:use-optimal-row-height="true"/>
    </style:style>
    <style:style style:name="ro11" style:family="table-row">
      <style:table-row-properties style:row-height="0.2417in" fo:break-before="auto" style:use-optimal-row-height="true"/>
    </style:style>
    <style:style style:name="ro12" style:family="table-row">
      <style:table-row-properties style:row-height="0.3665in" fo:break-before="auto" style:use-optimal-row-height="true"/>
    </style:style>
    <style:style style:name="ro13" style:family="table-row">
      <style:table-row-properties style:row-height="0.0626in" fo:break-before="auto" style:use-optimal-row-height="false"/>
    </style:style>
    <style:style style:name="ro14" style:family="table-row">
      <style:table-row-properties style:row-height="0.1665in" fo:break-before="auto" style:use-optimal-row-height="false"/>
    </style:style>
    <style:style style:name="ro15" style:family="table-row">
      <style:table-row-properties style:row-height="0.2083in" fo:break-before="auto" style:use-optimal-row-height="false"/>
    </style:style>
    <style:style style:name="ro16" style:family="table-row">
      <style:table-row-properties style:row-height="0.0543in" fo:break-before="auto" style:use-optimal-row-height="false"/>
    </style:style>
    <style:style style:name="ro17" style:family="table-row">
      <style:table-row-properties style:row-height="0.4866in" fo:break-before="auto" style:use-optimal-row-height="true"/>
    </style:style>
    <style:style style:name="ro18" style:family="table-row">
      <style:table-row-properties style:row-height="0.1811in" fo:break-before="auto" style:use-optimal-row-height="true"/>
    </style:style>
    <style:style style:name="ta1" style:family="table" style:master-page-name="Default">
      <style:table-properties table:display="true" style:writing-mode="lr-tb" tableooo:tab-color="#a3d9bc"/>
    </style:style>
    <style:style style:name="ta2"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number:text-style style:name="N100">
      <number:text-content/>
    </number:text-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number:text>(</number:text>
      <number:number number:decimal-places="2" loext:min-decimal-places="2" number:min-integer-digits="1" number:grouping="true"/>
      <number:text>)</number:text>
      <style:map style:condition="value()&gt;=0" style:apply-style-name="N107P0"/>
    </number:number-style>
    <style:style style:name="ce1" style:family="table-cell" style:parent-style-name="Default">
      <style:table-cell-properties fo:background-color="#36845b"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Open Sans" fo:font-size="12pt" fo:font-style="normal" fo:text-shadow="none" style:text-underline-style="none" fo:font-weight="bold" style:font-size-asian="12pt" style:font-style-asian="normal" style:font-weight-asian="bold" style:font-name-complex="Open Sans" style:font-size-complex="12pt" style:font-style-complex="normal" style:font-weight-complex="bold"/>
    </style:style>
    <style:style style:name="ce2" style:family="table-cell" style:parent-style-name="Default">
      <style:table-cell-properties fo:background-color="#a3d9bc"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3" style:family="table-cell" style:parent-style-name="Default">
      <style:table-cell-properties fo:background-color="#a3d9b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 style:family="table-cell" style:parent-style-name="Default">
      <style:table-cell-properties fo:background-color="#a3d9bc"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8" style:family="table-cell" style:parent-style-name="Default" style:data-style-name="N1">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9" style:family="table-cell" style:parent-style-name="Default" style:data-style-name="N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10" style:family="table-cell" style:parent-style-name="Default">
      <style:table-cell-properties fo:background-color="#a3d9b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8pt" fo:font-style="italic" fo:text-shadow="none" style:text-underline-style="none" fo:font-weight="normal" style:font-size-asian="8pt" style:font-style-asian="italic" style:font-weight-asian="normal" style:font-name-complex="Frutiger LT Std 45 Light" style:font-size-complex="8pt" style:font-style-complex="italic" style:font-weight-complex="normal"/>
    </style:style>
    <style:style style:name="ce14" style:family="table-cell" style:parent-style-name="Default">
      <style:table-cell-properties fo:background-color="#36845b"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5" style:family="table-cell" style:parent-style-name="Default">
      <style:table-cell-properties fo:background-color="#a3d9bc"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6" style:family="table-cell" style:parent-style-name="Default">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7" style:family="table-cell" style:parent-style-name="Default">
      <style:table-cell-properties fo:background-color="#a3d9bc"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18" style:family="table-cell" style:parent-style-name="Default">
      <style:table-cell-properties fo:background-color="#ffffff"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19" style:family="table-cell" style:parent-style-name="Default">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0" style:family="table-cell" style:parent-style-name="Default">
      <style:table-cell-properties fo:background-color="transparent"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2" style:family="table-cell" style:parent-style-name="Default">
      <style:table-cell-properties fo:background-color="#a3d9bc"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3" style:family="table-cell" style:parent-style-name="Default">
      <style:table-cell-properties style:rotation-align="non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25" style:family="table-cell" style:parent-style-name="Default">
      <style:table-cell-properties style:rotation-align="none"/>
      <style:text-properties style:use-window-font-color="true" style:text-outline="false" style:text-line-through-style="none" style:text-line-through-type="none" style:font-name="Frutiger LT Std 45 Light" fo:font-size="8pt" fo:font-style="italic" fo:text-shadow="none" style:text-underline-style="none" fo:font-weight="normal" style:font-size-asian="8pt" style:font-style-asian="italic" style:font-weight-asian="normal" style:font-name-complex="Frutiger LT Std 45 Light" style:font-size-complex="8pt" style:font-style-complex="italic" style:font-weight-complex="normal"/>
    </style:style>
    <style:style style:name="ce26" style:family="table-cell" style:parent-style-name="Default">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27" style:family="table-cell" style:parent-style-name="Default">
      <style:table-cell-properties fo:background-color="#00539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28" style:family="table-cell" style:parent-style-name="Default" style:data-style-name="N146">
      <style:table-cell-properties fo:background-color="#ffffff"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9" style:family="table-cell" style:parent-style-name="Default" style:data-style-name="N147">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0" style:family="table-cell" style:parent-style-name="Normal_5f_1e" style:data-style-name="N149">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1" style:family="table-cell" style:parent-style-name="Default">
      <style:table-cell-properties fo:background-color="#a3d9bc"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bold" style:font-size-asian="9pt" style:font-style-asian="normal" style:font-weight-asian="bold" style:font-name-complex="Frutiger LT Std 45 Light" style:font-size-complex="9pt" style:font-style-complex="normal" style:font-weight-complex="bold"/>
    </style:style>
    <style:style style:name="ce32" style:family="table-cell" style:parent-style-name="Default">
      <style:table-cell-properties fo:background-color="#a3d9bc"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3" style:family="table-cell" style:parent-style-name="Excel_20_Built-in_20_Percent" style:data-style-name="N145">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4" style:family="table-cell" style:parent-style-name="Excel_20_Built-in_20_Percent" style:data-style-name="N145">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5" style:family="table-cell" style:parent-style-name="Default" style:data-style-name="N148">
      <style:table-cell-properties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6" style:family="table-cell" style:parent-style-name="Default">
      <style:table-cell-properties fo:background-color="#a3d9b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37" style:family="table-cell" style:parent-style-name="Default">
      <style:table-cell-properties fo:background-color="#d5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38" style:family="table-cell" style:parent-style-name="Default">
      <style:table-cell-properties fo:background-color="#a3d9b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9" style:family="table-cell" style:parent-style-name="Default">
      <style:table-cell-properties fo:background-color="#faa01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40" style:family="table-cell" style:parent-style-name="Default">
      <style:table-cell-properties fo:background-color="#fff68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41" style:family="table-cell" style:parent-style-name="Default">
      <style:table-cell-properties fo:background-color="#90909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42" style:family="table-cell" style:parent-style-name="Default" style:data-style-name="N149">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43" style:family="table-cell" style:parent-style-name="Excel_20_Built-in_20_Percent" style:data-style-name="N14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4"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5"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46" style:family="table-cell" style:parent-style-name="Default">
      <style:table-cell-properties fo:background-color="transparent"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7"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8" style:family="table-cell" style:parent-style-name="Default" style:data-style-name="N146">
      <style:table-cell-properties fo:background-color="transparent"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49" style:family="table-cell" style:parent-style-name="Default" style:data-style-name="N147">
      <style:table-cell-properties fo:background-color="transparent"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0" style:family="table-cell" style:parent-style-name="Normal_5f_1e" style:data-style-name="N149">
      <style:table-cell-properties fo:background-color="transparent"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2" style:family="table-cell" style:parent-style-name="Excel_20_Built-in_20_Percent" style:data-style-name="N14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3" style:family="table-cell" style:parent-style-name="Default" style:data-style-name="N148">
      <style:table-cell-properties style:diagonal-bl-tr="none" style:diagonal-tl-br="none" fo:background-color="transparent"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4"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5" style:family="table-cell" style:parent-style-name="Default">
      <style:table-cell-properties fo:background-color="transparent" style:rotation-align="non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56" style:family="table-cell" style:parent-style-name="Default" style:data-style-name="N106">
      <style:table-cell-properties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7" style:family="table-cell" style:parent-style-name="Excel_20_Built-in_20_Percent" style:data-style-name="N1">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8" style:family="table-cell" style:parent-style-name="Excel_20_Built-in_20_Percent" style:data-style-name="N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9" style:family="table-cell" style:parent-style-name="Default" style:data-style-name="N148">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0" style:family="table-cell" style:parent-style-name="Default" style:data-style-name="N1">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1" style:family="table-cell" style:parent-style-name="Excel_20_Built-in_20_Percent" style:data-style-name="N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62" style:family="table-cell" style:parent-style-name="Default" style:data-style-name="N1">
      <style:table-cell-properties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3" style:family="table-cell" style:parent-style-name="Normal_5f_1e" style:data-style-name="N3">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4"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5" style:family="table-cell" style:parent-style-name="Default" style:data-style-name="N1">
      <style:table-cell-properties fo:background-color="#ffffff"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6" style:family="table-cell" style:parent-style-name="Excel_20_Built-in_20_Percent" style:data-style-name="N145">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7" style:family="table-cell" style:parent-style-name="Default">
      <style:table-cell-properties fo:background-color="#ffffff" style:rotation-align="non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6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6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70" style:family="table-cell" style:parent-style-name="Excel_20_Built-in_20_Percent" style:data-style-name="N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71"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72" style:family="table-cell" style:parent-style-name="Default">
      <style:table-cell-properties fo:background-color="#ffffff"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73" style:family="table-cell" style:parent-style-name="Excel_20_Built-in_20_Percent" style:data-style-name="N168">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map style:condition="cell-content()=0" style:apply-style-name="ConditionalStyle_5f_49" style:base-cell-address="'1 GE-Scot'.AG44"/>
    </style:style>
    <style:style style:name="ce74" style:family="table-cell" style:parent-style-name="Excel_20_Built-in_20_Percent" style:data-style-name="N1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map style:condition="cell-content()=0" style:apply-style-name="ConditionalStyle_5f_49" style:base-cell-address="'1 GE-Scot'.AG44"/>
    </style:style>
    <style:style style:name="ce75" style:family="table-cell" style:parent-style-name="Excel_20_Built-in_20_Percent" style:data-style-name="N17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map style:condition="cell-content()=0" style:apply-style-name="ConditionalStyle_5f_49" style:base-cell-address="'1 GE-Scot'.AG44"/>
    </style:style>
    <style:style style:name="ce76" style:family="table-cell" style:parent-style-name="Default">
      <style:table-cell-properties style:text-align-source="fix" style:repeat-content="false"/>
      <style:paragraph-properties fo:text-align="center" fo:margin-left="0in"/>
    </style:style>
    <style:style style:name="ce77" style:family="table-cell" style:parent-style-name="Default" style:data-style-name="N1">
      <style:table-cell-properties style:text-align-source="fix" style:repeat-content="false"/>
      <style:paragraph-properties fo:text-align="center" fo:margin-left="0in"/>
    </style:style>
    <style:style style:name="ce78" style:family="table-cell" style:parent-style-name="Default" style:data-style-name="N145"/>
    <style:style style:name="ce79" style:family="table-cell" style:parent-style-name="Default" style:data-style-name="N99"/>
    <style:style style:name="ce80" style:family="table-cell" style:parent-style-name="Default" style:data-style-name="N1">
      <style:table-cell-properties style:text-align-source="fix" style:repeat-content="false"/>
      <style:paragraph-properties fo:text-align="start" fo:margin-left="0in"/>
    </style:style>
    <style:style style:name="ce81" style:family="table-cell" style:parent-style-name="Default" style:data-style-name="N1"/>
    <style:style style:name="ce82" style:family="table-cell" style:parent-style-name="Default" style:data-style-name="N186"/>
    <style:style style:name="ce83" style:family="table-cell" style:parent-style-name="Default" style:data-style-name="N3"/>
    <style:style style:name="ce8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data-style-name="N11"/>
    <style:style style:name="ce88" style:family="table-cell" style:parent-style-name="Default">
      <style:table-cell-properties fo:background-color="transparent"/>
    </style:style>
    <style:style style:name="ce89" style:family="table-cell" style:parent-style-name="Default" style:data-style-name="N149"/>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36845b" style:diagonal-bl-tr="none" style:diagonal-tl-br="none" fo:border="none" style:rotation-align="none"/>
      <style:text-properties fo:color="#ffffff" style:text-outline="false" style:text-line-through-style="none" style:text-line-through-type="none" style:font-name="Open Sans" fo:font-size="12pt" fo:font-style="normal" fo:text-shadow="none" style:text-underline-style="none" fo:font-weight="bold" style:font-size-asian="12pt" style:font-style-asian="normal" style:font-weight-asian="bold" style:font-name-complex="Open Sans" style:font-size-complex="12pt" style:font-style-complex="normal" style:font-weight-complex="bold"/>
    </style:style>
    <style:style style:name="ce9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96" style:family="table-cell" style:parent-style-name="Default" style:data-style-name="N159">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97" style:family="table-cell" style:parent-style-name="Default" style:data-style-name="N159">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9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9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0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italic" fo:text-shadow="none" style:text-underline-style="none" fo:font-weight="normal" style:font-size-asian="9pt" style:font-style-asian="italic" style:font-weight-asian="normal" style:font-name-complex="Open Sans" style:font-size-complex="9pt" style:font-style-complex="italic" style:font-weight-complex="normal"/>
    </style:style>
    <style:style style:name="ce102" style:family="table-cell" style:parent-style-name="Default">
      <style:table-cell-properties fo:background-color="#36845b" style:diagonal-bl-tr="none" style:diagonal-tl-br="none" fo:border="none" style:rotation-align="none"/>
      <style:text-properties fo:color="#ffffff"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italic" fo:text-shadow="none" style:text-underline-style="none" fo:font-weight="normal" style:font-size-asian="9pt" style:font-style-asian="italic" style:font-weight-asian="normal" style:font-name-complex="Open Sans" style:font-size-complex="9pt" style:font-style-complex="italic" style:font-weight-complex="normal"/>
    </style:style>
    <style:style style:name="ce10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italic" fo:text-shadow="none" style:text-underline-style="none" fo:font-weight="normal" style:font-size-asian="9pt" style:font-style-asian="italic" style:font-weight-asian="normal" style:font-name-complex="Open Sans" style:font-size-complex="9pt" style:font-style-complex="italic" style:font-weight-complex="normal"/>
    </style:style>
    <style:style style:name="ce106" style:family="table-cell" style:parent-style-name="Default">
      <style:table-cell-properties fo:background-color="#a3d9b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8" style:family="table-cell" style:parent-style-name="Default" style:data-style-name="N145">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9" style:family="table-cell" style:parent-style-name="Default" style:data-style-name="N145">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10" style:family="table-cell" style:parent-style-name="Default" style:data-style-name="N145">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11" style:family="table-cell" style:parent-style-name="Default" style:data-style-name="N145">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12" style:family="table-cell" style:parent-style-name="Default">
      <style:table-cell-properties fo:background-color="#36845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13" style:family="table-cell" style:parent-style-name="Default">
      <style:table-cell-properties fo:background-color="#36845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4" style:family="table-cell" style:parent-style-name="Default">
      <style:table-cell-properties fo:background-color="#a3d9b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6" style:family="table-cell" style:parent-style-name="Default" style:data-style-name="N145">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7" style:family="table-cell" style:parent-style-name="Excel_20_Built-in_20_Percent" style:data-style-name="N14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8" style:family="table-cell" style:parent-style-name="Default" style:data-style-name="N145">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9" style:family="table-cell" style:parent-style-name="Default" style:data-style-name="N145">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0" style:family="table-cell" style:parent-style-name="Default" style:data-style-name="N145">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8pt" fo:font-style="normal" fo:text-shadow="none" style:text-underline-style="none" fo:font-weight="bold" style:font-size-asian="8pt" style:font-style-asian="normal" style:font-weight-asian="bold" style:font-name-complex="Open Sans" style:font-size-complex="8pt" style:font-style-complex="normal" style:font-weight-complex="bold"/>
    </style:style>
    <style:style style:name="ce1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2" style:family="table-cell" style:parent-style-name="Default" style:data-style-name="N1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3" style:family="table-cell" style:parent-style-name="Excel_20_Built-in_20_Percent" style:data-style-name="N1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4" style:family="table-cell" style:parent-style-name="Default" style:data-style-name="N10">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5" style:family="table-cell" style:parent-style-name="Default" style:data-style-name="N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6" style:family="table-cell" style:parent-style-name="Default" style:data-style-name="N159">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8" style:family="table-cell" style:parent-style-name="Default" style:data-style-name="N107">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9" style:family="table-cell" style:parent-style-name="Default" style:data-style-name="N107">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30" style:family="table-cell" style:parent-style-name="Default">
      <style:table-cell-properties fo:wrap-option="wrap"/>
    </style:style>
    <style:style style:name="ce131" style:family="table-cell" style:parent-style-name="Default" style:data-style-name="N0"/>
    <style:style style:name="ce132" style:family="table-cell" style:parent-style-name="Default">
      <style:text-properties fo:font-weight="bold" style:font-weight-asian="bold" style:font-weight-complex="bold"/>
    </style:style>
    <style:style style:name="ce133" style:family="table-cell" style:parent-style-name="Default" style:data-style-name="N3">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data-style-name="N3">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data-style-name="N3">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data-style-name="N146">
      <style:text-properties fo:color="#1f1c1b" style:font-name="Liberation Serif" fo:font-size="10pt" fo:language="none" fo:country="none" style:font-name-asian="DejaVu Sans1" style:font-size-asian="10pt" style:language-asian="none" style:country-asian="none" style:font-name-complex="DejaVu Sans1" style:font-size-complex="10pt" style:language-complex="none" style:country-complex="none"/>
    </style:style>
    <style:style style:name="ce137" style:family="table-cell" style:parent-style-name="Default" style:data-style-name="N146"/>
    <style:style style:name="T1" style:family="text">
      <style:text-properties fo:color="#ffffff" style:font-name="Open Sans" fo:font-size="12pt" fo:font-weight="bold" style:text-underline-style="none" style:text-underline-color="font-color" style:text-line-through-type="none" fo:font-style="normal" style:text-outline="false" fo:text-shadow="none" style:text-position="33% 58%" style:font-name-complex="Open Sans" style:font-size-asian="12pt" style:font-size-complex="12pt" style:font-weight-asian="bold" style:font-weight-complex="bold" style:font-style-asian="normal" style:font-style-complex="normal"/>
    </style:style>
    <style:style style:name="T2" style:family="text">
      <style:text-properties fo:color="#ffffff" style:font-name="Open Sans" fo:font-size="9pt" fo:font-weight="bold" style:text-underline-style="none" style:text-underline-color="font-color" style:text-line-through-type="none" fo:font-style="normal" style:text-outline="false" fo:text-shadow="none" style:text-position="33% 58%" style:font-name-complex="Open Sans" style:font-size-asian="9pt" style:font-size-complex="9pt" style:font-weight-asian="bold" style:font-weight-complex="bold" style:font-style-asian="normal" style:font-style-complex="normal"/>
    </style:style>
    <style:style style:name="T3" style:family="text">
      <style:text-properties style:use-window-font-color="true" style:font-name="Open Sans" fo:font-size="9pt" fo:font-weight="bold" style:text-underline-style="none" style:text-underline-color="font-color" style:text-line-through-type="none" fo:font-style="normal" style:text-outline="false" fo:text-shadow="none" style:text-position="33% 58%" style:font-name-complex="Open Sans" style:font-size-asian="9pt" style:font-size-complex="9pt" style:font-weight-asian="bold" style:font-weight-complex="bold" style:font-style-asian="normal" style:font-style-complex="normal"/>
    </style:style>
    <style:style style:name="T4" style:family="text">
      <style:text-properties style:use-window-font-color="true" style:font-name="Open Sans" fo:font-size="8pt" fo:font-weight="normal" style:text-underline-style="none" style:text-underline-color="font-color" style:text-line-through-type="none" fo:font-style="italic" style:text-outline="false" fo:text-shadow="none" style:text-position="0% 100%" style:font-name-complex="Open Sans" style:font-size-asian="8pt" style:font-size-complex="8pt" style:font-weight-asian="normal" style:font-weight-complex="normal" style:font-style-asian="italic" style:font-style-complex="italic"/>
    </style:style>
    <style:style style:name="T5" style:family="text">
      <style:text-properties style:text-position="super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GE-Scot" table:style-name="ta1">
        <table:table-column table:style-name="co1" table:default-cell-style-name="ce7"/>
        <table:table-column table:style-name="co2" table:default-cell-style-name="ce19"/>
        <table:table-column table:style-name="co3" table:number-columns-repeated="6" table:default-cell-style-name="ce19"/>
        <table:table-column table:style-name="co4" table:default-cell-style-name="ce20"/>
        <table:table-column table:style-name="co1" table:default-cell-style-name="ce19"/>
        <table:table-column table:style-name="co2" table:default-cell-style-name="ce19"/>
        <table:table-column table:style-name="co3" table:number-columns-repeated="6" table:default-cell-style-name="ce19"/>
        <table:table-column table:style-name="co5" table:default-cell-style-name="ce20"/>
        <table:table-column table:style-name="co5" table:number-columns-repeated="1006" table:default-cell-style-name="ce18"/>
        <table:table-row table:style-name="ro1">
          <table:table-cell table:style-name="ce1" office:value-type="string" calcext:value-type="string">
            <text:p>Table 1i: General Election Results, 1918-2019: Scotland<text:span text:style-name="T1">1</text:span></text:p>
          </table:table-cell>
          <table:table-cell table:style-name="ce14" table:number-columns-repeated="7"/>
          <table:table-cell/>
          <table:table-cell table:style-name="ce1" office:value-type="string" calcext:value-type="string">
            <text:p>Table 1j: General Election Results, 1918-2019: Scotland<text:span text:style-name="T1">1</text:span></text:p>
          </table:table-cell>
          <table:table-cell table:style-name="ce14" table:number-columns-repeated="7"/>
          <table:table-cell office:value-type="string" calcext:value-type="string">
            <text:p>https://commonslibrary.parliament.uk/research-briefings/cbp-7529/</text:p>
          </table:table-cell>
          <table:table-cell table:number-columns-repeated="1006"/>
        </table:table-row>
        <table:table-row table:style-name="ro2">
          <table:table-cell table:style-name="ce2"/>
          <table:table-cell table:style-name="ce15"/>
          <table:table-cell table:style-name="ce26" office:value-type="string" calcext:value-type="string">
            <text:p>Votes (thousands)</text:p>
          </table:table-cell>
          <table:table-cell table:style-name="ce36" table:number-columns-repeated="5"/>
          <table:table-cell table:style-name="ce46"/>
          <table:table-cell table:style-name="ce15" table:number-columns-repeated="2"/>
          <table:table-cell table:style-name="ce26" office:value-type="string" calcext:value-type="string">
            <text:p>Candidates</text:p>
          </table:table-cell>
          <table:table-cell table:style-name="ce36" table:number-columns-repeated="5"/>
          <table:table-cell table:number-columns-repeated="1007"/>
        </table:table-row>
        <table:table-row table:style-name="ro3">
          <table:table-cell table:style-name="ce3"/>
          <table:table-cell table:style-name="ce16"/>
          <table:table-cell table:style-name="ce27" office:value-type="string" calcext:value-type="string">
            <text:p>CON<text:span text:style-name="T2">2 </text:span></text:p>
          </table:table-cell>
          <table:table-cell table:style-name="ce37" office:value-type="string" calcext:value-type="string">
            <text:p>LAB </text:p>
          </table:table-cell>
          <table:table-cell table:style-name="ce39" office:value-type="string" calcext:value-type="string">
            <text:p>LD<text:span text:style-name="T3">3 </text:span></text:p>
          </table:table-cell>
          <table:table-cell table:style-name="ce40" office:value-type="string" calcext:value-type="string">
            <text:p>SNP </text:p>
          </table:table-cell>
          <table:table-cell table:style-name="ce41" office:value-type="string" calcext:value-type="string">
            <text:p>Other </text:p>
          </table:table-cell>
          <table:table-cell table:style-name="ce36" office:value-type="string" calcext:value-type="string">
            <text:p>Total</text:p>
          </table:table-cell>
          <table:table-cell table:style-name="ce47"/>
          <table:table-cell table:style-name="ce16" table:number-columns-repeated="2"/>
          <table:table-cell table:style-name="ce27" office:value-type="string" calcext:value-type="string">
            <text:p>CON<text:span text:style-name="T2">2 </text:span></text:p>
          </table:table-cell>
          <table:table-cell table:style-name="ce37" office:value-type="string" calcext:value-type="string">
            <text:p>LAB </text:p>
          </table:table-cell>
          <table:table-cell table:style-name="ce39" office:value-type="string" calcext:value-type="string">
            <text:p>LD<text:span text:style-name="T3">3 </text:span></text:p>
          </table:table-cell>
          <table:table-cell table:style-name="ce40" office:value-type="string" calcext:value-type="string">
            <text:p>SNP </text:p>
          </table:table-cell>
          <table:table-cell table:style-name="ce41" office:value-type="string" calcext:value-type="string">
            <text:p>Other </text:p>
          </table:table-cell>
          <table:table-cell table:style-name="ce36" office:value-type="string" calcext:value-type="string">
            <text:p>Total</text:p>
          </table:table-cell>
          <table:table-cell table:style-name="ce54"/>
          <table:table-cell table:style-name="ce64" table:number-columns-repeated="2"/>
          <table:table-cell table:style-name="ce68" table:number-columns-repeated="2"/>
          <table:table-cell table:style-name="ce69" table:number-columns-repeated="2"/>
          <table:table-cell table:style-name="ce68"/>
          <table:table-cell table:style-name="ce64" table:number-columns-repeated="999"/>
        </table:table-row>
        <table:table-row table:style-name="ro4">
          <table:table-cell table:style-name="ce4"/>
          <table:table-cell table:style-name="ce17" table:number-columns-repeated="7"/>
          <table:table-cell/>
          <table:table-cell table:style-name="ce4"/>
          <table:table-cell table:style-name="ce17"/>
          <table:table-cell table:style-name="ce32" table:number-columns-repeated="5"/>
          <table:table-cell table:style-name="ce17"/>
          <table:table-cell table:number-columns-repeated="1007"/>
        </table:table-row>
        <table:table-row table:style-name="ro5">
          <table:table-cell table:style-name="ce5" office:value-type="float" office:value="1918" calcext:value-type="float">
            <text:p>1918</text:p>
          </table:table-cell>
          <table:table-cell table:style-name="ce18"/>
          <table:table-cell table:style-name="ce28" office:value-type="float" office:value="358.469" calcext:value-type="float">
            <text:p>358.5</text:p>
          </table:table-cell>
          <table:table-cell table:style-name="ce28" office:value-type="float" office:value="265.744" calcext:value-type="float">
            <text:p>265.7</text:p>
          </table:table-cell>
          <table:table-cell table:style-name="ce28" office:value-type="float" office:value="385.105" calcext:value-type="float">
            <text:p>385.1</text:p>
          </table:table-cell>
          <table:table-cell table:style-name="ce28"/>
          <table:table-cell table:style-name="ce28" office:value-type="float" office:value="117.393" calcext:value-type="float">
            <text:p>117.4</text:p>
          </table:table-cell>
          <table:table-cell table:style-name="ce28" office:value-type="float" office:value="1126.711" calcext:value-type="float">
            <text:p>1126.7</text:p>
          </table:table-cell>
          <table:table-cell table:style-name="ce28"/>
          <table:table-cell table:style-name="ce5" office:value-type="float" office:value="1918" calcext:value-type="float">
            <text:p>1918</text:p>
          </table:table-cell>
          <table:table-cell table:style-name="ce18"/>
          <table:table-cell table:style-name="ce57" office:value-type="float" office:value="37" calcext:value-type="float">
            <text:p>37</text:p>
          </table:table-cell>
          <table:table-cell table:style-name="ce57" office:value-type="float" office:value="39" calcext:value-type="float">
            <text:p>39</text:p>
          </table:table-cell>
          <table:table-cell table:style-name="ce57" office:value-type="float" office:value="61" calcext:value-type="float">
            <text:p>61</text:p>
          </table:table-cell>
          <table:table-cell table:style-name="ce57"/>
          <table:table-cell table:style-name="ce61" office:value-type="float" office:value="28" calcext:value-type="float">
            <text:p>28</text:p>
          </table:table-cell>
          <table:table-cell table:style-name="ce18" office:value-type="float" office:value="165" calcext:value-type="float">
            <text:p>165</text:p>
          </table:table-cell>
          <table:table-cell table:style-name="ce18"/>
          <table:table-cell/>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2" calcext:value-type="float">
            <text:p>1922</text:p>
          </table:table-cell>
          <table:table-cell/>
          <table:table-cell table:style-name="ce28" office:value-type="float" office:value="379.396" calcext:value-type="float">
            <text:p>379.4</text:p>
          </table:table-cell>
          <table:table-cell table:style-name="ce28" office:value-type="float" office:value="501.254" calcext:value-type="float">
            <text:p>501.3</text:p>
          </table:table-cell>
          <table:table-cell table:style-name="ce28" office:value-type="float" office:value="617.178" calcext:value-type="float">
            <text:p>617.2</text:p>
          </table:table-cell>
          <table:table-cell table:style-name="ce28"/>
          <table:table-cell table:style-name="ce28" office:value-type="float" office:value="71.533" calcext:value-type="float">
            <text:p>71.5</text:p>
          </table:table-cell>
          <table:table-cell table:style-name="ce28" office:value-type="float" office:value="1569.361" calcext:value-type="float">
            <text:p>1569.4</text:p>
          </table:table-cell>
          <table:table-cell table:style-name="ce48"/>
          <table:table-cell table:style-name="ce6" office:value-type="float" office:value="1922" calcext:value-type="float">
            <text:p>1922</text:p>
          </table:table-cell>
          <table:table-cell/>
          <table:table-cell table:style-name="ce58" office:value-type="float" office:value="36" calcext:value-type="float">
            <text:p>36</text:p>
          </table:table-cell>
          <table:table-cell table:style-name="ce58" office:value-type="float" office:value="43" calcext:value-type="float">
            <text:p>43</text:p>
          </table:table-cell>
          <table:table-cell table:style-name="ce58" office:value-type="float" office:value="81" calcext:value-type="float">
            <text:p>81</text:p>
          </table:table-cell>
          <table:table-cell table:style-name="ce58"/>
          <table:table-cell table:style-name="ce61" office:value-type="float" office:value="8" calcext:value-type="float">
            <text:p>8</text:p>
          </table:table-cell>
          <table:table-cell table:style-name="ce20" office:value-type="float" office:value="168" calcext:value-type="float">
            <text:p>168</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3" calcext:value-type="float">
            <text:p>1923</text:p>
          </table:table-cell>
          <table:table-cell/>
          <table:table-cell table:style-name="ce28" office:value-type="float" office:value="468.526" calcext:value-type="float">
            <text:p>468.5</text:p>
          </table:table-cell>
          <table:table-cell table:style-name="ce28" office:value-type="float" office:value="532.45" calcext:value-type="float">
            <text:p>532.5</text:p>
          </table:table-cell>
          <table:table-cell table:style-name="ce28" office:value-type="float" office:value="422.995" calcext:value-type="float">
            <text:p>423.0</text:p>
          </table:table-cell>
          <table:table-cell table:style-name="ce28"/>
          <table:table-cell table:style-name="ce28" office:value-type="float" office:value="77.356" calcext:value-type="float">
            <text:p>77.4</text:p>
          </table:table-cell>
          <table:table-cell table:style-name="ce28" office:value-type="float" office:value="1501.327" calcext:value-type="float">
            <text:p>1501.3</text:p>
          </table:table-cell>
          <table:table-cell table:style-name="ce48"/>
          <table:table-cell table:style-name="ce6" office:value-type="float" office:value="1923" calcext:value-type="float">
            <text:p>1923</text:p>
          </table:table-cell>
          <table:table-cell/>
          <table:table-cell table:style-name="ce58" office:value-type="float" office:value="52" calcext:value-type="float">
            <text:p>52</text:p>
          </table:table-cell>
          <table:table-cell table:style-name="ce58" office:value-type="float" office:value="48" calcext:value-type="float">
            <text:p>48</text:p>
          </table:table-cell>
          <table:table-cell table:style-name="ce58" office:value-type="float" office:value="59" calcext:value-type="float">
            <text:p>59</text:p>
          </table:table-cell>
          <table:table-cell table:style-name="ce58"/>
          <table:table-cell table:style-name="ce61" office:value-type="float" office:value="8" calcext:value-type="float">
            <text:p>8</text:p>
          </table:table-cell>
          <table:table-cell table:style-name="ce20" office:value-type="float" office:value="167" calcext:value-type="float">
            <text:p>167</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4" calcext:value-type="float">
            <text:p>1924</text:p>
          </table:table-cell>
          <table:table-cell/>
          <table:table-cell table:style-name="ce28" office:value-type="float" office:value="688.299" calcext:value-type="float">
            <text:p>688.3</text:p>
          </table:table-cell>
          <table:table-cell table:style-name="ce28" office:value-type="float" office:value="697.146" calcext:value-type="float">
            <text:p>697.1</text:p>
          </table:table-cell>
          <table:table-cell table:style-name="ce28" office:value-type="float" office:value="286.54" calcext:value-type="float">
            <text:p>286.5</text:p>
          </table:table-cell>
          <table:table-cell table:style-name="ce28"/>
          <table:table-cell table:style-name="ce28" office:value-type="float" office:value="45.123" calcext:value-type="float">
            <text:p>45.1</text:p>
          </table:table-cell>
          <table:table-cell table:style-name="ce28" office:value-type="float" office:value="1717.108" calcext:value-type="float">
            <text:p>1717.1</text:p>
          </table:table-cell>
          <table:table-cell table:style-name="ce48"/>
          <table:table-cell table:style-name="ce6" office:value-type="float" office:value="1924" calcext:value-type="float">
            <text:p>1924</text:p>
          </table:table-cell>
          <table:table-cell/>
          <table:table-cell table:style-name="ce58" office:value-type="float" office:value="56" calcext:value-type="float">
            <text:p>56</text:p>
          </table:table-cell>
          <table:table-cell table:style-name="ce58" office:value-type="float" office:value="63" calcext:value-type="float">
            <text:p>63</text:p>
          </table:table-cell>
          <table:table-cell table:style-name="ce58" office:value-type="float" office:value="34" calcext:value-type="float">
            <text:p>34</text:p>
          </table:table-cell>
          <table:table-cell table:style-name="ce58"/>
          <table:table-cell table:style-name="ce61" office:value-type="float" office:value="3" calcext:value-type="float">
            <text:p>3</text:p>
          </table:table-cell>
          <table:table-cell table:style-name="ce20" office:value-type="float" office:value="156" calcext:value-type="float">
            <text:p>156</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9" calcext:value-type="float">
            <text:p>1929</text:p>
          </table:table-cell>
          <table:table-cell/>
          <table:table-cell table:style-name="ce28" office:value-type="float" office:value="792.063" calcext:value-type="float">
            <text:p>792.1</text:p>
          </table:table-cell>
          <table:table-cell table:style-name="ce28" office:value-type="float" office:value="937.3" calcext:value-type="float">
            <text:p>937.3</text:p>
          </table:table-cell>
          <table:table-cell table:style-name="ce28" office:value-type="float" office:value="407.081" calcext:value-type="float">
            <text:p>407.1</text:p>
          </table:table-cell>
          <table:table-cell table:style-name="ce28" office:value-type="float" office:value="3.313" calcext:value-type="float">
            <text:p>3.3</text:p>
          </table:table-cell>
          <table:table-cell table:style-name="ce28" office:value-type="float" office:value="103.184" calcext:value-type="float">
            <text:p>103.2</text:p>
          </table:table-cell>
          <table:table-cell table:style-name="ce28" office:value-type="float" office:value="2242.941" calcext:value-type="float">
            <text:p>2242.9</text:p>
          </table:table-cell>
          <table:table-cell table:style-name="ce48"/>
          <table:table-cell table:style-name="ce6" office:value-type="float" office:value="1929" calcext:value-type="float">
            <text:p>1929</text:p>
          </table:table-cell>
          <table:table-cell/>
          <table:table-cell table:style-name="ce58" office:value-type="float" office:value="65" calcext:value-type="float">
            <text:p>65</text:p>
          </table:table-cell>
          <table:table-cell table:style-name="ce58" office:value-type="float" office:value="66" calcext:value-type="float">
            <text:p>66</text:p>
          </table:table-cell>
          <table:table-cell table:style-name="ce58" office:value-type="float" office:value="45" calcext:value-type="float">
            <text:p>45</text:p>
          </table:table-cell>
          <table:table-cell table:style-name="ce58" office:value-type="float" office:value="2" calcext:value-type="float">
            <text:p>2</text:p>
          </table:table-cell>
          <table:table-cell table:style-name="ce61" office:value-type="float" office:value="14" calcext:value-type="float">
            <text:p>14</text:p>
          </table:table-cell>
          <table:table-cell table:style-name="ce20" office:value-type="float" office:value="192" calcext:value-type="float">
            <text:p>192</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31" calcext:value-type="float">
            <text:p>1931</text:p>
          </table:table-cell>
          <table:table-cell/>
          <table:table-cell table:style-name="ce28" office:value-type="float" office:value="1180.001" calcext:value-type="float">
            <text:p>1180.0</text:p>
          </table:table-cell>
          <table:table-cell table:style-name="ce28" office:value-type="float" office:value="696.248" calcext:value-type="float">
            <text:p>696.2</text:p>
          </table:table-cell>
          <table:table-cell table:style-name="ce28" office:value-type="float" office:value="205.384" calcext:value-type="float">
            <text:p>205.4</text:p>
          </table:table-cell>
          <table:table-cell table:style-name="ce28" office:value-type="float" office:value="20.954" calcext:value-type="float">
            <text:p>21.0</text:p>
          </table:table-cell>
          <table:table-cell table:style-name="ce28" office:value-type="float" office:value="71.742" calcext:value-type="float">
            <text:p>71.7</text:p>
          </table:table-cell>
          <table:table-cell table:style-name="ce28" office:value-type="float" office:value="2174.329" calcext:value-type="float">
            <text:p>2174.3</text:p>
          </table:table-cell>
          <table:table-cell table:style-name="ce48"/>
          <table:table-cell table:style-name="ce6" office:value-type="float" office:value="1931" calcext:value-type="float">
            <text:p>1931</text:p>
          </table:table-cell>
          <table:table-cell/>
          <table:table-cell table:style-name="ce58" office:value-type="float" office:value="65" calcext:value-type="float">
            <text:p>65</text:p>
          </table:table-cell>
          <table:table-cell table:style-name="ce58" office:value-type="float" office:value="57" calcext:value-type="float">
            <text:p>57</text:p>
          </table:table-cell>
          <table:table-cell table:style-name="ce58" office:value-type="float" office:value="14" calcext:value-type="float">
            <text:p>14</text:p>
          </table:table-cell>
          <table:table-cell table:style-name="ce58" office:value-type="float" office:value="5" calcext:value-type="float">
            <text:p>5</text:p>
          </table:table-cell>
          <table:table-cell table:style-name="ce61" office:value-type="float" office:value="14" calcext:value-type="float">
            <text:p>14</text:p>
          </table:table-cell>
          <table:table-cell table:style-name="ce20" office:value-type="float" office:value="155" calcext:value-type="float">
            <text:p>155</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35" calcext:value-type="float">
            <text:p>1935</text:p>
          </table:table-cell>
          <table:table-cell/>
          <table:table-cell table:style-name="ce28" office:value-type="float" office:value="1135.403" calcext:value-type="float">
            <text:p>1135.4</text:p>
          </table:table-cell>
          <table:table-cell table:style-name="ce28" office:value-type="float" office:value="863.789" calcext:value-type="float">
            <text:p>863.8</text:p>
          </table:table-cell>
          <table:table-cell table:style-name="ce28" office:value-type="float" office:value="174.235" calcext:value-type="float">
            <text:p>174.2</text:p>
          </table:table-cell>
          <table:table-cell table:style-name="ce28" office:value-type="float" office:value="25.652" calcext:value-type="float">
            <text:p>25.7</text:p>
          </table:table-cell>
          <table:table-cell table:style-name="ce28" office:value-type="float" office:value="124.718" calcext:value-type="float">
            <text:p>124.7</text:p>
          </table:table-cell>
          <table:table-cell table:style-name="ce28" office:value-type="float" office:value="2323.797" calcext:value-type="float">
            <text:p>2323.8</text:p>
          </table:table-cell>
          <table:table-cell table:style-name="ce48"/>
          <table:table-cell table:style-name="ce6" office:value-type="float" office:value="1935" calcext:value-type="float">
            <text:p>1935</text:p>
          </table:table-cell>
          <table:table-cell/>
          <table:table-cell table:style-name="ce58" office:value-type="float" office:value="69" calcext:value-type="float">
            <text:p>69</text:p>
          </table:table-cell>
          <table:table-cell table:style-name="ce58" office:value-type="float" office:value="63" calcext:value-type="float">
            <text:p>63</text:p>
          </table:table-cell>
          <table:table-cell table:style-name="ce58" office:value-type="float" office:value="16" calcext:value-type="float">
            <text:p>16</text:p>
          </table:table-cell>
          <table:table-cell table:style-name="ce58" office:value-type="float" office:value="7" calcext:value-type="float">
            <text:p>7</text:p>
          </table:table-cell>
          <table:table-cell table:style-name="ce61" office:value-type="float" office:value="12" calcext:value-type="float">
            <text:p>12</text:p>
          </table:table-cell>
          <table:table-cell table:style-name="ce20" office:value-type="float" office:value="167" calcext:value-type="float">
            <text:p>167</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45" calcext:value-type="float">
            <text:p>1945</text:p>
          </table:table-cell>
          <table:table-cell/>
          <table:table-cell table:style-name="ce29" office:value-type="float" office:value="964.143" calcext:value-type="float">
            <text:p>964.1</text:p>
          </table:table-cell>
          <table:table-cell table:style-name="ce29" office:value-type="float" office:value="1144.31" calcext:value-type="float">
            <text:p>1,144.3</text:p>
          </table:table-cell>
          <table:table-cell table:style-name="ce29" office:value-type="float" office:value="132.849" calcext:value-type="float">
            <text:p>132.8</text:p>
          </table:table-cell>
          <table:table-cell table:style-name="ce29" office:value-type="float" office:value="30.595" calcext:value-type="float">
            <text:p>30.6</text:p>
          </table:table-cell>
          <table:table-cell table:style-name="ce29" office:value-type="float" office:value="117.995" calcext:value-type="float">
            <text:p>118.0</text:p>
          </table:table-cell>
          <table:table-cell table:style-name="ce29" office:value-type="float" office:value="2389.892" calcext:value-type="float">
            <text:p>2,389.9</text:p>
          </table:table-cell>
          <table:table-cell table:style-name="ce49"/>
          <table:table-cell table:style-name="ce6" office:value-type="float" office:value="1945" calcext:value-type="float">
            <text:p>1945</text:p>
          </table:table-cell>
          <table:table-cell/>
          <table:table-cell table:number-columns-repeated="2" table:style-name="ce59" office:value-type="float" office:value="68" calcext:value-type="float">
            <text:p>68</text:p>
          </table:table-cell>
          <table:table-cell table:style-name="ce59" office:value-type="float" office:value="22" calcext:value-type="float">
            <text:p>22</text:p>
          </table:table-cell>
          <table:table-cell table:style-name="ce59" office:value-type="float" office:value="8" calcext:value-type="float">
            <text:p>8</text:p>
          </table:table-cell>
          <table:table-cell table:style-name="ce59" office:value-type="float" office:value="18" calcext:value-type="float">
            <text:p>18</text:p>
          </table:table-cell>
          <table:table-cell table:style-name="ce59" office:value-type="float" office:value="184" calcext:value-type="float">
            <text:p>184</text:p>
          </table:table-cell>
          <table:table-cell/>
          <table:table-cell table:style-name="ce65"/>
          <table:table-cell table:style-name="ce66" table:number-columns-repeated="5"/>
          <table:table-cell/>
          <table:table-cell table:style-name="ce71"/>
          <table:table-cell table:number-columns-repeated="998"/>
        </table:table-row>
        <table:table-row table:style-name="ro5">
          <table:table-cell table:style-name="ce6" office:value-type="float" office:value="1950" calcext:value-type="float">
            <text:p>1950</text:p>
          </table:table-cell>
          <table:table-cell/>
          <table:table-cell table:style-name="ce29" office:value-type="float" office:value="1222.01" calcext:value-type="float">
            <text:p>1,222.0</text:p>
          </table:table-cell>
          <table:table-cell table:style-name="ce29" office:value-type="float" office:value="1259.41" calcext:value-type="float">
            <text:p>1,259.4</text:p>
          </table:table-cell>
          <table:table-cell table:style-name="ce29" office:value-type="float" office:value="180.27" calcext:value-type="float">
            <text:p>180.3</text:p>
          </table:table-cell>
          <table:table-cell table:style-name="ce29" office:value-type="float" office:value="9.708" calcext:value-type="float">
            <text:p>9.7</text:p>
          </table:table-cell>
          <table:table-cell table:style-name="ce29" office:value-type="float" office:value="55.2860000000001" calcext:value-type="float">
            <text:p>55.3</text:p>
          </table:table-cell>
          <table:table-cell table:style-name="ce29" office:value-type="float" office:value="2726.684" calcext:value-type="float">
            <text:p>2,726.7</text:p>
          </table:table-cell>
          <table:table-cell table:style-name="ce49"/>
          <table:table-cell table:style-name="ce6" office:value-type="float" office:value="1950" calcext:value-type="float">
            <text:p>1950</text:p>
          </table:table-cell>
          <table:table-cell/>
          <table:table-cell table:style-name="ce59" office:value-type="float" office:value="68" calcext:value-type="float">
            <text:p>68</text:p>
          </table:table-cell>
          <table:table-cell table:style-name="ce59" office:value-type="float" office:value="71" calcext:value-type="float">
            <text:p>71</text:p>
          </table:table-cell>
          <table:table-cell table:style-name="ce59" office:value-type="float" office:value="41" calcext:value-type="float">
            <text:p>41</text:p>
          </table:table-cell>
          <table:table-cell table:style-name="ce59" office:value-type="float" office:value="3" calcext:value-type="float">
            <text:p>3</text:p>
          </table:table-cell>
          <table:table-cell table:style-name="ce59" office:value-type="float" office:value="29" calcext:value-type="float">
            <text:p>29</text:p>
          </table:table-cell>
          <table:table-cell table:style-name="ce59" office:value-type="float" office:value="212" calcext:value-type="float">
            <text:p>212</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51" calcext:value-type="float">
            <text:p>1951</text:p>
          </table:table-cell>
          <table:table-cell/>
          <table:table-cell table:style-name="ce29" office:value-type="float" office:value="1349.298" calcext:value-type="float">
            <text:p>1,349.3</text:p>
          </table:table-cell>
          <table:table-cell table:style-name="ce29" office:value-type="float" office:value="1330.244" calcext:value-type="float">
            <text:p>1,330.2</text:p>
          </table:table-cell>
          <table:table-cell table:style-name="ce29" office:value-type="float" office:value="76.291" calcext:value-type="float">
            <text:p>76.3</text:p>
          </table:table-cell>
          <table:table-cell table:style-name="ce29" office:value-type="float" office:value="7.299" calcext:value-type="float">
            <text:p>7.3</text:p>
          </table:table-cell>
          <table:table-cell table:style-name="ce29" office:value-type="float" office:value="14.7049999999999" calcext:value-type="float">
            <text:p>14.7</text:p>
          </table:table-cell>
          <table:table-cell table:style-name="ce29" office:value-type="float" office:value="2777.837" calcext:value-type="float">
            <text:p>2,777.8</text:p>
          </table:table-cell>
          <table:table-cell table:style-name="ce49"/>
          <table:table-cell table:style-name="ce6" office:value-type="float" office:value="1951" calcext:value-type="float">
            <text:p>1951</text:p>
          </table:table-cell>
          <table:table-cell/>
          <table:table-cell table:style-name="ce59" office:value-type="float" office:value="70" calcext:value-type="float">
            <text:p>70</text:p>
          </table:table-cell>
          <table:table-cell table:style-name="ce59" office:value-type="float" office:value="71" calcext:value-type="float">
            <text:p>71</text:p>
          </table:table-cell>
          <table:table-cell table:style-name="ce59" office:value-type="float" office:value="9" calcext:value-type="float">
            <text:p>9</text:p>
          </table:table-cell>
          <table:table-cell table:style-name="ce59" office:value-type="float" office:value="2" calcext:value-type="float">
            <text:p>2</text:p>
          </table:table-cell>
          <table:table-cell table:style-name="ce59" office:value-type="float" office:value="8" calcext:value-type="float">
            <text:p>8</text:p>
          </table:table-cell>
          <table:table-cell table:style-name="ce59" office:value-type="float" office:value="160" calcext:value-type="float">
            <text:p>160</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55" calcext:value-type="float">
            <text:p>1955</text:p>
          </table:table-cell>
          <table:table-cell/>
          <table:table-cell table:style-name="ce29" office:value-type="float" office:value="1273.942" calcext:value-type="float">
            <text:p>1,273.9</text:p>
          </table:table-cell>
          <table:table-cell table:style-name="ce29" office:value-type="float" office:value="1188.058" calcext:value-type="float">
            <text:p>1,188.1</text:p>
          </table:table-cell>
          <table:table-cell table:style-name="ce29" office:value-type="float" office:value="47.273" calcext:value-type="float">
            <text:p>47.3</text:p>
          </table:table-cell>
          <table:table-cell table:style-name="ce29" office:value-type="float" office:value="12.112" calcext:value-type="float">
            <text:p>12.1</text:p>
          </table:table-cell>
          <table:table-cell table:style-name="ce29" office:value-type="float" office:value="21.8689999999997" calcext:value-type="float">
            <text:p>21.9</text:p>
          </table:table-cell>
          <table:table-cell table:style-name="ce29" office:value-type="float" office:value="2543.254" calcext:value-type="float">
            <text:p>2,543.3</text:p>
          </table:table-cell>
          <table:table-cell table:style-name="ce49"/>
          <table:table-cell table:style-name="ce6" office:value-type="float" office:value="1955" calcext:value-type="float">
            <text:p>1955</text:p>
          </table:table-cell>
          <table:table-cell/>
          <table:table-cell table:number-columns-repeated="2" table:style-name="ce59" office:value-type="float" office:value="71" calcext:value-type="float">
            <text:p>71</text:p>
          </table:table-cell>
          <table:table-cell table:style-name="ce59" office:value-type="float" office:value="5" calcext:value-type="float">
            <text:p>5</text:p>
          </table:table-cell>
          <table:table-cell table:style-name="ce59" office:value-type="float" office:value="2" calcext:value-type="float">
            <text:p>2</text:p>
          </table:table-cell>
          <table:table-cell table:style-name="ce59" office:value-type="float" office:value="7" calcext:value-type="float">
            <text:p>7</text:p>
          </table:table-cell>
          <table:table-cell table:style-name="ce59" office:value-type="float" office:value="156" calcext:value-type="float">
            <text:p>156</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59" calcext:value-type="float">
            <text:p>1959</text:p>
          </table:table-cell>
          <table:table-cell/>
          <table:table-cell table:style-name="ce29" office:value-type="float" office:value="1260.287" calcext:value-type="float">
            <text:p>1,260.3</text:p>
          </table:table-cell>
          <table:table-cell table:style-name="ce29" office:value-type="float" office:value="1245.255" calcext:value-type="float">
            <text:p>1,245.3</text:p>
          </table:table-cell>
          <table:table-cell table:style-name="ce29" office:value-type="float" office:value="108.963" calcext:value-type="float">
            <text:p>109.0</text:p>
          </table:table-cell>
          <table:table-cell table:style-name="ce29" office:value-type="float" office:value="21.738" calcext:value-type="float">
            <text:p>21.7</text:p>
          </table:table-cell>
          <table:table-cell table:style-name="ce29" office:value-type="float" office:value="31.2699999999995" calcext:value-type="float">
            <text:p>31.3</text:p>
          </table:table-cell>
          <table:table-cell table:style-name="ce29" office:value-type="float" office:value="2667.513" calcext:value-type="float">
            <text:p>2,667.5</text:p>
          </table:table-cell>
          <table:table-cell table:style-name="ce49"/>
          <table:table-cell table:style-name="ce6" office:value-type="float" office:value="1959" calcext:value-type="float">
            <text:p>1959</text:p>
          </table:table-cell>
          <table:table-cell/>
          <table:table-cell table:style-name="ce59" office:value-type="float" office:value="70" calcext:value-type="float">
            <text:p>70</text:p>
          </table:table-cell>
          <table:table-cell table:style-name="ce59" office:value-type="float" office:value="71" calcext:value-type="float">
            <text:p>71</text:p>
          </table:table-cell>
          <table:table-cell table:style-name="ce59" office:value-type="float" office:value="16" calcext:value-type="float">
            <text:p>16</text:p>
          </table:table-cell>
          <table:table-cell table:style-name="ce59" office:value-type="float" office:value="5" calcext:value-type="float">
            <text:p>5</text:p>
          </table:table-cell>
          <table:table-cell table:style-name="ce59" office:value-type="float" office:value="10" calcext:value-type="float">
            <text:p>10</text:p>
          </table:table-cell>
          <table:table-cell table:style-name="ce59" office:value-type="float" office:value="172" calcext:value-type="float">
            <text:p>172</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64" calcext:value-type="float">
            <text:p>1964</text:p>
          </table:table-cell>
          <table:table-cell/>
          <table:table-cell table:style-name="ce29" office:value-type="float" office:value="1069.695" calcext:value-type="float">
            <text:p>1,069.7</text:p>
          </table:table-cell>
          <table:table-cell table:style-name="ce29" office:value-type="float" office:value="1283.667" calcext:value-type="float">
            <text:p>1,283.7</text:p>
          </table:table-cell>
          <table:table-cell table:style-name="ce29" office:value-type="float" office:value="200.063" calcext:value-type="float">
            <text:p>200.1</text:p>
          </table:table-cell>
          <table:table-cell table:style-name="ce29" office:value-type="float" office:value="64.044" calcext:value-type="float">
            <text:p>64.0</text:p>
          </table:table-cell>
          <table:table-cell table:style-name="ce29" office:value-type="float" office:value="17.0700000000002" calcext:value-type="float">
            <text:p>17.1</text:p>
          </table:table-cell>
          <table:table-cell table:style-name="ce29" office:value-type="float" office:value="2634.539" calcext:value-type="float">
            <text:p>2,634.5</text:p>
          </table:table-cell>
          <table:table-cell table:style-name="ce49"/>
          <table:table-cell table:style-name="ce6" office:value-type="float" office:value="1964" calcext:value-type="float">
            <text:p>1964</text:p>
          </table:table-cell>
          <table:table-cell/>
          <table:table-cell table:number-columns-repeated="2" table:style-name="ce59" office:value-type="float" office:value="71" calcext:value-type="float">
            <text:p>71</text:p>
          </table:table-cell>
          <table:table-cell table:style-name="ce59" office:value-type="float" office:value="26" calcext:value-type="float">
            <text:p>26</text:p>
          </table:table-cell>
          <table:table-cell table:style-name="ce59" office:value-type="float" office:value="15" calcext:value-type="float">
            <text:p>15</text:p>
          </table:table-cell>
          <table:table-cell table:style-name="ce59" office:value-type="float" office:value="14" calcext:value-type="float">
            <text:p>14</text:p>
          </table:table-cell>
          <table:table-cell table:style-name="ce59" office:value-type="float" office:value="197" calcext:value-type="float">
            <text:p>197</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66" calcext:value-type="float">
            <text:p>1966</text:p>
          </table:table-cell>
          <table:table-cell/>
          <table:table-cell table:style-name="ce29" office:value-type="float" office:value="960.675" calcext:value-type="float">
            <text:p>960.7</text:p>
          </table:table-cell>
          <table:table-cell table:style-name="ce29" office:value-type="float" office:value="1273.916" calcext:value-type="float">
            <text:p>1,273.9</text:p>
          </table:table-cell>
          <table:table-cell table:style-name="ce29" office:value-type="float" office:value="172.447" calcext:value-type="float">
            <text:p>172.4</text:p>
          </table:table-cell>
          <table:table-cell table:style-name="ce29" office:value-type="float" office:value="128.474" calcext:value-type="float">
            <text:p>128.5</text:p>
          </table:table-cell>
          <table:table-cell table:style-name="ce29" office:value-type="float" office:value="16.8679999999999" calcext:value-type="float">
            <text:p>16.9</text:p>
          </table:table-cell>
          <table:table-cell table:style-name="ce29" office:value-type="float" office:value="2552.38" calcext:value-type="float">
            <text:p>2,552.4</text:p>
          </table:table-cell>
          <table:table-cell table:style-name="ce49"/>
          <table:table-cell table:style-name="ce6" office:value-type="float" office:value="1966" calcext:value-type="float">
            <text:p>1966</text:p>
          </table:table-cell>
          <table:table-cell/>
          <table:table-cell table:number-columns-repeated="2" table:style-name="ce59" office:value-type="float" office:value="71" calcext:value-type="float">
            <text:p>71</text:p>
          </table:table-cell>
          <table:table-cell table:style-name="ce59" office:value-type="float" office:value="24" calcext:value-type="float">
            <text:p>24</text:p>
          </table:table-cell>
          <table:table-cell table:style-name="ce59" office:value-type="float" office:value="23" calcext:value-type="float">
            <text:p>23</text:p>
          </table:table-cell>
          <table:table-cell table:style-name="ce59" office:value-type="float" office:value="17" calcext:value-type="float">
            <text:p>17</text:p>
          </table:table-cell>
          <table:table-cell table:style-name="ce59" office:value-type="float" office:value="206" calcext:value-type="float">
            <text:p>206</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70" calcext:value-type="float">
            <text:p>1970</text:p>
          </table:table-cell>
          <table:table-cell/>
          <table:table-cell table:style-name="ce29" office:value-type="float" office:value="1020.674" calcext:value-type="float">
            <text:p>1,020.7</text:p>
          </table:table-cell>
          <table:table-cell table:style-name="ce29" office:value-type="float" office:value="1197.068" calcext:value-type="float">
            <text:p>1,197.1</text:p>
          </table:table-cell>
          <table:table-cell table:style-name="ce29" office:value-type="float" office:value="147.667" calcext:value-type="float">
            <text:p>147.7</text:p>
          </table:table-cell>
          <table:table-cell table:style-name="ce29" office:value-type="float" office:value="306.802" calcext:value-type="float">
            <text:p>306.8</text:p>
          </table:table-cell>
          <table:table-cell table:style-name="ce29" office:value-type="float" office:value="16.0239999999999" calcext:value-type="float">
            <text:p>16.0</text:p>
          </table:table-cell>
          <table:table-cell table:style-name="ce29" office:value-type="float" office:value="2688.235" calcext:value-type="float">
            <text:p>2,688.2</text:p>
          </table:table-cell>
          <table:table-cell table:style-name="ce49"/>
          <table:table-cell table:style-name="ce6" office:value-type="float" office:value="1970" calcext:value-type="float">
            <text:p>1970</text:p>
          </table:table-cell>
          <table:table-cell/>
          <table:table-cell table:style-name="ce59" office:value-type="float" office:value="70" calcext:value-type="float">
            <text:p>70</text:p>
          </table:table-cell>
          <table:table-cell table:style-name="ce59" office:value-type="float" office:value="71" calcext:value-type="float">
            <text:p>71</text:p>
          </table:table-cell>
          <table:table-cell table:style-name="ce59" office:value-type="float" office:value="27" calcext:value-type="float">
            <text:p>27</text:p>
          </table:table-cell>
          <table:table-cell table:style-name="ce59" office:value-type="float" office:value="65" calcext:value-type="float">
            <text:p>65</text:p>
          </table:table-cell>
          <table:table-cell table:style-name="ce59" office:value-type="float" office:value="23" calcext:value-type="float">
            <text:p>23</text:p>
          </table:table-cell>
          <table:table-cell table:style-name="ce59" office:value-type="float" office:value="256" calcext:value-type="float">
            <text:p>256</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74" calcext:value-type="float">
            <text:p>1974</text:p>
          </table:table-cell>
          <table:table-cell office:value-type="string" calcext:value-type="string">
            <text:p>Feb</text:p>
          </table:table-cell>
          <table:table-cell table:style-name="ce29" office:value-type="float" office:value="950.668" calcext:value-type="float">
            <text:p>950.7</text:p>
          </table:table-cell>
          <table:table-cell table:style-name="ce29" office:value-type="float" office:value="1057.601" calcext:value-type="float">
            <text:p>1,057.6</text:p>
          </table:table-cell>
          <table:table-cell table:style-name="ce29" office:value-type="float" office:value="229.162" calcext:value-type="float">
            <text:p>229.2</text:p>
          </table:table-cell>
          <table:table-cell table:style-name="ce29" office:value-type="float" office:value="633.18" calcext:value-type="float">
            <text:p>633.2</text:p>
          </table:table-cell>
          <table:table-cell table:style-name="ce29" office:value-type="float" office:value="16.4639999999999" calcext:value-type="float">
            <text:p>16.5</text:p>
          </table:table-cell>
          <table:table-cell table:style-name="ce29" office:value-type="float" office:value="2887.075" calcext:value-type="float">
            <text:p>2,887.1</text:p>
          </table:table-cell>
          <table:table-cell table:style-name="ce49"/>
          <table:table-cell table:style-name="ce6" office:value-type="float" office:value="1974" calcext:value-type="float">
            <text:p>1974</text:p>
          </table:table-cell>
          <table:table-cell office:value-type="string" calcext:value-type="string">
            <text:p>Feb</text:p>
          </table:table-cell>
          <table:table-cell table:number-columns-repeated="2" table:style-name="ce59" office:value-type="float" office:value="71" calcext:value-type="float">
            <text:p>71</text:p>
          </table:table-cell>
          <table:table-cell table:style-name="ce59" office:value-type="float" office:value="34" calcext:value-type="float">
            <text:p>34</text:p>
          </table:table-cell>
          <table:table-cell table:style-name="ce59" office:value-type="float" office:value="70" calcext:value-type="float">
            <text:p>70</text:p>
          </table:table-cell>
          <table:table-cell table:style-name="ce59" office:value-type="float" office:value="19" calcext:value-type="float">
            <text:p>19</text:p>
          </table:table-cell>
          <table:table-cell table:style-name="ce59" office:value-type="float" office:value="265" calcext:value-type="float">
            <text:p>265</text:p>
          </table:table-cell>
          <table:table-cell/>
          <table:table-cell table:style-name="ce65" table:number-columns-repeated="7"/>
          <table:table-cell table:number-columns-repeated="999"/>
        </table:table-row>
        <table:table-row table:style-name="ro5">
          <table:table-cell table:style-name="ce6" office:value-type="float" office:value="1974" calcext:value-type="float">
            <text:p>1974</text:p>
          </table:table-cell>
          <table:table-cell office:value-type="string" calcext:value-type="string">
            <text:p>Oct</text:p>
          </table:table-cell>
          <table:table-cell table:style-name="ce29" office:value-type="float" office:value="681.327" calcext:value-type="float">
            <text:p>681.3</text:p>
          </table:table-cell>
          <table:table-cell table:style-name="ce29" office:value-type="float" office:value="1000.581" calcext:value-type="float">
            <text:p>1,000.6</text:p>
          </table:table-cell>
          <table:table-cell table:style-name="ce29" office:value-type="float" office:value="228.855" calcext:value-type="float">
            <text:p>228.9</text:p>
          </table:table-cell>
          <table:table-cell table:style-name="ce29" office:value-type="float" office:value="839.617" calcext:value-type="float">
            <text:p>839.6</text:p>
          </table:table-cell>
          <table:table-cell table:style-name="ce29" office:value-type="float" office:value="7.721" calcext:value-type="float">
            <text:p>7.7</text:p>
          </table:table-cell>
          <table:table-cell table:style-name="ce29" office:value-type="float" office:value="2758.101" calcext:value-type="float">
            <text:p>2,758.1</text:p>
          </table:table-cell>
          <table:table-cell table:style-name="ce49"/>
          <table:table-cell table:style-name="ce6" office:value-type="float" office:value="1974" calcext:value-type="float">
            <text:p>1974</text:p>
          </table:table-cell>
          <table:table-cell office:value-type="string" calcext:value-type="string">
            <text:p>Oct</text:p>
          </table:table-cell>
          <table:table-cell table:number-columns-repeated="2" table:style-name="ce59" office:value-type="float" office:value="71" calcext:value-type="float">
            <text:p>71</text:p>
          </table:table-cell>
          <table:table-cell table:style-name="ce59" office:value-type="float" office:value="68" calcext:value-type="float">
            <text:p>68</text:p>
          </table:table-cell>
          <table:table-cell table:style-name="ce59" office:value-type="float" office:value="71" calcext:value-type="float">
            <text:p>71</text:p>
          </table:table-cell>
          <table:table-cell table:style-name="ce59" office:value-type="float" office:value="12" calcext:value-type="float">
            <text:p>12</text:p>
          </table:table-cell>
          <table:table-cell table:style-name="ce59" office:value-type="float" office:value="293" calcext:value-type="float">
            <text:p>293</text:p>
          </table:table-cell>
          <table:table-cell/>
          <table:table-cell table:style-name="ce65" table:number-columns-repeated="7"/>
          <table:table-cell table:number-columns-repeated="999"/>
        </table:table-row>
        <table:table-row table:style-name="ro5">
          <table:table-cell table:style-name="ce6" office:value-type="float" office:value="1979" calcext:value-type="float">
            <text:p>1979</text:p>
          </table:table-cell>
          <table:table-cell/>
          <table:table-cell table:style-name="ce29" office:value-type="float" office:value="916.155" calcext:value-type="float">
            <text:p>916.2</text:p>
          </table:table-cell>
          <table:table-cell table:style-name="ce29" office:value-type="float" office:value="1211.445" calcext:value-type="float">
            <text:p>1,211.4</text:p>
          </table:table-cell>
          <table:table-cell table:style-name="ce29" office:value-type="float" office:value="262.224" calcext:value-type="float">
            <text:p>262.2</text:p>
          </table:table-cell>
          <table:table-cell table:style-name="ce29" office:value-type="float" office:value="504.259" calcext:value-type="float">
            <text:p>504.3</text:p>
          </table:table-cell>
          <table:table-cell table:style-name="ce29" office:value-type="float" office:value="22.5540000000001" calcext:value-type="float">
            <text:p>22.6</text:p>
          </table:table-cell>
          <table:table-cell table:style-name="ce29" office:value-type="float" office:value="2916.637" calcext:value-type="float">
            <text:p>2,916.6</text:p>
          </table:table-cell>
          <table:table-cell table:style-name="ce49"/>
          <table:table-cell table:style-name="ce6" office:value-type="float" office:value="1979" calcext:value-type="float">
            <text:p>1979</text:p>
          </table:table-cell>
          <table:table-cell/>
          <table:table-cell table:number-columns-repeated="2" table:style-name="ce59" office:value-type="float" office:value="71" calcext:value-type="float">
            <text:p>71</text:p>
          </table:table-cell>
          <table:table-cell table:style-name="ce59" office:value-type="float" office:value="43" calcext:value-type="float">
            <text:p>43</text:p>
          </table:table-cell>
          <table:table-cell table:style-name="ce59" office:value-type="float" office:value="71" calcext:value-type="float">
            <text:p>71</text:p>
          </table:table-cell>
          <table:table-cell table:style-name="ce59" office:value-type="float" office:value="28" calcext:value-type="float">
            <text:p>28</text:p>
          </table:table-cell>
          <table:table-cell table:style-name="ce59" office:value-type="float" office:value="284" calcext:value-type="float">
            <text:p>284</text:p>
          </table:table-cell>
          <table:table-cell/>
          <table:table-cell table:style-name="ce65" table:number-columns-repeated="7"/>
          <table:table-cell table:number-columns-repeated="999"/>
        </table:table-row>
        <table:table-row table:style-name="ro5">
          <table:table-cell table:style-name="ce6" office:value-type="float" office:value="1983" calcext:value-type="float">
            <text:p>1983</text:p>
          </table:table-cell>
          <table:table-cell/>
          <table:table-cell table:style-name="ce29" office:value-type="float" office:value="801.487" calcext:value-type="float">
            <text:p>801.5</text:p>
          </table:table-cell>
          <table:table-cell table:style-name="ce29" office:value-type="float" office:value="990.654" calcext:value-type="float">
            <text:p>990.7</text:p>
          </table:table-cell>
          <table:table-cell table:style-name="ce29" office:value-type="float" office:value="692.634" calcext:value-type="float">
            <text:p>692.6</text:p>
          </table:table-cell>
          <table:table-cell table:style-name="ce29" office:value-type="float" office:value="331.975" calcext:value-type="float">
            <text:p>332.0</text:p>
          </table:table-cell>
          <table:table-cell table:style-name="ce29" office:value-type="float" office:value="7.82999999999993" calcext:value-type="float">
            <text:p>7.8</text:p>
          </table:table-cell>
          <table:table-cell table:style-name="ce29" office:value-type="float" office:value="2824.58" calcext:value-type="float">
            <text:p>2,824.6</text:p>
          </table:table-cell>
          <table:table-cell table:style-name="ce49"/>
          <table:table-cell table:style-name="ce6" office:value-type="float" office:value="1983" calcext:value-type="float">
            <text:p>1983</text:p>
          </table:table-cell>
          <table:table-cell/>
          <table:table-cell table:number-columns-repeated="4" table:style-name="ce59" office:value-type="float" office:value="72" calcext:value-type="float">
            <text:p>72</text:p>
          </table:table-cell>
          <table:table-cell table:style-name="ce59" office:value-type="float" office:value="26" calcext:value-type="float">
            <text:p>26</text:p>
          </table:table-cell>
          <table:table-cell table:style-name="ce59" office:value-type="float" office:value="314" calcext:value-type="float">
            <text:p>314</text:p>
          </table:table-cell>
          <table:table-cell/>
          <table:table-cell table:style-name="ce65" table:number-columns-repeated="7"/>
          <table:table-cell table:number-columns-repeated="999"/>
        </table:table-row>
        <table:table-row table:style-name="ro5">
          <table:table-cell table:style-name="ce6" office:value-type="float" office:value="1987" calcext:value-type="float">
            <text:p>1987</text:p>
          </table:table-cell>
          <table:table-cell/>
          <table:table-cell table:style-name="ce29" office:value-type="float" office:value="713.081" calcext:value-type="float">
            <text:p>713.1</text:p>
          </table:table-cell>
          <table:table-cell table:style-name="ce29" office:value-type="float" office:value="1258.132" calcext:value-type="float">
            <text:p>1,258.1</text:p>
          </table:table-cell>
          <table:table-cell table:style-name="ce29" office:value-type="float" office:value="570.053" calcext:value-type="float">
            <text:p>570.1</text:p>
          </table:table-cell>
          <table:table-cell table:style-name="ce29" office:value-type="float" office:value="416.473" calcext:value-type="float">
            <text:p>416.5</text:p>
          </table:table-cell>
          <table:table-cell table:style-name="ce29" office:value-type="float" office:value="10.069" calcext:value-type="float">
            <text:p>10.1</text:p>
          </table:table-cell>
          <table:table-cell table:style-name="ce29" office:value-type="float" office:value="2967.808" calcext:value-type="float">
            <text:p>2,967.8</text:p>
          </table:table-cell>
          <table:table-cell table:style-name="ce49"/>
          <table:table-cell table:style-name="ce6" office:value-type="float" office:value="1987" calcext:value-type="float">
            <text:p>1987</text:p>
          </table:table-cell>
          <table:table-cell/>
          <table:table-cell table:number-columns-repeated="3" table:style-name="ce59" office:value-type="float" office:value="72" calcext:value-type="float">
            <text:p>72</text:p>
          </table:table-cell>
          <table:table-cell table:style-name="ce59" office:value-type="float" office:value="71" calcext:value-type="float">
            <text:p>71</text:p>
          </table:table-cell>
          <table:table-cell table:style-name="ce59" office:value-type="float" office:value="21" calcext:value-type="float">
            <text:p>21</text:p>
          </table:table-cell>
          <table:table-cell table:style-name="ce59" office:value-type="float" office:value="308" calcext:value-type="float">
            <text:p>308</text:p>
          </table:table-cell>
          <table:table-cell/>
          <table:table-cell table:style-name="ce65" table:number-columns-repeated="7"/>
          <table:table-cell table:number-columns-repeated="999"/>
        </table:table-row>
        <table:table-row table:style-name="ro5">
          <table:table-cell table:style-name="ce6" office:value-type="float" office:value="1992" calcext:value-type="float">
            <text:p>1992</text:p>
          </table:table-cell>
          <table:table-cell/>
          <table:table-cell table:style-name="ce29" office:value-type="float" office:value="751.95" calcext:value-type="float">
            <text:p>752.0</text:p>
          </table:table-cell>
          <table:table-cell table:style-name="ce29" office:value-type="float" office:value="1142.911" calcext:value-type="float">
            <text:p>1,142.9</text:p>
          </table:table-cell>
          <table:table-cell table:style-name="ce29" office:value-type="float" office:value="383.856" calcext:value-type="float">
            <text:p>383.9</text:p>
          </table:table-cell>
          <table:table-cell table:style-name="ce29" office:value-type="float" office:value="629.564" calcext:value-type="float">
            <text:p>629.6</text:p>
          </table:table-cell>
          <table:table-cell table:style-name="ce29" office:value-type="float" office:value="23.4169999999999" calcext:value-type="float">
            <text:p>23.4</text:p>
          </table:table-cell>
          <table:table-cell table:style-name="ce29" office:value-type="float" office:value="2931.698" calcext:value-type="float">
            <text:p>2,931.7</text:p>
          </table:table-cell>
          <table:table-cell table:style-name="ce49"/>
          <table:table-cell table:style-name="ce6" office:value-type="float" office:value="1992" calcext:value-type="float">
            <text:p>1992</text:p>
          </table:table-cell>
          <table:table-cell/>
          <table:table-cell table:number-columns-repeated="4" table:style-name="ce59" office:value-type="float" office:value="72" calcext:value-type="float">
            <text:p>72</text:p>
          </table:table-cell>
          <table:table-cell table:style-name="ce59" office:value-type="float" office:value="53" calcext:value-type="float">
            <text:p>53</text:p>
          </table:table-cell>
          <table:table-cell table:style-name="ce59" office:value-type="float" office:value="341" calcext:value-type="float">
            <text:p>341</text:p>
          </table:table-cell>
          <table:table-cell/>
          <table:table-cell table:style-name="ce65" table:number-columns-repeated="7"/>
          <table:table-cell table:number-columns-repeated="999"/>
        </table:table-row>
        <table:table-row table:style-name="ro5">
          <table:table-cell table:style-name="ce6" office:value-type="float" office:value="1997" calcext:value-type="float">
            <text:p>1997</text:p>
          </table:table-cell>
          <table:table-cell/>
          <table:table-cell table:style-name="ce29" office:value-type="float" office:value="493.059" calcext:value-type="float">
            <text:p>493.1</text:p>
          </table:table-cell>
          <table:table-cell table:style-name="ce29" office:value-type="float" office:value="1283.35" calcext:value-type="float">
            <text:p>1,283.4</text:p>
          </table:table-cell>
          <table:table-cell table:style-name="ce29" office:value-type="float" office:value="365.362" calcext:value-type="float">
            <text:p>365.4</text:p>
          </table:table-cell>
          <table:table-cell table:style-name="ce29" office:value-type="float" office:value="621.55" calcext:value-type="float">
            <text:p>621.6</text:p>
          </table:table-cell>
          <table:table-cell table:style-name="ce29" office:value-type="float" office:value="53.4270000000001" calcext:value-type="float">
            <text:p>53.4</text:p>
          </table:table-cell>
          <table:table-cell table:style-name="ce29" office:value-type="float" office:value="2816.748" calcext:value-type="float">
            <text:p>2,816.7</text:p>
          </table:table-cell>
          <table:table-cell table:style-name="ce49"/>
          <table:table-cell table:style-name="ce6" office:value-type="float" office:value="1997" calcext:value-type="float">
            <text:p>1997</text:p>
          </table:table-cell>
          <table:table-cell/>
          <table:table-cell table:number-columns-repeated="4" table:style-name="ce59" office:value-type="float" office:value="72" calcext:value-type="float">
            <text:p>72</text:p>
          </table:table-cell>
          <table:table-cell table:style-name="ce59" office:value-type="float" office:value="143" calcext:value-type="float">
            <text:p>143</text:p>
          </table:table-cell>
          <table:table-cell table:style-name="ce59" office:value-type="float" office:value="431" calcext:value-type="float">
            <text:p>431</text:p>
          </table:table-cell>
          <table:table-cell/>
          <table:table-cell table:style-name="ce65" table:number-columns-repeated="7"/>
          <table:table-cell table:number-columns-repeated="999"/>
        </table:table-row>
        <table:table-row table:style-name="ro5">
          <table:table-cell table:style-name="ce6" office:value-type="float" office:value="2001" calcext:value-type="float">
            <text:p>2001</text:p>
          </table:table-cell>
          <table:table-cell/>
          <table:table-cell table:style-name="ce30" office:value-type="float" office:value="360.658" calcext:value-type="float">
            <text:p>360.7</text:p>
          </table:table-cell>
          <table:table-cell table:style-name="ce30" office:value-type="float" office:value="1001.173" calcext:value-type="float">
            <text:p>1,001.2</text:p>
          </table:table-cell>
          <table:table-cell table:style-name="ce30" office:value-type="float" office:value="378.034" calcext:value-type="float">
            <text:p>378.0</text:p>
          </table:table-cell>
          <table:table-cell table:style-name="ce30" office:value-type="float" office:value="464.314" calcext:value-type="float">
            <text:p>464.3</text:p>
          </table:table-cell>
          <table:table-cell table:style-name="ce42" office:value-type="float" office:value="109.522" calcext:value-type="float">
            <text:p>109.5</text:p>
          </table:table-cell>
          <table:table-cell table:style-name="ce30" office:value-type="float" office:value="2313.701" calcext:value-type="float">
            <text:p>2,313.7</text:p>
          </table:table-cell>
          <table:table-cell table:style-name="ce50"/>
          <table:table-cell table:style-name="ce6" office:value-type="float" office:value="2001" calcext:value-type="float">
            <text:p>2001</text:p>
          </table:table-cell>
          <table:table-cell/>
          <table:table-cell table:number-columns-repeated="3" table:style-name="ce59" office:value-type="float" office:value="71" calcext:value-type="float">
            <text:p>71</text:p>
          </table:table-cell>
          <table:table-cell table:style-name="ce59" office:value-type="float" office:value="72" calcext:value-type="float">
            <text:p>72</text:p>
          </table:table-cell>
          <table:table-cell table:style-name="ce59" office:value-type="float" office:value="122" calcext:value-type="float">
            <text:p>122</text:p>
          </table:table-cell>
          <table:table-cell table:style-name="ce59" office:value-type="float" office:value="407" calcext:value-type="float">
            <text:p>407</text:p>
          </table:table-cell>
          <table:table-cell/>
          <table:table-cell table:style-name="ce65" table:number-columns-repeated="7"/>
          <table:table-cell table:number-columns-repeated="999"/>
        </table:table-row>
        <table:table-row table:style-name="ro5">
          <table:table-cell table:style-name="ce6" office:value-type="float" office:value="2005" calcext:value-type="float">
            <text:p>2005</text:p>
          </table:table-cell>
          <table:table-cell/>
          <table:table-cell table:style-name="ce30" office:value-type="float" office:value="369.388" calcext:value-type="float">
            <text:p>369.4</text:p>
          </table:table-cell>
          <table:table-cell table:style-name="ce30" office:value-type="float" office:value="907.249" calcext:value-type="float">
            <text:p>907.2</text:p>
          </table:table-cell>
          <table:table-cell table:style-name="ce30" office:value-type="float" office:value="528.076" calcext:value-type="float">
            <text:p>528.1</text:p>
          </table:table-cell>
          <table:table-cell table:style-name="ce30" office:value-type="float" office:value="412.267" calcext:value-type="float">
            <text:p>412.3</text:p>
          </table:table-cell>
          <table:table-cell table:style-name="ce42" office:value-type="float" office:value="116.907" calcext:value-type="float">
            <text:p>116.9</text:p>
          </table:table-cell>
          <table:table-cell table:style-name="ce30" office:value-type="float" office:value="2333.887" calcext:value-type="float">
            <text:p>2,333.9</text:p>
          </table:table-cell>
          <table:table-cell table:style-name="ce50"/>
          <table:table-cell table:style-name="ce6" office:value-type="float" office:value="2005" calcext:value-type="float">
            <text:p>2005</text:p>
          </table:table-cell>
          <table:table-cell/>
          <table:table-cell table:number-columns-repeated="3" table:style-name="ce59" office:value-type="float" office:value="58" calcext:value-type="float">
            <text:p>58</text:p>
          </table:table-cell>
          <table:table-cell table:style-name="ce59" office:value-type="float" office:value="59" calcext:value-type="float">
            <text:p>59</text:p>
          </table:table-cell>
          <table:table-cell table:style-name="ce59" office:value-type="float" office:value="149" calcext:value-type="float">
            <text:p>149</text:p>
          </table:table-cell>
          <table:table-cell table:style-name="ce59" office:value-type="float" office:value="382" calcext:value-type="float">
            <text:p>382</text:p>
          </table:table-cell>
          <table:table-cell/>
          <table:table-cell table:style-name="ce65" table:number-columns-repeated="7"/>
          <table:table-cell table:number-columns-repeated="999"/>
        </table:table-row>
        <table:table-row table:style-name="ro5">
          <table:table-cell table:style-name="ce6" office:value-type="float" office:value="2010" calcext:value-type="float">
            <text:p>2010</text:p>
          </table:table-cell>
          <table:table-cell/>
          <table:table-cell table:style-name="ce30" office:value-type="float" office:value="412.905" calcext:value-type="float">
            <text:p>412.9</text:p>
          </table:table-cell>
          <table:table-cell table:style-name="ce30" office:value-type="float" office:value="1035.528" calcext:value-type="float">
            <text:p>1,035.5</text:p>
          </table:table-cell>
          <table:table-cell table:style-name="ce30" office:value-type="float" office:value="465.471" calcext:value-type="float">
            <text:p>465.5</text:p>
          </table:table-cell>
          <table:table-cell table:style-name="ce30" office:value-type="float" office:value="491.386" calcext:value-type="float">
            <text:p>491.4</text:p>
          </table:table-cell>
          <table:table-cell table:style-name="ce42" office:value-type="float" office:value="60.4900000000002" calcext:value-type="float">
            <text:p>60.5</text:p>
          </table:table-cell>
          <table:table-cell table:style-name="ce30" office:value-type="float" office:value="2465.78" calcext:value-type="float">
            <text:p>2,465.8</text:p>
          </table:table-cell>
          <table:table-cell table:style-name="ce50"/>
          <table:table-cell table:style-name="ce6" office:value-type="float" office:value="2010" calcext:value-type="float">
            <text:p>2010</text:p>
          </table:table-cell>
          <table:table-cell/>
          <table:table-cell table:number-columns-repeated="4" table:style-name="ce59" office:value-type="float" office:value="59" calcext:value-type="float">
            <text:p>59</text:p>
          </table:table-cell>
          <table:table-cell table:style-name="ce59" office:value-type="float" office:value="113" calcext:value-type="float">
            <text:p>113</text:p>
          </table:table-cell>
          <table:table-cell table:style-name="ce59" office:value-type="float" office:value="349" calcext:value-type="float">
            <text:p>349</text:p>
          </table:table-cell>
          <table:table-cell/>
          <table:table-cell table:style-name="ce65" table:number-columns-repeated="7"/>
          <table:table-cell table:number-columns-repeated="999"/>
        </table:table-row>
        <table:table-row table:style-name="ro5">
          <table:table-cell table:style-name="ce6" office:value-type="float" office:value="2015" calcext:value-type="float">
            <text:p>2015</text:p>
          </table:table-cell>
          <table:table-cell/>
          <table:table-cell table:style-name="ce30" office:value-type="float" office:value="434.1" calcext:value-type="float">
            <text:p>434.1</text:p>
          </table:table-cell>
          <table:table-cell table:style-name="ce30" office:value-type="float" office:value="707.1" calcext:value-type="float">
            <text:p>707.1</text:p>
          </table:table-cell>
          <table:table-cell table:style-name="ce30" office:value-type="float" office:value="219.7" calcext:value-type="float">
            <text:p>219.7</text:p>
          </table:table-cell>
          <table:table-cell table:style-name="ce30" office:value-type="float" office:value="1454.4" calcext:value-type="float">
            <text:p>1,454.4</text:p>
          </table:table-cell>
          <table:table-cell table:style-name="ce42" office:value-type="float" office:value="95.1999999999998" calcext:value-type="float">
            <text:p>95.2</text:p>
          </table:table-cell>
          <table:table-cell table:style-name="ce30" office:value-type="float" office:value="2910.5" calcext:value-type="float">
            <text:p>2,910.5</text:p>
          </table:table-cell>
          <table:table-cell table:style-name="ce50"/>
          <table:table-cell table:style-name="ce6" office:value-type="float" office:value="2015" calcext:value-type="float">
            <text:p>2015</text:p>
          </table:table-cell>
          <table:table-cell/>
          <table:table-cell table:number-columns-repeated="4" table:style-name="ce59" office:value-type="float" office:value="59" calcext:value-type="float">
            <text:p>59</text:p>
          </table:table-cell>
          <table:table-cell table:style-name="ce59" office:value-type="float" office:value="110" calcext:value-type="float">
            <text:p>110</text:p>
          </table:table-cell>
          <table:table-cell table:style-name="ce59" office:value-type="float" office:value="346" calcext:value-type="float">
            <text:p>346</text:p>
          </table:table-cell>
          <table:table-cell table:number-columns-repeated="1007"/>
        </table:table-row>
        <table:table-row table:style-name="ro5">
          <table:table-cell table:style-name="ce6" office:value-type="float" office:value="2017" calcext:value-type="float">
            <text:p>2017</text:p>
          </table:table-cell>
          <table:table-cell/>
          <table:table-cell table:style-name="ce30" office:value-type="float" office:value="757.949" calcext:value-type="float">
            <text:p>757.9</text:p>
          </table:table-cell>
          <table:table-cell table:style-name="ce30" office:value-type="float" office:value="717.007" calcext:value-type="float">
            <text:p>717.0</text:p>
          </table:table-cell>
          <table:table-cell table:style-name="ce30" office:value-type="float" office:value="179.062" calcext:value-type="float">
            <text:p>179.1</text:p>
          </table:table-cell>
          <table:table-cell table:style-name="ce30" office:value-type="float" office:value="977.568" calcext:value-type="float">
            <text:p>977.6</text:p>
          </table:table-cell>
          <table:table-cell table:style-name="ce42" office:value-type="float" office:value="18.109" calcext:value-type="float">
            <text:p>18.1</text:p>
          </table:table-cell>
          <table:table-cell table:style-name="ce30" office:value-type="float" office:value="2649.695" calcext:value-type="float">
            <text:p>2,649.7</text:p>
          </table:table-cell>
          <table:table-cell table:style-name="ce50"/>
          <table:table-cell table:style-name="ce6" office:value-type="float" office:value="2017" calcext:value-type="float">
            <text:p>2017</text:p>
          </table:table-cell>
          <table:table-cell/>
          <table:table-cell table:number-columns-repeated="4" table:style-name="ce59" office:value-type="float" office:value="59" calcext:value-type="float">
            <text:p>59</text:p>
          </table:table-cell>
          <table:table-cell table:style-name="ce59" office:value-type="float" office:value="30" calcext:value-type="float">
            <text:p>30</text:p>
          </table:table-cell>
          <table:table-cell table:style-name="ce63" office:value-type="float" office:value="266" calcext:value-type="float">
            <text:p>266</text:p>
          </table:table-cell>
          <table:table-cell table:number-columns-repeated="1007"/>
        </table:table-row>
        <table:table-row table:style-name="ro5">
          <table:table-cell table:style-name="ce6" office:value-type="float" office:value="2019" calcext:value-type="float">
            <text:p>2019</text:p>
          </table:table-cell>
          <table:table-cell/>
          <table:table-cell table:style-name="ce30" office:value-type="float" office:value="692.939" calcext:value-type="float">
            <text:p>692.9</text:p>
          </table:table-cell>
          <table:table-cell table:style-name="ce30" office:value-type="float" office:value="511.838" calcext:value-type="float">
            <text:p>511.8</text:p>
          </table:table-cell>
          <table:table-cell table:style-name="ce30" office:value-type="float" office:value="263.035" calcext:value-type="float">
            <text:p>263.0</text:p>
          </table:table-cell>
          <table:table-cell table:style-name="ce30" office:value-type="float" office:value="1242.38" calcext:value-type="float">
            <text:p>1,242.4</text:p>
          </table:table-cell>
          <table:table-cell table:style-name="ce42" office:value-type="float" office:value="48.487" calcext:value-type="float">
            <text:p>48.5</text:p>
          </table:table-cell>
          <table:table-cell table:style-name="ce30" office:value-type="float" office:value="2759.061" calcext:value-type="float">
            <text:p>2,759.1</text:p>
          </table:table-cell>
          <table:table-cell table:style-name="ce50"/>
          <table:table-cell table:style-name="ce6" office:value-type="float" office:value="2019" calcext:value-type="float">
            <text:p>2019</text:p>
          </table:table-cell>
          <table:table-cell/>
          <table:table-cell table:number-columns-repeated="4" table:style-name="ce59" office:value-type="float" office:value="59" calcext:value-type="float">
            <text:p>59</text:p>
          </table:table-cell>
          <table:table-cell table:style-name="ce59" office:value-type="float" office:value="56" calcext:value-type="float">
            <text:p>56</text:p>
          </table:table-cell>
          <table:table-cell table:style-name="ce63" office:value-type="float" office:value="292" calcext:value-type="float">
            <text:p>292</text:p>
          </table:table-cell>
          <table:table-cell table:number-columns-repeated="1007"/>
        </table:table-row>
        <table:table-row table:style-name="ro5">
          <table:table-cell table:number-columns-repeated="9"/>
          <table:table-cell table:style-name="ce7"/>
          <table:table-cell table:number-columns-repeated="1014"/>
        </table:table-row>
        <table:table-row table:style-name="ro5">
          <table:table-cell table:style-name="ce4"/>
          <table:table-cell table:style-name="ce17"/>
          <table:table-cell table:style-name="ce31" office:value-type="string" calcext:value-type="string">
            <text:p>Share of vote (%)</text:p>
          </table:table-cell>
          <table:table-cell table:style-name="ce38" table:number-columns-repeated="5"/>
          <table:table-cell table:style-name="ce51"/>
          <table:table-cell table:style-name="ce4"/>
          <table:table-cell table:style-name="ce17"/>
          <table:table-cell table:style-name="ce31" office:value-type="string" calcext:value-type="string">
            <text:p>Seats won</text:p>
          </table:table-cell>
          <table:table-cell table:style-name="ce38" table:number-columns-repeated="5"/>
          <table:table-cell table:number-columns-repeated="1007"/>
        </table:table-row>
        <table:table-row table:style-name="ro2">
          <table:table-cell table:style-name="ce3"/>
          <table:table-cell table:style-name="ce16"/>
          <table:table-cell table:style-name="ce27" office:value-type="string" calcext:value-type="string">
            <text:p>CON<text:span text:style-name="T2">2 </text:span></text:p>
          </table:table-cell>
          <table:table-cell table:style-name="ce37" office:value-type="string" calcext:value-type="string">
            <text:p>LAB </text:p>
          </table:table-cell>
          <table:table-cell table:style-name="ce39" office:value-type="string" calcext:value-type="string">
            <text:p>LD<text:span text:style-name="T3">3 </text:span></text:p>
          </table:table-cell>
          <table:table-cell table:style-name="ce40" office:value-type="string" calcext:value-type="string">
            <text:p>SNP </text:p>
          </table:table-cell>
          <table:table-cell table:style-name="ce41" office:value-type="string" calcext:value-type="string">
            <text:p>Other </text:p>
          </table:table-cell>
          <table:table-cell table:style-name="ce36" office:value-type="string" calcext:value-type="string">
            <text:p>Total</text:p>
          </table:table-cell>
          <table:table-cell table:style-name="ce47"/>
          <table:table-cell table:style-name="ce16" table:number-columns-repeated="2"/>
          <table:table-cell table:style-name="ce27" office:value-type="string" calcext:value-type="string">
            <text:p>CON<text:span text:style-name="T2">2 </text:span></text:p>
          </table:table-cell>
          <table:table-cell table:style-name="ce37" office:value-type="string" calcext:value-type="string">
            <text:p>LAB </text:p>
          </table:table-cell>
          <table:table-cell table:style-name="ce39" office:value-type="string" calcext:value-type="string">
            <text:p>LD<text:span text:style-name="T3">3 </text:span></text:p>
          </table:table-cell>
          <table:table-cell table:style-name="ce40" office:value-type="string" calcext:value-type="string">
            <text:p>SNP </text:p>
          </table:table-cell>
          <table:table-cell table:style-name="ce41" office:value-type="string" calcext:value-type="string">
            <text:p>Other </text:p>
          </table:table-cell>
          <table:table-cell table:style-name="ce36" office:value-type="string" calcext:value-type="string">
            <text:p>Total</text:p>
          </table:table-cell>
          <table:table-cell table:style-name="ce54"/>
          <table:table-cell table:style-name="ce64" table:number-columns-repeated="2"/>
          <table:table-cell table:style-name="ce68" table:number-columns-repeated="2"/>
          <table:table-cell table:style-name="ce69" table:number-columns-repeated="2"/>
          <table:table-cell table:style-name="ce68"/>
          <table:table-cell table:style-name="ce64" table:number-columns-repeated="999"/>
        </table:table-row>
        <table:table-row table:style-name="ro6">
          <table:table-cell table:style-name="ce4"/>
          <table:table-cell table:style-name="ce17"/>
          <table:table-cell table:style-name="ce32" table:number-columns-repeated="5"/>
          <table:table-cell table:style-name="ce17"/>
          <table:table-cell/>
          <table:table-cell table:style-name="ce4"/>
          <table:table-cell table:style-name="ce17"/>
          <table:table-cell table:style-name="ce32" table:number-columns-repeated="5"/>
          <table:table-cell table:style-name="ce17"/>
          <table:table-cell table:number-columns-repeated="1007"/>
        </table:table-row>
        <table:table-row table:style-name="ro7">
          <table:table-cell table:style-name="ce8" office:value-type="float" office:value="1918" calcext:value-type="float">
            <text:p>1918</text:p>
          </table:table-cell>
          <table:table-cell table:style-name="ce18"/>
          <table:table-cell table:style-name="ce33" office:value-type="percentage" office:value="0.328" calcext:value-type="percentage">
            <text:p>32.8%</text:p>
          </table:table-cell>
          <table:table-cell table:style-name="ce33" office:value-type="percentage" office:value="0.229" calcext:value-type="percentage">
            <text:p>22.9%</text:p>
          </table:table-cell>
          <table:table-cell table:style-name="ce33" office:value-type="percentage" office:value="0.341" calcext:value-type="percentage">
            <text:p>34.1%</text:p>
          </table:table-cell>
          <table:table-cell table:style-name="ce33"/>
          <table:table-cell table:style-name="ce43" office:value-type="percentage" office:value="0.102" calcext:value-type="percentage">
            <text:p>10.2%</text:p>
          </table:table-cell>
          <table:table-cell table:style-name="ce44" office:value-type="percentage" office:value="1" calcext:value-type="percentage">
            <text:p>100%</text:p>
          </table:table-cell>
          <table:table-cell table:style-name="ce18"/>
          <table:table-cell table:style-name="ce5" office:value-type="float" office:value="1918" calcext:value-type="float">
            <text:p>1918</text:p>
          </table:table-cell>
          <table:table-cell table:style-name="ce18"/>
          <table:table-cell table:style-name="ce57" office:value-type="float" office:value="30" calcext:value-type="float">
            <text:p>30</text:p>
          </table:table-cell>
          <table:table-cell table:style-name="ce57" office:value-type="float" office:value="6" calcext:value-type="float">
            <text:p>6</text:p>
          </table:table-cell>
          <table:table-cell table:style-name="ce57" office:value-type="float" office:value="33" calcext:value-type="float">
            <text:p>33</text:p>
          </table:table-cell>
          <table:table-cell table:style-name="ce57"/>
          <table:table-cell table:style-name="ce61" office:value-type="float" office:value="2" calcext:value-type="float">
            <text:p>2</text:p>
          </table:table-cell>
          <table:table-cell table:style-name="ce18" office:value-type="float" office:value="71" calcext:value-type="float">
            <text:p>71</text:p>
          </table:table-cell>
          <table:table-cell table:style-name="ce18"/>
          <table:table-cell/>
          <table:table-cell table:style-name="ce5"/>
          <table:table-cell table:style-name="ce57" table:number-columns-repeated="4"/>
          <table:table-cell table:style-name="ce70"/>
          <table:table-cell table:number-columns-repeated="999"/>
        </table:table-row>
        <table:table-row table:style-name="ro5">
          <table:table-cell table:style-name="ce8" office:value-type="float" office:value="1922" calcext:value-type="float">
            <text:p>1922</text:p>
          </table:table-cell>
          <table:table-cell table:style-name="ce20"/>
          <table:table-cell table:style-name="ce34" office:value-type="percentage" office:value="0.251" calcext:value-type="percentage">
            <text:p>25.1%</text:p>
          </table:table-cell>
          <table:table-cell table:style-name="ce34" office:value-type="percentage" office:value="0.322" calcext:value-type="percentage">
            <text:p>32.2%</text:p>
          </table:table-cell>
          <table:table-cell table:style-name="ce34" office:value-type="percentage" office:value="0.392" calcext:value-type="percentage">
            <text:p>39.2%</text:p>
          </table:table-cell>
          <table:table-cell table:style-name="ce34"/>
          <table:table-cell table:style-name="ce43" office:value-type="percentage" office:value="0.035" calcext:value-type="percentage">
            <text:p>3.5%</text:p>
          </table:table-cell>
          <table:table-cell table:style-name="ce44" office:value-type="percentage" office:value="1" calcext:value-type="percentage">
            <text:p>100%</text:p>
          </table:table-cell>
          <table:table-cell table:style-name="ce52"/>
          <table:table-cell table:style-name="ce5" office:value-type="float" office:value="1922" calcext:value-type="float">
            <text:p>1922</text:p>
          </table:table-cell>
          <table:table-cell table:style-name="ce18"/>
          <table:table-cell table:style-name="ce58" office:value-type="float" office:value="13" calcext:value-type="float">
            <text:p>13</text:p>
          </table:table-cell>
          <table:table-cell table:style-name="ce58" office:value-type="float" office:value="29" calcext:value-type="float">
            <text:p>29</text:p>
          </table:table-cell>
          <table:table-cell table:style-name="ce58" office:value-type="float" office:value="27" calcext:value-type="float">
            <text:p>27</text:p>
          </table:table-cell>
          <table:table-cell table:style-name="ce58"/>
          <table:table-cell table:style-name="ce61" office:value-type="float" office:value="2" calcext:value-type="float">
            <text:p>2</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8">
          <table:table-cell table:style-name="ce6" office:value-type="float" office:value="1923" calcext:value-type="float">
            <text:p>1923</text:p>
          </table:table-cell>
          <table:table-cell/>
          <table:table-cell table:style-name="ce34" office:value-type="percentage" office:value="0.316" calcext:value-type="percentage">
            <text:p>31.6%</text:p>
          </table:table-cell>
          <table:table-cell table:style-name="ce34" office:value-type="percentage" office:value="0.359" calcext:value-type="percentage">
            <text:p>35.9%</text:p>
          </table:table-cell>
          <table:table-cell table:style-name="ce34" office:value-type="percentage" office:value="0.284" calcext:value-type="percentage">
            <text:p>28.4%</text:p>
          </table:table-cell>
          <table:table-cell table:style-name="ce34"/>
          <table:table-cell table:style-name="ce43" office:value-type="percentage" office:value="0.0409999999999999" calcext:value-type="percentage">
            <text:p>4.1%</text:p>
          </table:table-cell>
          <table:table-cell table:style-name="ce44" office:value-type="percentage" office:value="1" calcext:value-type="percentage">
            <text:p>100%</text:p>
          </table:table-cell>
          <table:table-cell table:style-name="ce34"/>
          <table:table-cell table:style-name="ce5" office:value-type="float" office:value="1923" calcext:value-type="float">
            <text:p>1923</text:p>
          </table:table-cell>
          <table:table-cell table:style-name="ce18"/>
          <table:table-cell table:style-name="ce58" office:value-type="float" office:value="14" calcext:value-type="float">
            <text:p>14</text:p>
          </table:table-cell>
          <table:table-cell table:style-name="ce58" office:value-type="float" office:value="34" calcext:value-type="float">
            <text:p>34</text:p>
          </table:table-cell>
          <table:table-cell table:style-name="ce58" office:value-type="float" office:value="22" calcext:value-type="float">
            <text:p>22</text:p>
          </table:table-cell>
          <table:table-cell table:style-name="ce58"/>
          <table:table-cell table:style-name="ce61" office:value-type="float" office:value="1" calcext:value-type="float">
            <text:p>1</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8">
          <table:table-cell table:style-name="ce6" office:value-type="float" office:value="1924" calcext:value-type="float">
            <text:p>1924</text:p>
          </table:table-cell>
          <table:table-cell/>
          <table:table-cell table:style-name="ce34" office:value-type="percentage" office:value="0.407" calcext:value-type="percentage">
            <text:p>40.7%</text:p>
          </table:table-cell>
          <table:table-cell table:style-name="ce34" office:value-type="percentage" office:value="0.411" calcext:value-type="percentage">
            <text:p>41.1%</text:p>
          </table:table-cell>
          <table:table-cell table:style-name="ce34" office:value-type="percentage" office:value="0.166" calcext:value-type="percentage">
            <text:p>16.6%</text:p>
          </table:table-cell>
          <table:table-cell table:style-name="ce34"/>
          <table:table-cell table:style-name="ce43" office:value-type="percentage" office:value="0.0159999999999999" calcext:value-type="percentage">
            <text:p>1.6%</text:p>
          </table:table-cell>
          <table:table-cell table:style-name="ce44" office:value-type="percentage" office:value="1" calcext:value-type="percentage">
            <text:p>100%</text:p>
          </table:table-cell>
          <table:table-cell table:style-name="ce34"/>
          <table:table-cell table:style-name="ce5" office:value-type="float" office:value="1924" calcext:value-type="float">
            <text:p>1924</text:p>
          </table:table-cell>
          <table:table-cell table:style-name="ce18"/>
          <table:table-cell table:style-name="ce58" office:value-type="float" office:value="36" calcext:value-type="float">
            <text:p>36</text:p>
          </table:table-cell>
          <table:table-cell table:style-name="ce58" office:value-type="float" office:value="26" calcext:value-type="float">
            <text:p>26</text:p>
          </table:table-cell>
          <table:table-cell table:style-name="ce58" office:value-type="float" office:value="8" calcext:value-type="float">
            <text:p>8</text:p>
          </table:table-cell>
          <table:table-cell table:style-name="ce58"/>
          <table:table-cell table:style-name="ce61" office:value-type="float" office:value="1" calcext:value-type="float">
            <text:p>1</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9" calcext:value-type="float">
            <text:p>1929</text:p>
          </table:table-cell>
          <table:table-cell/>
          <table:table-cell table:style-name="ce34" office:value-type="percentage" office:value="0.359" calcext:value-type="percentage">
            <text:p>35.9%</text:p>
          </table:table-cell>
          <table:table-cell table:style-name="ce34" office:value-type="percentage" office:value="0.423" calcext:value-type="percentage">
            <text:p>42.3%</text:p>
          </table:table-cell>
          <table:table-cell table:style-name="ce34" office:value-type="percentage" office:value="0.181" calcext:value-type="percentage">
            <text:p>18.1%</text:p>
          </table:table-cell>
          <table:table-cell table:style-name="ce34" office:value-type="percentage" office:value="0.002" calcext:value-type="percentage">
            <text:p>0.2%</text:p>
          </table:table-cell>
          <table:table-cell table:style-name="ce43" office:value-type="percentage" office:value="0.0349999999999999" calcext:value-type="percentage">
            <text:p>3.5%</text:p>
          </table:table-cell>
          <table:table-cell table:style-name="ce44" office:value-type="percentage" office:value="1" calcext:value-type="percentage">
            <text:p>100%</text:p>
          </table:table-cell>
          <table:table-cell table:style-name="ce34"/>
          <table:table-cell table:style-name="ce5" office:value-type="float" office:value="1929" calcext:value-type="float">
            <text:p>1929</text:p>
          </table:table-cell>
          <table:table-cell table:style-name="ce18"/>
          <table:table-cell table:style-name="ce58" office:value-type="float" office:value="20" calcext:value-type="float">
            <text:p>20</text:p>
          </table:table-cell>
          <table:table-cell table:style-name="ce58" office:value-type="float" office:value="36" calcext:value-type="float">
            <text:p>36</text:p>
          </table:table-cell>
          <table:table-cell table:style-name="ce58" office:value-type="float" office:value="13" calcext:value-type="float">
            <text:p>13</text:p>
          </table:table-cell>
          <table:table-cell table:style-name="ce58" office:value-type="float" office:value="0" calcext:value-type="float">
            <text:p>0</text:p>
          </table:table-cell>
          <table:table-cell table:style-name="ce61" office:value-type="float" office:value="2" calcext:value-type="float">
            <text:p>2</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8">
          <table:table-cell table:style-name="ce6" office:value-type="float" office:value="1931" calcext:value-type="float">
            <text:p>1931</text:p>
          </table:table-cell>
          <table:table-cell/>
          <table:table-cell table:style-name="ce34" office:value-type="percentage" office:value="0.554" calcext:value-type="percentage">
            <text:p>55.4%</text:p>
          </table:table-cell>
          <table:table-cell table:style-name="ce34" office:value-type="percentage" office:value="0.326" calcext:value-type="percentage">
            <text:p>32.6%</text:p>
          </table:table-cell>
          <table:table-cell table:style-name="ce34" office:value-type="percentage" office:value="0.086" calcext:value-type="percentage">
            <text:p>8.6%</text:p>
          </table:table-cell>
          <table:table-cell table:style-name="ce34" office:value-type="percentage" office:value="0.01" calcext:value-type="percentage">
            <text:p>1.0%</text:p>
          </table:table-cell>
          <table:table-cell table:style-name="ce43" office:value-type="percentage" office:value="0.0239999999999999" calcext:value-type="percentage">
            <text:p>2.4%</text:p>
          </table:table-cell>
          <table:table-cell table:style-name="ce44" office:value-type="percentage" office:value="1" calcext:value-type="percentage">
            <text:p>100%</text:p>
          </table:table-cell>
          <table:table-cell table:style-name="ce34"/>
          <table:table-cell table:style-name="ce5" office:value-type="float" office:value="1931" calcext:value-type="float">
            <text:p>1931</text:p>
          </table:table-cell>
          <table:table-cell table:style-name="ce18"/>
          <table:table-cell table:style-name="ce58" office:value-type="float" office:value="57" calcext:value-type="float">
            <text:p>57</text:p>
          </table:table-cell>
          <table:table-cell table:number-columns-repeated="2" table:style-name="ce58" office:value-type="float" office:value="7" calcext:value-type="float">
            <text:p>7</text:p>
          </table:table-cell>
          <table:table-cell table:style-name="ce58" office:value-type="float" office:value="0" calcext:value-type="float">
            <text:p>0</text:p>
          </table:table-cell>
          <table:table-cell table:style-name="ce61" office:value-type="float" office:value="0" calcext:value-type="float">
            <text:p>0</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8">
          <table:table-cell table:style-name="ce6" office:value-type="float" office:value="1935" calcext:value-type="float">
            <text:p>1935</text:p>
          </table:table-cell>
          <table:table-cell/>
          <table:table-cell table:style-name="ce34" office:value-type="percentage" office:value="0.498" calcext:value-type="percentage">
            <text:p>49.8%</text:p>
          </table:table-cell>
          <table:table-cell table:style-name="ce34" office:value-type="percentage" office:value="0.368" calcext:value-type="percentage">
            <text:p>36.8%</text:p>
          </table:table-cell>
          <table:table-cell table:style-name="ce34" office:value-type="percentage" office:value="0.067" calcext:value-type="percentage">
            <text:p>6.7%</text:p>
          </table:table-cell>
          <table:table-cell table:style-name="ce34" office:value-type="percentage" office:value="0.011" calcext:value-type="percentage">
            <text:p>1.1%</text:p>
          </table:table-cell>
          <table:table-cell table:style-name="ce43" office:value-type="percentage" office:value="0.0559999999999999" calcext:value-type="percentage">
            <text:p>5.6%</text:p>
          </table:table-cell>
          <table:table-cell table:style-name="ce44" office:value-type="percentage" office:value="1" calcext:value-type="percentage">
            <text:p>100%</text:p>
          </table:table-cell>
          <table:table-cell table:style-name="ce52"/>
          <table:table-cell table:style-name="ce5" office:value-type="float" office:value="1935" calcext:value-type="float">
            <text:p>1935</text:p>
          </table:table-cell>
          <table:table-cell table:style-name="ce18"/>
          <table:table-cell table:style-name="ce58" office:value-type="float" office:value="43" calcext:value-type="float">
            <text:p>43</text:p>
          </table:table-cell>
          <table:table-cell table:style-name="ce58" office:value-type="float" office:value="20" calcext:value-type="float">
            <text:p>20</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61" office:value-type="float" office:value="5" calcext:value-type="float">
            <text:p>5</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45" calcext:value-type="float">
            <text:p>1945</text:p>
          </table:table-cell>
          <table:table-cell/>
          <table:table-cell table:style-name="ce34" office:value-type="percentage" office:value="0.403425343069896" calcext:value-type="percentage">
            <text:p>40.3%</text:p>
          </table:table-cell>
          <table:table-cell table:style-name="ce34" office:value-type="percentage" office:value="0.478812431691474" calcext:value-type="percentage">
            <text:p>47.9%</text:p>
          </table:table-cell>
          <table:table-cell table:style-name="ce34" office:value-type="percentage" office:value="0.0555878675689111" calcext:value-type="percentage">
            <text:p>5.6%</text:p>
          </table:table-cell>
          <table:table-cell table:style-name="ce34" office:value-type="percentage" office:value="0.0128018337230302" calcext:value-type="percentage">
            <text:p>1.3%</text:p>
          </table:table-cell>
          <table:table-cell table:style-name="ce34" office:value-type="percentage" office:value="0.0493725239466888" calcext:value-type="percentage">
            <text:p>4.9%</text:p>
          </table:table-cell>
          <table:table-cell table:style-name="ce45" office:value-type="percentage" office:value="1" calcext:value-type="percentage">
            <text:p>100%</text:p>
          </table:table-cell>
          <table:table-cell table:style-name="ce52"/>
          <table:table-cell table:style-name="ce6" office:value-type="float" office:value="1945" calcext:value-type="float">
            <text:p>1945</text:p>
          </table:table-cell>
          <table:table-cell/>
          <table:table-cell table:style-name="ce60" office:value-type="float" office:value="27" calcext:value-type="float">
            <text:p>27</text:p>
          </table:table-cell>
          <table:table-cell table:style-name="ce60" office:value-type="float" office:value="37" calcext:value-type="float">
            <text:p>37</text:p>
          </table:table-cell>
          <table:table-cell table:number-columns-repeated="2" table:style-name="ce60" office:value-type="float" office:value="0" calcext:value-type="float">
            <text:p>0</text:p>
          </table:table-cell>
          <table:table-cell table:style-name="ce60" office:value-type="float" office:value="7" calcext:value-type="float">
            <text:p>7</text:p>
          </table:table-cell>
          <table:table-cell table:style-name="ce60" office:value-type="float" office:value="71" calcext:value-type="float">
            <text:p>71</text:p>
          </table:table-cell>
          <table:table-cell/>
          <table:table-cell table:style-name="ce66" table:number-columns-repeated="6"/>
          <table:table-cell/>
          <table:table-cell table:style-name="ce71" table:number-columns-repeated="7"/>
          <table:table-cell table:style-name="ce73" table:number-columns-repeated="4"/>
          <table:table-cell table:style-name="ce74"/>
          <table:table-cell table:number-columns-repeated="987"/>
        </table:table-row>
        <table:table-row table:style-name="ro5">
          <table:table-cell table:style-name="ce6" office:value-type="float" office:value="1950" calcext:value-type="float">
            <text:p>1950</text:p>
          </table:table-cell>
          <table:table-cell/>
          <table:table-cell table:style-name="ce34" office:value-type="percentage" office:value="0.448167077666499" calcext:value-type="percentage">
            <text:p>44.8%</text:p>
          </table:table-cell>
          <table:table-cell table:style-name="ce34" office:value-type="percentage" office:value="0.461883371890546" calcext:value-type="percentage">
            <text:p>46.2%</text:p>
          </table:table-cell>
          <table:table-cell table:style-name="ce34" office:value-type="percentage" office:value="0.0661132716515739" calcext:value-type="percentage">
            <text:p>6.6%</text:p>
          </table:table-cell>
          <table:table-cell table:style-name="ce34" office:value-type="percentage" office:value="0.00356036856489421" calcext:value-type="percentage">
            <text:p>0.4%</text:p>
          </table:table-cell>
          <table:table-cell table:style-name="ce34" office:value-type="percentage" office:value="0.0202759102264876" calcext:value-type="percentage">
            <text:p>2.0%</text:p>
          </table:table-cell>
          <table:table-cell table:style-name="ce45" office:value-type="percentage" office:value="1" calcext:value-type="percentage">
            <text:p>100%</text:p>
          </table:table-cell>
          <table:table-cell table:style-name="ce52"/>
          <table:table-cell table:style-name="ce6" office:value-type="float" office:value="1950" calcext:value-type="float">
            <text:p>1950</text:p>
          </table:table-cell>
          <table:table-cell/>
          <table:table-cell table:style-name="ce60" office:value-type="float" office:value="31" calcext:value-type="float">
            <text:p>31</text:p>
          </table:table-cell>
          <table:table-cell table:style-name="ce60" office:value-type="float" office:value="37" calcext:value-type="float">
            <text:p>37</text:p>
          </table:table-cell>
          <table:table-cell table:style-name="ce60" office:value-type="float" office:value="2" calcext:value-type="float">
            <text:p>2</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51" calcext:value-type="float">
            <text:p>1951</text:p>
          </table:table-cell>
          <table:table-cell/>
          <table:table-cell table:style-name="ce34" office:value-type="percentage" office:value="0.485736924088778" calcext:value-type="percentage">
            <text:p>48.6%</text:p>
          </table:table-cell>
          <table:table-cell table:style-name="ce34" office:value-type="percentage" office:value="0.478877630328921" calcext:value-type="percentage">
            <text:p>47.9%</text:p>
          </table:table-cell>
          <table:table-cell table:style-name="ce34" office:value-type="percentage" office:value="0.0274641744638004" calcext:value-type="percentage">
            <text:p>2.7%</text:p>
          </table:table-cell>
          <table:table-cell table:style-name="ce34" office:value-type="percentage" office:value="0.00262758397990955" calcext:value-type="percentage">
            <text:p>0.3%</text:p>
          </table:table-cell>
          <table:table-cell table:style-name="ce34" office:value-type="percentage" office:value="0.00529368713859018" calcext:value-type="percentage">
            <text:p>0.5%</text:p>
          </table:table-cell>
          <table:table-cell table:style-name="ce45" office:value-type="percentage" office:value="1" calcext:value-type="percentage">
            <text:p>100%</text:p>
          </table:table-cell>
          <table:table-cell table:style-name="ce52"/>
          <table:table-cell table:style-name="ce6" office:value-type="float" office:value="1951" calcext:value-type="float">
            <text:p>1951</text:p>
          </table:table-cell>
          <table:table-cell/>
          <table:table-cell table:number-columns-repeated="2" table:style-name="ce60" office:value-type="float" office:value="35" calcext:value-type="float">
            <text:p>35</text:p>
          </table:table-cell>
          <table:table-cell table:style-name="ce60" office:value-type="float" office:value="1" calcext:value-type="float">
            <text:p>1</text:p>
          </table:table-cell>
          <table:table-cell table:number-columns-repeated="2"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55" calcext:value-type="float">
            <text:p>1955</text:p>
          </table:table-cell>
          <table:table-cell/>
          <table:table-cell table:style-name="ce34" office:value-type="percentage" office:value="0.500910251197875" calcext:value-type="percentage">
            <text:p>50.1%</text:p>
          </table:table-cell>
          <table:table-cell table:style-name="ce34" office:value-type="percentage" office:value="0.467140914749372" calcext:value-type="percentage">
            <text:p>46.7%</text:p>
          </table:table-cell>
          <table:table-cell table:style-name="ce34" office:value-type="percentage" office:value="0.0185876046985476" calcext:value-type="percentage">
            <text:p>1.9%</text:p>
          </table:table-cell>
          <table:table-cell table:style-name="ce34" office:value-type="percentage" office:value="0.00476240281151627" calcext:value-type="percentage">
            <text:p>0.5%</text:p>
          </table:table-cell>
          <table:table-cell table:style-name="ce34" office:value-type="percentage" office:value="0.00859882654268889" calcext:value-type="percentage">
            <text:p>0.9%</text:p>
          </table:table-cell>
          <table:table-cell table:style-name="ce45" office:value-type="percentage" office:value="1" calcext:value-type="percentage">
            <text:p>100%</text:p>
          </table:table-cell>
          <table:table-cell table:style-name="ce52"/>
          <table:table-cell table:style-name="ce6" office:value-type="float" office:value="1955" calcext:value-type="float">
            <text:p>1955</text:p>
          </table:table-cell>
          <table:table-cell/>
          <table:table-cell table:style-name="ce60" office:value-type="float" office:value="36" calcext:value-type="float">
            <text:p>36</text:p>
          </table:table-cell>
          <table:table-cell table:style-name="ce60" office:value-type="float" office:value="34" calcext:value-type="float">
            <text:p>34</text:p>
          </table:table-cell>
          <table:table-cell table:style-name="ce60" office:value-type="float" office:value="1" calcext:value-type="float">
            <text:p>1</text:p>
          </table:table-cell>
          <table:table-cell table:number-columns-repeated="2"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59" calcext:value-type="float">
            <text:p>1959</text:p>
          </table:table-cell>
          <table:table-cell/>
          <table:table-cell table:style-name="ce34" office:value-type="percentage" office:value="0.472457678744209" calcext:value-type="percentage">
            <text:p>47.2%</text:p>
          </table:table-cell>
          <table:table-cell table:style-name="ce34" office:value-type="percentage" office:value="0.466822467219466" calcext:value-type="percentage">
            <text:p>46.7%</text:p>
          </table:table-cell>
          <table:table-cell table:style-name="ce34" office:value-type="percentage" office:value="0.0408481608149614" calcext:value-type="percentage">
            <text:p>4.1%</text:p>
          </table:table-cell>
          <table:table-cell table:style-name="ce34" office:value-type="percentage" office:value="0.00814916365918367" calcext:value-type="percentage">
            <text:p>0.8%</text:p>
          </table:table-cell>
          <table:table-cell table:style-name="ce34" office:value-type="percentage" office:value="0.01172252956218" calcext:value-type="percentage">
            <text:p>1.2%</text:p>
          </table:table-cell>
          <table:table-cell table:style-name="ce45" office:value-type="percentage" office:value="1" calcext:value-type="percentage">
            <text:p>100%</text:p>
          </table:table-cell>
          <table:table-cell table:style-name="ce52"/>
          <table:table-cell table:style-name="ce6" office:value-type="float" office:value="1959" calcext:value-type="float">
            <text:p>1959</text:p>
          </table:table-cell>
          <table:table-cell/>
          <table:table-cell table:style-name="ce60" office:value-type="float" office:value="31" calcext:value-type="float">
            <text:p>31</text:p>
          </table:table-cell>
          <table:table-cell table:style-name="ce60" office:value-type="float" office:value="38" calcext:value-type="float">
            <text:p>38</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64" calcext:value-type="float">
            <text:p>1964</text:p>
          </table:table-cell>
          <table:table-cell/>
          <table:table-cell table:style-name="ce34" office:value-type="percentage" office:value="0.406027392268628" calcext:value-type="percentage">
            <text:p>40.6%</text:p>
          </table:table-cell>
          <table:table-cell table:style-name="ce34" office:value-type="percentage" office:value="0.487245396632959" calcext:value-type="percentage">
            <text:p>48.7%</text:p>
          </table:table-cell>
          <table:table-cell table:style-name="ce34" office:value-type="percentage" office:value="0.0759385228307495" calcext:value-type="percentage">
            <text:p>7.6%</text:p>
          </table:table-cell>
          <table:table-cell table:style-name="ce34" office:value-type="percentage" office:value="0.0243093763273195" calcext:value-type="percentage">
            <text:p>2.4%</text:p>
          </table:table-cell>
          <table:table-cell table:style-name="ce34" office:value-type="percentage" office:value="0.00647931194034333" calcext:value-type="percentage">
            <text:p>0.6%</text:p>
          </table:table-cell>
          <table:table-cell table:style-name="ce45" office:value-type="percentage" office:value="1" calcext:value-type="percentage">
            <text:p>100%</text:p>
          </table:table-cell>
          <table:table-cell table:style-name="ce52"/>
          <table:table-cell table:style-name="ce6" office:value-type="float" office:value="1964" calcext:value-type="float">
            <text:p>1964</text:p>
          </table:table-cell>
          <table:table-cell/>
          <table:table-cell table:style-name="ce60" office:value-type="float" office:value="24" calcext:value-type="float">
            <text:p>24</text:p>
          </table:table-cell>
          <table:table-cell table:style-name="ce60" office:value-type="float" office:value="43" calcext:value-type="float">
            <text:p>43</text:p>
          </table:table-cell>
          <table:table-cell table:style-name="ce60" office:value-type="float" office:value="4" calcext:value-type="float">
            <text:p>4</text:p>
          </table:table-cell>
          <table:table-cell table:number-columns-repeated="2"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66" calcext:value-type="float">
            <text:p>1966</text:p>
          </table:table-cell>
          <table:table-cell/>
          <table:table-cell table:style-name="ce34" office:value-type="percentage" office:value="0.37638400238209" calcext:value-type="percentage">
            <text:p>37.6%</text:p>
          </table:table-cell>
          <table:table-cell table:style-name="ce34" office:value-type="percentage" office:value="0.499109066831741" calcext:value-type="percentage">
            <text:p>49.9%</text:p>
          </table:table-cell>
          <table:table-cell table:style-name="ce34" office:value-type="percentage" office:value="0.0675632155086625" calcext:value-type="percentage">
            <text:p>6.8%</text:p>
          </table:table-cell>
          <table:table-cell table:style-name="ce34" office:value-type="percentage" office:value="0.0503349814682767" calcext:value-type="percentage">
            <text:p>5.0%</text:p>
          </table:table-cell>
          <table:table-cell table:style-name="ce34" office:value-type="percentage" office:value="0.00660873380922901" calcext:value-type="percentage">
            <text:p>0.7%</text:p>
          </table:table-cell>
          <table:table-cell table:style-name="ce45" office:value-type="percentage" office:value="1" calcext:value-type="percentage">
            <text:p>100%</text:p>
          </table:table-cell>
          <table:table-cell table:style-name="ce52"/>
          <table:table-cell table:style-name="ce6" office:value-type="float" office:value="1966" calcext:value-type="float">
            <text:p>1966</text:p>
          </table:table-cell>
          <table:table-cell/>
          <table:table-cell table:style-name="ce60" office:value-type="float" office:value="20" calcext:value-type="float">
            <text:p>20</text:p>
          </table:table-cell>
          <table:table-cell table:style-name="ce60" office:value-type="float" office:value="46" calcext:value-type="float">
            <text:p>46</text:p>
          </table:table-cell>
          <table:table-cell table:style-name="ce60" office:value-type="float" office:value="5" calcext:value-type="float">
            <text:p>5</text:p>
          </table:table-cell>
          <table:table-cell table:number-columns-repeated="2"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70" calcext:value-type="float">
            <text:p>1970</text:p>
          </table:table-cell>
          <table:table-cell/>
          <table:table-cell table:style-name="ce34" office:value-type="percentage" office:value="0.379681835851404" calcext:value-type="percentage">
            <text:p>38.0%</text:p>
          </table:table-cell>
          <table:table-cell table:style-name="ce34" office:value-type="percentage" office:value="0.445298867100532" calcext:value-type="percentage">
            <text:p>44.5%</text:p>
          </table:table-cell>
          <table:table-cell table:style-name="ce34" office:value-type="percentage" office:value="0.0549308375197853" calcext:value-type="percentage">
            <text:p>5.5%</text:p>
          </table:table-cell>
          <table:table-cell table:style-name="ce34" office:value-type="percentage" office:value="0.114127671129942" calcext:value-type="percentage">
            <text:p>11.4%</text:p>
          </table:table-cell>
          <table:table-cell table:style-name="ce34" office:value-type="percentage" office:value="0.00596078839833567" calcext:value-type="percentage">
            <text:p>0.6%</text:p>
          </table:table-cell>
          <table:table-cell table:style-name="ce45" office:value-type="percentage" office:value="1" calcext:value-type="percentage">
            <text:p>100%</text:p>
          </table:table-cell>
          <table:table-cell table:style-name="ce52"/>
          <table:table-cell table:style-name="ce6" office:value-type="float" office:value="1970" calcext:value-type="float">
            <text:p>1970</text:p>
          </table:table-cell>
          <table:table-cell/>
          <table:table-cell table:style-name="ce60" office:value-type="float" office:value="23" calcext:value-type="float">
            <text:p>23</text:p>
          </table:table-cell>
          <table:table-cell table:style-name="ce60" office:value-type="float" office:value="44" calcext:value-type="float">
            <text:p>44</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74" calcext:value-type="float">
            <text:p>1974</text:p>
          </table:table-cell>
          <table:table-cell office:value-type="string" calcext:value-type="string">
            <text:p>Feb</text:p>
          </table:table-cell>
          <table:table-cell table:style-name="ce34" office:value-type="percentage" office:value="0.329284137059134" calcext:value-type="percentage">
            <text:p>32.9%</text:p>
          </table:table-cell>
          <table:table-cell table:style-name="ce34" office:value-type="percentage" office:value="0.366322662210022" calcext:value-type="percentage">
            <text:p>36.6%</text:p>
          </table:table-cell>
          <table:table-cell table:style-name="ce34" office:value-type="percentage" office:value="0.0793751461254038" calcext:value-type="percentage">
            <text:p>7.9%</text:p>
          </table:table-cell>
          <table:table-cell table:style-name="ce34" office:value-type="percentage" office:value="0.21931539707143" calcext:value-type="percentage">
            <text:p>21.9%</text:p>
          </table:table-cell>
          <table:table-cell table:style-name="ce34" office:value-type="percentage" office:value="0.00570265753400932" calcext:value-type="percentage">
            <text:p>0.6%</text:p>
          </table:table-cell>
          <table:table-cell table:style-name="ce45" office:value-type="percentage" office:value="1" calcext:value-type="percentage">
            <text:p>100%</text:p>
          </table:table-cell>
          <table:table-cell table:style-name="ce52"/>
          <table:table-cell table:style-name="ce6" office:value-type="float" office:value="1974" calcext:value-type="float">
            <text:p>1974</text:p>
          </table:table-cell>
          <table:table-cell office:value-type="string" calcext:value-type="string">
            <text:p>Feb</text:p>
          </table:table-cell>
          <table:table-cell table:style-name="ce60" office:value-type="float" office:value="21" calcext:value-type="float">
            <text:p>21</text:p>
          </table:table-cell>
          <table:table-cell table:style-name="ce60" office:value-type="float" office:value="40" calcext:value-type="float">
            <text:p>40</text:p>
          </table:table-cell>
          <table:table-cell table:style-name="ce60" office:value-type="float" office:value="3" calcext:value-type="float">
            <text:p>3</text:p>
          </table:table-cell>
          <table:table-cell table:style-name="ce60" office:value-type="float" office:value="7" calcext:value-type="float">
            <text:p>7</text:p>
          </table:table-cell>
          <table:table-cell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74" calcext:value-type="float">
            <text:p>1974</text:p>
          </table:table-cell>
          <table:table-cell office:value-type="string" calcext:value-type="string">
            <text:p>Oct</text:p>
          </table:table-cell>
          <table:table-cell table:style-name="ce34" office:value-type="percentage" office:value="0.247027574407174" calcext:value-type="percentage">
            <text:p>24.7%</text:p>
          </table:table-cell>
          <table:table-cell table:style-name="ce34" office:value-type="percentage" office:value="0.362778955520483" calcext:value-type="percentage">
            <text:p>36.3%</text:p>
          </table:table-cell>
          <table:table-cell table:style-name="ce34" office:value-type="percentage" office:value="0.0829755690600163" calcext:value-type="percentage">
            <text:p>8.3%</text:p>
          </table:table-cell>
          <table:table-cell table:style-name="ce34" office:value-type="percentage" office:value="0.304418511142268" calcext:value-type="percentage">
            <text:p>30.4%</text:p>
          </table:table-cell>
          <table:table-cell table:style-name="ce34" office:value-type="percentage" office:value="0.00279938987005915" calcext:value-type="percentage">
            <text:p>0.3%</text:p>
          </table:table-cell>
          <table:table-cell table:style-name="ce45" office:value-type="percentage" office:value="1" calcext:value-type="percentage">
            <text:p>100%</text:p>
          </table:table-cell>
          <table:table-cell table:style-name="ce52"/>
          <table:table-cell table:style-name="ce6" office:value-type="float" office:value="1974" calcext:value-type="float">
            <text:p>1974</text:p>
          </table:table-cell>
          <table:table-cell office:value-type="string" calcext:value-type="string">
            <text:p>Oct</text:p>
          </table:table-cell>
          <table:table-cell table:style-name="ce60" office:value-type="float" office:value="16" calcext:value-type="float">
            <text:p>16</text:p>
          </table:table-cell>
          <table:table-cell table:style-name="ce60" office:value-type="float" office:value="41" calcext:value-type="float">
            <text:p>41</text:p>
          </table:table-cell>
          <table:table-cell table:style-name="ce60" office:value-type="float" office:value="3" calcext:value-type="float">
            <text:p>3</text:p>
          </table:table-cell>
          <table:table-cell table:style-name="ce60" office:value-type="float" office:value="11" calcext:value-type="float">
            <text:p>11</text:p>
          </table:table-cell>
          <table:table-cell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79" calcext:value-type="float">
            <text:p>1979</text:p>
          </table:table-cell>
          <table:table-cell/>
          <table:table-cell table:style-name="ce34" office:value-type="percentage" office:value="0.314113480697118" calcext:value-type="percentage">
            <text:p>31.4%</text:p>
          </table:table-cell>
          <table:table-cell table:style-name="ce34" office:value-type="percentage" office:value="0.415356796200556" calcext:value-type="percentage">
            <text:p>41.5%</text:p>
          </table:table-cell>
          <table:table-cell table:style-name="ce34" office:value-type="percentage" office:value="0.0899062859039366" calcext:value-type="percentage">
            <text:p>9.0%</text:p>
          </table:table-cell>
          <table:table-cell table:style-name="ce34" office:value-type="percentage" office:value="0.172890558543967" calcext:value-type="percentage">
            <text:p>17.3%</text:p>
          </table:table-cell>
          <table:table-cell table:style-name="ce34" office:value-type="percentage" office:value="0.00773287865442291" calcext:value-type="percentage">
            <text:p>0.8%</text:p>
          </table:table-cell>
          <table:table-cell table:style-name="ce45" office:value-type="percentage" office:value="1" calcext:value-type="percentage">
            <text:p>100%</text:p>
          </table:table-cell>
          <table:table-cell table:style-name="ce52"/>
          <table:table-cell table:style-name="ce6" office:value-type="float" office:value="1979" calcext:value-type="float">
            <text:p>1979</text:p>
          </table:table-cell>
          <table:table-cell/>
          <table:table-cell table:style-name="ce60" office:value-type="float" office:value="22" calcext:value-type="float">
            <text:p>22</text:p>
          </table:table-cell>
          <table:table-cell table:style-name="ce60" office:value-type="float" office:value="44" calcext:value-type="float">
            <text:p>44</text:p>
          </table:table-cell>
          <table:table-cell table:style-name="ce60" office:value-type="float" office:value="3" calcext:value-type="float">
            <text:p>3</text:p>
          </table:table-cell>
          <table:table-cell table:style-name="ce60" office:value-type="float" office:value="2" calcext:value-type="float">
            <text:p>2</text:p>
          </table:table-cell>
          <table:table-cell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83" calcext:value-type="float">
            <text:p>1983</text:p>
          </table:table-cell>
          <table:table-cell/>
          <table:table-cell table:style-name="ce34" office:value-type="percentage" office:value="0.283754398884082" calcext:value-type="percentage">
            <text:p>28.4%</text:p>
          </table:table-cell>
          <table:table-cell table:style-name="ce34" office:value-type="percentage" office:value="0.35072612565408" calcext:value-type="percentage">
            <text:p>35.1%</text:p>
          </table:table-cell>
          <table:table-cell table:style-name="ce34" office:value-type="percentage" office:value="0.245216633977441" calcext:value-type="percentage">
            <text:p>24.5%</text:p>
          </table:table-cell>
          <table:table-cell table:style-name="ce34" office:value-type="percentage" office:value="0.117530747934206" calcext:value-type="percentage">
            <text:p>11.8%</text:p>
          </table:table-cell>
          <table:table-cell table:style-name="ce34" office:value-type="percentage" office:value="0.00277209355019151" calcext:value-type="percentage">
            <text:p>0.3%</text:p>
          </table:table-cell>
          <table:table-cell table:style-name="ce45" office:value-type="percentage" office:value="1" calcext:value-type="percentage">
            <text:p>100%</text:p>
          </table:table-cell>
          <table:table-cell table:style-name="ce52"/>
          <table:table-cell table:style-name="ce6" office:value-type="float" office:value="1983" calcext:value-type="float">
            <text:p>1983</text:p>
          </table:table-cell>
          <table:table-cell/>
          <table:table-cell table:style-name="ce60" office:value-type="float" office:value="21" calcext:value-type="float">
            <text:p>21</text:p>
          </table:table-cell>
          <table:table-cell table:style-name="ce60" office:value-type="float" office:value="41" calcext:value-type="float">
            <text:p>41</text:p>
          </table:table-cell>
          <table:table-cell table:style-name="ce60" office:value-type="float" office:value="8" calcext:value-type="float">
            <text:p>8</text:p>
          </table:table-cell>
          <table:table-cell table:style-name="ce60" office:value-type="float" office:value="2" calcext:value-type="float">
            <text:p>2</text:p>
          </table:table-cell>
          <table:table-cell table:style-name="ce60" office:value-type="float" office:value="0" calcext:value-type="float">
            <text:p>0</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2"/>
          <table:table-cell table:style-name="ce75"/>
          <table:table-cell table:style-name="ce74" table:number-columns-repeated="2"/>
          <table:table-cell table:number-columns-repeated="987"/>
        </table:table-row>
        <table:table-row table:style-name="ro5">
          <table:table-cell table:style-name="ce6" office:value-type="float" office:value="1987" calcext:value-type="float">
            <text:p>1987</text:p>
          </table:table-cell>
          <table:table-cell/>
          <table:table-cell table:style-name="ce34" office:value-type="percentage" office:value="0.240271944815837" calcext:value-type="percentage">
            <text:p>24.0%</text:p>
          </table:table-cell>
          <table:table-cell table:style-name="ce34" office:value-type="percentage" office:value="0.42392634563961" calcext:value-type="percentage">
            <text:p>42.4%</text:p>
          </table:table-cell>
          <table:table-cell table:style-name="ce34" office:value-type="percentage" office:value="0.192078800245838" calcext:value-type="percentage">
            <text:p>19.2%</text:p>
          </table:table-cell>
          <table:table-cell table:style-name="ce34" office:value-type="percentage" office:value="0.140330169606659" calcext:value-type="percentage">
            <text:p>14.0%</text:p>
          </table:table-cell>
          <table:table-cell table:style-name="ce34" office:value-type="percentage" office:value="0.00339273969205554" calcext:value-type="percentage">
            <text:p>0.3%</text:p>
          </table:table-cell>
          <table:table-cell table:style-name="ce45" office:value-type="percentage" office:value="1" calcext:value-type="percentage">
            <text:p>100%</text:p>
          </table:table-cell>
          <table:table-cell table:style-name="ce52"/>
          <table:table-cell table:style-name="ce6" office:value-type="float" office:value="1987" calcext:value-type="float">
            <text:p>1987</text:p>
          </table:table-cell>
          <table:table-cell/>
          <table:table-cell table:style-name="ce60" office:value-type="float" office:value="10" calcext:value-type="float">
            <text:p>10</text:p>
          </table:table-cell>
          <table:table-cell table:style-name="ce60" office:value-type="float" office:value="50" calcext:value-type="float">
            <text:p>50</text:p>
          </table:table-cell>
          <table:table-cell table:style-name="ce60" office:value-type="float" office:value="9" calcext:value-type="float">
            <text:p>9</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92" calcext:value-type="float">
            <text:p>1992</text:p>
          </table:table-cell>
          <table:table-cell/>
          <table:table-cell table:style-name="ce34" office:value-type="percentage" office:value="0.256489583852088" calcext:value-type="percentage">
            <text:p>25.6%</text:p>
          </table:table-cell>
          <table:table-cell table:style-name="ce34" office:value-type="percentage" office:value="0.389846089194726" calcext:value-type="percentage">
            <text:p>39.0%</text:p>
          </table:table-cell>
          <table:table-cell table:style-name="ce34" office:value-type="percentage" office:value="0.130932995144793" calcext:value-type="percentage">
            <text:p>13.1%</text:p>
          </table:table-cell>
          <table:table-cell table:style-name="ce34" office:value-type="percentage" office:value="0.214743810583491" calcext:value-type="percentage">
            <text:p>21.5%</text:p>
          </table:table-cell>
          <table:table-cell table:style-name="ce34" office:value-type="percentage" office:value="0.00798752122490104" calcext:value-type="percentage">
            <text:p>0.8%</text:p>
          </table:table-cell>
          <table:table-cell table:style-name="ce45" office:value-type="percentage" office:value="1" calcext:value-type="percentage">
            <text:p>100%</text:p>
          </table:table-cell>
          <table:table-cell table:style-name="ce52"/>
          <table:table-cell table:style-name="ce6" office:value-type="float" office:value="1992" calcext:value-type="float">
            <text:p>1992</text:p>
          </table:table-cell>
          <table:table-cell/>
          <table:table-cell table:style-name="ce60" office:value-type="float" office:value="11" calcext:value-type="float">
            <text:p>11</text:p>
          </table:table-cell>
          <table:table-cell table:style-name="ce60" office:value-type="float" office:value="49" calcext:value-type="float">
            <text:p>49</text:p>
          </table:table-cell>
          <table:table-cell table:style-name="ce60" office:value-type="float" office:value="9" calcext:value-type="float">
            <text:p>9</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97" calcext:value-type="float">
            <text:p>1997</text:p>
          </table:table-cell>
          <table:table-cell/>
          <table:table-cell table:style-name="ce34" office:value-type="percentage" office:value="0.175045477976731" calcext:value-type="percentage">
            <text:p>17.5%</text:p>
          </table:table-cell>
          <table:table-cell table:style-name="ce34" office:value-type="percentage" office:value="0.455614062741857" calcext:value-type="percentage">
            <text:p>45.6%</text:p>
          </table:table-cell>
          <table:table-cell table:style-name="ce34" office:value-type="percentage" office:value="0.129710574037862" calcext:value-type="percentage">
            <text:p>13.0%</text:p>
          </table:table-cell>
          <table:table-cell table:style-name="ce34" office:value-type="percentage" office:value="0.220662267267075" calcext:value-type="percentage">
            <text:p>22.1%</text:p>
          </table:table-cell>
          <table:table-cell table:style-name="ce34" office:value-type="percentage" office:value="0.018967617976475" calcext:value-type="percentage">
            <text:p>1.9%</text:p>
          </table:table-cell>
          <table:table-cell table:style-name="ce45" office:value-type="percentage" office:value="1" calcext:value-type="percentage">
            <text:p>100%</text:p>
          </table:table-cell>
          <table:table-cell table:style-name="ce52"/>
          <table:table-cell table:style-name="ce6" office:value-type="float" office:value="1997" calcext:value-type="float">
            <text:p>1997</text:p>
          </table:table-cell>
          <table:table-cell/>
          <table:table-cell table:style-name="ce60" office:value-type="float" office:value="0" calcext:value-type="float">
            <text:p>0</text:p>
          </table:table-cell>
          <table:table-cell table:style-name="ce60" office:value-type="float" office:value="56" calcext:value-type="float">
            <text:p>56</text:p>
          </table:table-cell>
          <table:table-cell table:style-name="ce60" office:value-type="float" office:value="10" calcext:value-type="float">
            <text:p>10</text:p>
          </table:table-cell>
          <table:table-cell table:style-name="ce60" office:value-type="float" office:value="6" calcext:value-type="float">
            <text:p>6</text:p>
          </table:table-cell>
          <table:table-cell table:style-name="ce60" office:value-type="float" office:value="0" calcext:value-type="float">
            <text:p>0</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2001" calcext:value-type="float">
            <text:p>2001</text:p>
          </table:table-cell>
          <table:table-cell/>
          <table:table-cell table:style-name="ce34" office:value-type="percentage" office:value="0.155879260111829" calcext:value-type="percentage">
            <text:p>15.6%</text:p>
          </table:table-cell>
          <table:table-cell table:style-name="ce34" office:value-type="percentage" office:value="0.432714944584456" calcext:value-type="percentage">
            <text:p>43.3%</text:p>
          </table:table-cell>
          <table:table-cell table:style-name="ce34" office:value-type="percentage" office:value="0.163389305705448" calcext:value-type="percentage">
            <text:p>16.3%</text:p>
          </table:table-cell>
          <table:table-cell table:style-name="ce34" office:value-type="percentage" office:value="0.200680208894753" calcext:value-type="percentage">
            <text:p>20.1%</text:p>
          </table:table-cell>
          <table:table-cell table:style-name="ce34" office:value-type="percentage" office:value="0.0473362807035135" calcext:value-type="percentage">
            <text:p>4.7%</text:p>
          </table:table-cell>
          <table:table-cell table:style-name="ce45" office:value-type="percentage" office:value="1" calcext:value-type="percentage">
            <text:p>100%</text:p>
          </table:table-cell>
          <table:table-cell table:style-name="ce52"/>
          <table:table-cell table:style-name="ce6" office:value-type="float" office:value="2001" calcext:value-type="float">
            <text:p>2001</text:p>
          </table:table-cell>
          <table:table-cell/>
          <table:table-cell table:style-name="ce60" office:value-type="float" office:value="1" calcext:value-type="float">
            <text:p>1</text:p>
          </table:table-cell>
          <table:table-cell table:style-name="ce60" office:value-type="float" office:value="55" calcext:value-type="float">
            <text:p>55</text:p>
          </table:table-cell>
          <table:table-cell table:style-name="ce60" office:value-type="float" office:value="10" calcext:value-type="float">
            <text:p>10</text:p>
          </table:table-cell>
          <table:table-cell table:style-name="ce60" office:value-type="float" office:value="5" calcext:value-type="float">
            <text:p>5</text:p>
          </table:table-cell>
          <table:table-cell table:style-name="ce60" office:value-type="float" office:value="1" calcext:value-type="float">
            <text:p>1</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2005" calcext:value-type="float">
            <text:p>2005</text:p>
          </table:table-cell>
          <table:table-cell/>
          <table:table-cell table:style-name="ce34" office:value-type="percentage" office:value="0.158271587270506" calcext:value-type="percentage">
            <text:p>15.8%</text:p>
          </table:table-cell>
          <table:table-cell table:style-name="ce34" office:value-type="percentage" office:value="0.388728760218468" calcext:value-type="percentage">
            <text:p>38.9%</text:p>
          </table:table-cell>
          <table:table-cell table:style-name="ce34" office:value-type="percentage" office:value="0.226264596357921" calcext:value-type="percentage">
            <text:p>22.6%</text:p>
          </table:table-cell>
          <table:table-cell table:style-name="ce34" office:value-type="percentage" office:value="0.176643942058891" calcext:value-type="percentage">
            <text:p>17.7%</text:p>
          </table:table-cell>
          <table:table-cell table:style-name="ce34" office:value-type="percentage" office:value="0.0500911140942129" calcext:value-type="percentage">
            <text:p>5.0%</text:p>
          </table:table-cell>
          <table:table-cell table:style-name="ce45" office:value-type="percentage" office:value="1" calcext:value-type="percentage">
            <text:p>100%</text:p>
          </table:table-cell>
          <table:table-cell table:style-name="ce52"/>
          <table:table-cell table:style-name="ce6" office:value-type="float" office:value="2005" calcext:value-type="float">
            <text:p>2005</text:p>
          </table:table-cell>
          <table:table-cell/>
          <table:table-cell table:style-name="ce60" office:value-type="float" office:value="1" calcext:value-type="float">
            <text:p>1</text:p>
          </table:table-cell>
          <table:table-cell table:style-name="ce60" office:value-type="float" office:value="40" calcext:value-type="float">
            <text:p>40</text:p>
          </table:table-cell>
          <table:table-cell table:style-name="ce60" office:value-type="float" office:value="11" calcext:value-type="float">
            <text:p>11</text:p>
          </table:table-cell>
          <table:table-cell table:style-name="ce60" office:value-type="float" office:value="6" calcext:value-type="float">
            <text:p>6</text:p>
          </table:table-cell>
          <table:table-cell table:style-name="ce60" office:value-type="float" office:value="1" calcext:value-type="float">
            <text:p>1</text:p>
          </table:table-cell>
          <table:table-cell table:style-name="ce60" office:value-type="float" office:value="59" calcext:value-type="float">
            <text:p>59</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2010" calcext:value-type="float">
            <text:p>2010</text:p>
          </table:table-cell>
          <table:table-cell/>
          <table:table-cell table:style-name="ce34" office:value-type="percentage" office:value="0.167454111883461" calcext:value-type="percentage">
            <text:p>16.7%</text:p>
          </table:table-cell>
          <table:table-cell table:style-name="ce34" office:value-type="percentage" office:value="0.419959607102012" calcext:value-type="percentage">
            <text:p>42.0%</text:p>
          </table:table-cell>
          <table:table-cell table:style-name="ce34" office:value-type="percentage" office:value="0.188772315453933" calcext:value-type="percentage">
            <text:p>18.9%</text:p>
          </table:table-cell>
          <table:table-cell table:style-name="ce34" office:value-type="percentage" office:value="0.199282174403231" calcext:value-type="percentage">
            <text:p>19.9%</text:p>
          </table:table-cell>
          <table:table-cell table:style-name="ce34" office:value-type="percentage" office:value="0.0245317911573621" calcext:value-type="percentage">
            <text:p>2.5%</text:p>
          </table:table-cell>
          <table:table-cell table:style-name="ce45" office:value-type="percentage" office:value="1" calcext:value-type="percentage">
            <text:p>100%</text:p>
          </table:table-cell>
          <table:table-cell table:style-name="ce52"/>
          <table:table-cell table:style-name="ce6" office:value-type="float" office:value="2010" calcext:value-type="float">
            <text:p>2010</text:p>
          </table:table-cell>
          <table:table-cell/>
          <table:table-cell table:style-name="ce60" office:value-type="float" office:value="1" calcext:value-type="float">
            <text:p>1</text:p>
          </table:table-cell>
          <table:table-cell table:style-name="ce60" office:value-type="float" office:value="41" calcext:value-type="float">
            <text:p>41</text:p>
          </table:table-cell>
          <table:table-cell table:style-name="ce60" office:value-type="float" office:value="11" calcext:value-type="float">
            <text:p>11</text:p>
          </table:table-cell>
          <table:table-cell table:style-name="ce60" office:value-type="float" office:value="6" calcext:value-type="float">
            <text:p>6</text:p>
          </table:table-cell>
          <table:table-cell table:style-name="ce60" office:value-type="float" office:value="0" calcext:value-type="float">
            <text:p>0</text:p>
          </table:table-cell>
          <table:table-cell table:style-name="ce60" office:value-type="float" office:value="59" calcext:value-type="float">
            <text:p>59</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2015" calcext:value-type="float">
            <text:p>2015</text:p>
          </table:table-cell>
          <table:table-cell/>
          <table:table-cell table:style-name="ce34" office:value-type="percentage" office:value="0.149149630647655" calcext:value-type="percentage">
            <text:p>14.9%</text:p>
          </table:table-cell>
          <table:table-cell table:style-name="ce34" office:value-type="percentage" office:value="0.242947947088129" calcext:value-type="percentage">
            <text:p>24.3%</text:p>
          </table:table-cell>
          <table:table-cell table:style-name="ce34" office:value-type="percentage" office:value="0.0754853118020959" calcext:value-type="percentage">
            <text:p>7.5%</text:p>
          </table:table-cell>
          <table:table-cell table:style-name="ce34" office:value-type="percentage" office:value="0.499707953959801" calcext:value-type="percentage">
            <text:p>50.0%</text:p>
          </table:table-cell>
          <table:table-cell table:style-name="ce34" office:value-type="percentage" office:value="0.0327091565023191" calcext:value-type="percentage">
            <text:p>3.3%</text:p>
          </table:table-cell>
          <table:table-cell table:style-name="ce45" office:value-type="percentage" office:value="1" calcext:value-type="percentage">
            <text:p>100%</text:p>
          </table:table-cell>
          <table:table-cell table:style-name="ce52"/>
          <table:table-cell table:style-name="ce6" office:value-type="float" office:value="2015" calcext:value-type="float">
            <text:p>2015</text:p>
          </table:table-cell>
          <table:table-cell/>
          <table:table-cell table:number-columns-repeated="3" table:style-name="ce59" office:value-type="float" office:value="1" calcext:value-type="float">
            <text:p>1</text:p>
          </table:table-cell>
          <table:table-cell table:style-name="ce59" office:value-type="float" office:value="56" calcext:value-type="float">
            <text:p>56</text:p>
          </table:table-cell>
          <table:table-cell table:style-name="ce60" office:value-type="float" office:value="0" calcext:value-type="float">
            <text:p>0</text:p>
          </table:table-cell>
          <table:table-cell table:style-name="ce59" office:value-type="float" office:value="59" calcext:value-type="float">
            <text:p>59</text:p>
          </table:table-cell>
          <table:table-cell table:number-columns-repeated="8"/>
          <table:table-cell table:style-name="ce72" table:number-columns-repeated="12"/>
          <table:table-cell table:number-columns-repeated="987"/>
        </table:table-row>
        <table:table-row table:style-name="ro5">
          <table:table-cell table:style-name="ce6" office:value-type="float" office:value="2017" calcext:value-type="float">
            <text:p>2017</text:p>
          </table:table-cell>
          <table:table-cell/>
          <table:table-cell table:style-name="ce34" office:value-type="percentage" office:value="0.286051413464569" calcext:value-type="percentage">
            <text:p>28.6%</text:p>
          </table:table-cell>
          <table:table-cell table:style-name="ce34" office:value-type="percentage" office:value="0.2705998237533" calcext:value-type="percentage">
            <text:p>27.1%</text:p>
          </table:table-cell>
          <table:table-cell table:style-name="ce34" office:value-type="percentage" office:value="0.0675783439226024" calcext:value-type="percentage">
            <text:p>6.8%</text:p>
          </table:table-cell>
          <table:table-cell table:style-name="ce34" office:value-type="percentage" office:value="0.368936047356394" calcext:value-type="percentage">
            <text:p>36.9%</text:p>
          </table:table-cell>
          <table:table-cell table:style-name="ce34" office:value-type="percentage" office:value="0.00683437150313527" calcext:value-type="percentage">
            <text:p>0.7%</text:p>
          </table:table-cell>
          <table:table-cell table:style-name="ce45" office:value-type="percentage" office:value="1" calcext:value-type="percentage">
            <text:p>100%</text:p>
          </table:table-cell>
          <table:table-cell table:style-name="ce52"/>
          <table:table-cell table:style-name="ce6" office:value-type="float" office:value="2017" calcext:value-type="float">
            <text:p>2017</text:p>
          </table:table-cell>
          <table:table-cell/>
          <table:table-cell table:style-name="ce59" office:value-type="float" office:value="13" calcext:value-type="float">
            <text:p>13</text:p>
          </table:table-cell>
          <table:table-cell table:style-name="ce59" office:value-type="float" office:value="7" calcext:value-type="float">
            <text:p>7</text:p>
          </table:table-cell>
          <table:table-cell table:style-name="ce59" office:value-type="float" office:value="4" calcext:value-type="float">
            <text:p>4</text:p>
          </table:table-cell>
          <table:table-cell table:style-name="ce59" office:value-type="float" office:value="35" calcext:value-type="float">
            <text:p>35</text:p>
          </table:table-cell>
          <table:table-cell table:style-name="ce60" office:value-type="float" office:value="0" calcext:value-type="float">
            <text:p>0</text:p>
          </table:table-cell>
          <table:table-cell table:style-name="ce63" office:value-type="float" office:value="59" calcext:value-type="float">
            <text:p>59</text:p>
          </table:table-cell>
          <table:table-cell table:number-columns-repeated="1007"/>
        </table:table-row>
        <table:table-row table:style-name="ro5">
          <table:table-cell table:style-name="ce6" office:value-type="float" office:value="2019" calcext:value-type="float">
            <text:p>2019</text:p>
          </table:table-cell>
          <table:table-cell/>
          <table:table-cell table:style-name="ce34" office:value-type="percentage" office:value="0.251150300772618" calcext:value-type="percentage">
            <text:p>25.1%</text:p>
          </table:table-cell>
          <table:table-cell table:style-name="ce34" office:value-type="percentage" office:value="0.185511665019367" calcext:value-type="percentage">
            <text:p>18.6%</text:p>
          </table:table-cell>
          <table:table-cell table:style-name="ce34" office:value-type="percentage" office:value="0.0953349708469657" calcext:value-type="percentage">
            <text:p>9.5%</text:p>
          </table:table-cell>
          <table:table-cell table:style-name="ce34" office:value-type="percentage" office:value="0.450290877947244" calcext:value-type="percentage">
            <text:p>45.0%</text:p>
          </table:table-cell>
          <table:table-cell table:style-name="ce34" office:value-type="percentage" office:value="0.0175737325126193" calcext:value-type="percentage">
            <text:p>1.8%</text:p>
          </table:table-cell>
          <table:table-cell table:style-name="ce45" office:value-type="percentage" office:value="1" calcext:value-type="percentage">
            <text:p>100%</text:p>
          </table:table-cell>
          <table:table-cell table:style-name="ce52"/>
          <table:table-cell table:style-name="ce6" office:value-type="float" office:value="2019" calcext:value-type="float">
            <text:p>2019</text:p>
          </table:table-cell>
          <table:table-cell/>
          <table:table-cell table:style-name="ce59" office:value-type="float" office:value="6" calcext:value-type="float">
            <text:p>6</text:p>
          </table:table-cell>
          <table:table-cell table:style-name="ce59" office:value-type="float" office:value="1" calcext:value-type="float">
            <text:p>1</text:p>
          </table:table-cell>
          <table:table-cell table:style-name="ce59" office:value-type="float" office:value="4" calcext:value-type="float">
            <text:p>4</text:p>
          </table:table-cell>
          <table:table-cell table:style-name="ce59" office:value-type="float" office:value="48" calcext:value-type="float">
            <text:p>48</text:p>
          </table:table-cell>
          <table:table-cell table:style-name="ce60" office:value-type="float" office:value="0" calcext:value-type="float">
            <text:p>0</text:p>
          </table:table-cell>
          <table:table-cell table:style-name="ce63" office:value-type="float" office:value="59" calcext:value-type="float">
            <text:p>59</text:p>
          </table:table-cell>
          <table:table-cell table:number-columns-repeated="1007"/>
        </table:table-row>
        <table:table-row table:style-name="ro4">
          <table:table-cell table:style-name="ce9"/>
          <table:table-cell table:style-name="ce21"/>
          <table:table-cell table:style-name="ce35" table:number-columns-repeated="6"/>
          <table:table-cell table:style-name="ce53"/>
          <table:table-cell table:style-name="ce35"/>
          <table:table-cell table:style-name="ce56"/>
          <table:table-cell table:style-name="ce35" table:number-columns-repeated="4"/>
          <table:table-cell table:style-name="ce62"/>
          <table:table-cell table:style-name="ce35"/>
          <table:table-cell table:number-columns-repeated="1007"/>
        </table:table-row>
        <table:table-row table:style-name="ro4">
          <table:table-cell table:style-name="ce10"/>
          <table:table-cell table:style-name="ce22" table:number-columns-repeated="7"/>
          <table:table-cell table:style-name="ce54"/>
          <table:table-cell table:style-name="ce22" table:number-columns-repeated="8"/>
          <table:table-cell table:number-columns-repeated="1007"/>
        </table:table-row>
        <table:table-row table:style-name="ro7">
          <table:table-cell table:style-name="ce11" office:value-type="string" calcext:value-type="string">
            <text:p>Notes for tables 1a -1l:</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7">
          <table:table-cell table:style-name="ce11" office:value-type="string" calcext:value-type="string">
            <text:p>1. For elections up to 1992, the Speaker of the House of Commons is listed under the party he represented before his appointment. From 1997 the Speaker is listed under 'Other'.</text:p>
          </table:table-cell>
          <table:table-cell table:style-name="ce24" table:number-columns-repeated="16"/>
          <table:table-cell table:style-name="ce55"/>
          <table:table-cell table:style-name="ce67" table:number-columns-repeated="1006"/>
        </table:table-row>
        <table:table-row table:style-name="ro7">
          <table:table-cell table:style-name="ce11" office:value-type="string" calcext:value-type="string">
            <text:p>2. Includes Coalition Conservative for 1918; National, National Liberal and National Labour candidates for 1931-1935; National and National Liberal candidates for 1945; National Liberal &amp; Conservative candidates 1945-1970. </text:p>
          </table:table-cell>
          <table:table-cell table:style-name="ce24" table:number-columns-repeated="16"/>
          <table:table-cell table:style-name="ce55"/>
          <table:table-cell table:style-name="ce67" table:number-columns-repeated="1006"/>
        </table:table-row>
        <table:table-row table:style-name="ro7">
          <table:table-cell table:style-name="ce11" office:value-type="string" calcext:value-type="string">
            <text:p>3. Includes Coalition Liberal Party for 1918; National Liberal for 1922; and Independent Liberal for 1931. Figures show Liberal/SDP Alliance vote for 1983-1987 and Liberal Democrat vote from 1992 onwards. </text:p>
          </table:table-cell>
          <table:table-cell table:style-name="ce24" table:number-columns-repeated="16"/>
          <table:table-cell table:style-name="ce55"/>
          <table:table-cell table:style-name="ce67" table:number-columns-repeated="1006"/>
        </table:table-row>
        <table:table-row table:style-name="ro7">
          <table:table-cell table:style-name="ce11" office:value-type="string" calcext:value-type="string">
            <text:p>4. 1918 figures include all of Ireland. </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7">
          <table:table-cell table:style-name="ce11" office:value-type="string" calcext:value-type="string">
            <text:p>5. The formation of new parties in the early 1970s altered the pattern of party competition at Westminster elections. The SDLP (formed 1970) and the DUP (formed 1971) are included in the table from 1974 onwards. Ulster Unionists took the Conservative whip at Westminster until 1972 and are listed as Conservatives for general elections up to 1970; from 1974 they are listed as UUP. </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7">
          <table:table-cell table:style-name="ce11" office:value-type="string" calcext:value-type="string">
            <text:p>6. Irish Nationalist/Anti-Partitionist <text:s/></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7">
          <table:table-cell table:style-name="ce11" office:value-type="string" calcext:value-type="string">
            <text:p>7. 1918 figures include all of Ireland. After the creation of the Irish Free State in 1922 Northern Ireland remained part of the United Kingdom. </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7">
          <table:table-cell table:style-name="ce11" office:value-type="string" calcext:value-type="string">
            <text:p>Sources for tables 1a – 1l: </text:p>
          </table:table-cell>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7">
          <table:table-cell table:style-name="ce11" office:value-type="string" calcext:value-type="string">
            <text:p>Colin Rallings and Michael Thrasher, British Electoral Facts 1832-2006 </text:p>
          </table:table-cell>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7">
          <table:table-cell table:style-name="ce11" office:value-type="string" calcext:value-type="string">
            <text:p>House of Commons Library, CBP7186 General Election 2015, <text:s/>CBP7979 General Election 2017: results and analysis, General Election 2019: results and analysis</text:p>
          </table:table-cell>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9" table:number-rows-repeated="3">
          <table:table-cell table:style-name="ce12"/>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9">
          <table:table-cell table:style-name="ce13" table:number-columns-repeated="2"/>
          <table:table-cell table:style-name="ce23" table:number-columns-repeated="6"/>
          <table:table-cell table:style-name="ce55"/>
          <table:table-cell table:style-name="ce23" table:number-columns-repeated="8"/>
          <table:table-cell table:style-name="ce55"/>
          <table:table-cell table:number-columns-repeated="1006"/>
        </table:table-row>
        <table:table-row table:style-name="ro9">
          <table:table-cell table:style-name="ce12"/>
          <table:table-cell table:style-name="ce25"/>
          <table:table-cell table:style-name="ce23" table:number-columns-repeated="6"/>
          <table:table-cell table:style-name="ce55"/>
          <table:table-cell table:style-name="ce23" table:number-columns-repeated="8"/>
          <table:table-cell table:style-name="ce55"/>
          <table:table-cell table:number-columns-repeated="1006"/>
        </table:table-row>
        <table:table-row table:style-name="ro9">
          <table:table-cell table:style-name="ce12"/>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9" table:number-rows-repeated="1048492">
          <table:table-cell table:number-columns-repeated="1024"/>
        </table:table-row>
        <table:table-row table:style-name="ro9">
          <table:table-cell table:number-columns-repeated="1024"/>
        </table:table-row>
        <table:named-expressions>
          <table:named-range table:name="_xlnm.Print_Area" table:base-cell-address="$'1 GE-Scot'.$A$1" table:cell-range-address="$'1 GE-Scot'.$A$1:.$Q$75" table:range-usable-as="print-range"/>
        </table:named-expressions>
        <calcext:conditional-formats>
          <calcext:conditional-format calcext:target-range-address="'1 GE-Scot'.AG44:'1 GE-Scot'.AK61">
            <calcext:condition calcext:apply-style-name="ConditionalStyle_49" calcext:value="=0" calcext:base-cell-address="'1 GE-Scot'.AG44"/>
          </calcext:conditional-format>
        </calcext:conditional-formats>
      </table:table>
      <table:table table:name="CSV general_election_share" table:style-name="ta2">
        <table:table-column table:style-name="co6" table:default-cell-style-name="ce77"/>
        <table:table-column table:style-name="co6" table:number-columns-repeated="5" table:default-cell-style-name="ce78"/>
        <table:table-row table:style-name="ro10">
          <table:table-cell table:style-name="ce76"/>
          <table:table-cell table:style-name="Default" office:value-type="string" calcext:value-type="string">
            <text:p>Con</text:p>
          </table:table-cell>
          <table:table-cell table:style-name="Default" office:value-type="string" calcext:value-type="string">
            <text:p>Lab</text:p>
          </table:table-cell>
          <table:table-cell table:style-name="Default" office:value-type="string" calcext:value-type="string">
            <text:p>Lib</text:p>
          </table:table-cell>
          <table:table-cell table:style-name="Default" office:value-type="string" calcext:value-type="string">
            <text:p>SNP</text:p>
          </table:table-cell>
          <table:table-cell table:style-name="Default" office:value-type="string" calcext:value-type="string">
            <text:p>Other</text:p>
          </table:table-cell>
        </table:table-row>
        <table:table-row table:style-name="ro10">
          <table:table-cell table:formula="of:=['1 GE-Scot'.A37]" office:value-type="float" office:value="1918" calcext:value-type="float">
            <text:p>1918</text:p>
          </table:table-cell>
          <table:table-cell table:formula="of:=['1 GE-Scot'.C37]" office:value-type="percentage" office:value="0.328" calcext:value-type="percentage">
            <text:p>32.8%</text:p>
          </table:table-cell>
          <table:table-cell table:formula="of:=['1 GE-Scot'.D37]" office:value-type="percentage" office:value="0.229" calcext:value-type="percentage">
            <text:p>22.9%</text:p>
          </table:table-cell>
          <table:table-cell table:formula="of:=['1 GE-Scot'.E37]" office:value-type="percentage" office:value="0.341" calcext:value-type="percentage">
            <text:p>34.1%</text:p>
          </table:table-cell>
          <table:table-cell office:value-type="percentage" office:value="0" calcext:value-type="percentage">
            <text:p>0.0%</text:p>
          </table:table-cell>
          <table:table-cell table:formula="of:=['1 GE-Scot'.G37]" office:value-type="percentage" office:value="0.102" calcext:value-type="percentage">
            <text:p>10.2%</text:p>
          </table:table-cell>
        </table:table-row>
        <table:table-row table:style-name="ro10">
          <table:table-cell table:formula="of:=['1 GE-Scot'.A38]" office:value-type="float" office:value="1922" calcext:value-type="float">
            <text:p>1922</text:p>
          </table:table-cell>
          <table:table-cell table:formula="of:=['1 GE-Scot'.C38]" office:value-type="percentage" office:value="0.251" calcext:value-type="percentage">
            <text:p>25.1%</text:p>
          </table:table-cell>
          <table:table-cell table:formula="of:=['1 GE-Scot'.D38]" office:value-type="percentage" office:value="0.322" calcext:value-type="percentage">
            <text:p>32.2%</text:p>
          </table:table-cell>
          <table:table-cell table:formula="of:=['1 GE-Scot'.E38]" office:value-type="percentage" office:value="0.392" calcext:value-type="percentage">
            <text:p>39.2%</text:p>
          </table:table-cell>
          <table:table-cell office:value-type="percentage" office:value="0" calcext:value-type="percentage">
            <text:p>0.0%</text:p>
          </table:table-cell>
          <table:table-cell table:formula="of:=['1 GE-Scot'.G38]" office:value-type="percentage" office:value="0.035" calcext:value-type="percentage">
            <text:p>3.5%</text:p>
          </table:table-cell>
        </table:table-row>
        <table:table-row table:style-name="ro10">
          <table:table-cell table:formula="of:=['1 GE-Scot'.A39]" office:value-type="float" office:value="1923" calcext:value-type="float">
            <text:p>1923</text:p>
          </table:table-cell>
          <table:table-cell table:formula="of:=['1 GE-Scot'.C39]" office:value-type="percentage" office:value="0.316" calcext:value-type="percentage">
            <text:p>31.6%</text:p>
          </table:table-cell>
          <table:table-cell table:formula="of:=['1 GE-Scot'.D39]" office:value-type="percentage" office:value="0.359" calcext:value-type="percentage">
            <text:p>35.9%</text:p>
          </table:table-cell>
          <table:table-cell table:formula="of:=['1 GE-Scot'.E39]" office:value-type="percentage" office:value="0.284" calcext:value-type="percentage">
            <text:p>28.4%</text:p>
          </table:table-cell>
          <table:table-cell office:value-type="percentage" office:value="0" calcext:value-type="percentage">
            <text:p>0.0%</text:p>
          </table:table-cell>
          <table:table-cell table:formula="of:=['1 GE-Scot'.G39]" office:value-type="percentage" office:value="0.0409999999999999" calcext:value-type="percentage">
            <text:p>4.1%</text:p>
          </table:table-cell>
        </table:table-row>
        <table:table-row table:style-name="ro10">
          <table:table-cell table:formula="of:=['1 GE-Scot'.A40]" office:value-type="float" office:value="1924" calcext:value-type="float">
            <text:p>1924</text:p>
          </table:table-cell>
          <table:table-cell table:formula="of:=['1 GE-Scot'.C40]" office:value-type="percentage" office:value="0.407" calcext:value-type="percentage">
            <text:p>40.7%</text:p>
          </table:table-cell>
          <table:table-cell table:formula="of:=['1 GE-Scot'.D40]" office:value-type="percentage" office:value="0.411" calcext:value-type="percentage">
            <text:p>41.1%</text:p>
          </table:table-cell>
          <table:table-cell table:formula="of:=['1 GE-Scot'.E40]" office:value-type="percentage" office:value="0.166" calcext:value-type="percentage">
            <text:p>16.6%</text:p>
          </table:table-cell>
          <table:table-cell office:value-type="percentage" office:value="0" calcext:value-type="percentage">
            <text:p>0.0%</text:p>
          </table:table-cell>
          <table:table-cell table:formula="of:=['1 GE-Scot'.G40]" office:value-type="percentage" office:value="0.0159999999999999" calcext:value-type="percentage">
            <text:p>1.6%</text:p>
          </table:table-cell>
        </table:table-row>
        <table:table-row table:style-name="ro10">
          <table:table-cell table:formula="of:=['1 GE-Scot'.A41]" office:value-type="float" office:value="1929" calcext:value-type="float">
            <text:p>1929</text:p>
          </table:table-cell>
          <table:table-cell table:formula="of:=['1 GE-Scot'.C41]" office:value-type="percentage" office:value="0.359" calcext:value-type="percentage">
            <text:p>35.9%</text:p>
          </table:table-cell>
          <table:table-cell table:formula="of:=['1 GE-Scot'.D41]" office:value-type="percentage" office:value="0.423" calcext:value-type="percentage">
            <text:p>42.3%</text:p>
          </table:table-cell>
          <table:table-cell table:formula="of:=['1 GE-Scot'.E41]" office:value-type="percentage" office:value="0.181" calcext:value-type="percentage">
            <text:p>18.1%</text:p>
          </table:table-cell>
          <table:table-cell table:formula="of:=['1 GE-Scot'.F41]" office:value-type="percentage" office:value="0.002" calcext:value-type="percentage">
            <text:p>0.2%</text:p>
          </table:table-cell>
          <table:table-cell table:formula="of:=['1 GE-Scot'.G41]" office:value-type="percentage" office:value="0.0349999999999999" calcext:value-type="percentage">
            <text:p>3.5%</text:p>
          </table:table-cell>
        </table:table-row>
        <table:table-row table:style-name="ro10">
          <table:table-cell table:formula="of:=['1 GE-Scot'.A42]" office:value-type="float" office:value="1931" calcext:value-type="float">
            <text:p>1931</text:p>
          </table:table-cell>
          <table:table-cell table:formula="of:=['1 GE-Scot'.C42]" office:value-type="percentage" office:value="0.554" calcext:value-type="percentage">
            <text:p>55.4%</text:p>
          </table:table-cell>
          <table:table-cell table:formula="of:=['1 GE-Scot'.D42]" office:value-type="percentage" office:value="0.326" calcext:value-type="percentage">
            <text:p>32.6%</text:p>
          </table:table-cell>
          <table:table-cell table:formula="of:=['1 GE-Scot'.E42]" office:value-type="percentage" office:value="0.086" calcext:value-type="percentage">
            <text:p>8.6%</text:p>
          </table:table-cell>
          <table:table-cell table:formula="of:=['1 GE-Scot'.F42]" office:value-type="percentage" office:value="0.01" calcext:value-type="percentage">
            <text:p>1.0%</text:p>
          </table:table-cell>
          <table:table-cell table:formula="of:=['1 GE-Scot'.G42]" office:value-type="percentage" office:value="0.0239999999999999" calcext:value-type="percentage">
            <text:p>2.4%</text:p>
          </table:table-cell>
        </table:table-row>
        <table:table-row table:style-name="ro10">
          <table:table-cell table:formula="of:=['1 GE-Scot'.A43]" office:value-type="float" office:value="1935" calcext:value-type="float">
            <text:p>1935</text:p>
          </table:table-cell>
          <table:table-cell table:formula="of:=['1 GE-Scot'.C43]" office:value-type="percentage" office:value="0.498" calcext:value-type="percentage">
            <text:p>49.8%</text:p>
          </table:table-cell>
          <table:table-cell table:formula="of:=['1 GE-Scot'.D43]" office:value-type="percentage" office:value="0.368" calcext:value-type="percentage">
            <text:p>36.8%</text:p>
          </table:table-cell>
          <table:table-cell table:formula="of:=['1 GE-Scot'.E43]" office:value-type="percentage" office:value="0.067" calcext:value-type="percentage">
            <text:p>6.7%</text:p>
          </table:table-cell>
          <table:table-cell table:formula="of:=['1 GE-Scot'.F43]" office:value-type="percentage" office:value="0.011" calcext:value-type="percentage">
            <text:p>1.1%</text:p>
          </table:table-cell>
          <table:table-cell table:formula="of:=['1 GE-Scot'.G43]" office:value-type="percentage" office:value="0.0559999999999999" calcext:value-type="percentage">
            <text:p>5.6%</text:p>
          </table:table-cell>
        </table:table-row>
        <table:table-row table:style-name="ro10">
          <table:table-cell table:formula="of:=['1 GE-Scot'.A44]" office:value-type="float" office:value="1945" calcext:value-type="float">
            <text:p>1945</text:p>
          </table:table-cell>
          <table:table-cell table:formula="of:=['1 GE-Scot'.C44]" office:value-type="percentage" office:value="0.403425343069896" calcext:value-type="percentage">
            <text:p>40.3%</text:p>
          </table:table-cell>
          <table:table-cell table:formula="of:=['1 GE-Scot'.D44]" office:value-type="percentage" office:value="0.478812431691474" calcext:value-type="percentage">
            <text:p>47.9%</text:p>
          </table:table-cell>
          <table:table-cell table:formula="of:=['1 GE-Scot'.E44]" office:value-type="percentage" office:value="0.0555878675689111" calcext:value-type="percentage">
            <text:p>5.6%</text:p>
          </table:table-cell>
          <table:table-cell table:formula="of:=['1 GE-Scot'.F44]" office:value-type="percentage" office:value="0.0128018337230302" calcext:value-type="percentage">
            <text:p>1.3%</text:p>
          </table:table-cell>
          <table:table-cell table:formula="of:=['1 GE-Scot'.G44]" office:value-type="percentage" office:value="0.0493725239466888" calcext:value-type="percentage">
            <text:p>4.9%</text:p>
          </table:table-cell>
        </table:table-row>
        <table:table-row table:style-name="ro10">
          <table:table-cell table:formula="of:=['1 GE-Scot'.A45]" office:value-type="float" office:value="1950" calcext:value-type="float">
            <text:p>1950</text:p>
          </table:table-cell>
          <table:table-cell table:formula="of:=['1 GE-Scot'.C45]" office:value-type="percentage" office:value="0.448167077666499" calcext:value-type="percentage">
            <text:p>44.8%</text:p>
          </table:table-cell>
          <table:table-cell table:formula="of:=['1 GE-Scot'.D45]" office:value-type="percentage" office:value="0.461883371890546" calcext:value-type="percentage">
            <text:p>46.2%</text:p>
          </table:table-cell>
          <table:table-cell table:formula="of:=['1 GE-Scot'.E45]" office:value-type="percentage" office:value="0.0661132716515739" calcext:value-type="percentage">
            <text:p>6.6%</text:p>
          </table:table-cell>
          <table:table-cell table:formula="of:=['1 GE-Scot'.F45]" office:value-type="percentage" office:value="0.00356036856489421" calcext:value-type="percentage">
            <text:p>0.4%</text:p>
          </table:table-cell>
          <table:table-cell table:formula="of:=['1 GE-Scot'.G45]" office:value-type="percentage" office:value="0.0202759102264876" calcext:value-type="percentage">
            <text:p>2.0%</text:p>
          </table:table-cell>
        </table:table-row>
        <table:table-row table:style-name="ro10">
          <table:table-cell table:formula="of:=['1 GE-Scot'.A46]" office:value-type="float" office:value="1951" calcext:value-type="float">
            <text:p>1951</text:p>
          </table:table-cell>
          <table:table-cell table:formula="of:=['1 GE-Scot'.C46]" office:value-type="percentage" office:value="0.485736924088778" calcext:value-type="percentage">
            <text:p>48.6%</text:p>
          </table:table-cell>
          <table:table-cell table:formula="of:=['1 GE-Scot'.D46]" office:value-type="percentage" office:value="0.478877630328921" calcext:value-type="percentage">
            <text:p>47.9%</text:p>
          </table:table-cell>
          <table:table-cell table:formula="of:=['1 GE-Scot'.E46]" office:value-type="percentage" office:value="0.0274641744638004" calcext:value-type="percentage">
            <text:p>2.7%</text:p>
          </table:table-cell>
          <table:table-cell table:formula="of:=['1 GE-Scot'.F46]" office:value-type="percentage" office:value="0.00262758397990955" calcext:value-type="percentage">
            <text:p>0.3%</text:p>
          </table:table-cell>
          <table:table-cell table:formula="of:=['1 GE-Scot'.G46]" office:value-type="percentage" office:value="0.00529368713859018" calcext:value-type="percentage">
            <text:p>0.5%</text:p>
          </table:table-cell>
        </table:table-row>
        <table:table-row table:style-name="ro10">
          <table:table-cell table:formula="of:=['1 GE-Scot'.A47]" office:value-type="float" office:value="1955" calcext:value-type="float">
            <text:p>1955</text:p>
          </table:table-cell>
          <table:table-cell table:formula="of:=['1 GE-Scot'.C47]" office:value-type="percentage" office:value="0.500910251197875" calcext:value-type="percentage">
            <text:p>50.1%</text:p>
          </table:table-cell>
          <table:table-cell table:formula="of:=['1 GE-Scot'.D47]" office:value-type="percentage" office:value="0.467140914749372" calcext:value-type="percentage">
            <text:p>46.7%</text:p>
          </table:table-cell>
          <table:table-cell table:formula="of:=['1 GE-Scot'.E47]" office:value-type="percentage" office:value="0.0185876046985476" calcext:value-type="percentage">
            <text:p>1.9%</text:p>
          </table:table-cell>
          <table:table-cell table:formula="of:=['1 GE-Scot'.F47]" office:value-type="percentage" office:value="0.00476240281151627" calcext:value-type="percentage">
            <text:p>0.5%</text:p>
          </table:table-cell>
          <table:table-cell table:formula="of:=['1 GE-Scot'.G47]" office:value-type="percentage" office:value="0.00859882654268889" calcext:value-type="percentage">
            <text:p>0.9%</text:p>
          </table:table-cell>
        </table:table-row>
        <table:table-row table:style-name="ro10">
          <table:table-cell table:formula="of:=['1 GE-Scot'.A48]" office:value-type="float" office:value="1959" calcext:value-type="float">
            <text:p>1959</text:p>
          </table:table-cell>
          <table:table-cell table:formula="of:=['1 GE-Scot'.C48]" office:value-type="percentage" office:value="0.472457678744209" calcext:value-type="percentage">
            <text:p>47.2%</text:p>
          </table:table-cell>
          <table:table-cell table:formula="of:=['1 GE-Scot'.D48]" office:value-type="percentage" office:value="0.466822467219466" calcext:value-type="percentage">
            <text:p>46.7%</text:p>
          </table:table-cell>
          <table:table-cell table:formula="of:=['1 GE-Scot'.E48]" office:value-type="percentage" office:value="0.0408481608149614" calcext:value-type="percentage">
            <text:p>4.1%</text:p>
          </table:table-cell>
          <table:table-cell table:formula="of:=['1 GE-Scot'.F48]" office:value-type="percentage" office:value="0.00814916365918367" calcext:value-type="percentage">
            <text:p>0.8%</text:p>
          </table:table-cell>
          <table:table-cell table:formula="of:=['1 GE-Scot'.G48]" office:value-type="percentage" office:value="0.01172252956218" calcext:value-type="percentage">
            <text:p>1.2%</text:p>
          </table:table-cell>
        </table:table-row>
        <table:table-row table:style-name="ro10">
          <table:table-cell table:formula="of:=['1 GE-Scot'.A49]" office:value-type="float" office:value="1964" calcext:value-type="float">
            <text:p>1964</text:p>
          </table:table-cell>
          <table:table-cell table:formula="of:=['1 GE-Scot'.C49]" office:value-type="percentage" office:value="0.406027392268628" calcext:value-type="percentage">
            <text:p>40.6%</text:p>
          </table:table-cell>
          <table:table-cell table:formula="of:=['1 GE-Scot'.D49]" office:value-type="percentage" office:value="0.487245396632959" calcext:value-type="percentage">
            <text:p>48.7%</text:p>
          </table:table-cell>
          <table:table-cell table:formula="of:=['1 GE-Scot'.E49]" office:value-type="percentage" office:value="0.0759385228307495" calcext:value-type="percentage">
            <text:p>7.6%</text:p>
          </table:table-cell>
          <table:table-cell table:formula="of:=['1 GE-Scot'.F49]" office:value-type="percentage" office:value="0.0243093763273195" calcext:value-type="percentage">
            <text:p>2.4%</text:p>
          </table:table-cell>
          <table:table-cell table:formula="of:=['1 GE-Scot'.G49]" office:value-type="percentage" office:value="0.00647931194034333" calcext:value-type="percentage">
            <text:p>0.6%</text:p>
          </table:table-cell>
        </table:table-row>
        <table:table-row table:style-name="ro10">
          <table:table-cell table:formula="of:=['1 GE-Scot'.A50]" office:value-type="float" office:value="1966" calcext:value-type="float">
            <text:p>1966</text:p>
          </table:table-cell>
          <table:table-cell table:formula="of:=['1 GE-Scot'.C50]" office:value-type="percentage" office:value="0.37638400238209" calcext:value-type="percentage">
            <text:p>37.6%</text:p>
          </table:table-cell>
          <table:table-cell table:formula="of:=['1 GE-Scot'.D50]" office:value-type="percentage" office:value="0.499109066831741" calcext:value-type="percentage">
            <text:p>49.9%</text:p>
          </table:table-cell>
          <table:table-cell table:formula="of:=['1 GE-Scot'.E50]" office:value-type="percentage" office:value="0.0675632155086625" calcext:value-type="percentage">
            <text:p>6.8%</text:p>
          </table:table-cell>
          <table:table-cell table:formula="of:=['1 GE-Scot'.F50]" office:value-type="percentage" office:value="0.0503349814682767" calcext:value-type="percentage">
            <text:p>5.0%</text:p>
          </table:table-cell>
          <table:table-cell table:formula="of:=['1 GE-Scot'.G50]" office:value-type="percentage" office:value="0.00660873380922901" calcext:value-type="percentage">
            <text:p>0.7%</text:p>
          </table:table-cell>
        </table:table-row>
        <table:table-row table:style-name="ro10">
          <table:table-cell table:formula="of:=['1 GE-Scot'.A51]" office:value-type="float" office:value="1970" calcext:value-type="float">
            <text:p>1970</text:p>
          </table:table-cell>
          <table:table-cell table:formula="of:=['1 GE-Scot'.C51]" office:value-type="percentage" office:value="0.379681835851404" calcext:value-type="percentage">
            <text:p>38.0%</text:p>
          </table:table-cell>
          <table:table-cell table:formula="of:=['1 GE-Scot'.D51]" office:value-type="percentage" office:value="0.445298867100532" calcext:value-type="percentage">
            <text:p>44.5%</text:p>
          </table:table-cell>
          <table:table-cell table:formula="of:=['1 GE-Scot'.E51]" office:value-type="percentage" office:value="0.0549308375197853" calcext:value-type="percentage">
            <text:p>5.5%</text:p>
          </table:table-cell>
          <table:table-cell table:formula="of:=['1 GE-Scot'.F51]" office:value-type="percentage" office:value="0.114127671129942" calcext:value-type="percentage">
            <text:p>11.4%</text:p>
          </table:table-cell>
          <table:table-cell table:formula="of:=['1 GE-Scot'.G51]" office:value-type="percentage" office:value="0.00596078839833567" calcext:value-type="percentage">
            <text:p>0.6%</text:p>
          </table:table-cell>
        </table:table-row>
        <table:table-row table:style-name="ro10">
          <table:table-cell office:value-type="string" calcext:value-type="string">
            <text:p>1974 Feb</text:p>
          </table:table-cell>
          <table:table-cell table:formula="of:=['1 GE-Scot'.C52]" office:value-type="percentage" office:value="0.329284137059134" calcext:value-type="percentage">
            <text:p>32.9%</text:p>
          </table:table-cell>
          <table:table-cell table:formula="of:=['1 GE-Scot'.D52]" office:value-type="percentage" office:value="0.366322662210022" calcext:value-type="percentage">
            <text:p>36.6%</text:p>
          </table:table-cell>
          <table:table-cell table:formula="of:=['1 GE-Scot'.E52]" office:value-type="percentage" office:value="0.0793751461254038" calcext:value-type="percentage">
            <text:p>7.9%</text:p>
          </table:table-cell>
          <table:table-cell table:formula="of:=['1 GE-Scot'.F52]" office:value-type="percentage" office:value="0.21931539707143" calcext:value-type="percentage">
            <text:p>21.9%</text:p>
          </table:table-cell>
          <table:table-cell table:formula="of:=['1 GE-Scot'.G52]" office:value-type="percentage" office:value="0.00570265753400932" calcext:value-type="percentage">
            <text:p>0.6%</text:p>
          </table:table-cell>
        </table:table-row>
        <table:table-row table:style-name="ro10">
          <table:table-cell office:value-type="string" calcext:value-type="string">
            <text:p>1974 Oct</text:p>
          </table:table-cell>
          <table:table-cell table:formula="of:=['1 GE-Scot'.C53]" office:value-type="percentage" office:value="0.247027574407174" calcext:value-type="percentage">
            <text:p>24.7%</text:p>
          </table:table-cell>
          <table:table-cell table:formula="of:=['1 GE-Scot'.D53]" office:value-type="percentage" office:value="0.362778955520483" calcext:value-type="percentage">
            <text:p>36.3%</text:p>
          </table:table-cell>
          <table:table-cell table:formula="of:=['1 GE-Scot'.E53]" office:value-type="percentage" office:value="0.0829755690600163" calcext:value-type="percentage">
            <text:p>8.3%</text:p>
          </table:table-cell>
          <table:table-cell table:formula="of:=['1 GE-Scot'.F53]" office:value-type="percentage" office:value="0.304418511142268" calcext:value-type="percentage">
            <text:p>30.4%</text:p>
          </table:table-cell>
          <table:table-cell table:formula="of:=['1 GE-Scot'.G53]" office:value-type="percentage" office:value="0.00279938987005915" calcext:value-type="percentage">
            <text:p>0.3%</text:p>
          </table:table-cell>
        </table:table-row>
        <table:table-row table:style-name="ro10">
          <table:table-cell table:formula="of:=['1 GE-Scot'.A54]" office:value-type="float" office:value="1979" calcext:value-type="float">
            <text:p>1979</text:p>
          </table:table-cell>
          <table:table-cell table:formula="of:=['1 GE-Scot'.C54]" office:value-type="percentage" office:value="0.314113480697118" calcext:value-type="percentage">
            <text:p>31.4%</text:p>
          </table:table-cell>
          <table:table-cell table:formula="of:=['1 GE-Scot'.D54]" office:value-type="percentage" office:value="0.415356796200556" calcext:value-type="percentage">
            <text:p>41.5%</text:p>
          </table:table-cell>
          <table:table-cell table:formula="of:=['1 GE-Scot'.E54]" office:value-type="percentage" office:value="0.0899062859039366" calcext:value-type="percentage">
            <text:p>9.0%</text:p>
          </table:table-cell>
          <table:table-cell table:formula="of:=['1 GE-Scot'.F54]" office:value-type="percentage" office:value="0.172890558543967" calcext:value-type="percentage">
            <text:p>17.3%</text:p>
          </table:table-cell>
          <table:table-cell table:formula="of:=['1 GE-Scot'.G54]" office:value-type="percentage" office:value="0.00773287865442291" calcext:value-type="percentage">
            <text:p>0.8%</text:p>
          </table:table-cell>
        </table:table-row>
        <table:table-row table:style-name="ro10">
          <table:table-cell table:formula="of:=['1 GE-Scot'.A55]" office:value-type="float" office:value="1983" calcext:value-type="float">
            <text:p>1983</text:p>
          </table:table-cell>
          <table:table-cell table:formula="of:=['1 GE-Scot'.C55]" office:value-type="percentage" office:value="0.283754398884082" calcext:value-type="percentage">
            <text:p>28.4%</text:p>
          </table:table-cell>
          <table:table-cell table:formula="of:=['1 GE-Scot'.D55]" office:value-type="percentage" office:value="0.35072612565408" calcext:value-type="percentage">
            <text:p>35.1%</text:p>
          </table:table-cell>
          <table:table-cell table:formula="of:=['1 GE-Scot'.E55]" office:value-type="percentage" office:value="0.245216633977441" calcext:value-type="percentage">
            <text:p>24.5%</text:p>
          </table:table-cell>
          <table:table-cell table:formula="of:=['1 GE-Scot'.F55]" office:value-type="percentage" office:value="0.117530747934206" calcext:value-type="percentage">
            <text:p>11.8%</text:p>
          </table:table-cell>
          <table:table-cell table:formula="of:=['1 GE-Scot'.G55]" office:value-type="percentage" office:value="0.00277209355019151" calcext:value-type="percentage">
            <text:p>0.3%</text:p>
          </table:table-cell>
        </table:table-row>
        <table:table-row table:style-name="ro10">
          <table:table-cell table:formula="of:=['1 GE-Scot'.A56]" office:value-type="float" office:value="1987" calcext:value-type="float">
            <text:p>1987</text:p>
          </table:table-cell>
          <table:table-cell table:formula="of:=['1 GE-Scot'.C56]" office:value-type="percentage" office:value="0.240271944815837" calcext:value-type="percentage">
            <text:p>24.0%</text:p>
          </table:table-cell>
          <table:table-cell table:formula="of:=['1 GE-Scot'.D56]" office:value-type="percentage" office:value="0.42392634563961" calcext:value-type="percentage">
            <text:p>42.4%</text:p>
          </table:table-cell>
          <table:table-cell table:formula="of:=['1 GE-Scot'.E56]" office:value-type="percentage" office:value="0.192078800245838" calcext:value-type="percentage">
            <text:p>19.2%</text:p>
          </table:table-cell>
          <table:table-cell table:formula="of:=['1 GE-Scot'.F56]" office:value-type="percentage" office:value="0.140330169606659" calcext:value-type="percentage">
            <text:p>14.0%</text:p>
          </table:table-cell>
          <table:table-cell table:formula="of:=['1 GE-Scot'.G56]" office:value-type="percentage" office:value="0.00339273969205554" calcext:value-type="percentage">
            <text:p>0.3%</text:p>
          </table:table-cell>
        </table:table-row>
        <table:table-row table:style-name="ro10">
          <table:table-cell table:formula="of:=['1 GE-Scot'.A57]" office:value-type="float" office:value="1992" calcext:value-type="float">
            <text:p>1992</text:p>
          </table:table-cell>
          <table:table-cell table:formula="of:=['1 GE-Scot'.C57]" office:value-type="percentage" office:value="0.256489583852088" calcext:value-type="percentage">
            <text:p>25.6%</text:p>
          </table:table-cell>
          <table:table-cell table:formula="of:=['1 GE-Scot'.D57]" office:value-type="percentage" office:value="0.389846089194726" calcext:value-type="percentage">
            <text:p>39.0%</text:p>
          </table:table-cell>
          <table:table-cell table:formula="of:=['1 GE-Scot'.E57]" office:value-type="percentage" office:value="0.130932995144793" calcext:value-type="percentage">
            <text:p>13.1%</text:p>
          </table:table-cell>
          <table:table-cell table:formula="of:=['1 GE-Scot'.F57]" office:value-type="percentage" office:value="0.214743810583491" calcext:value-type="percentage">
            <text:p>21.5%</text:p>
          </table:table-cell>
          <table:table-cell table:formula="of:=['1 GE-Scot'.G57]" office:value-type="percentage" office:value="0.00798752122490104" calcext:value-type="percentage">
            <text:p>0.8%</text:p>
          </table:table-cell>
        </table:table-row>
        <table:table-row table:style-name="ro10">
          <table:table-cell table:formula="of:=['1 GE-Scot'.A58]" office:value-type="float" office:value="1997" calcext:value-type="float">
            <text:p>1997</text:p>
          </table:table-cell>
          <table:table-cell table:formula="of:=['1 GE-Scot'.C58]" office:value-type="percentage" office:value="0.175045477976731" calcext:value-type="percentage">
            <text:p>17.5%</text:p>
          </table:table-cell>
          <table:table-cell table:formula="of:=['1 GE-Scot'.D58]" office:value-type="percentage" office:value="0.455614062741857" calcext:value-type="percentage">
            <text:p>45.6%</text:p>
          </table:table-cell>
          <table:table-cell table:formula="of:=['1 GE-Scot'.E58]" office:value-type="percentage" office:value="0.129710574037862" calcext:value-type="percentage">
            <text:p>13.0%</text:p>
          </table:table-cell>
          <table:table-cell table:formula="of:=['1 GE-Scot'.F58]" office:value-type="percentage" office:value="0.220662267267075" calcext:value-type="percentage">
            <text:p>22.1%</text:p>
          </table:table-cell>
          <table:table-cell table:formula="of:=['1 GE-Scot'.G58]" office:value-type="percentage" office:value="0.018967617976475" calcext:value-type="percentage">
            <text:p>1.9%</text:p>
          </table:table-cell>
        </table:table-row>
        <table:table-row table:style-name="ro10">
          <table:table-cell table:formula="of:=['1 GE-Scot'.A59]" office:value-type="float" office:value="2001" calcext:value-type="float">
            <text:p>2001</text:p>
          </table:table-cell>
          <table:table-cell table:formula="of:=['1 GE-Scot'.C59]" office:value-type="percentage" office:value="0.155879260111829" calcext:value-type="percentage">
            <text:p>15.6%</text:p>
          </table:table-cell>
          <table:table-cell table:formula="of:=['1 GE-Scot'.D59]" office:value-type="percentage" office:value="0.432714944584456" calcext:value-type="percentage">
            <text:p>43.3%</text:p>
          </table:table-cell>
          <table:table-cell table:formula="of:=['1 GE-Scot'.E59]" office:value-type="percentage" office:value="0.163389305705448" calcext:value-type="percentage">
            <text:p>16.3%</text:p>
          </table:table-cell>
          <table:table-cell table:formula="of:=['1 GE-Scot'.F59]" office:value-type="percentage" office:value="0.200680208894753" calcext:value-type="percentage">
            <text:p>20.1%</text:p>
          </table:table-cell>
          <table:table-cell table:formula="of:=['1 GE-Scot'.G59]" office:value-type="percentage" office:value="0.0473362807035135" calcext:value-type="percentage">
            <text:p>4.7%</text:p>
          </table:table-cell>
        </table:table-row>
        <table:table-row table:style-name="ro10">
          <table:table-cell table:formula="of:=['1 GE-Scot'.A60]" office:value-type="float" office:value="2005" calcext:value-type="float">
            <text:p>2005</text:p>
          </table:table-cell>
          <table:table-cell table:formula="of:=['1 GE-Scot'.C60]" office:value-type="percentage" office:value="0.158271587270506" calcext:value-type="percentage">
            <text:p>15.8%</text:p>
          </table:table-cell>
          <table:table-cell table:formula="of:=['1 GE-Scot'.D60]" office:value-type="percentage" office:value="0.388728760218468" calcext:value-type="percentage">
            <text:p>38.9%</text:p>
          </table:table-cell>
          <table:table-cell table:formula="of:=['1 GE-Scot'.E60]" office:value-type="percentage" office:value="0.226264596357921" calcext:value-type="percentage">
            <text:p>22.6%</text:p>
          </table:table-cell>
          <table:table-cell table:formula="of:=['1 GE-Scot'.F60]" office:value-type="percentage" office:value="0.176643942058891" calcext:value-type="percentage">
            <text:p>17.7%</text:p>
          </table:table-cell>
          <table:table-cell table:formula="of:=['1 GE-Scot'.G60]" office:value-type="percentage" office:value="0.0500911140942129" calcext:value-type="percentage">
            <text:p>5.0%</text:p>
          </table:table-cell>
        </table:table-row>
        <table:table-row table:style-name="ro10">
          <table:table-cell table:formula="of:=['1 GE-Scot'.A61]" office:value-type="float" office:value="2010" calcext:value-type="float">
            <text:p>2010</text:p>
          </table:table-cell>
          <table:table-cell table:formula="of:=['1 GE-Scot'.C61]" office:value-type="percentage" office:value="0.167454111883461" calcext:value-type="percentage">
            <text:p>16.7%</text:p>
          </table:table-cell>
          <table:table-cell table:formula="of:=['1 GE-Scot'.D61]" office:value-type="percentage" office:value="0.419959607102012" calcext:value-type="percentage">
            <text:p>42.0%</text:p>
          </table:table-cell>
          <table:table-cell table:formula="of:=['1 GE-Scot'.E61]" office:value-type="percentage" office:value="0.188772315453933" calcext:value-type="percentage">
            <text:p>18.9%</text:p>
          </table:table-cell>
          <table:table-cell table:formula="of:=['1 GE-Scot'.F61]" office:value-type="percentage" office:value="0.199282174403231" calcext:value-type="percentage">
            <text:p>19.9%</text:p>
          </table:table-cell>
          <table:table-cell table:formula="of:=['1 GE-Scot'.G61]" office:value-type="percentage" office:value="0.0245317911573621" calcext:value-type="percentage">
            <text:p>2.5%</text:p>
          </table:table-cell>
        </table:table-row>
        <table:table-row table:style-name="ro10">
          <table:table-cell table:formula="of:=['1 GE-Scot'.A62]" office:value-type="float" office:value="2015" calcext:value-type="float">
            <text:p>2015</text:p>
          </table:table-cell>
          <table:table-cell table:formula="of:=['1 GE-Scot'.C62]" office:value-type="percentage" office:value="0.149149630647655" calcext:value-type="percentage">
            <text:p>14.9%</text:p>
          </table:table-cell>
          <table:table-cell table:formula="of:=['1 GE-Scot'.D62]" office:value-type="percentage" office:value="0.242947947088129" calcext:value-type="percentage">
            <text:p>24.3%</text:p>
          </table:table-cell>
          <table:table-cell table:formula="of:=['1 GE-Scot'.E62]" office:value-type="percentage" office:value="0.0754853118020959" calcext:value-type="percentage">
            <text:p>7.5%</text:p>
          </table:table-cell>
          <table:table-cell table:formula="of:=['1 GE-Scot'.F62]" office:value-type="percentage" office:value="0.499707953959801" calcext:value-type="percentage">
            <text:p>50.0%</text:p>
          </table:table-cell>
          <table:table-cell table:formula="of:=['1 GE-Scot'.G62]" office:value-type="percentage" office:value="0.0327091565023191" calcext:value-type="percentage">
            <text:p>3.3%</text:p>
          </table:table-cell>
        </table:table-row>
        <table:table-row table:style-name="ro10">
          <table:table-cell table:formula="of:=['1 GE-Scot'.A63]" office:value-type="float" office:value="2017" calcext:value-type="float">
            <text:p>2017</text:p>
          </table:table-cell>
          <table:table-cell table:formula="of:=['1 GE-Scot'.C63]" office:value-type="percentage" office:value="0.286051413464569" calcext:value-type="percentage">
            <text:p>28.6%</text:p>
          </table:table-cell>
          <table:table-cell table:formula="of:=['1 GE-Scot'.D63]" office:value-type="percentage" office:value="0.2705998237533" calcext:value-type="percentage">
            <text:p>27.1%</text:p>
          </table:table-cell>
          <table:table-cell table:formula="of:=['1 GE-Scot'.E63]" office:value-type="percentage" office:value="0.0675783439226024" calcext:value-type="percentage">
            <text:p>6.8%</text:p>
          </table:table-cell>
          <table:table-cell table:formula="of:=['1 GE-Scot'.F63]" office:value-type="percentage" office:value="0.368936047356394" calcext:value-type="percentage">
            <text:p>36.9%</text:p>
          </table:table-cell>
          <table:table-cell table:formula="of:=['1 GE-Scot'.G63]" office:value-type="percentage" office:value="0.00683437150313527" calcext:value-type="percentage">
            <text:p>0.7%</text:p>
          </table:table-cell>
        </table:table-row>
        <table:table-row table:style-name="ro10">
          <table:table-cell table:formula="of:=['1 GE-Scot'.A64]" office:value-type="float" office:value="2019" calcext:value-type="float">
            <text:p>2019</text:p>
          </table:table-cell>
          <table:table-cell table:formula="of:=['1 GE-Scot'.C64]" office:value-type="percentage" office:value="0.251150300772618" calcext:value-type="percentage">
            <text:p>25.1%</text:p>
          </table:table-cell>
          <table:table-cell table:formula="of:=['1 GE-Scot'.D64]" office:value-type="percentage" office:value="0.185511665019367" calcext:value-type="percentage">
            <text:p>18.6%</text:p>
          </table:table-cell>
          <table:table-cell table:formula="of:=['1 GE-Scot'.E64]" office:value-type="percentage" office:value="0.0953349708469657" calcext:value-type="percentage">
            <text:p>9.5%</text:p>
          </table:table-cell>
          <table:table-cell table:formula="of:=['1 GE-Scot'.F64]" office:value-type="percentage" office:value="0.450290877947244" calcext:value-type="percentage">
            <text:p>45.0%</text:p>
          </table:table-cell>
          <table:table-cell table:formula="of:=['1 GE-Scot'.G64]" office:value-type="percentage" office:value="0.0175737325126193" calcext:value-type="percentage">
            <text:p>1.8%</text:p>
          </table:table-cell>
        </table:table-row>
        <table:table-row table:style-name="ro10">
          <table:table-cell table:style-name="Default" office:value-type="string" calcext:value-type="string">
            <text:p>-META-</text:p>
          </table:table-cell>
          <table:table-cell table:style-name="Default" table:number-columns-repeated="5"/>
        </table:table-row>
        <table:table-row table:style-name="ro10">
          <table:table-cell table:style-name="Default" office:value-type="string" calcext:value-type="string">
            <text:p>YAXISTITLE</text:p>
          </table:table-cell>
          <table:table-cell table:style-name="Default" office:value-type="string" calcext:value-type="string">
            <text:p>Share of vote in General Elections in Scotland %</text:p>
          </table:table-cell>
          <table:table-cell table:style-name="Default" table:number-columns-repeated="4"/>
        </table:table-row>
        <table:table-row table:style-name="ro10">
          <table:table-cell table:style-name="Default" office:value-type="string" calcext:value-type="string">
            <text:p>SYMBOLS</text:p>
          </table:table-cell>
          <table:table-cell table:style-name="ce79" office:value-type="boolean" office:boolean-value="true" calcext:value-type="boolean">
            <text:p>TRUE</text:p>
          </table:table-cell>
          <table:table-cell table:style-name="Default" table:number-columns-repeated="4"/>
        </table:table-row>
        <table:table-row table:style-name="ro10">
          <table:table-cell table:style-name="Default" office:value-type="string" calcext:value-type="string">
            <text:p>LEGENDX</text:p>
          </table:table-cell>
          <table:table-cell table:style-name="Default" office:value-type="float" office:value="1955" calcext:value-type="float">
            <text:p>1955</text:p>
          </table:table-cell>
          <table:table-cell table:style-name="Default" table:number-columns-repeated="4"/>
        </table:table-row>
        <table:table-row table:style-name="ro10">
          <table:table-cell table:style-name="Default" office:value-type="string" calcext:value-type="string">
            <text:p>LEGENDY</text:p>
          </table:table-cell>
          <table:table-cell table:style-name="Default" office:value-type="float" office:value="29" calcext:value-type="float">
            <text:p>29</text:p>
          </table:table-cell>
          <table:table-cell table:style-name="Default" table:number-columns-repeated="4"/>
        </table:table-row>
      </table:table>
      <table:table table:name="CSV general_election_seats" table:style-name="ta2">
        <table:table-column table:style-name="co6" table:default-cell-style-name="ce80"/>
        <table:table-column table:style-name="co6" table:number-columns-repeated="4" table:default-cell-style-name="ce81"/>
        <table:table-column table:style-name="co6" table:default-cell-style-name="ce82"/>
        <table:table-row table:style-name="ro10">
          <table:table-cell table:style-name="Default" table:formula="of:=['CSV general_election_share'.A1]" office:value-type="float" office:value="0" calcext:value-type="float">
            <text:p>0</text:p>
          </table:table-cell>
          <table:table-cell table:style-name="Default" table:formula="of:=['CSV general_election_share'.B1]" office:value-type="string" office:string-value="Con" calcext:value-type="string">
            <text:p>Con</text:p>
          </table:table-cell>
          <table:table-cell table:style-name="Default" table:formula="of:=['CSV general_election_share'.C1]" office:value-type="string" office:string-value="Lab" calcext:value-type="string">
            <text:p>Lab</text:p>
          </table:table-cell>
          <table:table-cell table:style-name="Default" table:formula="of:=['CSV general_election_share'.D1]" office:value-type="string" office:string-value="Lib" calcext:value-type="string">
            <text:p>Lib</text:p>
          </table:table-cell>
          <table:table-cell table:style-name="Default" table:formula="of:=['CSV general_election_share'.E1]" office:value-type="string" office:string-value="SNP" calcext:value-type="string">
            <text:p>SNP</text:p>
          </table:table-cell>
          <table:table-cell table:style-name="Default" table:formula="of:=['CSV general_election_share'.F1]" office:value-type="string" office:string-value="Other" calcext:value-type="string">
            <text:p>Other</text:p>
          </table:table-cell>
        </table:table-row>
        <table:table-row table:style-name="ro10">
          <table:table-cell table:formula="of:=['CSV general_election_share'.A2]" office:value-type="float" office:value="1918" calcext:value-type="float">
            <text:p>1918</text:p>
          </table:table-cell>
          <table:table-cell table:formula="of:=['1 GE-Scot'.L37]" office:value-type="float" office:value="30" calcext:value-type="float">
            <text:p>30</text:p>
          </table:table-cell>
          <table:table-cell table:formula="of:=['1 GE-Scot'.M37]" office:value-type="float" office:value="6" calcext:value-type="float">
            <text:p>6</text:p>
          </table:table-cell>
          <table:table-cell table:formula="of:=['1 GE-Scot'.N37]" office:value-type="float" office:value="33" calcext:value-type="float">
            <text:p>33</text:p>
          </table:table-cell>
          <table:table-cell table:style-name="Default" office:value-type="float" office:value="0" calcext:value-type="float">
            <text:p>0</text:p>
          </table:table-cell>
          <table:table-cell table:formula="of:=['1 GE-Scot'.P37]" office:value-type="float" office:value="2" calcext:value-type="float">
            <text:p>2</text:p>
          </table:table-cell>
        </table:table-row>
        <table:table-row table:style-name="ro10">
          <table:table-cell table:formula="of:=['CSV general_election_share'.A3]" office:value-type="float" office:value="1922" calcext:value-type="float">
            <text:p>1922</text:p>
          </table:table-cell>
          <table:table-cell table:formula="of:=['1 GE-Scot'.L38]" office:value-type="float" office:value="13" calcext:value-type="float">
            <text:p>13</text:p>
          </table:table-cell>
          <table:table-cell table:formula="of:=['1 GE-Scot'.M38]" office:value-type="float" office:value="29" calcext:value-type="float">
            <text:p>29</text:p>
          </table:table-cell>
          <table:table-cell table:formula="of:=['1 GE-Scot'.N38]" office:value-type="float" office:value="27" calcext:value-type="float">
            <text:p>27</text:p>
          </table:table-cell>
          <table:table-cell table:style-name="Default" office:value-type="float" office:value="0" calcext:value-type="float">
            <text:p>0</text:p>
          </table:table-cell>
          <table:table-cell table:formula="of:=['1 GE-Scot'.P38]" office:value-type="float" office:value="2" calcext:value-type="float">
            <text:p>2</text:p>
          </table:table-cell>
        </table:table-row>
        <table:table-row table:style-name="ro10">
          <table:table-cell table:formula="of:=['CSV general_election_share'.A4]" office:value-type="float" office:value="1923" calcext:value-type="float">
            <text:p>1923</text:p>
          </table:table-cell>
          <table:table-cell table:formula="of:=['1 GE-Scot'.L39]" office:value-type="float" office:value="14" calcext:value-type="float">
            <text:p>14</text:p>
          </table:table-cell>
          <table:table-cell table:formula="of:=['1 GE-Scot'.M39]" office:value-type="float" office:value="34" calcext:value-type="float">
            <text:p>34</text:p>
          </table:table-cell>
          <table:table-cell table:formula="of:=['1 GE-Scot'.N39]" office:value-type="float" office:value="22" calcext:value-type="float">
            <text:p>22</text:p>
          </table:table-cell>
          <table:table-cell table:style-name="Default" office:value-type="float" office:value="0" calcext:value-type="float">
            <text:p>0</text:p>
          </table:table-cell>
          <table:table-cell table:formula="of:=['1 GE-Scot'.P39]" office:value-type="float" office:value="1" calcext:value-type="float">
            <text:p>1</text:p>
          </table:table-cell>
        </table:table-row>
        <table:table-row table:style-name="ro10">
          <table:table-cell table:formula="of:=['CSV general_election_share'.A5]" office:value-type="float" office:value="1924" calcext:value-type="float">
            <text:p>1924</text:p>
          </table:table-cell>
          <table:table-cell table:formula="of:=['1 GE-Scot'.L40]" office:value-type="float" office:value="36" calcext:value-type="float">
            <text:p>36</text:p>
          </table:table-cell>
          <table:table-cell table:formula="of:=['1 GE-Scot'.M40]" office:value-type="float" office:value="26" calcext:value-type="float">
            <text:p>26</text:p>
          </table:table-cell>
          <table:table-cell table:formula="of:=['1 GE-Scot'.N40]" office:value-type="float" office:value="8" calcext:value-type="float">
            <text:p>8</text:p>
          </table:table-cell>
          <table:table-cell table:style-name="Default" office:value-type="float" office:value="0" calcext:value-type="float">
            <text:p>0</text:p>
          </table:table-cell>
          <table:table-cell table:formula="of:=['1 GE-Scot'.P40]" office:value-type="float" office:value="1" calcext:value-type="float">
            <text:p>1</text:p>
          </table:table-cell>
        </table:table-row>
        <table:table-row table:style-name="ro10">
          <table:table-cell table:formula="of:=['CSV general_election_share'.A6]" office:value-type="float" office:value="1929" calcext:value-type="float">
            <text:p>1929</text:p>
          </table:table-cell>
          <table:table-cell table:formula="of:=['1 GE-Scot'.L41]" office:value-type="float" office:value="20" calcext:value-type="float">
            <text:p>20</text:p>
          </table:table-cell>
          <table:table-cell table:formula="of:=['1 GE-Scot'.M41]" office:value-type="float" office:value="36" calcext:value-type="float">
            <text:p>36</text:p>
          </table:table-cell>
          <table:table-cell table:formula="of:=['1 GE-Scot'.N41]" office:value-type="float" office:value="13" calcext:value-type="float">
            <text:p>13</text:p>
          </table:table-cell>
          <table:table-cell table:formula="of:=['1 GE-Scot'.O41]" office:value-type="float" office:value="0" calcext:value-type="float">
            <text:p>0</text:p>
          </table:table-cell>
          <table:table-cell table:formula="of:=['1 GE-Scot'.P41]" office:value-type="float" office:value="2" calcext:value-type="float">
            <text:p>2</text:p>
          </table:table-cell>
        </table:table-row>
        <table:table-row table:style-name="ro10">
          <table:table-cell table:formula="of:=['CSV general_election_share'.A7]" office:value-type="float" office:value="1931" calcext:value-type="float">
            <text:p>1931</text:p>
          </table:table-cell>
          <table:table-cell table:formula="of:=['1 GE-Scot'.L42]" office:value-type="float" office:value="57" calcext:value-type="float">
            <text:p>57</text:p>
          </table:table-cell>
          <table:table-cell table:formula="of:=['1 GE-Scot'.M42]" office:value-type="float" office:value="7" calcext:value-type="float">
            <text:p>7</text:p>
          </table:table-cell>
          <table:table-cell table:formula="of:=['1 GE-Scot'.N42]" office:value-type="float" office:value="7" calcext:value-type="float">
            <text:p>7</text:p>
          </table:table-cell>
          <table:table-cell table:formula="of:=['1 GE-Scot'.O42]" office:value-type="float" office:value="0" calcext:value-type="float">
            <text:p>0</text:p>
          </table:table-cell>
          <table:table-cell table:formula="of:=['1 GE-Scot'.P42]" office:value-type="float" office:value="0" calcext:value-type="float">
            <text:p/>
          </table:table-cell>
        </table:table-row>
        <table:table-row table:style-name="ro10">
          <table:table-cell table:formula="of:=['CSV general_election_share'.A8]" office:value-type="float" office:value="1935" calcext:value-type="float">
            <text:p>1935</text:p>
          </table:table-cell>
          <table:table-cell table:formula="of:=['1 GE-Scot'.L43]" office:value-type="float" office:value="43" calcext:value-type="float">
            <text:p>43</text:p>
          </table:table-cell>
          <table:table-cell table:formula="of:=['1 GE-Scot'.M43]" office:value-type="float" office:value="20" calcext:value-type="float">
            <text:p>20</text:p>
          </table:table-cell>
          <table:table-cell table:formula="of:=['1 GE-Scot'.N43]" office:value-type="float" office:value="3" calcext:value-type="float">
            <text:p>3</text:p>
          </table:table-cell>
          <table:table-cell table:formula="of:=['1 GE-Scot'.O43]" office:value-type="float" office:value="0" calcext:value-type="float">
            <text:p>0</text:p>
          </table:table-cell>
          <table:table-cell table:formula="of:=['1 GE-Scot'.P43]" office:value-type="float" office:value="5" calcext:value-type="float">
            <text:p>5</text:p>
          </table:table-cell>
        </table:table-row>
        <table:table-row table:style-name="ro10">
          <table:table-cell table:formula="of:=['CSV general_election_share'.A9]" office:value-type="float" office:value="1945" calcext:value-type="float">
            <text:p>1945</text:p>
          </table:table-cell>
          <table:table-cell table:formula="of:=['1 GE-Scot'.L44]" office:value-type="float" office:value="27" calcext:value-type="float">
            <text:p>27</text:p>
          </table:table-cell>
          <table:table-cell table:formula="of:=['1 GE-Scot'.M44]" office:value-type="float" office:value="37" calcext:value-type="float">
            <text:p>37</text:p>
          </table:table-cell>
          <table:table-cell table:formula="of:=['1 GE-Scot'.N44]" office:value-type="float" office:value="0" calcext:value-type="float">
            <text:p>0</text:p>
          </table:table-cell>
          <table:table-cell table:formula="of:=['1 GE-Scot'.O44]" office:value-type="float" office:value="0" calcext:value-type="float">
            <text:p>0</text:p>
          </table:table-cell>
          <table:table-cell table:formula="of:=['1 GE-Scot'.P44]" office:value-type="float" office:value="7" calcext:value-type="float">
            <text:p>7</text:p>
          </table:table-cell>
        </table:table-row>
        <table:table-row table:style-name="ro10">
          <table:table-cell table:formula="of:=['CSV general_election_share'.A10]" office:value-type="float" office:value="1950" calcext:value-type="float">
            <text:p>1950</text:p>
          </table:table-cell>
          <table:table-cell table:formula="of:=['1 GE-Scot'.L45]" office:value-type="float" office:value="31" calcext:value-type="float">
            <text:p>31</text:p>
          </table:table-cell>
          <table:table-cell table:formula="of:=['1 GE-Scot'.M45]" office:value-type="float" office:value="37" calcext:value-type="float">
            <text:p>37</text:p>
          </table:table-cell>
          <table:table-cell table:formula="of:=['1 GE-Scot'.N45]" office:value-type="float" office:value="2" calcext:value-type="float">
            <text:p>2</text:p>
          </table:table-cell>
          <table:table-cell table:formula="of:=['1 GE-Scot'.O45]" office:value-type="float" office:value="0" calcext:value-type="float">
            <text:p>0</text:p>
          </table:table-cell>
          <table:table-cell table:formula="of:=['1 GE-Scot'.P45]" office:value-type="float" office:value="1" calcext:value-type="float">
            <text:p>1</text:p>
          </table:table-cell>
        </table:table-row>
        <table:table-row table:style-name="ro10">
          <table:table-cell table:formula="of:=['CSV general_election_share'.A11]" office:value-type="float" office:value="1951" calcext:value-type="float">
            <text:p>1951</text:p>
          </table:table-cell>
          <table:table-cell table:formula="of:=['1 GE-Scot'.L46]" office:value-type="float" office:value="35" calcext:value-type="float">
            <text:p>35</text:p>
          </table:table-cell>
          <table:table-cell table:formula="of:=['1 GE-Scot'.M46]" office:value-type="float" office:value="35" calcext:value-type="float">
            <text:p>35</text:p>
          </table:table-cell>
          <table:table-cell table:formula="of:=['1 GE-Scot'.N46]" office:value-type="float" office:value="1" calcext:value-type="float">
            <text:p>1</text:p>
          </table:table-cell>
          <table:table-cell table:formula="of:=['1 GE-Scot'.O46]" office:value-type="float" office:value="0" calcext:value-type="float">
            <text:p>0</text:p>
          </table:table-cell>
          <table:table-cell table:formula="of:=['1 GE-Scot'.P46]" office:value-type="float" office:value="0" calcext:value-type="float">
            <text:p/>
          </table:table-cell>
        </table:table-row>
        <table:table-row table:style-name="ro10">
          <table:table-cell table:formula="of:=['CSV general_election_share'.A12]" office:value-type="float" office:value="1955" calcext:value-type="float">
            <text:p>1955</text:p>
          </table:table-cell>
          <table:table-cell table:formula="of:=['1 GE-Scot'.L47]" office:value-type="float" office:value="36" calcext:value-type="float">
            <text:p>36</text:p>
          </table:table-cell>
          <table:table-cell table:formula="of:=['1 GE-Scot'.M47]" office:value-type="float" office:value="34" calcext:value-type="float">
            <text:p>34</text:p>
          </table:table-cell>
          <table:table-cell table:formula="of:=['1 GE-Scot'.N47]" office:value-type="float" office:value="1" calcext:value-type="float">
            <text:p>1</text:p>
          </table:table-cell>
          <table:table-cell table:formula="of:=['1 GE-Scot'.O47]" office:value-type="float" office:value="0" calcext:value-type="float">
            <text:p>0</text:p>
          </table:table-cell>
          <table:table-cell table:formula="of:=['1 GE-Scot'.P47]" office:value-type="float" office:value="0" calcext:value-type="float">
            <text:p/>
          </table:table-cell>
        </table:table-row>
        <table:table-row table:style-name="ro10">
          <table:table-cell table:formula="of:=['CSV general_election_share'.A13]" office:value-type="float" office:value="1959" calcext:value-type="float">
            <text:p>1959</text:p>
          </table:table-cell>
          <table:table-cell table:formula="of:=['1 GE-Scot'.L48]" office:value-type="float" office:value="31" calcext:value-type="float">
            <text:p>31</text:p>
          </table:table-cell>
          <table:table-cell table:formula="of:=['1 GE-Scot'.M48]" office:value-type="float" office:value="38" calcext:value-type="float">
            <text:p>38</text:p>
          </table:table-cell>
          <table:table-cell table:formula="of:=['1 GE-Scot'.N48]" office:value-type="float" office:value="1" calcext:value-type="float">
            <text:p>1</text:p>
          </table:table-cell>
          <table:table-cell table:formula="of:=['1 GE-Scot'.O48]" office:value-type="float" office:value="0" calcext:value-type="float">
            <text:p>0</text:p>
          </table:table-cell>
          <table:table-cell table:formula="of:=['1 GE-Scot'.P48]" office:value-type="float" office:value="1" calcext:value-type="float">
            <text:p>1</text:p>
          </table:table-cell>
        </table:table-row>
        <table:table-row table:style-name="ro10">
          <table:table-cell table:formula="of:=['CSV general_election_share'.A14]" office:value-type="float" office:value="1964" calcext:value-type="float">
            <text:p>1964</text:p>
          </table:table-cell>
          <table:table-cell table:formula="of:=['1 GE-Scot'.L49]" office:value-type="float" office:value="24" calcext:value-type="float">
            <text:p>24</text:p>
          </table:table-cell>
          <table:table-cell table:formula="of:=['1 GE-Scot'.M49]" office:value-type="float" office:value="43" calcext:value-type="float">
            <text:p>43</text:p>
          </table:table-cell>
          <table:table-cell table:formula="of:=['1 GE-Scot'.N49]" office:value-type="float" office:value="4" calcext:value-type="float">
            <text:p>4</text:p>
          </table:table-cell>
          <table:table-cell table:formula="of:=['1 GE-Scot'.O49]" office:value-type="float" office:value="0" calcext:value-type="float">
            <text:p>0</text:p>
          </table:table-cell>
          <table:table-cell table:formula="of:=['1 GE-Scot'.P49]" office:value-type="float" office:value="0" calcext:value-type="float">
            <text:p/>
          </table:table-cell>
        </table:table-row>
        <table:table-row table:style-name="ro10">
          <table:table-cell table:formula="of:=['CSV general_election_share'.A15]" office:value-type="float" office:value="1966" calcext:value-type="float">
            <text:p>1966</text:p>
          </table:table-cell>
          <table:table-cell table:formula="of:=['1 GE-Scot'.L50]" office:value-type="float" office:value="20" calcext:value-type="float">
            <text:p>20</text:p>
          </table:table-cell>
          <table:table-cell table:formula="of:=['1 GE-Scot'.M50]" office:value-type="float" office:value="46" calcext:value-type="float">
            <text:p>46</text:p>
          </table:table-cell>
          <table:table-cell table:formula="of:=['1 GE-Scot'.N50]" office:value-type="float" office:value="5" calcext:value-type="float">
            <text:p>5</text:p>
          </table:table-cell>
          <table:table-cell table:formula="of:=['1 GE-Scot'.O50]" office:value-type="float" office:value="0" calcext:value-type="float">
            <text:p>0</text:p>
          </table:table-cell>
          <table:table-cell table:formula="of:=['1 GE-Scot'.P50]" office:value-type="float" office:value="0" calcext:value-type="float">
            <text:p/>
          </table:table-cell>
        </table:table-row>
        <table:table-row table:style-name="ro10">
          <table:table-cell table:formula="of:=['CSV general_election_share'.A16]" office:value-type="float" office:value="1970" calcext:value-type="float">
            <text:p>1970</text:p>
          </table:table-cell>
          <table:table-cell table:formula="of:=['1 GE-Scot'.L51]" office:value-type="float" office:value="23" calcext:value-type="float">
            <text:p>23</text:p>
          </table:table-cell>
          <table:table-cell table:formula="of:=['1 GE-Scot'.M51]" office:value-type="float" office:value="44" calcext:value-type="float">
            <text:p>44</text:p>
          </table:table-cell>
          <table:table-cell table:formula="of:=['1 GE-Scot'.N51]" office:value-type="float" office:value="3" calcext:value-type="float">
            <text:p>3</text:p>
          </table:table-cell>
          <table:table-cell table:formula="of:=['1 GE-Scot'.O51]" office:value-type="float" office:value="1" calcext:value-type="float">
            <text:p>1</text:p>
          </table:table-cell>
          <table:table-cell table:formula="of:=['1 GE-Scot'.P51]" office:value-type="float" office:value="0" calcext:value-type="float">
            <text:p/>
          </table:table-cell>
        </table:table-row>
        <table:table-row table:style-name="ro10">
          <table:table-cell table:formula="of:=['CSV general_election_share'.A17]" office:value-type="string" office:string-value="1974 Feb" calcext:value-type="string">
            <text:p>1974 Feb</text:p>
          </table:table-cell>
          <table:table-cell table:formula="of:=['1 GE-Scot'.L52]" office:value-type="float" office:value="21" calcext:value-type="float">
            <text:p>21</text:p>
          </table:table-cell>
          <table:table-cell table:formula="of:=['1 GE-Scot'.M52]" office:value-type="float" office:value="40" calcext:value-type="float">
            <text:p>40</text:p>
          </table:table-cell>
          <table:table-cell table:formula="of:=['1 GE-Scot'.N52]" office:value-type="float" office:value="3" calcext:value-type="float">
            <text:p>3</text:p>
          </table:table-cell>
          <table:table-cell table:formula="of:=['1 GE-Scot'.O52]" office:value-type="float" office:value="7" calcext:value-type="float">
            <text:p>7</text:p>
          </table:table-cell>
          <table:table-cell table:formula="of:=['1 GE-Scot'.P52]" office:value-type="float" office:value="0" calcext:value-type="float">
            <text:p/>
          </table:table-cell>
        </table:table-row>
        <table:table-row table:style-name="ro10">
          <table:table-cell table:formula="of:=['CSV general_election_share'.A18]" office:value-type="string" office:string-value="1974 Oct" calcext:value-type="string">
            <text:p>1974 Oct</text:p>
          </table:table-cell>
          <table:table-cell table:formula="of:=['1 GE-Scot'.L53]" office:value-type="float" office:value="16" calcext:value-type="float">
            <text:p>16</text:p>
          </table:table-cell>
          <table:table-cell table:formula="of:=['1 GE-Scot'.M53]" office:value-type="float" office:value="41" calcext:value-type="float">
            <text:p>41</text:p>
          </table:table-cell>
          <table:table-cell table:formula="of:=['1 GE-Scot'.N53]" office:value-type="float" office:value="3" calcext:value-type="float">
            <text:p>3</text:p>
          </table:table-cell>
          <table:table-cell table:formula="of:=['1 GE-Scot'.O53]" office:value-type="float" office:value="11" calcext:value-type="float">
            <text:p>11</text:p>
          </table:table-cell>
          <table:table-cell table:formula="of:=['1 GE-Scot'.P53]" office:value-type="float" office:value="0" calcext:value-type="float">
            <text:p/>
          </table:table-cell>
        </table:table-row>
        <table:table-row table:style-name="ro10">
          <table:table-cell table:formula="of:=['CSV general_election_share'.A19]" office:value-type="float" office:value="1979" calcext:value-type="float">
            <text:p>1979</text:p>
          </table:table-cell>
          <table:table-cell table:formula="of:=['1 GE-Scot'.L54]" office:value-type="float" office:value="22" calcext:value-type="float">
            <text:p>22</text:p>
          </table:table-cell>
          <table:table-cell table:formula="of:=['1 GE-Scot'.M54]" office:value-type="float" office:value="44" calcext:value-type="float">
            <text:p>44</text:p>
          </table:table-cell>
          <table:table-cell table:formula="of:=['1 GE-Scot'.N54]" office:value-type="float" office:value="3" calcext:value-type="float">
            <text:p>3</text:p>
          </table:table-cell>
          <table:table-cell table:formula="of:=['1 GE-Scot'.O54]" office:value-type="float" office:value="2" calcext:value-type="float">
            <text:p>2</text:p>
          </table:table-cell>
          <table:table-cell table:formula="of:=['1 GE-Scot'.P54]" office:value-type="float" office:value="0" calcext:value-type="float">
            <text:p/>
          </table:table-cell>
        </table:table-row>
        <table:table-row table:style-name="ro10">
          <table:table-cell table:formula="of:=['CSV general_election_share'.A20]" office:value-type="float" office:value="1983" calcext:value-type="float">
            <text:p>1983</text:p>
          </table:table-cell>
          <table:table-cell table:formula="of:=['1 GE-Scot'.L55]" office:value-type="float" office:value="21" calcext:value-type="float">
            <text:p>21</text:p>
          </table:table-cell>
          <table:table-cell table:formula="of:=['1 GE-Scot'.M55]" office:value-type="float" office:value="41" calcext:value-type="float">
            <text:p>41</text:p>
          </table:table-cell>
          <table:table-cell table:formula="of:=['1 GE-Scot'.N55]" office:value-type="float" office:value="8" calcext:value-type="float">
            <text:p>8</text:p>
          </table:table-cell>
          <table:table-cell table:formula="of:=['1 GE-Scot'.O55]" office:value-type="float" office:value="2" calcext:value-type="float">
            <text:p>2</text:p>
          </table:table-cell>
          <table:table-cell table:formula="of:=['1 GE-Scot'.P55]" office:value-type="float" office:value="0" calcext:value-type="float">
            <text:p/>
          </table:table-cell>
        </table:table-row>
        <table:table-row table:style-name="ro10">
          <table:table-cell table:formula="of:=['CSV general_election_share'.A21]" office:value-type="float" office:value="1987" calcext:value-type="float">
            <text:p>1987</text:p>
          </table:table-cell>
          <table:table-cell table:formula="of:=['1 GE-Scot'.L56]" office:value-type="float" office:value="10" calcext:value-type="float">
            <text:p>10</text:p>
          </table:table-cell>
          <table:table-cell table:formula="of:=['1 GE-Scot'.M56]" office:value-type="float" office:value="50" calcext:value-type="float">
            <text:p>50</text:p>
          </table:table-cell>
          <table:table-cell table:formula="of:=['1 GE-Scot'.N56]" office:value-type="float" office:value="9" calcext:value-type="float">
            <text:p>9</text:p>
          </table:table-cell>
          <table:table-cell table:formula="of:=['1 GE-Scot'.O56]" office:value-type="float" office:value="3" calcext:value-type="float">
            <text:p>3</text:p>
          </table:table-cell>
          <table:table-cell table:formula="of:=['1 GE-Scot'.P56]" office:value-type="float" office:value="0" calcext:value-type="float">
            <text:p/>
          </table:table-cell>
        </table:table-row>
        <table:table-row table:style-name="ro10">
          <table:table-cell table:formula="of:=['CSV general_election_share'.A22]" office:value-type="float" office:value="1992" calcext:value-type="float">
            <text:p>1992</text:p>
          </table:table-cell>
          <table:table-cell table:formula="of:=['1 GE-Scot'.L57]" office:value-type="float" office:value="11" calcext:value-type="float">
            <text:p>11</text:p>
          </table:table-cell>
          <table:table-cell table:formula="of:=['1 GE-Scot'.M57]" office:value-type="float" office:value="49" calcext:value-type="float">
            <text:p>49</text:p>
          </table:table-cell>
          <table:table-cell table:formula="of:=['1 GE-Scot'.N57]" office:value-type="float" office:value="9" calcext:value-type="float">
            <text:p>9</text:p>
          </table:table-cell>
          <table:table-cell table:formula="of:=['1 GE-Scot'.O57]" office:value-type="float" office:value="3" calcext:value-type="float">
            <text:p>3</text:p>
          </table:table-cell>
          <table:table-cell table:formula="of:=['1 GE-Scot'.P57]" office:value-type="float" office:value="0" calcext:value-type="float">
            <text:p/>
          </table:table-cell>
        </table:table-row>
        <table:table-row table:style-name="ro10">
          <table:table-cell table:formula="of:=['CSV general_election_share'.A23]" office:value-type="float" office:value="1997" calcext:value-type="float">
            <text:p>1997</text:p>
          </table:table-cell>
          <table:table-cell table:formula="of:=['1 GE-Scot'.L58]" office:value-type="float" office:value="0" calcext:value-type="float">
            <text:p>0</text:p>
          </table:table-cell>
          <table:table-cell table:formula="of:=['1 GE-Scot'.M58]" office:value-type="float" office:value="56" calcext:value-type="float">
            <text:p>56</text:p>
          </table:table-cell>
          <table:table-cell table:formula="of:=['1 GE-Scot'.N58]" office:value-type="float" office:value="10" calcext:value-type="float">
            <text:p>10</text:p>
          </table:table-cell>
          <table:table-cell table:formula="of:=['1 GE-Scot'.O58]" office:value-type="float" office:value="6" calcext:value-type="float">
            <text:p>6</text:p>
          </table:table-cell>
          <table:table-cell table:formula="of:=['1 GE-Scot'.P58]" office:value-type="float" office:value="0" calcext:value-type="float">
            <text:p/>
          </table:table-cell>
        </table:table-row>
        <table:table-row table:style-name="ro10">
          <table:table-cell table:formula="of:=['CSV general_election_share'.A24]" office:value-type="float" office:value="2001" calcext:value-type="float">
            <text:p>2001</text:p>
          </table:table-cell>
          <table:table-cell table:formula="of:=['1 GE-Scot'.L59]" office:value-type="float" office:value="1" calcext:value-type="float">
            <text:p>1</text:p>
          </table:table-cell>
          <table:table-cell table:formula="of:=['1 GE-Scot'.M59]" office:value-type="float" office:value="55" calcext:value-type="float">
            <text:p>55</text:p>
          </table:table-cell>
          <table:table-cell table:formula="of:=['1 GE-Scot'.N59]" office:value-type="float" office:value="10" calcext:value-type="float">
            <text:p>10</text:p>
          </table:table-cell>
          <table:table-cell table:formula="of:=['1 GE-Scot'.O59]" office:value-type="float" office:value="5" calcext:value-type="float">
            <text:p>5</text:p>
          </table:table-cell>
          <table:table-cell table:formula="of:=['1 GE-Scot'.P59]" office:value-type="float" office:value="1" calcext:value-type="float">
            <text:p>1</text:p>
          </table:table-cell>
        </table:table-row>
        <table:table-row table:style-name="ro10">
          <table:table-cell table:formula="of:=['CSV general_election_share'.A25]" office:value-type="float" office:value="2005" calcext:value-type="float">
            <text:p>2005</text:p>
          </table:table-cell>
          <table:table-cell table:formula="of:=['1 GE-Scot'.L60]" office:value-type="float" office:value="1" calcext:value-type="float">
            <text:p>1</text:p>
          </table:table-cell>
          <table:table-cell table:formula="of:=['1 GE-Scot'.M60]" office:value-type="float" office:value="40" calcext:value-type="float">
            <text:p>40</text:p>
          </table:table-cell>
          <table:table-cell table:formula="of:=['1 GE-Scot'.N60]" office:value-type="float" office:value="11" calcext:value-type="float">
            <text:p>11</text:p>
          </table:table-cell>
          <table:table-cell table:formula="of:=['1 GE-Scot'.O60]" office:value-type="float" office:value="6" calcext:value-type="float">
            <text:p>6</text:p>
          </table:table-cell>
          <table:table-cell table:formula="of:=['1 GE-Scot'.P60]" office:value-type="float" office:value="1" calcext:value-type="float">
            <text:p>1</text:p>
          </table:table-cell>
        </table:table-row>
        <table:table-row table:style-name="ro10">
          <table:table-cell table:formula="of:=['CSV general_election_share'.A26]" office:value-type="float" office:value="2010" calcext:value-type="float">
            <text:p>2010</text:p>
          </table:table-cell>
          <table:table-cell table:formula="of:=['1 GE-Scot'.L61]" office:value-type="float" office:value="1" calcext:value-type="float">
            <text:p>1</text:p>
          </table:table-cell>
          <table:table-cell table:formula="of:=['1 GE-Scot'.M61]" office:value-type="float" office:value="41" calcext:value-type="float">
            <text:p>41</text:p>
          </table:table-cell>
          <table:table-cell table:formula="of:=['1 GE-Scot'.N61]" office:value-type="float" office:value="11" calcext:value-type="float">
            <text:p>11</text:p>
          </table:table-cell>
          <table:table-cell table:formula="of:=['1 GE-Scot'.O61]" office:value-type="float" office:value="6" calcext:value-type="float">
            <text:p>6</text:p>
          </table:table-cell>
          <table:table-cell table:formula="of:=['1 GE-Scot'.P61]" office:value-type="float" office:value="0" calcext:value-type="float">
            <text:p/>
          </table:table-cell>
        </table:table-row>
        <table:table-row table:style-name="ro10">
          <table:table-cell table:formula="of:=['CSV general_election_share'.A27]" office:value-type="float" office:value="2015" calcext:value-type="float">
            <text:p>2015</text:p>
          </table:table-cell>
          <table:table-cell table:formula="of:=['1 GE-Scot'.L62]" office:value-type="float" office:value="1" calcext:value-type="float">
            <text:p>1</text:p>
          </table:table-cell>
          <table:table-cell table:formula="of:=['1 GE-Scot'.M62]" office:value-type="float" office:value="1" calcext:value-type="float">
            <text:p>1</text:p>
          </table:table-cell>
          <table:table-cell table:formula="of:=['1 GE-Scot'.N62]" office:value-type="float" office:value="1" calcext:value-type="float">
            <text:p>1</text:p>
          </table:table-cell>
          <table:table-cell table:formula="of:=['1 GE-Scot'.O62]" office:value-type="float" office:value="56" calcext:value-type="float">
            <text:p>56</text:p>
          </table:table-cell>
          <table:table-cell table:formula="of:=['1 GE-Scot'.P62]" office:value-type="float" office:value="0" calcext:value-type="float">
            <text:p/>
          </table:table-cell>
        </table:table-row>
        <table:table-row table:style-name="ro10">
          <table:table-cell table:formula="of:=['CSV general_election_share'.A28]" office:value-type="float" office:value="2017" calcext:value-type="float">
            <text:p>2017</text:p>
          </table:table-cell>
          <table:table-cell table:formula="of:=['1 GE-Scot'.L63]" office:value-type="float" office:value="13" calcext:value-type="float">
            <text:p>13</text:p>
          </table:table-cell>
          <table:table-cell table:formula="of:=['1 GE-Scot'.M63]" office:value-type="float" office:value="7" calcext:value-type="float">
            <text:p>7</text:p>
          </table:table-cell>
          <table:table-cell table:formula="of:=['1 GE-Scot'.N63]" office:value-type="float" office:value="4" calcext:value-type="float">
            <text:p>4</text:p>
          </table:table-cell>
          <table:table-cell table:formula="of:=['1 GE-Scot'.O63]" office:value-type="float" office:value="35" calcext:value-type="float">
            <text:p>35</text:p>
          </table:table-cell>
          <table:table-cell table:formula="of:=['1 GE-Scot'.P63]" office:value-type="float" office:value="0" calcext:value-type="float">
            <text:p/>
          </table:table-cell>
        </table:table-row>
        <table:table-row table:style-name="ro10">
          <table:table-cell table:formula="of:=['CSV general_election_share'.A29]" office:value-type="float" office:value="2019" calcext:value-type="float">
            <text:p>2019</text:p>
          </table:table-cell>
          <table:table-cell table:formula="of:=['1 GE-Scot'.L64]" office:value-type="float" office:value="6" calcext:value-type="float">
            <text:p>6</text:p>
          </table:table-cell>
          <table:table-cell table:formula="of:=['1 GE-Scot'.M64]" office:value-type="float" office:value="1" calcext:value-type="float">
            <text:p>1</text:p>
          </table:table-cell>
          <table:table-cell table:formula="of:=['1 GE-Scot'.N64]" office:value-type="float" office:value="4" calcext:value-type="float">
            <text:p>4</text:p>
          </table:table-cell>
          <table:table-cell table:formula="of:=['1 GE-Scot'.O64]" office:value-type="float" office:value="48" calcext:value-type="float">
            <text:p>48</text:p>
          </table:table-cell>
          <table:table-cell table:formula="of:=['1 GE-Scot'.P64]" office:value-type="float" office:value="0" calcext:value-type="float">
            <text:p/>
          </table:table-cell>
        </table:table-row>
        <table:table-row table:style-name="ro10">
          <table:table-cell table:style-name="Default" table:formula="of:=['CSV general_election_share'.A30]" office:value-type="string" office:string-value="-META-" calcext:value-type="string">
            <text:p>-META-</text:p>
          </table:table-cell>
          <table:table-cell table:style-name="Default" table:number-columns-repeated="5"/>
        </table:table-row>
        <table:table-row table:style-name="ro10">
          <table:table-cell table:style-name="Default" table:formula="of:=['CSV general_election_share'.A31]" office:value-type="string" office:string-value="YAXISTITLE" calcext:value-type="string">
            <text:p>YAXISTITLE</text:p>
          </table:table-cell>
          <table:table-cell table:style-name="Default" office:value-type="string" calcext:value-type="string">
            <text:p>Number of MPs</text:p>
          </table:table-cell>
          <table:table-cell table:style-name="Default" table:number-columns-repeated="4"/>
        </table:table-row>
        <table:table-row table:style-name="ro10">
          <table:table-cell table:style-name="Default" office:value-type="string" calcext:value-type="string">
            <text:p>BARS</text:p>
          </table:table-cell>
          <table:table-cell table:style-name="ce79" office:value-type="boolean" office:boolean-value="true" calcext:value-type="boolean">
            <text:p>TRUE</text:p>
          </table:table-cell>
          <table:table-cell table:style-name="Default" table:number-columns-repeated="4"/>
        </table:table-row>
        <table:table-row table:style-name="ro10">
          <table:table-cell table:style-name="Default" office:value-type="string" calcext:value-type="string">
            <text:p>STACKED</text:p>
          </table:table-cell>
          <table:table-cell table:style-name="ce79" office:value-type="boolean" office:boolean-value="true" calcext:value-type="boolean">
            <text:p>TRUE</text:p>
          </table:table-cell>
          <table:table-cell table:style-name="Default" table:number-columns-repeated="4"/>
        </table:table-row>
        <table:table-row table:style-name="ro10">
          <table:table-cell table:style-name="Default" office:value-type="string" calcext:value-type="string">
            <text:p>FILLPATTERNED</text:p>
          </table:table-cell>
          <table:table-cell table:style-name="ce79" office:value-type="boolean" office:boolean-value="true" calcext:value-type="boolean">
            <text:p>TRUE</text:p>
          </table:table-cell>
          <table:table-cell table:style-name="Default" table:number-columns-repeated="4"/>
        </table:table-row>
      </table:table>
      <table:table table:name="CSV eu_parliament_share" table:style-name="ta2">
        <table:table-column table:style-name="co6" table:default-cell-style-name="Default"/>
        <table:table-column table:style-name="co7" table:default-cell-style-name="ce78"/>
        <table:table-column table:style-name="co6" table:number-columns-repeated="5" table:default-cell-style-name="ce78"/>
        <table:table-column table:style-name="co6" table:number-columns-repeated="1017" table:default-cell-style-name="Default"/>
        <table:table-row table:style-name="ro10">
          <table:table-cell/>
          <table:table-cell table:style-name="Default" office:value-type="string" calcext:value-type="string">
            <text:p>Con</text:p>
          </table:table-cell>
          <table:table-cell table:style-name="Default" office:value-type="string" calcext:value-type="string">
            <text:p>Lab</text:p>
          </table:table-cell>
          <table:table-cell table:style-name="Default" office:value-type="string" calcext:value-type="string">
            <text:p>Lib</text:p>
          </table:table-cell>
          <table:table-cell table:style-name="Default" office:value-type="string" calcext:value-type="string">
            <text:p>SNP</text:p>
          </table:table-cell>
          <table:table-cell table:style-name="Default" office:value-type="string" calcext:value-type="string">
            <text:p>Grn</text:p>
          </table:table-cell>
          <table:table-cell table:style-name="Default" office:value-type="string" calcext:value-type="string">
            <text:p>UKIP+Brexit</text:p>
          </table:table-cell>
          <table:table-cell table:number-columns-repeated="1017"/>
        </table:table-row>
        <table:table-row table:style-name="ro10">
          <table:table-cell office:value-type="float" office:value="1999" calcext:value-type="float">
            <text:p>1999</text:p>
          </table:table-cell>
          <table:table-cell office:value-type="percentage" office:value="0.198" calcext:value-type="percentage">
            <text:p>19.8%</text:p>
          </table:table-cell>
          <table:table-cell office:value-type="percentage" office:value="0.287" calcext:value-type="percentage">
            <text:p>28.7%</text:p>
          </table:table-cell>
          <table:table-cell office:value-type="percentage" office:value="0.098" calcext:value-type="percentage">
            <text:p>9.8%</text:p>
          </table:table-cell>
          <table:table-cell office:value-type="percentage" office:value="0.272" calcext:value-type="percentage">
            <text:p>27.2%</text:p>
          </table:table-cell>
          <table:table-cell office:value-type="percentage" office:value="0.058" calcext:value-type="percentage">
            <text:p>5.8%</text:p>
          </table:table-cell>
          <table:table-cell office:value-type="percentage" office:value="0.013" calcext:value-type="percentage">
            <text:p>1.3%</text:p>
          </table:table-cell>
          <table:table-cell table:number-columns-repeated="1017"/>
        </table:table-row>
        <table:table-row table:style-name="ro10">
          <table:table-cell office:value-type="float" office:value="2004" calcext:value-type="float">
            <text:p>2004</text:p>
          </table:table-cell>
          <table:table-cell office:value-type="percentage" office:value="0.178" calcext:value-type="percentage">
            <text:p>17.8%</text:p>
          </table:table-cell>
          <table:table-cell office:value-type="percentage" office:value="0.264" calcext:value-type="percentage">
            <text:p>26.4%</text:p>
          </table:table-cell>
          <table:table-cell office:value-type="percentage" office:value="0.131" calcext:value-type="percentage">
            <text:p>13.1%</text:p>
          </table:table-cell>
          <table:table-cell office:value-type="percentage" office:value="0.197" calcext:value-type="percentage">
            <text:p>19.7%</text:p>
          </table:table-cell>
          <table:table-cell office:value-type="percentage" office:value="0.068" calcext:value-type="percentage">
            <text:p>6.8%</text:p>
          </table:table-cell>
          <table:table-cell office:value-type="percentage" office:value="0.067" calcext:value-type="percentage">
            <text:p>6.7%</text:p>
          </table:table-cell>
          <table:table-cell table:number-columns-repeated="1017"/>
        </table:table-row>
        <table:table-row table:style-name="ro10">
          <table:table-cell office:value-type="float" office:value="2009" calcext:value-type="float">
            <text:p>2009</text:p>
          </table:table-cell>
          <table:table-cell office:value-type="percentage" office:value="0.168" calcext:value-type="percentage">
            <text:p>16.8%</text:p>
          </table:table-cell>
          <table:table-cell office:value-type="percentage" office:value="0.208" calcext:value-type="percentage">
            <text:p>20.8%</text:p>
          </table:table-cell>
          <table:table-cell office:value-type="percentage" office:value="0.115" calcext:value-type="percentage">
            <text:p>11.5%</text:p>
          </table:table-cell>
          <table:table-cell office:value-type="percentage" office:value="0.291" calcext:value-type="percentage">
            <text:p>29.1%</text:p>
          </table:table-cell>
          <table:table-cell office:value-type="percentage" office:value="0.073" calcext:value-type="percentage">
            <text:p>7.3%</text:p>
          </table:table-cell>
          <table:table-cell office:value-type="percentage" office:value="0.052" calcext:value-type="percentage">
            <text:p>5.2%</text:p>
          </table:table-cell>
          <table:table-cell table:number-columns-repeated="1017"/>
        </table:table-row>
        <table:table-row table:style-name="ro10">
          <table:table-cell office:value-type="float" office:value="2014" calcext:value-type="float">
            <text:p>2014</text:p>
          </table:table-cell>
          <table:table-cell office:value-type="percentage" office:value="0.172" calcext:value-type="percentage">
            <text:p>17.2%</text:p>
          </table:table-cell>
          <table:table-cell office:value-type="percentage" office:value="0.259" calcext:value-type="percentage">
            <text:p>25.9%</text:p>
          </table:table-cell>
          <table:table-cell office:value-type="percentage" office:value="0.071" calcext:value-type="percentage">
            <text:p>7.1%</text:p>
          </table:table-cell>
          <table:table-cell office:value-type="percentage" office:value="0.29" calcext:value-type="percentage">
            <text:p>29.0%</text:p>
          </table:table-cell>
          <table:table-cell office:value-type="percentage" office:value="0.081" calcext:value-type="percentage">
            <text:p>8.1%</text:p>
          </table:table-cell>
          <table:table-cell office:value-type="percentage" office:value="0.105" calcext:value-type="percentage">
            <text:p>10.5%</text:p>
          </table:table-cell>
          <table:table-cell table:number-columns-repeated="1017"/>
        </table:table-row>
        <table:table-row table:style-name="ro10">
          <table:table-cell office:value-type="float" office:value="2019" calcext:value-type="float">
            <text:p>2019</text:p>
          </table:table-cell>
          <table:table-cell table:formula="of:=[.B15]/[.$B14]" office:value-type="percentage" office:value="0.116134583636172" calcext:value-type="percentage">
            <text:p>11.6%</text:p>
          </table:table-cell>
          <table:table-cell table:formula="of:=[.C15]/[.$B14]" office:value-type="percentage" office:value="0.0933806673175302" calcext:value-type="percentage">
            <text:p>9.3%</text:p>
          </table:table-cell>
          <table:table-cell table:formula="of:=[.D15]/[.$B14]" office:value-type="percentage" office:value="0.138924776896807" calcext:value-type="percentage">
            <text:p>13.9%</text:p>
          </table:table-cell>
          <table:table-cell table:formula="of:=[.E15]/[.$B14]" office:value-type="percentage" office:value="0.378395871811289" calcext:value-type="percentage">
            <text:p>37.8%</text:p>
          </table:table-cell>
          <table:table-cell table:formula="of:=[.F15]/[.$B14]" office:value-type="percentage" office:value="0.0821405432376598" calcext:value-type="percentage">
            <text:p>8.2%</text:p>
          </table:table-cell>
          <table:table-cell table:formula="of:=[.G15]/[.$B14]" office:value-type="percentage" office:value="0.16638005761033" calcext:value-type="percentage">
            <text:p>16.6%</text:p>
          </table:table-cell>
          <table:table-cell table:number-columns-repeated="1017"/>
        </table:table-row>
        <table:table-row table:style-name="ro10">
          <table:table-cell office:value-type="string" calcext:value-type="string">
            <text:p>-META-</text:p>
          </table:table-cell>
          <table:table-cell table:style-name="Default"/>
          <table:table-cell table:number-columns-repeated="1022"/>
        </table:table-row>
        <table:table-row table:style-name="ro10">
          <table:table-cell office:value-type="string" calcext:value-type="string">
            <text:p>YAXISTITLE</text:p>
          </table:table-cell>
          <table:table-cell table:style-name="ce87" office:value-type="string" calcext:value-type="string">
            <text:p>Share of vote in EU Parliament elections %</text:p>
          </table:table-cell>
          <table:table-cell table:number-columns-repeated="1022"/>
        </table:table-row>
        <table:table-row table:style-name="ro10">
          <table:table-cell office:value-type="string" calcext:value-type="string">
            <text:p>SYMBOLS</text:p>
          </table:table-cell>
          <table:table-cell table:style-name="ce79" office:value-type="boolean" office:boolean-value="true" calcext:value-type="boolean">
            <text:p>TRUE</text:p>
          </table:table-cell>
          <table:table-cell table:number-columns-repeated="1022"/>
        </table:table-row>
        <table:table-row table:style-name="ro10">
          <table:table-cell office:value-type="string" calcext:value-type="string">
            <text:p>LEGENDX</text:p>
          </table:table-cell>
          <table:table-cell table:style-name="Default" office:value-type="string" calcext:value-type="string">
            <text:p>-YAXIS-</text:p>
          </table:table-cell>
          <table:table-cell table:number-columns-repeated="1022"/>
        </table:table-row>
        <table:table-row table:style-name="ro10">
          <table:table-cell office:value-type="string" calcext:value-type="string">
            <text:p>LEGENDY</text:p>
          </table:table-cell>
          <table:table-cell table:style-name="Default" office:value-type="float" office:value="19" calcext:value-type="float">
            <text:p>19</text:p>
          </table:table-cell>
          <table:table-cell table:number-columns-repeated="1022"/>
        </table:table-row>
        <table:table-row table:style-name="ro10">
          <table:table-cell office:value-type="string" calcext:value-type="string">
            <text:p>#source</text:p>
          </table:table-cell>
          <table:table-cell table:style-name="ce88" office:value-type="string" calcext:value-type="string">
            <text:p>https://www.emb.scot/european-parliament</text:p>
          </table:table-cell>
          <table:table-cell table:style-name="Default" table:number-columns-repeated="2"/>
          <table:table-cell table:style-name="ce88" table:number-columns-repeated="3"/>
          <table:table-cell table:number-columns-repeated="1017"/>
        </table:table-row>
        <table:table-row table:style-name="ro10">
          <table:table-cell office:value-type="string" calcext:value-type="string">
            <text:p>#source</text:p>
          </table:table-cell>
          <table:table-cell table:style-name="Default" office:value-type="string" calcext:value-type="string">
            <text:p>Previous years from BBC website</text:p>
          </table:table-cell>
          <table:table-cell table:number-columns-repeated="1022"/>
        </table:table-row>
        <table:table-row table:style-name="ro10">
          <table:table-cell office:value-type="string" calcext:value-type="string">
            <text:p>#2019 valid votes</text:p>
          </table:table-cell>
          <table:table-cell table:style-name="ce89" table:formula="of:=1576485-5239" office:value-type="float" office:value="1571246" calcext:value-type="float">
            <text:p>1,571,246.0</text:p>
          </table:table-cell>
          <table:table-cell table:style-name="ce83"/>
          <table:table-cell table:number-columns-repeated="1021"/>
        </table:table-row>
        <table:table-row table:style-name="ro10">
          <table:table-cell table:style-name="ce83" office:value-type="string" calcext:value-type="string">
            <text:p>#2019 votes cast</text:p>
          </table:table-cell>
          <table:table-cell table:style-name="ce83" table:formula="of:=182476" office:value-type="float" office:value="182476" calcext:value-type="float">
            <text:p>182,476</text:p>
          </table:table-cell>
          <table:table-cell table:style-name="ce83" office:value-type="float" office:value="146724" calcext:value-type="float">
            <text:p>146,724</text:p>
          </table:table-cell>
          <table:table-cell table:style-name="ce83" office:value-type="float" office:value="218285" calcext:value-type="float">
            <text:p>218,285</text:p>
          </table:table-cell>
          <table:table-cell table:style-name="ce83" office:value-type="float" office:value="594553" calcext:value-type="float">
            <text:p>594,553</text:p>
          </table:table-cell>
          <table:table-cell table:style-name="ce83" office:value-type="float" office:value="129063" calcext:value-type="float">
            <text:p>129,063</text:p>
          </table:table-cell>
          <table:table-cell table:style-name="ce83" table:formula="of:=233006+28418" office:value-type="float" office:value="261424" calcext:value-type="float">
            <text:p>261,424</text:p>
          </table:table-cell>
          <table:table-cell table:style-name="ce83" table:number-columns-repeated="1017"/>
        </table:table-row>
        <table:table-row table:style-name="ro10" table:number-rows-repeated="5">
          <table:table-cell table:number-columns-repeated="1024"/>
        </table:table-row>
        <table:table-row table:style-name="ro10">
          <table:table-cell table:style-name="ce84"/>
          <table:table-cell table:style-name="ce90"/>
          <table:table-cell table:style-name="Default"/>
          <table:table-cell table:style-name="ce84"/>
          <table:table-cell table:style-name="ce92"/>
          <table:table-cell table:style-name="ce84"/>
          <table:table-cell table:number-columns-repeated="1018"/>
        </table:table-row>
        <table:table-row table:style-name="ro10">
          <table:table-cell table:style-name="ce85"/>
          <table:table-cell table:style-name="ce84"/>
          <table:table-cell table:style-name="ce90"/>
          <table:table-cell table:style-name="ce84"/>
          <table:table-cell table:style-name="ce92"/>
          <table:table-cell table:style-name="ce93"/>
          <table:table-cell table:number-columns-repeated="1018"/>
        </table:table-row>
        <table:table-row table:style-name="ro10" table:number-rows-repeated="2">
          <table:table-cell table:style-name="ce85"/>
          <table:table-cell table:style-name="ce84"/>
          <table:table-cell table:style-name="ce90"/>
          <table:table-cell table:style-name="ce84"/>
          <table:table-cell table:style-name="ce92"/>
          <table:table-cell table:style-name="ce84"/>
          <table:table-cell table:style-name="Default"/>
          <table:table-cell table:number-columns-repeated="1017"/>
        </table:table-row>
        <table:table-row table:style-name="ro10" table:number-rows-repeated="2">
          <table:table-cell table:style-name="ce85"/>
          <table:table-cell table:style-name="ce84"/>
          <table:table-cell table:style-name="ce91"/>
          <table:table-cell table:style-name="ce84"/>
          <table:table-cell table:style-name="ce92"/>
          <table:table-cell table:style-name="ce84"/>
          <table:table-cell table:style-name="Default"/>
          <table:table-cell table:number-columns-repeated="1017"/>
        </table:table-row>
        <table:table-row table:style-name="ro10">
          <table:table-cell table:style-name="ce85"/>
          <table:table-cell table:style-name="ce84"/>
          <table:table-cell table:style-name="ce91"/>
          <table:table-cell table:style-name="ce84"/>
          <table:table-cell table:style-name="ce92"/>
          <table:table-cell table:style-name="ce93"/>
          <table:table-cell table:style-name="Default"/>
          <table:table-cell table:number-columns-repeated="1017"/>
        </table:table-row>
        <table:table-row table:style-name="ro10">
          <table:table-cell table:style-name="ce85"/>
          <table:table-cell table:style-name="ce84"/>
          <table:table-cell table:style-name="ce91"/>
          <table:table-cell table:style-name="ce84"/>
          <table:table-cell table:style-name="ce92"/>
          <table:table-cell table:style-name="ce84"/>
          <table:table-cell table:style-name="Default"/>
          <table:table-cell table:number-columns-repeated="1017"/>
        </table:table-row>
        <table:table-row table:style-name="ro10" table:number-rows-repeated="2">
          <table:table-cell table:style-name="ce85"/>
          <table:table-cell table:style-name="ce84"/>
          <table:table-cell table:style-name="ce91"/>
          <table:table-cell table:style-name="ce84"/>
          <table:table-cell table:style-name="ce92"/>
          <table:table-cell table:style-name="ce93"/>
          <table:table-cell table:style-name="Default"/>
          <table:table-cell table:number-columns-repeated="1017"/>
        </table:table-row>
        <table:table-row table:style-name="ro10">
          <table:table-cell table:style-name="ce86" table:number-columns-spanned="3" table:number-rows-spanned="1"/>
          <table:covered-table-cell table:number-columns-repeated="2" table:style-name="Default"/>
          <table:table-cell table:style-name="ce84"/>
          <table:table-cell table:style-name="ce92" table:number-columns-repeated="2"/>
          <table:table-cell table:style-name="Default"/>
          <table:table-cell table:number-columns-repeated="1017"/>
        </table:table-row>
      </table:table>
      <table:table table:name="2 Turnout" table:style-name="ta2">
        <table:table-column table:style-name="co8" table:default-cell-style-name="ce99"/>
        <table:table-column table:style-name="co9" table:default-cell-style-name="ce99"/>
        <table:table-column table:style-name="co3" table:number-columns-repeated="4" table:default-cell-style-name="ce99"/>
        <table:table-column table:style-name="co10" table:default-cell-style-name="ce99"/>
        <table:table-column table:style-name="co11" table:default-cell-style-name="ce99"/>
        <table:table-column table:style-name="co12" table:default-cell-style-name="ce99"/>
        <table:table-column table:style-name="co13" table:number-columns-repeated="2" table:default-cell-style-name="ce99"/>
        <table:table-column table:style-name="co3" table:default-cell-style-name="ce99"/>
        <table:table-column table:style-name="co14" table:number-columns-repeated="2" table:default-cell-style-name="ce99"/>
        <table:table-column table:style-name="co11" table:default-cell-style-name="ce99"/>
        <table:table-column table:style-name="co15" table:default-cell-style-name="ce99"/>
        <table:table-column table:style-name="co5" table:default-cell-style-name="ce99"/>
        <table:table-column table:style-name="co13" table:default-cell-style-name="ce103"/>
        <table:table-column table:style-name="co2" table:default-cell-style-name="ce103"/>
        <table:table-column table:style-name="co16" table:number-columns-repeated="4" table:default-cell-style-name="ce99"/>
        <table:table-column table:style-name="co10" table:default-cell-style-name="ce99"/>
        <table:table-column table:style-name="co16" table:default-cell-style-name="ce99"/>
        <table:table-column table:style-name="co5" table:number-columns-repeated="999" table:default-cell-style-name="ce99"/>
        <table:table-row table:style-name="ro11">
          <table:table-cell table:style-name="ce94" office:value-type="string" calcext:value-type="string">
            <text:p>Table 2: Turnout at UK General Elections, 1918-2019</text:p>
          </table:table-cell>
          <table:table-cell table:style-name="ce102" table:number-columns-repeated="4"/>
          <table:table-cell table:style-name="ce112" table:number-columns-repeated="2"/>
          <table:table-cell table:style-name="ce113"/>
          <table:table-cell table:style-name="ce115" table:number-columns-repeated="3"/>
          <table:table-cell/>
          <table:table-cell table:style-name="ce95"/>
          <table:table-cell table:number-columns-repeated="1011"/>
        </table:table-row>
        <table:table-row table:style-name="ro12">
          <table:table-cell table:style-name="ce26"/>
          <table:table-cell table:style-name="ce16"/>
          <table:table-cell table:style-name="ce106" office:value-type="string" calcext:value-type="string">
            <text:p>England</text:p>
          </table:table-cell>
          <table:table-cell table:style-name="ce106" office:value-type="string" calcext:value-type="string">
            <text:p>Wales</text:p>
          </table:table-cell>
          <table:table-cell table:style-name="ce106" office:value-type="string" calcext:value-type="string">
            <text:p>Scotland</text:p>
          </table:table-cell>
          <table:table-cell table:style-name="ce106" office:value-type="string" calcext:value-type="string">
            <text:p>Northern Ireland</text:p>
          </table:table-cell>
          <table:table-cell table:style-name="ce106"/>
          <table:table-cell table:style-name="ce114" office:value-type="string" calcext:value-type="string">
            <text:p>United Kingdom</text:p>
          </table:table-cell>
          <table:table-cell table:style-name="ce121"/>
          <table:table-cell table:style-name="ce115" table:number-columns-repeated="2"/>
          <table:table-cell table:number-columns-repeated="8"/>
          <table:table-cell table:style-name="ce127" table:number-columns-repeated="5"/>
          <table:table-cell table:style-name="ce121"/>
          <table:table-cell table:number-columns-repeated="999"/>
        </table:table-row>
        <table:table-row table:style-name="ro13">
          <table:table-cell table:style-name="ce95"/>
          <table:table-cell/>
          <table:table-cell table:style-name="ce107" table:number-columns-repeated="5"/>
          <table:table-cell table:style-name="ce115" table:number-columns-repeated="4"/>
          <table:table-cell table:number-columns-repeated="13"/>
          <table:table-cell table:style-name="ce95"/>
          <table:table-cell table:number-columns-repeated="999"/>
        </table:table-row>
        <table:table-row table:style-name="ro14">
          <table:table-cell table:style-name="ce5" office:value-type="float" office:value="1918" calcext:value-type="float">
            <text:p>1918</text:p>
          </table:table-cell>
          <table:table-cell table:style-name="ce103" office:value-type="float" office:value="1" calcext:value-type="float">
            <text:p>1</text:p>
          </table:table-cell>
          <table:table-cell table:style-name="ce108" office:value-type="percentage" office:value="0.557" calcext:value-type="percentage">
            <text:p>55.7%</text:p>
          </table:table-cell>
          <table:table-cell table:style-name="ce108" office:value-type="percentage" office:value="0.659" calcext:value-type="percentage">
            <text:p>65.9%</text:p>
          </table:table-cell>
          <table:table-cell table:style-name="ce108" office:value-type="percentage" office:value="0.551" calcext:value-type="percentage">
            <text:p>55.1%</text:p>
          </table:table-cell>
          <table:table-cell table:style-name="ce108" office:value-type="percentage" office:value="0.695" calcext:value-type="percentage">
            <text:p>69.5%</text:p>
          </table:table-cell>
          <table:table-cell table:style-name="ce108"/>
          <table:table-cell table:style-name="ce116" office:value-type="percentage" office:value="0.572" calcext:value-type="percentage">
            <text:p>57.2%</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4">
          <table:table-cell table:style-name="ce5" office:value-type="float" office:value="1922" calcext:value-type="float">
            <text:p>1922</text:p>
          </table:table-cell>
          <table:table-cell table:style-name="ce103"/>
          <table:table-cell table:style-name="ce108" office:value-type="percentage" office:value="0.728" calcext:value-type="percentage">
            <text:p>72.8%</text:p>
          </table:table-cell>
          <table:table-cell table:style-name="ce108" office:value-type="percentage" office:value="0.794" calcext:value-type="percentage">
            <text:p>79.4%</text:p>
          </table:table-cell>
          <table:table-cell table:style-name="ce108" office:value-type="percentage" office:value="0.704" calcext:value-type="percentage">
            <text:p>70.4%</text:p>
          </table:table-cell>
          <table:table-cell table:style-name="ce108" office:value-type="percentage" office:value="0.772" calcext:value-type="percentage">
            <text:p>77.2%</text:p>
          </table:table-cell>
          <table:table-cell table:style-name="ce108"/>
          <table:table-cell table:style-name="ce116" office:value-type="percentage" office:value="0.73" calcext:value-type="percentage">
            <text:p>73.0%</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4">
          <table:table-cell table:style-name="ce5" office:value-type="float" office:value="1923" calcext:value-type="float">
            <text:p>1923</text:p>
          </table:table-cell>
          <table:table-cell table:style-name="ce103"/>
          <table:table-cell table:style-name="ce108" office:value-type="percentage" office:value="0.711" calcext:value-type="percentage">
            <text:p>71.1%</text:p>
          </table:table-cell>
          <table:table-cell table:style-name="ce108" office:value-type="percentage" office:value="0.773" calcext:value-type="percentage">
            <text:p>77.3%</text:p>
          </table:table-cell>
          <table:table-cell table:style-name="ce108" office:value-type="percentage" office:value="0.679" calcext:value-type="percentage">
            <text:p>67.9%</text:p>
          </table:table-cell>
          <table:table-cell table:style-name="ce108" office:value-type="percentage" office:value="0.765" calcext:value-type="percentage">
            <text:p>76.5%</text:p>
          </table:table-cell>
          <table:table-cell table:style-name="ce108"/>
          <table:table-cell table:style-name="ce116" office:value-type="percentage" office:value="0.711" calcext:value-type="percentage">
            <text:p>71.1%</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4">
          <table:table-cell table:style-name="ce5" office:value-type="float" office:value="1924" calcext:value-type="float">
            <text:p>1924</text:p>
          </table:table-cell>
          <table:table-cell table:style-name="ce103"/>
          <table:table-cell table:style-name="ce108" office:value-type="percentage" office:value="0.774" calcext:value-type="percentage">
            <text:p>77.4%</text:p>
          </table:table-cell>
          <table:table-cell table:style-name="ce108" office:value-type="percentage" office:value="0.8" calcext:value-type="percentage">
            <text:p>80.0%</text:p>
          </table:table-cell>
          <table:table-cell table:style-name="ce108" office:value-type="percentage" office:value="0.751" calcext:value-type="percentage">
            <text:p>75.1%</text:p>
          </table:table-cell>
          <table:table-cell table:style-name="ce108" office:value-type="percentage" office:value="0.667" calcext:value-type="percentage">
            <text:p>66.7%</text:p>
          </table:table-cell>
          <table:table-cell table:style-name="ce108"/>
          <table:table-cell table:style-name="ce116" office:value-type="percentage" office:value="0.77" calcext:value-type="percentage">
            <text:p>77.0%</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4">
          <table:table-cell table:style-name="ce5" office:value-type="float" office:value="1929" calcext:value-type="float">
            <text:p>1929</text:p>
          </table:table-cell>
          <table:table-cell table:style-name="ce103"/>
          <table:table-cell table:style-name="ce108" office:value-type="percentage" office:value="0.766" calcext:value-type="percentage">
            <text:p>76.6%</text:p>
          </table:table-cell>
          <table:table-cell table:style-name="ce108" office:value-type="percentage" office:value="0.824" calcext:value-type="percentage">
            <text:p>82.4%</text:p>
          </table:table-cell>
          <table:table-cell table:style-name="ce108" office:value-type="percentage" office:value="0.735" calcext:value-type="percentage">
            <text:p>73.5%</text:p>
          </table:table-cell>
          <table:table-cell table:style-name="ce108" office:value-type="percentage" office:value="0.638" calcext:value-type="percentage">
            <text:p>63.8%</text:p>
          </table:table-cell>
          <table:table-cell table:style-name="ce108"/>
          <table:table-cell table:style-name="ce116" office:value-type="percentage" office:value="0.763" calcext:value-type="percentage">
            <text:p>76.3%</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5">
          <table:table-cell table:style-name="ce5" office:value-type="float" office:value="1931" calcext:value-type="float">
            <text:p>1931</text:p>
          </table:table-cell>
          <table:table-cell table:style-name="ce103"/>
          <table:table-cell table:style-name="ce108" office:value-type="percentage" office:value="0.761" calcext:value-type="percentage">
            <text:p>76.1%</text:p>
          </table:table-cell>
          <table:table-cell table:style-name="ce108" office:value-type="percentage" office:value="0.793" calcext:value-type="percentage">
            <text:p>79.3%</text:p>
          </table:table-cell>
          <table:table-cell table:style-name="ce108" office:value-type="percentage" office:value="0.774" calcext:value-type="percentage">
            <text:p>77.4%</text:p>
          </table:table-cell>
          <table:table-cell table:style-name="ce108" office:value-type="percentage" office:value="0.745" calcext:value-type="percentage">
            <text:p>74.5%</text:p>
          </table:table-cell>
          <table:table-cell table:style-name="ce108"/>
          <table:table-cell table:style-name="ce116" office:value-type="percentage" office:value="0.764" calcext:value-type="percentage">
            <text:p>76.4%</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4">
          <table:table-cell table:style-name="ce5" office:value-type="float" office:value="1935" calcext:value-type="float">
            <text:p>1935</text:p>
          </table:table-cell>
          <table:table-cell table:style-name="ce103"/>
          <table:table-cell table:style-name="ce108" office:value-type="percentage" office:value="0.707" calcext:value-type="percentage">
            <text:p>70.7%</text:p>
          </table:table-cell>
          <table:table-cell table:style-name="ce108" office:value-type="percentage" office:value="0.764" calcext:value-type="percentage">
            <text:p>76.4%</text:p>
          </table:table-cell>
          <table:table-cell table:style-name="ce108" office:value-type="percentage" office:value="0.726" calcext:value-type="percentage">
            <text:p>72.6%</text:p>
          </table:table-cell>
          <table:table-cell table:style-name="ce108" office:value-type="percentage" office:value="0.72" calcext:value-type="percentage">
            <text:p>72.0%</text:p>
          </table:table-cell>
          <table:table-cell table:style-name="ce108"/>
          <table:table-cell table:style-name="ce116" office:value-type="percentage" office:value="0.711" calcext:value-type="percentage">
            <text:p>71.1%</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4">
          <table:table-cell table:style-name="ce6" office:value-type="float" office:value="1945" calcext:value-type="float">
            <text:p>1945</text:p>
          </table:table-cell>
          <table:table-cell table:style-name="ce103"/>
          <table:table-cell table:style-name="ce43" office:value-type="percentage" office:value="0.734" calcext:value-type="percentage">
            <text:p>73.4%</text:p>
          </table:table-cell>
          <table:table-cell table:style-name="ce43" office:value-type="percentage" office:value="0.757" calcext:value-type="percentage">
            <text:p>75.7%</text:p>
          </table:table-cell>
          <table:table-cell table:style-name="ce43" office:value-type="percentage" office:value="0.69" calcext:value-type="percentage">
            <text:p>69.0%</text:p>
          </table:table-cell>
          <table:table-cell table:style-name="ce43" office:value-type="percentage" office:value="0.674" calcext:value-type="percentage">
            <text:p>67.4%</text:p>
          </table:table-cell>
          <table:table-cell table:style-name="ce43"/>
          <table:table-cell table:style-name="ce117" office:value-type="percentage" office:value="0.728" calcext:value-type="percentage">
            <text:p>72.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50" calcext:value-type="float">
            <text:p>1950</text:p>
          </table:table-cell>
          <table:table-cell table:style-name="ce103"/>
          <table:table-cell table:style-name="ce43" office:value-type="percentage" office:value="0.844" calcext:value-type="percentage">
            <text:p>84.4%</text:p>
          </table:table-cell>
          <table:table-cell table:style-name="ce43" office:value-type="percentage" office:value="0.848" calcext:value-type="percentage">
            <text:p>84.8%</text:p>
          </table:table-cell>
          <table:table-cell table:style-name="ce43" office:value-type="percentage" office:value="0.809" calcext:value-type="percentage">
            <text:p>80.9%</text:p>
          </table:table-cell>
          <table:table-cell table:style-name="ce43" office:value-type="percentage" office:value="0.774" calcext:value-type="percentage">
            <text:p>77.4%</text:p>
          </table:table-cell>
          <table:table-cell table:style-name="ce43"/>
          <table:table-cell table:style-name="ce117" office:value-type="percentage" office:value="0.839" calcext:value-type="percentage">
            <text:p>83.9%</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51" calcext:value-type="float">
            <text:p>1951</text:p>
          </table:table-cell>
          <table:table-cell table:style-name="ce103"/>
          <table:table-cell table:style-name="ce43" office:value-type="percentage" office:value="0.827" calcext:value-type="percentage">
            <text:p>82.7%</text:p>
          </table:table-cell>
          <table:table-cell table:style-name="ce43" office:value-type="percentage" office:value="0.844" calcext:value-type="percentage">
            <text:p>84.4%</text:p>
          </table:table-cell>
          <table:table-cell table:style-name="ce43" office:value-type="percentage" office:value="0.812" calcext:value-type="percentage">
            <text:p>81.2%</text:p>
          </table:table-cell>
          <table:table-cell table:style-name="ce43" office:value-type="percentage" office:value="0.799" calcext:value-type="percentage">
            <text:p>79.9%</text:p>
          </table:table-cell>
          <table:table-cell table:style-name="ce43"/>
          <table:table-cell table:style-name="ce117" office:value-type="percentage" office:value="0.826" calcext:value-type="percentage">
            <text:p>82.6%</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5">
          <table:table-cell table:style-name="ce6" office:value-type="float" office:value="1955" calcext:value-type="float">
            <text:p>1955</text:p>
          </table:table-cell>
          <table:table-cell table:style-name="ce103"/>
          <table:table-cell table:style-name="ce43" office:value-type="percentage" office:value="0.769" calcext:value-type="percentage">
            <text:p>76.9%</text:p>
          </table:table-cell>
          <table:table-cell table:style-name="ce43" office:value-type="percentage" office:value="0.796" calcext:value-type="percentage">
            <text:p>79.6%</text:p>
          </table:table-cell>
          <table:table-cell table:style-name="ce43" office:value-type="percentage" office:value="0.751" calcext:value-type="percentage">
            <text:p>75.1%</text:p>
          </table:table-cell>
          <table:table-cell table:style-name="ce43" office:value-type="percentage" office:value="0.741" calcext:value-type="percentage">
            <text:p>74.1%</text:p>
          </table:table-cell>
          <table:table-cell table:style-name="ce43"/>
          <table:table-cell table:style-name="ce117" office:value-type="percentage" office:value="0.768" calcext:value-type="percentage">
            <text:p>76.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59" calcext:value-type="float">
            <text:p>1959</text:p>
          </table:table-cell>
          <table:table-cell table:style-name="ce103"/>
          <table:table-cell table:style-name="ce43" office:value-type="percentage" office:value="0.789" calcext:value-type="percentage">
            <text:p>78.9%</text:p>
          </table:table-cell>
          <table:table-cell table:style-name="ce43" office:value-type="percentage" office:value="0.826" calcext:value-type="percentage">
            <text:p>82.6%</text:p>
          </table:table-cell>
          <table:table-cell table:style-name="ce43" office:value-type="percentage" office:value="0.781" calcext:value-type="percentage">
            <text:p>78.1%</text:p>
          </table:table-cell>
          <table:table-cell table:style-name="ce43" office:value-type="percentage" office:value="0.659" calcext:value-type="percentage">
            <text:p>65.9%</text:p>
          </table:table-cell>
          <table:table-cell table:style-name="ce43"/>
          <table:table-cell table:style-name="ce117" office:value-type="percentage" office:value="0.787" calcext:value-type="percentage">
            <text:p>78.7%</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64" calcext:value-type="float">
            <text:p>1964</text:p>
          </table:table-cell>
          <table:table-cell table:style-name="ce103"/>
          <table:table-cell table:style-name="ce43" office:value-type="percentage" office:value="0.77" calcext:value-type="percentage">
            <text:p>77.0%</text:p>
          </table:table-cell>
          <table:table-cell table:style-name="ce43" office:value-type="percentage" office:value="0.801" calcext:value-type="percentage">
            <text:p>80.1%</text:p>
          </table:table-cell>
          <table:table-cell table:style-name="ce43" office:value-type="percentage" office:value="0.776" calcext:value-type="percentage">
            <text:p>77.6%</text:p>
          </table:table-cell>
          <table:table-cell table:style-name="ce43" office:value-type="percentage" office:value="0.717" calcext:value-type="percentage">
            <text:p>71.7%</text:p>
          </table:table-cell>
          <table:table-cell table:style-name="ce43"/>
          <table:table-cell table:style-name="ce117" office:value-type="percentage" office:value="0.771" calcext:value-type="percentage">
            <text:p>77.1%</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66" calcext:value-type="float">
            <text:p>1966</text:p>
          </table:table-cell>
          <table:table-cell table:style-name="ce103"/>
          <table:table-cell table:style-name="ce43" office:value-type="percentage" office:value="0.759" calcext:value-type="percentage">
            <text:p>75.9%</text:p>
          </table:table-cell>
          <table:table-cell table:style-name="ce43" office:value-type="percentage" office:value="0.79" calcext:value-type="percentage">
            <text:p>79.0%</text:p>
          </table:table-cell>
          <table:table-cell table:style-name="ce43" office:value-type="percentage" office:value="0.76" calcext:value-type="percentage">
            <text:p>76.0%</text:p>
          </table:table-cell>
          <table:table-cell table:style-name="ce43" office:value-type="percentage" office:value="0.661" calcext:value-type="percentage">
            <text:p>66.1%</text:p>
          </table:table-cell>
          <table:table-cell table:style-name="ce43"/>
          <table:table-cell table:style-name="ce117" office:value-type="percentage" office:value="0.758" calcext:value-type="percentage">
            <text:p>75.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70" calcext:value-type="float">
            <text:p>1970</text:p>
          </table:table-cell>
          <table:table-cell table:style-name="ce103"/>
          <table:table-cell table:style-name="ce43" office:value-type="percentage" office:value="0.714" calcext:value-type="percentage">
            <text:p>71.4%</text:p>
          </table:table-cell>
          <table:table-cell table:style-name="ce43" office:value-type="percentage" office:value="0.774" calcext:value-type="percentage">
            <text:p>77.4%</text:p>
          </table:table-cell>
          <table:table-cell table:style-name="ce43" office:value-type="percentage" office:value="0.741" calcext:value-type="percentage">
            <text:p>74.1%</text:p>
          </table:table-cell>
          <table:table-cell table:style-name="ce43" office:value-type="percentage" office:value="0.766" calcext:value-type="percentage">
            <text:p>76.6%</text:p>
          </table:table-cell>
          <table:table-cell table:style-name="ce43"/>
          <table:table-cell table:style-name="ce117" office:value-type="percentage" office:value="0.72" calcext:value-type="percentage">
            <text:p>72.0%</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5">
          <table:table-cell table:style-name="ce6" office:value-type="float" office:value="1974" calcext:value-type="float">
            <text:p>1974</text:p>
          </table:table-cell>
          <table:table-cell table:style-name="ce103" office:value-type="string" calcext:value-type="string">
            <text:p>Feb</text:p>
          </table:table-cell>
          <table:table-cell table:style-name="ce43" office:value-type="percentage" office:value="0.79" calcext:value-type="percentage">
            <text:p>79.0%</text:p>
          </table:table-cell>
          <table:table-cell table:style-name="ce43" office:value-type="percentage" office:value="0.8" calcext:value-type="percentage">
            <text:p>80.0%</text:p>
          </table:table-cell>
          <table:table-cell table:style-name="ce43" office:value-type="percentage" office:value="0.79" calcext:value-type="percentage">
            <text:p>79.0%</text:p>
          </table:table-cell>
          <table:table-cell table:style-name="ce43" office:value-type="percentage" office:value="0.699" calcext:value-type="percentage">
            <text:p>69.9%</text:p>
          </table:table-cell>
          <table:table-cell table:style-name="ce43"/>
          <table:table-cell table:style-name="ce117" office:value-type="percentage" office:value="0.788" calcext:value-type="percentage">
            <text:p>78.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74" calcext:value-type="float">
            <text:p>1974</text:p>
          </table:table-cell>
          <table:table-cell table:style-name="ce103" office:value-type="string" calcext:value-type="string">
            <text:p>Oct</text:p>
          </table:table-cell>
          <table:table-cell table:style-name="ce43" office:value-type="percentage" office:value="0.726" calcext:value-type="percentage">
            <text:p>72.6%</text:p>
          </table:table-cell>
          <table:table-cell table:style-name="ce43" office:value-type="percentage" office:value="0.766" calcext:value-type="percentage">
            <text:p>76.6%</text:p>
          </table:table-cell>
          <table:table-cell table:style-name="ce43" office:value-type="percentage" office:value="0.748" calcext:value-type="percentage">
            <text:p>74.8%</text:p>
          </table:table-cell>
          <table:table-cell table:style-name="ce43" office:value-type="percentage" office:value="0.677" calcext:value-type="percentage">
            <text:p>67.7%</text:p>
          </table:table-cell>
          <table:table-cell table:style-name="ce43"/>
          <table:table-cell table:style-name="ce117" office:value-type="percentage" office:value="0.728" calcext:value-type="percentage">
            <text:p>72.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79" calcext:value-type="float">
            <text:p>1979</text:p>
          </table:table-cell>
          <table:table-cell table:style-name="ce103"/>
          <table:table-cell table:style-name="ce43" office:value-type="percentage" office:value="0.759" calcext:value-type="percentage">
            <text:p>75.9%</text:p>
          </table:table-cell>
          <table:table-cell table:style-name="ce43" office:value-type="percentage" office:value="0.794" calcext:value-type="percentage">
            <text:p>79.4%</text:p>
          </table:table-cell>
          <table:table-cell table:style-name="ce43" office:value-type="percentage" office:value="0.768" calcext:value-type="percentage">
            <text:p>76.8%</text:p>
          </table:table-cell>
          <table:table-cell table:style-name="ce43" office:value-type="percentage" office:value="0.677" calcext:value-type="percentage">
            <text:p>67.7%</text:p>
          </table:table-cell>
          <table:table-cell table:style-name="ce43"/>
          <table:table-cell table:style-name="ce117" office:value-type="percentage" office:value="0.76" calcext:value-type="percentage">
            <text:p>76.0%</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83" calcext:value-type="float">
            <text:p>1983</text:p>
          </table:table-cell>
          <table:table-cell table:style-name="ce103"/>
          <table:table-cell table:style-name="ce43" office:value-type="percentage" office:value="0.725" calcext:value-type="percentage">
            <text:p>72.5%</text:p>
          </table:table-cell>
          <table:table-cell table:style-name="ce43" office:value-type="percentage" office:value="0.761" calcext:value-type="percentage">
            <text:p>76.1%</text:p>
          </table:table-cell>
          <table:table-cell table:style-name="ce43" office:value-type="percentage" office:value="0.727" calcext:value-type="percentage">
            <text:p>72.7%</text:p>
          </table:table-cell>
          <table:table-cell table:style-name="ce43" office:value-type="percentage" office:value="0.729" calcext:value-type="percentage">
            <text:p>72.9%</text:p>
          </table:table-cell>
          <table:table-cell table:style-name="ce43"/>
          <table:table-cell table:style-name="ce117" office:value-type="percentage" office:value="0.727" calcext:value-type="percentage">
            <text:p>72.7%</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87" calcext:value-type="float">
            <text:p>1987</text:p>
          </table:table-cell>
          <table:table-cell table:style-name="ce103"/>
          <table:table-cell table:style-name="ce43" office:value-type="percentage" office:value="0.754" calcext:value-type="percentage">
            <text:p>75.4%</text:p>
          </table:table-cell>
          <table:table-cell table:style-name="ce43" office:value-type="percentage" office:value="0.789" calcext:value-type="percentage">
            <text:p>78.9%</text:p>
          </table:table-cell>
          <table:table-cell table:style-name="ce43" office:value-type="percentage" office:value="0.751" calcext:value-type="percentage">
            <text:p>75.1%</text:p>
          </table:table-cell>
          <table:table-cell table:style-name="ce43" office:value-type="percentage" office:value="0.67" calcext:value-type="percentage">
            <text:p>67.0%</text:p>
          </table:table-cell>
          <table:table-cell table:style-name="ce43"/>
          <table:table-cell table:style-name="ce117" office:value-type="percentage" office:value="0.753" calcext:value-type="percentage">
            <text:p>75.3%</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5">
          <table:table-cell table:style-name="ce6" office:value-type="float" office:value="1992" calcext:value-type="float">
            <text:p>1992</text:p>
          </table:table-cell>
          <table:table-cell table:style-name="ce103"/>
          <table:table-cell table:style-name="ce43" office:value-type="percentage" office:value="0.78" calcext:value-type="percentage">
            <text:p>78.0%</text:p>
          </table:table-cell>
          <table:table-cell table:style-name="ce43" office:value-type="percentage" office:value="0.797" calcext:value-type="percentage">
            <text:p>79.7%</text:p>
          </table:table-cell>
          <table:table-cell table:style-name="ce43" office:value-type="percentage" office:value="0.755" calcext:value-type="percentage">
            <text:p>75.5%</text:p>
          </table:table-cell>
          <table:table-cell table:style-name="ce43" office:value-type="percentage" office:value="0.698" calcext:value-type="percentage">
            <text:p>69.8%</text:p>
          </table:table-cell>
          <table:table-cell table:style-name="ce43"/>
          <table:table-cell table:style-name="ce117" office:value-type="percentage" office:value="0.777" calcext:value-type="percentage">
            <text:p>77.7%</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1997" calcext:value-type="float">
            <text:p>1997</text:p>
          </table:table-cell>
          <table:table-cell table:style-name="ce103"/>
          <table:table-cell table:style-name="ce43" office:value-type="percentage" office:value="0.714" calcext:value-type="percentage">
            <text:p>71.4%</text:p>
          </table:table-cell>
          <table:table-cell table:style-name="ce43" office:value-type="percentage" office:value="0.735" calcext:value-type="percentage">
            <text:p>73.5%</text:p>
          </table:table-cell>
          <table:table-cell table:style-name="ce43" office:value-type="percentage" office:value="0.713" calcext:value-type="percentage">
            <text:p>71.3%</text:p>
          </table:table-cell>
          <table:table-cell table:style-name="ce43" office:value-type="percentage" office:value="0.671" calcext:value-type="percentage">
            <text:p>67.1%</text:p>
          </table:table-cell>
          <table:table-cell table:style-name="ce43"/>
          <table:table-cell table:style-name="ce117" office:value-type="percentage" office:value="0.714" calcext:value-type="percentage">
            <text:p>71.4%</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2001" calcext:value-type="float">
            <text:p>2001</text:p>
          </table:table-cell>
          <table:table-cell table:style-name="ce103"/>
          <table:table-cell table:style-name="ce109" office:value-type="percentage" office:value="0.592" calcext:value-type="percentage">
            <text:p>59.2%</text:p>
          </table:table-cell>
          <table:table-cell table:style-name="ce109" office:value-type="percentage" office:value="0.616" calcext:value-type="percentage">
            <text:p>61.6%</text:p>
          </table:table-cell>
          <table:table-cell table:style-name="ce109" office:value-type="percentage" office:value="0.582" calcext:value-type="percentage">
            <text:p>58.2%</text:p>
          </table:table-cell>
          <table:table-cell table:style-name="ce109" office:value-type="percentage" office:value="0.68" calcext:value-type="percentage">
            <text:p>68.0%</text:p>
          </table:table-cell>
          <table:table-cell table:style-name="ce109"/>
          <table:table-cell table:style-name="ce118" office:value-type="percentage" office:value="0.594" calcext:value-type="percentage">
            <text:p>59.4%</text:p>
          </table:table-cell>
          <table:table-cell table:style-name="ce118"/>
          <table:table-cell table:style-name="ce124"/>
          <table:table-cell table:style-name="ce118"/>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2005" calcext:value-type="float">
            <text:p>2005</text:p>
          </table:table-cell>
          <table:table-cell table:style-name="ce103"/>
          <table:table-cell table:style-name="ce109" office:value-type="percentage" office:value="0.613" calcext:value-type="percentage">
            <text:p>61.3%</text:p>
          </table:table-cell>
          <table:table-cell table:style-name="ce109" office:value-type="percentage" office:value="0.626" calcext:value-type="percentage">
            <text:p>62.6%</text:p>
          </table:table-cell>
          <table:table-cell table:style-name="ce109" office:value-type="percentage" office:value="0.608" calcext:value-type="percentage">
            <text:p>60.8%</text:p>
          </table:table-cell>
          <table:table-cell table:style-name="ce109" office:value-type="percentage" office:value="0.629" calcext:value-type="percentage">
            <text:p>62.9%</text:p>
          </table:table-cell>
          <table:table-cell table:style-name="ce109"/>
          <table:table-cell table:style-name="ce118" office:value-type="percentage" office:value="0.614" calcext:value-type="percentage">
            <text:p>61.4%</text:p>
          </table:table-cell>
          <table:table-cell table:style-name="ce118"/>
          <table:table-cell table:style-name="ce124"/>
          <table:table-cell table:style-name="ce118"/>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2010" calcext:value-type="float">
            <text:p>2010</text:p>
          </table:table-cell>
          <table:table-cell table:style-name="ce103"/>
          <table:table-cell table:style-name="ce109" office:value-type="percentage" office:value="0.655" calcext:value-type="percentage">
            <text:p>65.5%</text:p>
          </table:table-cell>
          <table:table-cell table:style-name="ce109" office:value-type="percentage" office:value="0.648" calcext:value-type="percentage">
            <text:p>64.8%</text:p>
          </table:table-cell>
          <table:table-cell table:style-name="ce109" office:value-type="percentage" office:value="0.638" calcext:value-type="percentage">
            <text:p>63.8%</text:p>
          </table:table-cell>
          <table:table-cell table:style-name="ce109" office:value-type="percentage" office:value="0.576" calcext:value-type="percentage">
            <text:p>57.6%</text:p>
          </table:table-cell>
          <table:table-cell table:style-name="ce109"/>
          <table:table-cell table:style-name="ce118" office:value-type="percentage" office:value="0.651" calcext:value-type="percentage">
            <text:p>65.1%</text:p>
          </table:table-cell>
          <table:table-cell table:style-name="ce118"/>
          <table:table-cell table:style-name="ce124"/>
          <table:table-cell table:number-columns-repeated="7"/>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2015" calcext:value-type="float">
            <text:p>2015</text:p>
          </table:table-cell>
          <table:table-cell table:style-name="ce103"/>
          <table:table-cell table:style-name="ce109" office:value-type="percentage" office:value="0.66" calcext:value-type="percentage">
            <text:p>66.0%</text:p>
          </table:table-cell>
          <table:table-cell table:style-name="ce109" office:value-type="percentage" office:value="0.657" calcext:value-type="percentage">
            <text:p>65.7%</text:p>
          </table:table-cell>
          <table:table-cell table:style-name="ce109" office:value-type="percentage" office:value="0.71" calcext:value-type="percentage">
            <text:p>71.0%</text:p>
          </table:table-cell>
          <table:table-cell table:style-name="ce109" office:value-type="percentage" office:value="0.581" calcext:value-type="percentage">
            <text:p>58.1%</text:p>
          </table:table-cell>
          <table:table-cell table:style-name="ce109"/>
          <table:table-cell table:style-name="ce118" office:value-type="percentage" office:value="0.662" calcext:value-type="percentage">
            <text:p>66.2%</text:p>
          </table:table-cell>
          <table:table-cell table:style-name="ce118"/>
          <table:table-cell table:style-name="ce124"/>
          <table:table-cell table:number-columns-repeated="7"/>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2017" calcext:value-type="float">
            <text:p>2017</text:p>
          </table:table-cell>
          <table:table-cell table:style-name="ce103"/>
          <table:table-cell table:style-name="ce109" office:value-type="percentage" office:value="0.691" calcext:value-type="percentage">
            <text:p>69.1%</text:p>
          </table:table-cell>
          <table:table-cell table:style-name="ce109" office:value-type="percentage" office:value="0.686" calcext:value-type="percentage">
            <text:p>68.6%</text:p>
          </table:table-cell>
          <table:table-cell table:style-name="ce109" office:value-type="percentage" office:value="0.664" calcext:value-type="percentage">
            <text:p>66.4%</text:p>
          </table:table-cell>
          <table:table-cell table:style-name="ce109" office:value-type="percentage" office:value="0.654" calcext:value-type="percentage">
            <text:p>65.4%</text:p>
          </table:table-cell>
          <table:table-cell table:style-name="ce109"/>
          <table:table-cell table:style-name="ce118" office:value-type="percentage" office:value="0.688" calcext:value-type="percentage">
            <text:p>68.8%</text:p>
          </table:table-cell>
          <table:table-cell table:style-name="ce118"/>
          <table:table-cell table:style-name="ce124"/>
          <table:table-cell table:number-columns-repeated="7"/>
          <table:table-cell table:style-name="ce126"/>
          <table:table-cell/>
          <table:table-cell table:style-name="ce128" table:number-columns-repeated="5"/>
          <table:table-cell table:style-name="ce129"/>
          <table:table-cell table:number-columns-repeated="999"/>
        </table:table-row>
        <table:table-row table:style-name="ro14">
          <table:table-cell table:style-name="ce6" office:value-type="float" office:value="2019" calcext:value-type="float">
            <text:p>2019</text:p>
          </table:table-cell>
          <table:table-cell table:style-name="ce103"/>
          <table:table-cell table:style-name="ce109" office:value-type="percentage" office:value="0.675" calcext:value-type="percentage">
            <text:p>67.5%</text:p>
          </table:table-cell>
          <table:table-cell table:style-name="ce109" office:value-type="percentage" office:value="0.666" calcext:value-type="percentage">
            <text:p>66.6%</text:p>
          </table:table-cell>
          <table:table-cell table:style-name="ce109" office:value-type="percentage" office:value="0.681" calcext:value-type="percentage">
            <text:p>68.1%</text:p>
          </table:table-cell>
          <table:table-cell table:style-name="ce109" office:value-type="percentage" office:value="0.618" calcext:value-type="percentage">
            <text:p>61.8%</text:p>
          </table:table-cell>
          <table:table-cell table:style-name="ce109"/>
          <table:table-cell table:style-name="ce118" office:value-type="percentage" office:value="0.673" calcext:value-type="percentage">
            <text:p>67.3%</text:p>
          </table:table-cell>
          <table:table-cell table:style-name="ce118"/>
          <table:table-cell table:style-name="ce124"/>
          <table:table-cell table:number-columns-repeated="7"/>
          <table:table-cell table:style-name="ce126"/>
          <table:table-cell/>
          <table:table-cell table:style-name="ce128" table:number-columns-repeated="5"/>
          <table:table-cell table:style-name="ce129"/>
          <table:table-cell table:number-columns-repeated="999"/>
        </table:table-row>
        <table:table-row table:style-name="ro16">
          <table:table-cell table:style-name="ce96"/>
          <table:table-cell table:style-name="ce16"/>
          <table:table-cell table:style-name="ce110" table:number-columns-repeated="5"/>
          <table:table-cell table:style-name="ce119"/>
          <table:table-cell table:style-name="ce118"/>
          <table:table-cell table:number-columns-repeated="8"/>
          <table:table-cell table:style-name="ce126"/>
          <table:table-cell table:number-columns-repeated="1006"/>
        </table:table-row>
        <table:table-row table:style-name="ro4">
          <table:table-cell table:style-name="ce97"/>
          <table:table-cell/>
          <table:table-cell table:style-name="ce109" table:number-columns-repeated="5"/>
          <table:table-cell table:style-name="ce118" table:number-columns-repeated="4"/>
          <table:table-cell table:number-columns-repeated="6"/>
          <table:table-cell table:style-name="ce126"/>
          <table:table-cell table:number-columns-repeated="1006"/>
        </table:table-row>
        <table:table-row table:style-name="ro9">
          <table:table-cell table:style-name="ce98" office:value-type="string" calcext:value-type="string">
            <text:p>1. 1918 figures include all of Ireland.</text:p>
          </table:table-cell>
          <table:table-cell table:style-name="ce98"/>
          <table:table-cell table:style-name="ce111" table:number-columns-repeated="5"/>
          <table:table-cell table:style-name="ce120" table:number-columns-repeated="4"/>
          <table:table-cell table:style-name="ce98" table:number-columns-repeated="6"/>
          <table:table-cell table:style-name="ce100" table:number-columns-repeated="2"/>
          <table:table-cell table:style-name="ce98" table:number-columns-repeated="1005"/>
        </table:table-row>
        <table:table-row table:style-name="ro4">
          <table:table-cell table:number-columns-repeated="2"/>
          <table:table-cell table:style-name="ce109" table:number-columns-repeated="5"/>
          <table:table-cell table:style-name="ce118" table:number-columns-repeated="4"/>
          <table:table-cell table:number-columns-repeated="1013"/>
        </table:table-row>
        <table:table-row table:style-name="ro9">
          <table:table-cell table:style-name="ce98" office:value-type="string" calcext:value-type="string">
            <text:p>Sources</text:p>
          </table:table-cell>
          <table:table-cell table:style-name="ce98"/>
          <table:table-cell table:style-name="ce111" table:number-columns-repeated="5"/>
          <table:table-cell table:style-name="ce120" table:number-columns-repeated="4"/>
          <table:table-cell table:style-name="ce98" table:number-columns-repeated="6"/>
          <table:table-cell table:style-name="ce100" table:number-columns-repeated="2"/>
          <table:table-cell table:style-name="ce98" table:number-columns-repeated="1005"/>
        </table:table-row>
        <table:table-row table:style-name="ro9">
          <table:table-cell table:style-name="ce100" office:value-type="string" calcext:value-type="string">
            <text:p>Colin Rallings and Michael Thrasher, <text:span text:style-name="T4">British Electoral Facts 1832-2006</text:span></text:p>
          </table:table-cell>
          <table:table-cell table:style-name="ce98"/>
          <table:table-cell table:style-name="ce111" table:number-columns-repeated="5"/>
          <table:table-cell table:style-name="ce120" table:number-columns-repeated="4"/>
          <table:table-cell table:style-name="ce98" table:number-columns-repeated="6"/>
          <table:table-cell table:style-name="ce100" table:number-columns-repeated="2"/>
          <table:table-cell table:style-name="ce98" table:number-columns-repeated="1005"/>
        </table:table-row>
        <table:table-row table:style-name="ro9">
          <table:table-cell table:style-name="ce98" office:value-type="string" calcext:value-type="string">
            <text:p>House of Commons Library, CBP7186 General Election 2015</text:p>
          </table:table-cell>
          <table:table-cell table:style-name="ce98"/>
          <table:table-cell table:style-name="ce111" table:number-columns-repeated="5"/>
          <table:table-cell table:style-name="ce120" table:number-columns-repeated="4"/>
          <table:table-cell table:style-name="ce98" table:number-columns-repeated="6"/>
          <table:table-cell table:style-name="ce100" table:number-columns-repeated="2"/>
          <table:table-cell table:style-name="ce98" table:number-columns-repeated="1005"/>
        </table:table-row>
        <table:table-row table:style-name="ro7">
          <table:table-cell table:style-name="ce101" office:value-type="string" calcext:value-type="string">
            <text:p>Sources:</text:p>
          </table:table-cell>
          <table:table-cell table:style-name="ce104" office:value-type="string" calcext:value-type="string">
            <text:p>British Electoral Facts: 1832-2006, Rallings and Thrasher, </text:p>
          </table:table-cell>
          <table:table-cell table:number-columns-repeated="1022"/>
        </table:table-row>
        <table:table-row table:style-name="ro7">
          <table:table-cell table:style-name="ce101"/>
          <table:table-cell office:value-type="string" calcext:value-type="string">
            <text:p>Parliamentary Research Services,</text:p>
          </table:table-cell>
          <table:table-cell table:number-columns-repeated="1022"/>
        </table:table-row>
        <table:table-row table:style-name="ro7">
          <table:table-cell/>
          <table:table-cell table:style-name="ce105" office:value-type="string" calcext:value-type="string">
            <text:p>House of Commons Library data</text:p>
          </table:table-cell>
          <table:table-cell table:number-columns-repeated="1022"/>
        </table:table-row>
        <table:table-row table:style-name="ro7" table:number-rows-repeated="1048534">
          <table:table-cell table:number-columns-repeated="1024"/>
        </table:table-row>
        <table:table-row table:style-name="ro7">
          <table:table-cell table:number-columns-repeated="1024"/>
        </table:table-row>
        <table:named-expressions>
          <table:named-range table:name="_xlnm.Print_Area" table:base-cell-address="$'2 Turnout'.$A$1" table:cell-range-address="$'2 Turnout'.$A$1:.$H$41" table:range-usable-as="print-range"/>
          <table:named-range table:name="_xlnm._FilterDatabase" table:base-cell-address="$'2 Turnout'.$A$1" table:cell-range-address="$'2 Turnout'.$A$1"/>
        </table:named-expressions>
      </table:table>
      <table:table table:name="CSV turnout_all" table:style-name="ta2">
        <table:table-column table:style-name="co6" table:default-cell-style-name="ce81"/>
        <table:table-column table:style-name="co17" table:default-cell-style-name="ce78"/>
        <table:table-column table:style-name="co18" table:default-cell-style-name="Default"/>
        <table:table-column table:style-name="co6" table:number-columns-repeated="3" table:default-cell-style-name="Default"/>
        <table:table-row table:style-name="ro17">
          <table:table-cell table:style-name="Default"/>
          <table:table-cell table:style-name="ce130" office:value-type="string" calcext:value-type="string">
            <text:p>General election</text:p>
          </table:table-cell>
          <table:table-cell table:style-name="ce130" office:value-type="string" calcext:value-type="string">
            <text:p>Scottish Parliament constituency</text:p>
          </table:table-cell>
          <table:table-cell office:value-type="string" calcext:value-type="string">
            <text:p>EU</text:p>
          </table:table-cell>
          <table:table-cell office:value-type="string" calcext:value-type="string">
            <text:p>Councils</text:p>
          </table:table-cell>
          <table:table-cell office:value-type="string" calcext:value-type="string">
            <text:p>Referendums</text:p>
          </table:table-cell>
        </table:table-row>
        <table:table-row table:style-name="ro10">
          <table:table-cell table:formula="of:=[$'CSV general_election_seats'.A2]" office:value-type="float" office:value="1918" calcext:value-type="float">
            <text:p>1918</text:p>
          </table:table-cell>
          <table:table-cell table:formula="of:=['2 Turnout'.E4]" office:value-type="percentage" office:value="0.551" calcext:value-type="percentage">
            <text:p>55.1%</text:p>
          </table:table-cell>
          <table:table-cell table:number-columns-repeated="4"/>
        </table:table-row>
        <table:table-row table:style-name="ro10">
          <table:table-cell table:formula="of:=[$'CSV general_election_seats'.A3]" office:value-type="float" office:value="1922" calcext:value-type="float">
            <text:p>1922</text:p>
          </table:table-cell>
          <table:table-cell table:formula="of:=['2 Turnout'.E5]" office:value-type="percentage" office:value="0.704" calcext:value-type="percentage">
            <text:p>70.4%</text:p>
          </table:table-cell>
          <table:table-cell table:number-columns-repeated="4"/>
        </table:table-row>
        <table:table-row table:style-name="ro10">
          <table:table-cell table:formula="of:=[$'CSV general_election_seats'.A4]" office:value-type="float" office:value="1923" calcext:value-type="float">
            <text:p>1923</text:p>
          </table:table-cell>
          <table:table-cell table:formula="of:=['2 Turnout'.E6]" office:value-type="percentage" office:value="0.679" calcext:value-type="percentage">
            <text:p>67.9%</text:p>
          </table:table-cell>
          <table:table-cell table:number-columns-repeated="4"/>
        </table:table-row>
        <table:table-row table:style-name="ro10">
          <table:table-cell table:formula="of:=[$'CSV general_election_seats'.A5]" office:value-type="float" office:value="1924" calcext:value-type="float">
            <text:p>1924</text:p>
          </table:table-cell>
          <table:table-cell table:formula="of:=['2 Turnout'.E7]" office:value-type="percentage" office:value="0.751" calcext:value-type="percentage">
            <text:p>75.1%</text:p>
          </table:table-cell>
          <table:table-cell table:number-columns-repeated="4"/>
        </table:table-row>
        <table:table-row table:style-name="ro10">
          <table:table-cell table:formula="of:=[$'CSV general_election_seats'.A6]" office:value-type="float" office:value="1929" calcext:value-type="float">
            <text:p>1929</text:p>
          </table:table-cell>
          <table:table-cell table:formula="of:=['2 Turnout'.E8]" office:value-type="percentage" office:value="0.735" calcext:value-type="percentage">
            <text:p>73.5%</text:p>
          </table:table-cell>
          <table:table-cell table:number-columns-repeated="4"/>
        </table:table-row>
        <table:table-row table:style-name="ro10">
          <table:table-cell table:formula="of:=[$'CSV general_election_seats'.A7]" office:value-type="float" office:value="1931" calcext:value-type="float">
            <text:p>1931</text:p>
          </table:table-cell>
          <table:table-cell table:formula="of:=['2 Turnout'.E9]" office:value-type="percentage" office:value="0.774" calcext:value-type="percentage">
            <text:p>77.4%</text:p>
          </table:table-cell>
          <table:table-cell table:number-columns-repeated="4"/>
        </table:table-row>
        <table:table-row table:style-name="ro10">
          <table:table-cell table:formula="of:=[$'CSV general_election_seats'.A8]" office:value-type="float" office:value="1935" calcext:value-type="float">
            <text:p>1935</text:p>
          </table:table-cell>
          <table:table-cell table:formula="of:=['2 Turnout'.E10]" office:value-type="percentage" office:value="0.726" calcext:value-type="percentage">
            <text:p>72.6%</text:p>
          </table:table-cell>
          <table:table-cell table:number-columns-repeated="4"/>
        </table:table-row>
        <table:table-row table:style-name="ro10">
          <table:table-cell table:formula="of:=[$'CSV general_election_seats'.A9]" office:value-type="float" office:value="1945" calcext:value-type="float">
            <text:p>1945</text:p>
          </table:table-cell>
          <table:table-cell table:formula="of:=['2 Turnout'.E11]" office:value-type="percentage" office:value="0.69" calcext:value-type="percentage">
            <text:p>69.0%</text:p>
          </table:table-cell>
          <table:table-cell table:number-columns-repeated="4"/>
        </table:table-row>
        <table:table-row table:style-name="ro10">
          <table:table-cell table:formula="of:=[$'CSV general_election_seats'.A10]" office:value-type="float" office:value="1950" calcext:value-type="float">
            <text:p>1950</text:p>
          </table:table-cell>
          <table:table-cell table:formula="of:=['2 Turnout'.E12]" office:value-type="percentage" office:value="0.809" calcext:value-type="percentage">
            <text:p>80.9%</text:p>
          </table:table-cell>
          <table:table-cell table:number-columns-repeated="4"/>
        </table:table-row>
        <table:table-row table:style-name="ro10">
          <table:table-cell table:formula="of:=[$'CSV general_election_seats'.A11]" office:value-type="float" office:value="1951" calcext:value-type="float">
            <text:p>1951</text:p>
          </table:table-cell>
          <table:table-cell table:formula="of:=['2 Turnout'.E13]" office:value-type="percentage" office:value="0.812" calcext:value-type="percentage">
            <text:p>81.2%</text:p>
          </table:table-cell>
          <table:table-cell table:number-columns-repeated="4"/>
        </table:table-row>
        <table:table-row table:style-name="ro10">
          <table:table-cell table:formula="of:=[$'CSV general_election_seats'.A12]" office:value-type="float" office:value="1955" calcext:value-type="float">
            <text:p>1955</text:p>
          </table:table-cell>
          <table:table-cell table:formula="of:=['2 Turnout'.E14]" office:value-type="percentage" office:value="0.751" calcext:value-type="percentage">
            <text:p>75.1%</text:p>
          </table:table-cell>
          <table:table-cell table:number-columns-repeated="4"/>
        </table:table-row>
        <table:table-row table:style-name="ro10">
          <table:table-cell table:formula="of:=[$'CSV general_election_seats'.A13]" office:value-type="float" office:value="1959" calcext:value-type="float">
            <text:p>1959</text:p>
          </table:table-cell>
          <table:table-cell table:formula="of:=['2 Turnout'.E15]" office:value-type="percentage" office:value="0.781" calcext:value-type="percentage">
            <text:p>78.1%</text:p>
          </table:table-cell>
          <table:table-cell table:number-columns-repeated="4"/>
        </table:table-row>
        <table:table-row table:style-name="ro10">
          <table:table-cell table:formula="of:=[$'CSV general_election_seats'.A14]" office:value-type="float" office:value="1964" calcext:value-type="float">
            <text:p>1964</text:p>
          </table:table-cell>
          <table:table-cell table:formula="of:=['2 Turnout'.E16]" office:value-type="percentage" office:value="0.776" calcext:value-type="percentage">
            <text:p>77.6%</text:p>
          </table:table-cell>
          <table:table-cell table:number-columns-repeated="4"/>
        </table:table-row>
        <table:table-row table:style-name="ro10">
          <table:table-cell table:formula="of:=[$'CSV general_election_seats'.A15]" office:value-type="float" office:value="1966" calcext:value-type="float">
            <text:p>1966</text:p>
          </table:table-cell>
          <table:table-cell table:formula="of:=['2 Turnout'.E17]" office:value-type="percentage" office:value="0.76" calcext:value-type="percentage">
            <text:p>76.0%</text:p>
          </table:table-cell>
          <table:table-cell table:number-columns-repeated="4"/>
        </table:table-row>
        <table:table-row table:style-name="ro10">
          <table:table-cell table:formula="of:=[$'CSV general_election_seats'.A16]" office:value-type="float" office:value="1970" calcext:value-type="float">
            <text:p>1970</text:p>
          </table:table-cell>
          <table:table-cell table:formula="of:=['2 Turnout'.E18]" office:value-type="percentage" office:value="0.741" calcext:value-type="percentage">
            <text:p>74.1%</text:p>
          </table:table-cell>
          <table:table-cell table:number-columns-repeated="4"/>
        </table:table-row>
        <table:table-row table:style-name="ro10">
          <table:table-cell table:formula="of:=[$'CSV general_election_seats'.A17]" office:value-type="string" office:string-value="1974 Feb" calcext:value-type="string">
            <text:p>1974 Feb</text:p>
          </table:table-cell>
          <table:table-cell table:formula="of:=['2 Turnout'.E19]" office:value-type="percentage" office:value="0.79" calcext:value-type="percentage">
            <text:p>79.0%</text:p>
          </table:table-cell>
          <table:table-cell table:number-columns-repeated="4"/>
        </table:table-row>
        <table:table-row table:style-name="ro10">
          <table:table-cell table:formula="of:=[$'CSV general_election_seats'.A18]" office:value-type="string" office:string-value="1974 Oct" calcext:value-type="string">
            <text:p>1974 Oct</text:p>
          </table:table-cell>
          <table:table-cell table:formula="of:=['2 Turnout'.E20]" office:value-type="percentage" office:value="0.748" calcext:value-type="percentage">
            <text:p>74.8%</text:p>
          </table:table-cell>
          <table:table-cell table:number-columns-repeated="4"/>
        </table:table-row>
        <table:table-row table:style-name="ro10">
          <table:table-cell table:style-name="Default" office:value-type="float" office:value="1975" calcext:value-type="float">
            <text:p>1975</text:p>
          </table:table-cell>
          <table:table-cell table:number-columns-repeated="4"/>
          <table:table-cell table:style-name="ce78" office:value-type="percentage" office:value="0.6462" calcext:value-type="percentage">
            <text:p>64.6%</text:p>
          </table:table-cell>
        </table:table-row>
        <table:table-row table:style-name="ro10">
          <table:table-cell table:formula="of:=[$'CSV general_election_seats'.A19]" office:value-type="float" office:value="1979" calcext:value-type="float">
            <text:p>1979</text:p>
          </table:table-cell>
          <table:table-cell table:formula="of:=[$'2 Turnout'.E21]" office:value-type="percentage" office:value="0.768" calcext:value-type="percentage">
            <text:p>76.8%</text:p>
          </table:table-cell>
          <table:table-cell table:number-columns-repeated="3"/>
          <table:table-cell table:style-name="ce78" office:value-type="percentage" office:value="0.6372" calcext:value-type="percentage">
            <text:p>63.7%</text:p>
          </table:table-cell>
        </table:table-row>
        <table:table-row table:style-name="ro10">
          <table:table-cell table:formula="of:=[$'CSV general_election_seats'.A20]" office:value-type="float" office:value="1983" calcext:value-type="float">
            <text:p>1983</text:p>
          </table:table-cell>
          <table:table-cell table:formula="of:=[$'2 Turnout'.E22]" office:value-type="percentage" office:value="0.727" calcext:value-type="percentage">
            <text:p>72.7%</text:p>
          </table:table-cell>
          <table:table-cell table:number-columns-repeated="4"/>
        </table:table-row>
        <table:table-row table:style-name="ro10">
          <table:table-cell table:formula="of:=[$'CSV general_election_seats'.A21]" office:value-type="float" office:value="1987" calcext:value-type="float">
            <text:p>1987</text:p>
          </table:table-cell>
          <table:table-cell table:formula="of:=[$'2 Turnout'.E23]" office:value-type="percentage" office:value="0.751" calcext:value-type="percentage">
            <text:p>75.1%</text:p>
          </table:table-cell>
          <table:table-cell table:number-columns-repeated="4"/>
        </table:table-row>
        <table:table-row table:style-name="ro10">
          <table:table-cell table:formula="of:=[$'CSV general_election_seats'.A22]" office:value-type="float" office:value="1992" calcext:value-type="float">
            <text:p>1992</text:p>
          </table:table-cell>
          <table:table-cell table:formula="of:=[$'2 Turnout'.E24]" office:value-type="percentage" office:value="0.755" calcext:value-type="percentage">
            <text:p>75.5%</text:p>
          </table:table-cell>
          <table:table-cell table:number-columns-repeated="4"/>
        </table:table-row>
        <table:table-row table:style-name="ro10">
          <table:table-cell table:formula="of:=[$'CSV general_election_seats'.A23]" office:value-type="float" office:value="1997" calcext:value-type="float">
            <text:p>1997</text:p>
          </table:table-cell>
          <table:table-cell table:formula="of:=[$'2 Turnout'.E25]" office:value-type="percentage" office:value="0.713" calcext:value-type="percentage">
            <text:p>71.3%</text:p>
          </table:table-cell>
          <table:table-cell table:number-columns-repeated="3"/>
          <table:table-cell table:style-name="ce78" office:value-type="percentage" office:value="0.6013" calcext:value-type="percentage">
            <text:p>60.1%</text:p>
          </table:table-cell>
        </table:table-row>
        <table:table-row table:style-name="ro10">
          <table:table-cell table:style-name="Default" office:value-type="float" office:value="1999" calcext:value-type="float">
            <text:p>1999</text:p>
          </table:table-cell>
          <table:table-cell table:style-name="Default"/>
          <table:table-cell table:style-name="ce78" office:value-type="percentage" office:value="0.587571120298811" calcext:value-type="percentage">
            <text:p>58.8%</text:p>
          </table:table-cell>
          <table:table-cell table:style-name="ce78" office:value-type="percentage" office:value="0.247" calcext:value-type="percentage">
            <text:p>24.7%</text:p>
          </table:table-cell>
          <table:table-cell table:style-name="ce78" office:value-type="percentage" office:value="0.591" calcext:value-type="percentage">
            <text:p>59.1%</text:p>
          </table:table-cell>
          <table:table-cell/>
        </table:table-row>
        <table:table-row table:style-name="ro10">
          <table:table-cell table:formula="of:=[$'CSV general_election_seats'.A24]" office:value-type="float" office:value="2001" calcext:value-type="float">
            <text:p>2001</text:p>
          </table:table-cell>
          <table:table-cell table:formula="of:=[$'2 Turnout'.E26]" office:value-type="percentage" office:value="0.582" calcext:value-type="percentage">
            <text:p>58.2%</text:p>
          </table:table-cell>
          <table:table-cell table:number-columns-repeated="4"/>
        </table:table-row>
        <table:table-row table:style-name="ro10">
          <table:table-cell table:style-name="Default" office:value-type="float" office:value="2003" calcext:value-type="float">
            <text:p>2003</text:p>
          </table:table-cell>
          <table:table-cell table:style-name="Default"/>
          <table:table-cell table:style-name="ce78" office:value-type="percentage" office:value="0.494291108096537" calcext:value-type="percentage">
            <text:p>49.4%</text:p>
          </table:table-cell>
          <table:table-cell/>
          <table:table-cell table:style-name="ce78" office:value-type="percentage" office:value="0.496" calcext:value-type="percentage">
            <text:p>49.6%</text:p>
          </table:table-cell>
          <table:table-cell/>
        </table:table-row>
        <table:table-row table:style-name="ro10">
          <table:table-cell table:style-name="Default" office:value-type="float" office:value="2004" calcext:value-type="float">
            <text:p>2004</text:p>
          </table:table-cell>
          <table:table-cell table:style-name="Default"/>
          <table:table-cell table:style-name="ce78"/>
          <table:table-cell table:style-name="ce78" office:value-type="percentage" office:value="0.309" calcext:value-type="percentage">
            <text:p>30.9%</text:p>
          </table:table-cell>
          <table:table-cell table:number-columns-repeated="2"/>
        </table:table-row>
        <table:table-row table:style-name="ro10">
          <table:table-cell table:formula="of:=[$'CSV general_election_seats'.A25]" office:value-type="float" office:value="2005" calcext:value-type="float">
            <text:p>2005</text:p>
          </table:table-cell>
          <table:table-cell table:formula="of:=[$'2 Turnout'.E27]" office:value-type="percentage" office:value="0.608" calcext:value-type="percentage">
            <text:p>60.8%</text:p>
          </table:table-cell>
          <table:table-cell table:number-columns-repeated="4"/>
        </table:table-row>
        <table:table-row table:style-name="ro10">
          <table:table-cell table:style-name="Default" office:value-type="float" office:value="2007" calcext:value-type="float">
            <text:p>2007</text:p>
          </table:table-cell>
          <table:table-cell table:style-name="Default"/>
          <table:table-cell table:style-name="ce78" office:value-type="percentage" office:value="0.517371252093749" calcext:value-type="percentage">
            <text:p>51.7%</text:p>
          </table:table-cell>
          <table:table-cell/>
          <table:table-cell table:style-name="ce78" office:value-type="percentage" office:value="0.528" calcext:value-type="percentage">
            <text:p>52.8%</text:p>
          </table:table-cell>
          <table:table-cell/>
        </table:table-row>
        <table:table-row table:style-name="ro10">
          <table:table-cell table:style-name="Default" office:value-type="float" office:value="2009" calcext:value-type="float">
            <text:p>2009</text:p>
          </table:table-cell>
          <table:table-cell table:style-name="Default"/>
          <table:table-cell table:style-name="ce78"/>
          <table:table-cell table:style-name="ce78" office:value-type="percentage" office:value="0.285" calcext:value-type="percentage">
            <text:p>28.5%</text:p>
          </table:table-cell>
          <table:table-cell table:number-columns-repeated="2"/>
        </table:table-row>
        <table:table-row table:style-name="ro10">
          <table:table-cell table:formula="of:=[$'CSV general_election_seats'.A26]" office:value-type="float" office:value="2010" calcext:value-type="float">
            <text:p>2010</text:p>
          </table:table-cell>
          <table:table-cell table:formula="of:=[$'2 Turnout'.E28]" office:value-type="percentage" office:value="0.638" calcext:value-type="percentage">
            <text:p>63.8%</text:p>
          </table:table-cell>
          <table:table-cell table:number-columns-repeated="4"/>
        </table:table-row>
        <table:table-row table:style-name="ro10">
          <table:table-cell table:style-name="Default" office:value-type="float" office:value="2011" calcext:value-type="float">
            <text:p>2011</text:p>
          </table:table-cell>
          <table:table-cell table:style-name="Default"/>
          <table:table-cell table:style-name="ce78" office:value-type="percentage" office:value="0.503518444974133" calcext:value-type="percentage">
            <text:p>50.4%</text:p>
          </table:table-cell>
          <table:table-cell table:number-columns-repeated="2"/>
          <table:table-cell table:style-name="ce78" office:value-type="percentage" office:value="0.504" calcext:value-type="percentage">
            <text:p>50.4%</text:p>
          </table:table-cell>
        </table:table-row>
        <table:table-row table:style-name="ro10">
          <table:table-cell table:style-name="Default" office:value-type="float" office:value="2012" calcext:value-type="float">
            <text:p>2012</text:p>
          </table:table-cell>
          <table:table-cell table:style-name="Default"/>
          <table:table-cell table:style-name="ce78"/>
          <table:table-cell/>
          <table:table-cell table:style-name="ce78" office:value-type="percentage" office:value="0.396" calcext:value-type="percentage">
            <text:p>39.6%</text:p>
          </table:table-cell>
          <table:table-cell/>
        </table:table-row>
        <table:table-row table:style-name="ro10">
          <table:table-cell table:style-name="Default" office:value-type="float" office:value="2014" calcext:value-type="float">
            <text:p>2014</text:p>
          </table:table-cell>
          <table:table-cell table:style-name="Default"/>
          <table:table-cell table:style-name="ce78"/>
          <table:table-cell table:style-name="ce78" office:value-type="percentage" office:value="0.335" calcext:value-type="percentage">
            <text:p>33.5%</text:p>
          </table:table-cell>
          <table:table-cell/>
          <table:table-cell table:style-name="ce78" office:value-type="percentage" office:value="0.8459" calcext:value-type="percentage">
            <text:p>84.6%</text:p>
          </table:table-cell>
        </table:table-row>
        <table:table-row table:style-name="ro10">
          <table:table-cell office:value-type="float" office:value="2015" calcext:value-type="float">
            <text:p>2015</text:p>
          </table:table-cell>
          <table:table-cell table:formula="of:=[$'2 Turnout'.E29]" office:value-type="percentage" office:value="0.71" calcext:value-type="percentage">
            <text:p>71.0%</text:p>
          </table:table-cell>
          <table:table-cell table:number-columns-repeated="4"/>
        </table:table-row>
        <table:table-row table:style-name="ro10">
          <table:table-cell table:style-name="Default" office:value-type="float" office:value="2016" calcext:value-type="float">
            <text:p>2016</text:p>
          </table:table-cell>
          <table:table-cell table:style-name="Default"/>
          <table:table-cell table:style-name="ce78" office:value-type="percentage" office:value="0.556" calcext:value-type="percentage">
            <text:p>55.6%</text:p>
          </table:table-cell>
          <table:table-cell table:number-columns-repeated="2"/>
          <table:table-cell table:style-name="ce78" office:value-type="percentage" office:value="0.672" calcext:value-type="percentage">
            <text:p>67.2%</text:p>
          </table:table-cell>
        </table:table-row>
        <table:table-row table:style-name="ro10">
          <table:table-cell office:value-type="float" office:value="2017" calcext:value-type="float">
            <text:p>2017</text:p>
          </table:table-cell>
          <table:table-cell table:formula="of:=[$'2 Turnout'.E30]" office:value-type="percentage" office:value="0.664" calcext:value-type="percentage">
            <text:p>66.4%</text:p>
          </table:table-cell>
          <table:table-cell table:number-columns-repeated="2"/>
          <table:table-cell table:style-name="ce78" office:value-type="percentage" office:value="0.469" calcext:value-type="percentage">
            <text:p>46.9%</text:p>
          </table:table-cell>
          <table:table-cell/>
        </table:table-row>
        <table:table-row table:style-name="ro10">
          <table:table-cell table:style-name="Default" office:value-type="float" office:value="2019" calcext:value-type="float">
            <text:p>2019</text:p>
          </table:table-cell>
          <table:table-cell table:formula="of:=[$'2 Turnout'.E31]" office:value-type="percentage" office:value="0.681" calcext:value-type="percentage">
            <text:p>68.1%</text:p>
          </table:table-cell>
          <table:table-cell/>
          <table:table-cell table:style-name="ce87" office:value-type="percentage" office:value="0.399" calcext:value-type="percentage">
            <text:p>39.90%</text:p>
          </table:table-cell>
          <table:table-cell table:number-columns-repeated="2"/>
        </table:table-row>
        <table:table-row table:style-name="ro10">
          <table:table-cell table:style-name="Default" office:value-type="string" calcext:value-type="string">
            <text:p>-META-</text:p>
          </table:table-cell>
          <table:table-cell table:number-columns-repeated="5"/>
        </table:table-row>
        <table:table-row table:style-name="ro10">
          <table:table-cell table:style-name="Default" office:value-type="string" calcext:value-type="string">
            <text:p>YAXISTITLE</text:p>
          </table:table-cell>
          <table:table-cell office:value-type="string" calcext:value-type="string">
            <text:p>Turnout in Scotland %</text:p>
          </table:table-cell>
          <table:table-cell table:number-columns-repeated="4"/>
        </table:table-row>
        <table:table-row table:style-name="ro10">
          <table:table-cell table:style-name="Default" office:value-type="string" calcext:value-type="string">
            <text:p>SYMBOLS</text:p>
          </table:table-cell>
          <table:table-cell table:style-name="ce79" office:value-type="boolean" office:boolean-value="true" calcext:value-type="boolean">
            <text:p>TRUE</text:p>
          </table:table-cell>
          <table:table-cell table:number-columns-repeated="4"/>
        </table:table-row>
        <table:table-row table:style-name="ro10">
          <table:table-cell table:style-name="Default" office:value-type="string" calcext:value-type="string">
            <text:p>LINES</text:p>
          </table:table-cell>
          <table:table-cell table:style-name="ce79" office:value-type="boolean" office:boolean-value="false" calcext:value-type="boolean">
            <text:p>FALSE</text:p>
          </table:table-cell>
          <table:table-cell table:number-columns-repeated="4"/>
        </table:table-row>
        <table:table-row table:style-name="ro10">
          <table:table-cell table:style-name="Default" office:value-type="string" calcext:value-type="string">
            <text:p>LEGENDX</text:p>
          </table:table-cell>
          <table:table-cell table:style-name="ce131" office:value-type="float" office:value="1922" calcext:value-type="float">
            <text:p>1922</text:p>
          </table:table-cell>
          <table:table-cell/>
          <table:table-cell table:style-name="ce88" table:number-columns-repeated="3"/>
        </table:table-row>
        <table:table-row table:style-name="ro10">
          <table:table-cell table:style-name="Default" office:value-type="string" calcext:value-type="string">
            <text:p>#source</text:p>
          </table:table-cell>
          <table:table-cell table:style-name="Default" office:value-type="string" calcext:value-type="string">
            <text:p>HoC</text:p>
          </table:table-cell>
          <table:table-cell office:value-type="string" calcext:value-type="string">
            <text:p>HoC</text:p>
          </table:table-cell>
          <table:table-cell table:number-columns-repeated="3"/>
        </table:table-row>
      </table:table>
      <table:table table:name="TAB electorate_shares" table:style-name="ta2">
        <table:table-column table:style-name="co19" table:default-cell-style-name="Default"/>
        <table:table-column table:style-name="co6" table:default-cell-style-name="ce78"/>
        <table:table-column table:style-name="co6" table:number-columns-repeated="10" table:default-cell-style-name="Default"/>
        <table:table-row table:style-name="ro10">
          <table:table-cell/>
          <table:table-cell table:style-name="ce132" office:value-type="string" calcext:value-type="string">
            <text:p>Electorate</text:p>
          </table:table-cell>
          <table:table-cell table:style-name="ce132" office:value-type="string" calcext:value-type="string">
            <text:p>Leave</text:p>
          </table:table-cell>
          <table:table-cell table:style-name="ce132" office:value-type="string" calcext:value-type="string">
            <text:p>Remain</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 office:value-type="string" office:string-value="Leave" calcext:value-type="string">
            <text:p>Leave</text:p>
          </table:table-cell>
          <table:table-cell table:style-name="ce132" table:formula="of:=[.D1]" office:value-type="string" office:string-value="Remain" calcext:value-type="string">
            <text:p>Remain</text:p>
          </table:table-cell>
          <table:table-cell table:style-name="ce132" table:formula="of:=[.E1]" office:value-type="string" office:string-value="Did not vote" calcext:value-type="string">
            <text:p>Did not vote</text:p>
          </table:table-cell>
          <table:table-cell office:value-type="string" calcext:value-type="string">
            <text:p>Turnout</text:p>
          </table:table-cell>
          <table:table-cell office:value-type="string" calcext:value-type="string">
            <text:p>Check 1</text:p>
          </table:table-cell>
          <table:table-cell office:value-type="string" calcext:value-type="string">
            <text:p>Check 2</text:p>
          </table:table-cell>
        </table:table-row>
        <table:table-row table:style-name="ro10">
          <table:table-cell table:style-name="ce132" office:value-type="string" calcext:value-type="string">
            <text:p>2016 euref</text:p>
          </table:table-cell>
          <table:table-cell table:style-name="Default"/>
          <table:table-cell office:value-type="float" office:value="100" calcext:value-type="float">
            <text:p>100</text:p>
          </table:table-cell>
          <table:table-cell office:value-type="float" office:value="0" calcext:value-type="float">
            <text:p>0</text:p>
          </table:table-cell>
          <table:table-cell table:formula="of:=AVERAGE([.C2:.D2])" office:value-type="float" office:value="50" calcext:value-type="float">
            <text:p>50</text:p>
          </table:table-cell>
          <table:table-cell table:number-columns-repeated="7"/>
        </table:table-row>
        <table:table-row table:style-name="ro10">
          <table:table-cell office:value-type="string" calcext:value-type="string">
            <text:p>UK</text:p>
          </table:table-cell>
          <table:table-cell table:style-name="ce133" office:value-type="float" office:value="46500001" calcext:value-type="float">
            <text:p>46,500,001</text:p>
          </table:table-cell>
          <table:table-cell table:style-name="ce133" office:value-type="float" office:value="17410742" calcext:value-type="float">
            <text:p>17,410,742</text:p>
          </table:table-cell>
          <table:table-cell table:style-name="ce133" office:value-type="float" office:value="16141241" calcext:value-type="float">
            <text:p>16,141,241</text:p>
          </table:table-cell>
          <table:table-cell table:style-name="ce83" table:formula="of:=[.B3]-[.C3]-[.D3]" office:value-type="float" office:value="12948018" calcext:value-type="float">
            <text:p>12,948,018</text:p>
          </table:table-cell>
          <table:table-cell table:style-name="ce136" table:formula="of:=([.C3]*[.C$2]+[.D3]*[.D$2]+[.E3]*[.E$2])/[.B3]" office:value-type="float" office:value="51.3650548093537" calcext:value-type="float">
            <text:p>51.4</text:p>
          </table:table-cell>
          <table:table-cell table:style-name="ce78" table:formula="of:=[.C3]/[.$B3]" office:value-type="percentage" office:value="0.374424551087644" calcext:value-type="percentage">
            <text:p>37.4%</text:p>
          </table:table-cell>
          <table:table-cell table:style-name="ce78" table:formula="of:=[.D3]/[.$B3]" office:value-type="percentage" office:value="0.347123454900571" calcext:value-type="percentage">
            <text:p>34.7%</text:p>
          </table:table-cell>
          <table:table-cell table:style-name="ce78" table:formula="of:=[.E3]/[.$B3]" office:value-type="percentage" office:value="0.278451994011785" calcext:value-type="percentage">
            <text:p>27.8%</text:p>
          </table:table-cell>
          <table:table-cell table:style-name="ce78" table:formula="of:=1-[.I3]" office:value-type="percentage" office:value="0.721548005988215" calcext:value-type="percentage">
            <text:p>72.2%</text:p>
          </table:table-cell>
          <table:table-cell table:style-name="ce78" table:formula="of:=[.G3]/([.$G3]+[.$H3])" office:value-type="percentage" office:value="0.518918419814412" calcext:value-type="percentage">
            <text:p>51.9%</text:p>
          </table:table-cell>
          <table:table-cell table:style-name="ce78" table:formula="of:=[.H3]/([.$G3]+[.$H3])" office:value-type="percentage" office:value="0.481081580185588" calcext:value-type="percentage">
            <text:p>48.1%</text:p>
          </table:table-cell>
        </table:table-row>
        <table:table-row table:style-name="ro18">
          <table:table-cell office:value-type="string" calcext:value-type="string">
            <text:p>Scotland</text:p>
          </table:table-cell>
          <table:table-cell table:style-name="ce133" office:value-type="float" office:value="3987112" calcext:value-type="float">
            <text:p>3,987,112</text:p>
          </table:table-cell>
          <table:table-cell table:style-name="ce133" office:value-type="float" office:value="1018322" calcext:value-type="float">
            <text:p>1,018,322</text:p>
          </table:table-cell>
          <table:table-cell table:style-name="ce133" office:value-type="float" office:value="1661191" calcext:value-type="float">
            <text:p>1,661,191</text:p>
          </table:table-cell>
          <table:table-cell table:style-name="ce83" table:formula="of:=[.B4]-[.C4]-[.D4]" office:value-type="float" office:value="1307599" calcext:value-type="float">
            <text:p>1,307,599</text:p>
          </table:table-cell>
          <table:table-cell table:style-name="ce136" table:formula="of:=([.C4]*[.C$2]+[.D4]*[.D$2]+[.E4]*[.E$2])/[.B4]" office:value-type="float" office:value="41.9381622587978" calcext:value-type="float">
            <text:p>41.9</text:p>
          </table:table-cell>
          <table:table-cell table:style-name="ce78" table:formula="of:=[.C4]/[.$B4]" office:value-type="percentage" office:value="0.255403409786332" calcext:value-type="percentage">
            <text:p>25.5%</text:p>
          </table:table-cell>
          <table:table-cell table:style-name="ce87" table:formula="of:=[.D4]/[.$B4]" office:value-type="percentage" office:value="0.416640164610375" calcext:value-type="percentage">
            <text:p>41.66%</text:p>
          </table:table-cell>
          <table:table-cell table:style-name="ce78" table:formula="of:=[.E4]/[.$B4]" office:value-type="percentage" office:value="0.327956425603294" calcext:value-type="percentage">
            <text:p>32.8%</text:p>
          </table:table-cell>
          <table:table-cell table:style-name="ce78" table:formula="of:=1-[.I4]" office:value-type="percentage" office:value="0.672043574396706" calcext:value-type="percentage">
            <text:p>67.2%</text:p>
          </table:table-cell>
          <table:table-cell table:style-name="ce78" table:formula="of:=[.G4]/([.$G4]+[.$H4])" office:value-type="percentage" office:value="0.380039955021677" calcext:value-type="percentage">
            <text:p>38.0%</text:p>
          </table:table-cell>
          <table:table-cell table:style-name="ce78" table:formula="of:=[.H4]/([.$G4]+[.$H4])" office:value-type="percentage" office:value="0.619960044978323" calcext:value-type="percentage">
            <text:p>62.0%</text:p>
          </table:table-cell>
        </table:table-row>
        <table:table-row table:style-name="ro10">
          <table:table-cell/>
          <table:table-cell table:style-name="Default"/>
          <table:table-cell table:number-columns-repeated="3"/>
          <table:table-cell table:style-name="ce137" table:formula="of:=100-[.F4]" office:value-type="float" office:value="58.0618377412022" calcext:value-type="float">
            <text:p>58.1</text:p>
          </table:table-cell>
          <table:table-cell table:number-columns-repeated="3"/>
          <table:table-cell table:style-name="ce78"/>
          <table:table-cell table:number-columns-repeated="2"/>
        </table:table-row>
        <table:table-row table:style-name="ro10">
          <table:table-cell/>
          <table:table-cell table:style-name="ce132" office:value-type="string" calcext:value-type="string">
            <text:p>Electorate</text:p>
          </table:table-cell>
          <table:table-cell table:style-name="ce132" office:value-type="string" calcext:value-type="string">
            <text:p>No</text:p>
          </table:table-cell>
          <table:table-cell table:style-name="ce132" office:value-type="string" calcext:value-type="string">
            <text:p>Yes</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6]" office:value-type="string" office:string-value="No" calcext:value-type="string">
            <text:p>No</text:p>
          </table:table-cell>
          <table:table-cell table:style-name="ce132" table:formula="of:=[.D6]" office:value-type="string" office:string-value="Yes" calcext:value-type="string">
            <text:p>Yes</text:p>
          </table:table-cell>
          <table:table-cell table:style-name="ce132" table:formula="of:=[.E6]" office:value-type="string" office:string-value="Did not vote" calcext:value-type="string">
            <text:p>Did not vote</text:p>
          </table:table-cell>
          <table:table-cell table:style-name="ce78"/>
          <table:table-cell table:number-columns-repeated="2"/>
        </table:table-row>
        <table:table-row table:style-name="ro10">
          <table:table-cell table:style-name="ce132" office:value-type="string" calcext:value-type="string">
            <text:p>2014 indyref</text:p>
          </table:table-cell>
          <table:table-cell table:style-name="Default"/>
          <table:table-cell office:value-type="float" office:value="100" calcext:value-type="float">
            <text:p>100</text:p>
          </table:table-cell>
          <table:table-cell office:value-type="float" office:value="0" calcext:value-type="float">
            <text:p>0</text:p>
          </table:table-cell>
          <table:table-cell table:formula="of:=AVERAGE([.C7:.D7])" office:value-type="float" office:value="50" calcext:value-type="float">
            <text:p>50</text:p>
          </table:table-cell>
          <table:table-cell table:number-columns-repeated="4"/>
          <table:table-cell table:style-name="ce78"/>
          <table:table-cell table:number-columns-repeated="2"/>
        </table:table-row>
        <table:table-row table:style-name="ro18">
          <table:table-cell office:value-type="string" calcext:value-type="string">
            <text:p>Scotland</text:p>
          </table:table-cell>
          <table:table-cell table:style-name="ce133" office:value-type="float" office:value="4283392" calcext:value-type="float">
            <text:p>4,283,392</text:p>
          </table:table-cell>
          <table:table-cell table:style-name="ce133" office:value-type="float" office:value="2001926" calcext:value-type="float">
            <text:p>2,001,926</text:p>
          </table:table-cell>
          <table:table-cell table:style-name="ce133" office:value-type="float" office:value="1617989" calcext:value-type="float">
            <text:p>1,617,989</text:p>
          </table:table-cell>
          <table:table-cell table:style-name="ce83" table:formula="of:=[.B8]-[.C8]-[.D8]" office:value-type="float" office:value="663477" calcext:value-type="float">
            <text:p>663,477</text:p>
          </table:table-cell>
          <table:table-cell table:style-name="ce136" table:formula="of:=([.C8]*[.C7]+[.D8]*[.D7]+[.E8]*[.E7])/[.B8]" office:value-type="float" office:value="54.4816934803072" calcext:value-type="float">
            <text:p>54.5</text:p>
          </table:table-cell>
          <table:table-cell table:style-name="ce78" table:formula="of:=[.C8]/[.$B8]" office:value-type="percentage" office:value="0.467369318521396" calcext:value-type="percentage">
            <text:p>46.7%</text:p>
          </table:table-cell>
          <table:table-cell table:style-name="ce78" table:formula="of:=[.D8]/[.$B8]" office:value-type="percentage" office:value="0.377735448915252" calcext:value-type="percentage">
            <text:p>37.8%</text:p>
          </table:table-cell>
          <table:table-cell table:style-name="ce78" table:formula="of:=[.E8]/[.$B8]" office:value-type="percentage" office:value="0.154895232563352" calcext:value-type="percentage">
            <text:p>15.5%</text:p>
          </table:table-cell>
          <table:table-cell table:style-name="ce78" table:formula="of:=1-[.I8]" office:value-type="percentage" office:value="0.845104767436648" calcext:value-type="percentage">
            <text:p>84.5%</text:p>
          </table:table-cell>
          <table:table-cell table:style-name="ce78" table:formula="of:=[.G8]/([.$G8]+[.$H8])" office:value-type="percentage" office:value="0.553031217583838" calcext:value-type="percentage">
            <text:p>55.3%</text:p>
          </table:table-cell>
          <table:table-cell table:style-name="ce78" table:formula="of:=[.H8]/([.$G8]+[.$H8])" office:value-type="percentage" office:value="0.446968782416162" calcext:value-type="percentage">
            <text:p>44.7%</text:p>
          </table:table-cell>
        </table:table-row>
        <table:table-row table:style-name="ro10">
          <table:table-cell/>
          <table:table-cell table:style-name="Default"/>
          <table:table-cell table:number-columns-repeated="7"/>
          <table:table-cell table:style-name="ce78"/>
          <table:table-cell table:number-columns-repeated="2"/>
        </table:table-row>
        <table:table-row table:style-name="ro10">
          <table:table-cell/>
          <table:table-cell table:style-name="ce132" office:value-type="string" calcext:value-type="string">
            <text:p>Electorate</text:p>
          </table:table-cell>
          <table:table-cell table:style-name="ce132" office:value-type="string" calcext:value-type="string">
            <text:p>SNP</text:p>
          </table:table-cell>
          <table:table-cell table:style-name="ce132" office:value-type="string" calcext:value-type="string">
            <text:p>non-SNP</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0]" office:value-type="string" office:string-value="SNP" calcext:value-type="string">
            <text:p>SNP</text:p>
          </table:table-cell>
          <table:table-cell table:style-name="ce132" table:formula="of:=[.D10]" office:value-type="string" office:string-value="non-SNP" calcext:value-type="string">
            <text:p>non-SNP</text:p>
          </table:table-cell>
          <table:table-cell table:style-name="ce132" table:formula="of:=[.E10]" office:value-type="string" office:string-value="Did not vote" calcext:value-type="string">
            <text:p>Did not vote</text:p>
          </table:table-cell>
          <table:table-cell table:style-name="ce78"/>
          <table:table-cell table:number-columns-repeated="2"/>
        </table:table-row>
        <table:table-row table:style-name="ro10">
          <table:table-cell table:style-name="ce132" office:value-type="string" calcext:value-type="string">
            <text:p>2016 Holyrood</text:p>
          </table:table-cell>
          <table:table-cell table:style-name="Default"/>
          <table:table-cell office:value-type="float" office:value="100" calcext:value-type="float">
            <text:p>100</text:p>
          </table:table-cell>
          <table:table-cell office:value-type="float" office:value="0" calcext:value-type="float">
            <text:p>0</text:p>
          </table:table-cell>
          <table:table-cell table:formula="of:=AVERAGE([.C11:.D11])" office:value-type="float" office:value="50" calcext:value-type="float">
            <text:p>50</text:p>
          </table:table-cell>
          <table:table-cell table:number-columns-repeated="4"/>
          <table:table-cell table:style-name="ce78"/>
          <table:table-cell table:number-columns-repeated="2"/>
        </table:table-row>
        <table:table-row table:style-name="ro10">
          <table:table-cell office:value-type="string" calcext:value-type="string">
            <text:p>Constituency</text:p>
          </table:table-cell>
          <table:table-cell table:style-name="ce133" office:value-type="float" office:value="4099407" calcext:value-type="float">
            <text:p>4,099,407</text:p>
          </table:table-cell>
          <table:table-cell table:style-name="ce133" office:value-type="float" office:value="1059897" calcext:value-type="float">
            <text:p>1,059,897</text:p>
          </table:table-cell>
          <table:table-cell table:style-name="ce133" table:formula="of:=[.B12]-[.C12]-[.E12]" office:value-type="float" office:value="1219256" calcext:value-type="float">
            <text:p>1,219,256</text:p>
          </table:table-cell>
          <table:table-cell table:style-name="ce83" table:formula="of:=[.B12]-2279153" office:value-type="float" office:value="1820254" calcext:value-type="float">
            <text:p>1,820,254</text:p>
          </table:table-cell>
          <table:table-cell table:style-name="ce136" table:formula="of:=([.C12]*[.C$11]+[.D12]*[.D$11]+[.E12]*[.E$11])/[.B12]" office:value-type="float" office:value="48.0563164379629" calcext:value-type="float">
            <text:p>48.1</text:p>
          </table:table-cell>
          <table:table-cell table:style-name="ce78" table:formula="of:=[.C12]/[.$B12]" office:value-type="percentage" office:value="0.258548858408058" calcext:value-type="percentage">
            <text:p>25.9%</text:p>
          </table:table-cell>
          <table:table-cell table:style-name="ce78" table:formula="of:=[.D12]/[.$B12]" office:value-type="percentage" office:value="0.2974225296488" calcext:value-type="percentage">
            <text:p>29.7%</text:p>
          </table:table-cell>
          <table:table-cell table:style-name="ce78" table:formula="of:=[.E12]/[.$B12]" office:value-type="percentage" office:value="0.444028611943142" calcext:value-type="percentage">
            <text:p>44.4%</text:p>
          </table:table-cell>
          <table:table-cell table:style-name="ce78" table:formula="of:=1-[.I12]" office:value-type="percentage" office:value="0.555971388056858" calcext:value-type="percentage">
            <text:p>55.6%</text:p>
          </table:table-cell>
          <table:table-cell table:number-columns-repeated="2"/>
        </table:table-row>
        <table:table-row table:style-name="ro10">
          <table:table-cell office:value-type="string" calcext:value-type="string">
            <text:p>Regional</text:p>
          </table:table-cell>
          <table:table-cell table:style-name="ce83" table:formula="of:=[.B12]" office:value-type="float" office:value="4099407" calcext:value-type="float">
            <text:p>4,099,407</text:p>
          </table:table-cell>
          <table:table-cell table:style-name="ce133" office:value-type="float" office:value="953987" calcext:value-type="float">
            <text:p>953,987</text:p>
          </table:table-cell>
          <table:table-cell table:style-name="ce133" table:formula="of:=[.B13]-[.C13]-[.E13]" office:value-type="float" office:value="1331765" calcext:value-type="float">
            <text:p>1,331,765</text:p>
          </table:table-cell>
          <table:table-cell table:style-name="ce83" table:formula="of:=[.B13]-2285752" office:value-type="float" office:value="1813655" calcext:value-type="float">
            <text:p>1,813,655</text:p>
          </table:table-cell>
          <table:table-cell table:style-name="ce136" table:formula="of:=([.C13]*[.C$11]+[.D13]*[.D$11]+[.E13]*[.E$11])/[.B13]" office:value-type="float" office:value="45.3922847865557" calcext:value-type="float">
            <text:p>45.4</text:p>
          </table:table-cell>
          <table:table-cell table:style-name="ce78" table:formula="of:=[.C13]/[.$B13]" office:value-type="percentage" office:value="0.232713414403595" calcext:value-type="percentage">
            <text:p>23.3%</text:p>
          </table:table-cell>
          <table:table-cell table:style-name="ce78" table:formula="of:=[.D13]/[.$B13]" office:value-type="percentage" office:value="0.324867718672481" calcext:value-type="percentage">
            <text:p>32.5%</text:p>
          </table:table-cell>
          <table:table-cell table:style-name="ce78" table:formula="of:=[.E13]/[.$B13]" office:value-type="percentage" office:value="0.442418866923923" calcext:value-type="percentage">
            <text:p>44.2%</text:p>
          </table:table-cell>
          <table:table-cell table:style-name="ce78" table:formula="of:=1-[.I13]" office:value-type="percentage" office:value="0.557581133076077" calcext:value-type="percentage">
            <text:p>55.8%</text:p>
          </table:table-cell>
          <table:table-cell table:number-columns-repeated="2"/>
        </table:table-row>
        <table:table-row table:style-name="ro10">
          <table:table-cell/>
          <table:table-cell table:style-name="ce83" table:formula="of:=AVERAGE([.B12:.B13])" office:value-type="float" office:value="4099407" calcext:value-type="float">
            <text:p>4,099,407</text:p>
          </table:table-cell>
          <table:table-cell table:style-name="ce83" table:formula="of:=AVERAGE([.C12:.C13])" office:value-type="float" office:value="1006942" calcext:value-type="float">
            <text:p>1,006,942</text:p>
          </table:table-cell>
          <table:table-cell table:style-name="ce83" table:formula="of:=AVERAGE([.D12:.D13])" office:value-type="float" office:value="1275510.5" calcext:value-type="float">
            <text:p>1,275,511</text:p>
          </table:table-cell>
          <table:table-cell table:style-name="ce83" table:formula="of:=AVERAGE([.E12:.E13])" office:value-type="float" office:value="1816954.5" calcext:value-type="float">
            <text:p>1,816,955</text:p>
          </table:table-cell>
          <table:table-cell table:style-name="ce89" table:formula="of:=AVERAGE([.F12:.F13])" office:value-type="float" office:value="46.7243006122593" calcext:value-type="float">
            <text:p>46.7</text:p>
          </table:table-cell>
          <table:table-cell table:style-name="ce78" table:formula="of:=AVERAGE([.G12:.G13])" office:value-type="percentage" office:value="0.245631136405826" calcext:value-type="percentage">
            <text:p>24.6%</text:p>
          </table:table-cell>
          <table:table-cell table:style-name="ce78" table:formula="of:=AVERAGE([.H12:.H13])" office:value-type="percentage" office:value="0.311145124160641" calcext:value-type="percentage">
            <text:p>31.1%</text:p>
          </table:table-cell>
          <table:table-cell table:style-name="ce78" table:formula="of:=AVERAGE([.I12:.I13])" office:value-type="percentage" office:value="0.443223739433533" calcext:value-type="percentage">
            <text:p>44.3%</text:p>
          </table:table-cell>
          <table:table-cell table:style-name="ce78" table:formula="of:=1-[.I14]" office:value-type="percentage" office:value="0.556776260566467" calcext:value-type="percentage">
            <text:p>55.7%</text:p>
          </table:table-cell>
          <table:table-cell table:number-columns-repeated="2"/>
        </table:table-row>
        <table:table-row table:style-name="ro10">
          <table:table-cell table:style-name="ce132" office:value-type="string" calcext:value-type="string">
            <text:p>2015 Westminster</text:p>
          </table:table-cell>
          <table:table-cell table:style-name="ce132" office:value-type="string" calcext:value-type="string">
            <text:p>Electorate</text:p>
          </table:table-cell>
          <table:table-cell table:style-name="ce132" office:value-type="string" calcext:value-type="string">
            <text:p>Con</text:p>
          </table:table-cell>
          <table:table-cell table:style-name="ce132" office:value-type="string" calcext:value-type="string">
            <text:p>non-Con</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5]" office:value-type="string" office:string-value="Con" calcext:value-type="string">
            <text:p>Con</text:p>
          </table:table-cell>
          <table:table-cell table:style-name="ce132" table:formula="of:=[.D15]" office:value-type="string" office:string-value="non-Con" calcext:value-type="string">
            <text:p>non-Con</text:p>
          </table:table-cell>
          <table:table-cell table:style-name="ce132" table:formula="of:=[.E15]" office:value-type="string" office:string-value="Did not vote" calcext:value-type="string">
            <text:p>Did not vote</text:p>
          </table:table-cell>
          <table:table-cell table:style-name="ce78"/>
          <table:table-cell table:number-columns-repeated="2"/>
        </table:table-row>
        <table:table-row table:style-name="ro10">
          <table:table-cell office:value-type="string" calcext:value-type="string">
            <text:p>UK</text:p>
          </table:table-cell>
          <table:table-cell table:style-name="ce133" office:value-type="float" office:value="46420413" calcext:value-type="float">
            <text:p>46,420,413</text:p>
          </table:table-cell>
          <table:table-cell table:style-name="ce133" office:value-type="float" office:value="11334576" calcext:value-type="float">
            <text:p>11,334,576</text:p>
          </table:table-cell>
          <table:table-cell table:style-name="ce83" table:formula="of:=[.B16]-[.C16]-[.E16]" office:value-type="float" office:value="19349316.993" calcext:value-type="float">
            <text:p>19,349,317</text:p>
          </table:table-cell>
          <table:table-cell table:style-name="ce83" table:formula="of:=[.B16]*(1-0.661)" office:value-type="float" office:value="15736520.007" calcext:value-type="float">
            <text:p>15,736,520</text:p>
          </table:table-cell>
          <table:table-cell table:style-name="ce136" table:formula="of:=([.C16]*[.C$11]+[.D16]*[.D$11]+[.E16]*[.E$11])/[.B16]" office:value-type="float" office:value="41.3672235175934" calcext:value-type="float">
            <text:p>41.4</text:p>
          </table:table-cell>
          <table:table-cell table:style-name="ce78" table:formula="of:=[.C16]/[.$B16]" office:value-type="percentage" office:value="0.244172235175934" calcext:value-type="percentage">
            <text:p>24.4%</text:p>
          </table:table-cell>
          <table:table-cell table:style-name="ce87" table:formula="of:=[.D16]/[.$B16]" office:value-type="percentage" office:value="0.416827764824066" calcext:value-type="percentage">
            <text:p>41.68%</text:p>
          </table:table-cell>
          <table:table-cell table:style-name="ce78" table:formula="of:=[.E16]/[.$B16]" office:value-type="percentage" office:value="0.339" calcext:value-type="percentage">
            <text:p>33.9%</text:p>
          </table:table-cell>
          <table:table-cell table:style-name="ce78" table:formula="of:=1-[.I16]" office:value-type="percentage" office:value="0.661" calcext:value-type="percentage">
            <text:p>66.1%</text:p>
          </table:table-cell>
          <table:table-cell table:number-columns-repeated="2"/>
        </table:table-row>
        <table:table-row table:style-name="ro10">
          <table:table-cell/>
          <table:table-cell table:style-name="ce132" office:value-type="string" calcext:value-type="string">
            <text:p>Electorate</text:p>
          </table:table-cell>
          <table:table-cell table:style-name="ce132" office:value-type="string" calcext:value-type="string">
            <text:p>SNP</text:p>
          </table:table-cell>
          <table:table-cell table:style-name="ce132" office:value-type="string" calcext:value-type="string">
            <text:p>non-SNP</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7]" office:value-type="string" office:string-value="SNP" calcext:value-type="string">
            <text:p>SNP</text:p>
          </table:table-cell>
          <table:table-cell table:style-name="ce132" table:formula="of:=[.D17]" office:value-type="string" office:string-value="non-SNP" calcext:value-type="string">
            <text:p>non-SNP</text:p>
          </table:table-cell>
          <table:table-cell table:style-name="ce132" table:formula="of:=[.E17]" office:value-type="string" office:string-value="Did not vote" calcext:value-type="string">
            <text:p>Did not vote</text:p>
          </table:table-cell>
          <table:table-cell table:style-name="ce78"/>
          <table:table-cell table:number-columns-repeated="2"/>
        </table:table-row>
        <table:table-row table:style-name="ro10">
          <table:table-cell office:value-type="string" calcext:value-type="string">
            <text:p>Scotland</text:p>
          </table:table-cell>
          <table:table-cell table:style-name="ce133" office:value-type="float" office:value="4094784" calcext:value-type="float">
            <text:p>4,094,784</text:p>
          </table:table-cell>
          <table:table-cell table:style-name="ce133" office:value-type="float" office:value="1454436" calcext:value-type="float">
            <text:p>1,454,436</text:p>
          </table:table-cell>
          <table:table-cell table:style-name="ce135" table:formula="of:=[.B18]-[.C18]-[.E18]" office:value-type="float" office:value="1456955.424" calcext:value-type="float">
            <text:p>1,456,955</text:p>
          </table:table-cell>
          <table:table-cell table:style-name="ce83" table:formula="of:=[.B18]*(1-0.711)" office:value-type="float" office:value="1183392.576" calcext:value-type="float">
            <text:p>1,183,393</text:p>
          </table:table-cell>
          <table:table-cell table:style-name="ce136" table:formula="of:=([.C18]*[.C$11]+[.D18]*[.D$11]+[.E18]*[.E$11])/[.B18]" office:value-type="float" office:value="49.9692361794908" calcext:value-type="float">
            <text:p>50.0</text:p>
          </table:table-cell>
          <table:table-cell table:style-name="ce78" table:formula="of:=[.C18]/[.$B18]" office:value-type="percentage" office:value="0.355192361794908" calcext:value-type="percentage">
            <text:p>35.5%</text:p>
          </table:table-cell>
          <table:table-cell table:style-name="ce78" table:formula="of:=[.D18]/[.$B18]" office:value-type="percentage" office:value="0.355807638205092" calcext:value-type="percentage">
            <text:p>35.6%</text:p>
          </table:table-cell>
          <table:table-cell table:style-name="ce78" table:formula="of:=[.E18]/[.$B18]" office:value-type="percentage" office:value="0.289" calcext:value-type="percentage">
            <text:p>28.9%</text:p>
          </table:table-cell>
          <table:table-cell table:style-name="ce78" table:formula="of:=1-[.I18]" office:value-type="percentage" office:value="0.711" calcext:value-type="percentage">
            <text:p>71.1%</text:p>
          </table:table-cell>
          <table:table-cell table:number-columns-repeated="2"/>
        </table:table-row>
        <table:table-row table:style-name="ro10">
          <table:table-cell table:style-name="ce132" office:value-type="string" calcext:value-type="string">
            <text:p>2017 Westminster Electorate</text:p>
          </table:table-cell>
          <table:table-cell table:style-name="Default"/>
          <table:table-cell table:style-name="ce132" office:value-type="string" calcext:value-type="string">
            <text:p>Con</text:p>
          </table:table-cell>
          <table:table-cell table:style-name="ce132" office:value-type="string" calcext:value-type="string">
            <text:p>non-Con</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9]" office:value-type="string" office:string-value="Con" calcext:value-type="string">
            <text:p>Con</text:p>
          </table:table-cell>
          <table:table-cell table:style-name="ce132" table:formula="of:=[.D19]" office:value-type="string" office:string-value="non-Con" calcext:value-type="string">
            <text:p>non-Con</text:p>
          </table:table-cell>
          <table:table-cell table:style-name="ce132" table:formula="of:=[.E19]" office:value-type="string" office:string-value="Did not vote" calcext:value-type="string">
            <text:p>Did not vote</text:p>
          </table:table-cell>
          <table:table-cell table:number-columns-repeated="3"/>
        </table:table-row>
        <table:table-row table:style-name="ro10">
          <table:table-cell office:value-type="string" calcext:value-type="string">
            <text:p>UK</text:p>
          </table:table-cell>
          <table:table-cell table:style-name="Default" office:value-type="float" office:value="46843896" calcext:value-type="float">
            <text:p>46843896</text:p>
          </table:table-cell>
          <table:table-cell table:style-name="ce83" office:value-type="float" office:value="13669883" calcext:value-type="float">
            <text:p>13,669,883</text:p>
          </table:table-cell>
          <table:table-cell table:style-name="ce83" table:formula="of:=[.B20]-[.C20]-[.E20]" office:value-type="float" office:value="18511873.552" calcext:value-type="float">
            <text:p>18,511,874</text:p>
          </table:table-cell>
          <table:table-cell table:style-name="ce83" table:formula="of:=(1-0.687)*[.B20]" office:value-type="float" office:value="14662139.448" calcext:value-type="float">
            <text:p>14,662,139</text:p>
          </table:table-cell>
          <table:table-cell table:style-name="ce136" table:formula="of:=([.C20]*[.C$11]+[.D20]*[.D$11]+[.E20]*[.E$11])/[.B20]" office:value-type="float" office:value="44.8317806956108" calcext:value-type="float">
            <text:p>44.8</text:p>
          </table:table-cell>
          <table:table-cell table:style-name="ce78" table:formula="of:=[.C20]/[.$B20]" office:value-type="percentage" office:value="0.291817806956108" calcext:value-type="percentage">
            <text:p>29.2%</text:p>
          </table:table-cell>
          <table:table-cell table:style-name="ce87" table:formula="of:=[.D20]/[.$B20]" office:value-type="percentage" office:value="0.395182193043892" calcext:value-type="percentage">
            <text:p>39.52%</text:p>
          </table:table-cell>
          <table:table-cell table:style-name="ce78" table:formula="of:=[.E20]/[.$B20]" office:value-type="percentage" office:value="0.313" calcext:value-type="percentage">
            <text:p>31.3%</text:p>
          </table:table-cell>
          <table:table-cell table:style-name="ce78" table:formula="of:=1-[.I20]" office:value-type="percentage" office:value="0.687" calcext:value-type="percentage">
            <text:p>68.7%</text:p>
          </table:table-cell>
          <table:table-cell table:number-columns-repeated="2"/>
        </table:table-row>
        <table:table-row table:style-name="ro10">
          <table:table-cell/>
          <table:table-cell table:style-name="ce132" office:value-type="string" calcext:value-type="string">
            <text:p>Electorate</text:p>
          </table:table-cell>
          <table:table-cell table:style-name="ce132" office:value-type="string" calcext:value-type="string">
            <text:p>SNP</text:p>
          </table:table-cell>
          <table:table-cell table:style-name="ce132" office:value-type="string" calcext:value-type="string">
            <text:p>non-SNP</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21]" office:value-type="string" office:string-value="SNP" calcext:value-type="string">
            <text:p>SNP</text:p>
          </table:table-cell>
          <table:table-cell table:style-name="ce132" table:formula="of:=[.D21]" office:value-type="string" office:string-value="non-SNP" calcext:value-type="string">
            <text:p>non-SNP</text:p>
          </table:table-cell>
          <table:table-cell table:style-name="ce132" table:formula="of:=[.E21]" office:value-type="string" office:string-value="Did not vote" calcext:value-type="string">
            <text:p>Did not vote</text:p>
          </table:table-cell>
          <table:table-cell table:number-columns-repeated="3"/>
        </table:table-row>
        <table:table-row table:style-name="ro10">
          <table:table-cell office:value-type="string" calcext:value-type="string">
            <text:p>Scotland</text:p>
          </table:table-cell>
          <table:table-cell table:style-name="ce133" office:value-type="float" office:value="3988490" calcext:value-type="float">
            <text:p>3,988,490</text:p>
          </table:table-cell>
          <table:table-cell table:style-name="ce133" office:value-type="float" office:value="977569" calcext:value-type="float">
            <text:p>977,569</text:p>
          </table:table-cell>
          <table:table-cell table:style-name="ce83" table:formula="of:=[.B22]-[.C22]-[.E22]" office:value-type="float" office:value="1670788.36" calcext:value-type="float">
            <text:p>1,670,788</text:p>
          </table:table-cell>
          <table:table-cell table:style-name="ce83" table:formula="of:=(1-0.664)*[.B22]" office:value-type="float" office:value="1340132.64" calcext:value-type="float">
            <text:p>1,340,133</text:p>
          </table:table-cell>
          <table:table-cell table:style-name="ce136" table:formula="of:=([.C22]*[.C$11]+[.D22]*[.D$11]+[.E22]*[.E$11])/[.B22]" office:value-type="float" office:value="41.3097518108357" calcext:value-type="float">
            <text:p>41.3</text:p>
          </table:table-cell>
          <table:table-cell table:style-name="ce78" table:formula="of:=[.C22]/[.$B22]" office:value-type="percentage" office:value="0.245097518108357" calcext:value-type="percentage">
            <text:p>24.5%</text:p>
          </table:table-cell>
          <table:table-cell table:style-name="ce78" table:formula="of:=[.D22]/[.$B22]" office:value-type="percentage" office:value="0.418902481891643" calcext:value-type="percentage">
            <text:p>41.9%</text:p>
          </table:table-cell>
          <table:table-cell table:style-name="ce78" table:formula="of:=[.E22]/[.$B22]" office:value-type="percentage" office:value="0.336" calcext:value-type="percentage">
            <text:p>33.6%</text:p>
          </table:table-cell>
          <table:table-cell table:style-name="ce78" table:formula="of:=1-[.I22]" office:value-type="percentage" office:value="0.664" calcext:value-type="percentage">
            <text:p>66.4%</text:p>
          </table:table-cell>
          <table:table-cell table:number-columns-repeated="2"/>
        </table:table-row>
        <table:table-row table:style-name="ro10">
          <table:table-cell table:style-name="ce132" office:value-type="string" calcext:value-type="string">
            <text:p>2019 Westminster Electorate</text:p>
          </table:table-cell>
          <table:table-cell table:style-name="ce133"/>
          <table:table-cell table:style-name="ce132" office:value-type="string" calcext:value-type="string">
            <text:p>Con</text:p>
          </table:table-cell>
          <table:table-cell table:style-name="ce132" office:value-type="string" calcext:value-type="string">
            <text:p>non-Con</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23]" office:value-type="string" office:string-value="Con" calcext:value-type="string">
            <text:p>Con</text:p>
          </table:table-cell>
          <table:table-cell table:style-name="ce132" table:formula="of:=[.D23]" office:value-type="string" office:string-value="non-Con" calcext:value-type="string">
            <text:p>non-Con</text:p>
          </table:table-cell>
          <table:table-cell table:style-name="ce132" table:formula="of:=[.E23]" office:value-type="string" office:string-value="Did not vote" calcext:value-type="string">
            <text:p>Did not vote</text:p>
          </table:table-cell>
          <table:table-cell table:style-name="ce78"/>
          <table:table-cell table:number-columns-repeated="2"/>
        </table:table-row>
        <table:table-row table:style-name="ro18">
          <table:table-cell office:value-type="string" calcext:value-type="string">
            <text:p>UK</text:p>
          </table:table-cell>
          <table:table-cell table:style-name="ce134" office:value-type="float" office:value="47568611" calcext:value-type="float">
            <text:p>47,568,611</text:p>
          </table:table-cell>
          <table:table-cell table:style-name="ce133" table:formula="of:=13966454" office:value-type="float" office:value="13966454" calcext:value-type="float">
            <text:p>13,966,454</text:p>
          </table:table-cell>
          <table:table-cell table:style-name="ce83" table:formula="of:=[.B24]-[.C24]-[.E24]" office:value-type="float" office:value="17619103.704" calcext:value-type="float">
            <text:p>17,619,104</text:p>
          </table:table-cell>
          <table:table-cell table:style-name="ce83" table:formula="of:=(1-0.664)*[.B24]" office:value-type="float" office:value="15983053.296" calcext:value-type="float">
            <text:p>15,983,053</text:p>
          </table:table-cell>
          <table:table-cell table:style-name="ce136" table:formula="of:=([.C24]*[.C$11]+[.D24]*[.D$11]+[.E24]*[.E$11])/[.B24]" office:value-type="float" office:value="46.1606512916679" calcext:value-type="float">
            <text:p>46.2</text:p>
          </table:table-cell>
          <table:table-cell table:style-name="ce78" table:formula="of:=[.C24]/[.$B24]" office:value-type="percentage" office:value="0.293606512916679" calcext:value-type="percentage">
            <text:p>29.4%</text:p>
          </table:table-cell>
          <table:table-cell table:style-name="ce78" table:formula="of:=[.D24]/[.$B24]" office:value-type="percentage" office:value="0.370393487083321" calcext:value-type="percentage">
            <text:p>37.0%</text:p>
          </table:table-cell>
          <table:table-cell table:style-name="ce78" table:formula="of:=[.E24]/[.$B24]" office:value-type="percentage" office:value="0.336" calcext:value-type="percentage">
            <text:p>33.6%</text:p>
          </table:table-cell>
          <table:table-cell table:style-name="ce78" table:formula="of:=[$'2 Turnout'.H31]" office:value-type="percentage" office:value="0.673" calcext:value-type="percentage">
            <text:p>67.3%</text:p>
          </table:table-cell>
          <table:table-cell table:number-columns-repeated="2"/>
        </table:table-row>
        <table:table-row table:style-name="ro10">
          <table:table-cell/>
          <table:table-cell table:style-name="ce132" office:value-type="string" calcext:value-type="string">
            <text:p>Electorate</text:p>
          </table:table-cell>
          <table:table-cell table:style-name="ce132" office:value-type="string" calcext:value-type="string">
            <text:p>SNP</text:p>
          </table:table-cell>
          <table:table-cell table:style-name="ce132" office:value-type="string" calcext:value-type="string">
            <text:p>non-SNP</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25]" office:value-type="string" office:string-value="SNP" calcext:value-type="string">
            <text:p>SNP</text:p>
          </table:table-cell>
          <table:table-cell table:style-name="ce132" table:formula="of:=[.D25]" office:value-type="string" office:string-value="non-SNP" calcext:value-type="string">
            <text:p>non-SNP</text:p>
          </table:table-cell>
          <table:table-cell table:style-name="ce132" table:formula="of:=[.E25]" office:value-type="string" office:string-value="Did not vote" calcext:value-type="string">
            <text:p>Did not vote</text:p>
          </table:table-cell>
          <table:table-cell table:style-name="ce78"/>
          <table:table-cell table:number-columns-repeated="2"/>
        </table:table-row>
        <table:table-row table:style-name="ro18">
          <table:table-cell office:value-type="string" calcext:value-type="string">
            <text:p>Scotland</text:p>
          </table:table-cell>
          <table:table-cell table:style-name="ce84" office:value-type="float" office:value="4053140" calcext:value-type="float">
            <text:p>4053140</text:p>
          </table:table-cell>
          <table:table-cell table:style-name="ce83" table:formula="of:=[$'1 GE-Scot'.F32]*1000" office:value-type="float" office:value="1242380" calcext:value-type="float">
            <text:p>1,242,380</text:p>
          </table:table-cell>
          <table:table-cell table:style-name="ce83" table:formula="of:=[.B26]-[.C26]-[.E26]" office:value-type="float" office:value="1448904.96" calcext:value-type="float">
            <text:p>1,448,905</text:p>
          </table:table-cell>
          <table:table-cell table:style-name="ce83" table:formula="of:=(1-0.664)*[.B26]" office:value-type="float" office:value="1361855.04" calcext:value-type="float">
            <text:p>1,361,855</text:p>
          </table:table-cell>
          <table:table-cell table:style-name="ce136" table:formula="of:=([.C26]*[.C$11]+[.D26]*[.D$11]+[.E26]*[.E$11])/[.B26]" office:value-type="float" office:value="47.4522844017231" calcext:value-type="float">
            <text:p>47.5</text:p>
          </table:table-cell>
          <table:table-cell table:style-name="ce78" table:formula="of:=[.C26]/[.$B26]" office:value-type="percentage" office:value="0.306522844017231" calcext:value-type="percentage">
            <text:p>30.7%</text:p>
          </table:table-cell>
          <table:table-cell table:style-name="ce78" table:formula="of:=[.D26]/[.$B26]" office:value-type="percentage" office:value="0.357477155982769" calcext:value-type="percentage">
            <text:p>35.7%</text:p>
          </table:table-cell>
          <table:table-cell table:style-name="ce78" table:formula="of:=[.E26]/[.$B26]" office:value-type="percentage" office:value="0.336" calcext:value-type="percentage">
            <text:p>33.6%</text:p>
          </table:table-cell>
          <table:table-cell table:style-name="ce78" table:formula="of:=[$'2 Turnout'.E31]" office:value-type="percentage" office:value="0.681" calcext:value-type="percentage">
            <text:p>68.1%</text:p>
          </table:table-cell>
          <table:table-cell table:number-columns-repeated="2"/>
        </table:table-row>
        <table:table-row table:style-name="ro10">
          <table:table-cell/>
          <table:table-cell table:style-name="Default"/>
          <table:table-cell table:number-columns-repeated="10"/>
        </table:table-row>
        <table:table-row table:style-name="ro18">
          <table:table-cell office:value-type="string" calcext:value-type="string">
            <text:p>Mandates</text:p>
          </table:table-cell>
          <table:table-cell table:style-name="Default" office:value-type="string" calcext:value-type="string">
            <text:p>% Share of electorate</text:p>
          </table:table-cell>
          <table:table-cell office:value-type="string" calcext:value-type="string">
            <text:p>2<text:span text:style-name="T5">nd</text:span> edition</text:p>
          </table:table-cell>
          <table:table-cell table:number-columns-repeated="9"/>
        </table:table-row>
        <table:table-row table:style-name="ro10">
          <table:table-cell office:value-type="string" calcext:value-type="string">
            <text:p>Indy ref No</text:p>
          </table:table-cell>
          <table:table-cell table:formula="of:=[.G8]" office:value-type="percentage" office:value="0.467369318521396" calcext:value-type="percentage">
            <text:p>46.7%</text:p>
          </table:table-cell>
          <table:table-cell table:number-columns-repeated="10"/>
        </table:table-row>
        <table:table-row table:style-name="ro10">
          <table:table-cell office:value-type="string" calcext:value-type="string">
            <text:p>SP16 Did not vote</text:p>
          </table:table-cell>
          <table:table-cell table:formula="of:=[.I14]" office:value-type="percentage" office:value="0.443223739433533" calcext:value-type="percentage">
            <text:p>44.3%</text:p>
          </table:table-cell>
          <table:table-cell table:number-columns-repeated="10"/>
        </table:table-row>
        <table:table-row table:style-name="ro10">
          <table:table-cell office:value-type="string" calcext:value-type="string">
            <text:p>GE15 Non Con</text:p>
          </table:table-cell>
          <table:table-cell table:formula="of:=[.H16]" office:value-type="percentage" office:value="0.416827764824066" calcext:value-type="percentage">
            <text:p>41.7%</text:p>
          </table:table-cell>
          <table:table-cell table:number-columns-repeated="10"/>
        </table:table-row>
        <table:table-row table:style-name="ro10">
          <table:table-cell office:value-type="string" calcext:value-type="string">
            <text:p>GE17 Non Con</text:p>
          </table:table-cell>
          <table:table-cell table:formula="of:=[.H20]" office:value-type="percentage" office:value="0.395182193043892" calcext:value-type="percentage">
            <text:p>39.5%</text:p>
          </table:table-cell>
          <table:table-cell table:number-columns-repeated="10"/>
        </table:table-row>
        <table:table-row table:style-name="ro10">
          <table:table-cell office:value-type="string" calcext:value-type="string">
            <text:p>Indy ref Yes</text:p>
          </table:table-cell>
          <table:table-cell table:formula="of:=[.H8]" office:value-type="percentage" office:value="0.377735448915252" calcext:value-type="percentage">
            <text:p>37.8%</text:p>
          </table:table-cell>
          <table:table-cell table:number-columns-repeated="10"/>
        </table:table-row>
        <table:table-row table:style-name="ro10">
          <table:table-cell office:value-type="string" calcext:value-type="string">
            <text:p>EU ref Leave</text:p>
          </table:table-cell>
          <table:table-cell table:formula="of:=[.G3]" office:value-type="percentage" office:value="0.374424551087644" calcext:value-type="percentage">
            <text:p>37.4%</text:p>
          </table:table-cell>
          <table:table-cell table:number-columns-repeated="10"/>
        </table:table-row>
        <table:table-row table:style-name="ro10">
          <table:table-cell office:value-type="string" calcext:value-type="string">
            <text:p>GE19 Non Con</text:p>
          </table:table-cell>
          <table:table-cell/>
          <table:table-cell table:style-name="ce78" table:formula="of:=[.H24]" office:value-type="percentage" office:value="0.370393487083321" calcext:value-type="percentage">
            <text:p>37.0%</text:p>
          </table:table-cell>
          <table:table-cell table:number-columns-repeated="9"/>
        </table:table-row>
        <table:table-row table:style-name="ro10">
          <table:table-cell office:value-type="string" calcext:value-type="string">
            <text:p>EU ref Remain</text:p>
          </table:table-cell>
          <table:table-cell table:formula="of:=[.H3]" office:value-type="percentage" office:value="0.347123454900571" calcext:value-type="percentage">
            <text:p>34.7%</text:p>
          </table:table-cell>
          <table:table-cell table:number-columns-repeated="10"/>
        </table:table-row>
        <table:table-row table:style-name="ro10">
          <table:table-cell office:value-type="string" calcext:value-type="string">
            <text:p>GE15 Did not vote</text:p>
          </table:table-cell>
          <table:table-cell table:formula="of:=[.I16]" office:value-type="percentage" office:value="0.339" calcext:value-type="percentage">
            <text:p>33.9%</text:p>
          </table:table-cell>
          <table:table-cell table:number-columns-repeated="10"/>
        </table:table-row>
        <table:table-row table:style-name="ro10">
          <table:table-cell office:value-type="string" calcext:value-type="string">
            <text:p>GE17 Did not vote</text:p>
          </table:table-cell>
          <table:table-cell table:formula="of:=[.I20]" office:value-type="percentage" office:value="0.313" calcext:value-type="percentage">
            <text:p>31.3%</text:p>
          </table:table-cell>
          <table:table-cell table:number-columns-repeated="10"/>
        </table:table-row>
        <table:table-row table:style-name="ro10">
          <table:table-cell office:value-type="string" calcext:value-type="string">
            <text:p>SP16 Non SNP</text:p>
          </table:table-cell>
          <table:table-cell table:formula="of:=[.H14]" office:value-type="percentage" office:value="0.311145124160641" calcext:value-type="percentage">
            <text:p>31.1%</text:p>
          </table:table-cell>
          <table:table-cell table:number-columns-repeated="10"/>
        </table:table-row>
        <table:table-row table:style-name="ro10">
          <table:table-cell office:value-type="string" calcext:value-type="string">
            <text:p>GE19 Con</text:p>
          </table:table-cell>
          <table:table-cell table:formula="of:=[.G24]" office:value-type="percentage" office:value="0.293606512916679" calcext:value-type="percentage">
            <text:p>29.4%</text:p>
          </table:table-cell>
          <table:table-cell table:number-columns-repeated="10"/>
        </table:table-row>
        <table:table-row table:style-name="ro10">
          <table:table-cell office:value-type="string" calcext:value-type="string">
            <text:p>GE17 Con</text:p>
          </table:table-cell>
          <table:table-cell table:style-name="Default"/>
          <table:table-cell table:style-name="ce78" table:formula="of:=[.G20]" office:value-type="percentage" office:value="0.291817806956108" calcext:value-type="percentage">
            <text:p>29.2%</text:p>
          </table:table-cell>
          <table:table-cell table:number-columns-repeated="9"/>
        </table:table-row>
        <table:table-row table:style-name="ro10">
          <table:table-cell office:value-type="string" calcext:value-type="string">
            <text:p>EU ref Did not vote</text:p>
          </table:table-cell>
          <table:table-cell table:formula="of:=[.I3]" office:value-type="percentage" office:value="0.278451994011785" calcext:value-type="percentage">
            <text:p>27.8%</text:p>
          </table:table-cell>
          <table:table-cell table:number-columns-repeated="10"/>
        </table:table-row>
        <table:table-row table:style-name="ro10">
          <table:table-cell office:value-type="string" calcext:value-type="string">
            <text:p>SP16 SNP</text:p>
          </table:table-cell>
          <table:table-cell table:formula="of:=[.G14]" office:value-type="percentage" office:value="0.245631136405826" calcext:value-type="percentage">
            <text:p>24.6%</text:p>
          </table:table-cell>
          <table:table-cell table:number-columns-repeated="10"/>
        </table:table-row>
        <table:table-row table:style-name="ro10">
          <table:table-cell office:value-type="string" calcext:value-type="string">
            <text:p>GE15 Con</text:p>
          </table:table-cell>
          <table:table-cell table:formula="of:=[.G16]" office:value-type="percentage" office:value="0.244172235175934" calcext:value-type="percentage">
            <text:p>24.4%</text:p>
          </table:table-cell>
          <table:table-cell table:number-columns-repeated="10"/>
        </table:table-row>
        <table:table-row table:style-name="ro10">
          <table:table-cell office:value-type="string" calcext:value-type="string">
            <text:p>Indy ref Did not vote</text:p>
          </table:table-cell>
          <table:table-cell table:formula="of:=[.I8]" office:value-type="percentage" office:value="0.154895232563352" calcext:value-type="percentage">
            <text:p>15.5%</text:p>
          </table:table-cell>
          <table:table-cell table:number-columns-repeated="10"/>
        </table:table-row>
      </table:table>
      <table:named-expressions/>
      <table:database-ranges>
        <table:database-range table:name="__Anonymous_Sheet_DB__4" table:target-range-address="'2 Turnout'.A1:'2 Turnout'.A1"/>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Frutiger LT Std 45 Light" svg:font-family="'Frutiger LT Std 45 Light'" style:font-family-generic="swiss"/>
    <style:font-face style:name="Open Sans" svg:font-family="'Open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loext:text>
      <loext:fill-character> </loext:fill-character>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date-style style:name="N144">
      <number:day/>
      <number:text> </number:text>
      <number:month number:textual="true"/>
      <number:text> </number:text>
      <number:year number:style="long"/>
    </number:date-style>
    <number:percentage-style style:name="N145">
      <number:number number:decimal-places="1" loext:min-decimal-places="1" number:min-integer-digits="1"/>
      <number:text>%</number:text>
    </number:percentage-style>
    <number:number-style style:name="N146">
      <number:number number:decimal-places="1" loext:min-decimal-places="1" number:min-integer-digits="1"/>
    </number:number-style>
    <number:number-style style:name="N147P0" style:volatile="true">
      <number:number number:decimal-places="1" loext:min-decimal-places="1" number:min-integer-digits="1" number:grouping="true"/>
    </number:number-style>
    <number:number-style style:name="N147">
      <number:text>-</number:text>
      <number:number number:decimal-places="1" loext:min-decimal-places="1" number:min-integer-digits="1" number:grouping="true"/>
      <style:map style:condition="value()&gt;=0" style:apply-style-name="N147P0"/>
    </number:number-style>
    <number:number-style style:name="N148P0" style:volatile="true">
      <number:number number:decimal-places="0" loext:min-decimal-places="0" number:min-integer-digits="1" number:grouping="true"/>
    </number:number-style>
    <number:number-style style:name="N148P1" style:volatile="true">
      <number:text>-</number:text>
      <number:number number:decimal-places="0" loext:min-decimal-places="0" number:min-integer-digits="1" number:grouping="true"/>
    </number:number-style>
    <number:number-style style:name="N148">
      <number:text/>
      <style:map style:condition="value()&gt;0" style:apply-style-name="N148P0"/>
      <style:map style:condition="value()&lt;0" style:apply-style-name="N148P1"/>
    </number:number-style>
    <number:number-style style:name="N149">
      <number:number number:decimal-places="1" loext:min-decimal-places="1" number:min-integer-digits="1" number:grouping="true"/>
    </number:number-style>
    <number:percentage-style style:name="N150P0" style:volatile="true">
      <number:text>+</number:text>
      <number:number number:decimal-places="1" loext:min-decimal-places="1" number:min-integer-digits="1"/>
      <number:text>%</number:text>
    </number:percentage-style>
    <number:percentage-style style:name="N150P1" style:volatile="true">
      <number:text>-</number:text>
      <number:number number:decimal-places="1" loext:min-decimal-places="1" number:min-integer-digits="1"/>
      <number:text>%</number:text>
    </number:percentage-style>
    <number:number-style style:name="N150">
      <number:text/>
      <style:map style:condition="value()&gt;0" style:apply-style-name="N150P0"/>
      <style:map style:condition="value()&lt;0" style:apply-style-name="N150P1"/>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loext:text>
      <loext:fill-character> </loext:fill-character>
      <number:number number:decimal-places="0" loext:min-decimal-places="0"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number:text>
      <number:number number:decimal-places="0" loext:min-decimal-places="0" number:min-integer-digits="1" number:grouping="true"/>
    </number:number-style>
    <number:number-style style:name="N152P1" style:volatile="true">
      <number:text>-</number:text>
      <number:number number:decimal-places="0" loext:min-decimal-places="0" number:min-integer-digits="1" number:grouping="true"/>
    </number:number-style>
    <number:number-style style:name="N152">
      <number:text/>
      <style:map style:condition="value()&gt;0" style:apply-style-name="N152P0"/>
      <style:map style:condition="value()&lt;0" style:apply-style-name="N152P1"/>
    </number:number-style>
    <number:date-style style:name="N153" number:automatic-order="true" number:format-source="language">
      <number:day-of-week number:style="long"/>
      <number:text>, </number:text>
      <number:month number:style="long" number:textual="true"/>
      <number:text> </number:text>
      <number:day number:style="long"/>
      <number:text>, </number:text>
      <number:year number:style="long"/>
    </number:date-style>
    <number:number-style style:name="N154P0" style:volatile="true">
      <loext:text> </loext:text>
      <loext:fill-character> </loext:fill-character>
      <number:number number:decimal-places="1" loext:min-decimal-places="1" number:min-integer-digits="1" number:grouping="true"/>
      <number:text> </number:text>
    </number:number-style>
    <number:number-style style:name="N154P1" style:volatile="true">
      <loext:text>-</loext:text>
      <loext:fill-character> </loext:fill-character>
      <number:number number:decimal-places="1" loext:min-decimal-places="1" number:min-integer-digits="1" number:grouping="true"/>
      <number:text> </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number:text>
      <number:number number:decimal-places="1" loext:min-decimal-places="1" number:min-integer-digits="1" number:grouping="true"/>
    </number:number-style>
    <number:number-style style:name="N155P1" style:volatile="true">
      <number:text>-</number:text>
      <number:number number:decimal-places="1" loext:min-decimal-places="1" number:min-integer-digits="1" number:grouping="true"/>
    </number:number-style>
    <number:number-style style:name="N155">
      <loext:text> </loext:text>
      <loext:fill-character> </loext:fill-character>
      <number:text>-</number:text>
      <style:map style:condition="value()&gt;0" style:apply-style-name="N155P0"/>
      <style:map style:condition="value()&lt;0" style:apply-style-name="N155P1"/>
    </number:number-style>
    <number:number-style style:name="N156P0" style:volatile="true">
      <number:text>+</number:text>
      <number:number number:decimal-places="1" loext:min-decimal-places="1" number:min-integer-digits="1" number:grouping="true"/>
    </number:number-style>
    <number:number-style style:name="N156P1" style:volatile="true">
      <number:text>-</number:text>
      <number:number number:decimal-places="1" loext:min-decimal-places="1" number:min-integer-digits="1" number:grouping="true"/>
    </number:number-style>
    <number:number-style style:name="N156">
      <number:text/>
      <style:map style:condition="value()&gt;0" style:apply-style-name="N156P0"/>
      <style:map style:condition="value()&lt;0" style:apply-style-name="N156P1"/>
    </number:number-style>
    <number:percentage-style style:name="N157P0" style:volatile="true">
      <number:text>+</number:text>
      <number:number number:decimal-places="1" loext:min-decimal-places="1" number:min-integer-digits="1"/>
      <number:text>%</number:text>
    </number:percentage-style>
    <number:percentage-style style:name="N157">
      <number:text>-</number:text>
      <number:number number:decimal-places="1" loext:min-decimal-places="1" number:min-integer-digits="1"/>
      <number:text>%</number:text>
      <style:map style:condition="value()&gt;=0" style:apply-style-name="N157P0"/>
    </number:percentage-style>
    <number:number-style style:name="N158P0" style:volatile="true">
      <number:number number:decimal-places="0" loext:min-decimal-places="0" number:min-integer-digits="1" number:grouping="true"/>
    </number:number-style>
    <number:number-style style:name="N158">
      <number:text>-</number:text>
      <number:number number:decimal-places="0" loext:min-decimal-places="0" number:min-integer-digits="1" number:grouping="true"/>
      <number:text> </number:text>
      <style:map style:condition="value()&gt;=0" style:apply-style-name="N158P0"/>
    </number:number-style>
    <number:date-style style:name="N159">
      <number:year number:style="long"/>
    </number:date-style>
    <number:number-style style:name="N160">
      <number:number number:decimal-places="3" loext:min-decimal-places="3" number:min-integer-digits="1"/>
    </number:number-style>
    <number:number-style style:name="N161P0" style:volatile="true">
      <number:text>+</number:text>
      <number:number number:decimal-places="0" loext:min-decimal-places="0" number:min-integer-digits="1"/>
    </number:number-style>
    <number:number-style style:name="N161P1" style:volatile="true">
      <number:text>-</number:text>
      <number:number number:decimal-places="0" loext:min-decimal-places="0" number:min-integer-digits="1"/>
    </number:number-style>
    <number:number-style style:name="N161">
      <number:number number:decimal-places="0" loext:min-decimal-places="0" number:min-integer-digits="1"/>
      <style:map style:condition="value()&gt;0" style:apply-style-name="N161P0"/>
      <style:map style:condition="value()&lt;0" style:apply-style-name="N161P1"/>
    </number:number-style>
    <number:number-style style:name="N162P0" style:volatile="true">
      <number:number number:decimal-places="0" loext:min-decimal-places="0" number:min-integer-digits="1" number:grouping="true"/>
      <number:text> </number:text>
    </number:number-style>
    <number:number-style style:name="N162">
      <number:text>-</number:text>
      <number:number number:decimal-places="0" loext:min-decimal-places="0" number:min-integer-digits="1" number:grouping="true"/>
      <number:text> </number:text>
      <style:map style:condition="value()&gt;=0" style:apply-style-name="N162P0"/>
    </number:number-style>
    <number:date-style style:name="N163">
      <number:day number:style="long"/>
      <number:text> </number:text>
      <number:month number:textual="true"/>
      <number:text> </number:text>
      <number:year number:style="long"/>
    </number:date-style>
    <number:number-style style:name="N164P0" style:volatile="true">
      <number:number number:decimal-places="0" loext:min-decimal-places="0" number:min-integer-digits="1"/>
      <number:text> </number:text>
    </number:number-style>
    <number:number-style style:name="N164">
      <number:text>-</number:text>
      <number:number number:decimal-places="0" loext:min-decimal-places="0" number:min-integer-digits="1"/>
      <number:text> </number:text>
      <style:map style:condition="value()&gt;=0" style:apply-style-name="N164P0"/>
    </number:number-style>
    <number:number-style style:name="N165P0" style:volatile="true">
      <number:number number:decimal-places="5" loext:min-decimal-places="5" number:min-integer-digits="1" number:grouping="true"/>
    </number:number-style>
    <number:number-style style:name="N165">
      <number:text>-</number:text>
      <number:number number:decimal-places="5" loext:min-decimal-places="5" number:min-integer-digits="1" number:grouping="true"/>
      <style:map style:condition="value()&gt;=0" style:apply-style-name="N165P0"/>
    </number:number-style>
    <number:number-style style:name="N166">
      <number:number number:decimal-places="7" loext:min-decimal-places="7" number:min-integer-digits="1"/>
    </number:number-style>
    <number:number-style style:name="N167P0" style:volatile="true">
      <number:number number:decimal-places="6" loext:min-decimal-places="6" number:min-integer-digits="1" number:grouping="true"/>
    </number:number-style>
    <number:number-style style:name="N167">
      <number:text>-</number:text>
      <number:number number:decimal-places="6" loext:min-decimal-places="6" number:min-integer-digits="1" number:grouping="true"/>
      <style:map style:condition="value()&gt;=0" style:apply-style-name="N167P0"/>
    </number:number-style>
    <number:percentage-style style:name="N168">
      <number:number number:decimal-places="3" loext:min-decimal-places="3" number:min-integer-digits="1"/>
      <number:text>%</number:text>
    </number:percentage-style>
    <number:number-style style:name="N169P0" style:volatile="true">
      <number:number number:decimal-places="7" loext:min-decimal-places="7" number:min-integer-digits="1" number:grouping="true"/>
    </number:number-style>
    <number:number-style style:name="N169">
      <number:text>-</number:text>
      <number:number number:decimal-places="7" loext:min-decimal-places="7" number:min-integer-digits="1" number:grouping="true"/>
      <style:map style:condition="value()&gt;=0" style:apply-style-name="N169P0"/>
    </number:number-style>
    <number:percentage-style style:name="N170">
      <number:number number:decimal-places="4" loext:min-decimal-places="4" number:min-integer-digits="1"/>
      <number:text>%</number:text>
    </number:percentage-style>
    <number:percentage-style style:name="N171">
      <number:number number:decimal-places="5" loext:min-decimal-places="5" number:min-integer-digits="1"/>
      <number:text>%</number:text>
    </number:percentage-style>
    <number:number-style style:name="N172P0" style:volatile="true">
      <number:number number:decimal-places="0" loext:min-decimal-places="0" number:min-integer-digits="1" number:grouping="true"/>
      <number:text> </number:text>
    </number:number-style>
    <number:number-style style:name="N172">
      <number:text>(</number:text>
      <number:number number:decimal-places="0" loext:min-decimal-places="0" number:min-integer-digits="1" number:grouping="true"/>
      <number:text>)</number:text>
      <style:map style:condition="value()&gt;=0" style:apply-style-name="N172P0"/>
    </number:number-style>
    <number:number-style style:name="N173P0" style:volatile="true">
      <number:text>£</number:text>
      <number:number number:decimal-places="0" loext:min-decimal-places="0" number:min-integer-digits="1" number:grouping="true"/>
    </number:number-style>
    <number:number-style style:name="N173">
      <number:text>-£</number:text>
      <number:number number:decimal-places="0" loext:min-decimal-places="0" number:min-integer-digits="1" number:grouping="true"/>
      <style:map style:condition="value()&gt;=0" style:apply-style-name="N173P0"/>
    </number:number-style>
    <number:number-style style:name="N174P0" style:volatile="true">
      <number:text>£</number:text>
      <number:number number:decimal-places="0" loext:min-decimal-places="0" number:min-integer-digits="1" number:grouping="true"/>
    </number:number-style>
    <number:number-style style:name="N174">
      <style:text-properties fo:color="#ff0000"/>
      <number:text>-£</number:text>
      <number:number number:decimal-places="0" loext:min-decimal-places="0" number:min-integer-digits="1" number:grouping="true"/>
      <style:map style:condition="value()&gt;=0" style:apply-style-name="N174P0"/>
    </number:number-style>
    <number:number-style style:name="N175P0" style:volatile="true">
      <number:text>£</number:text>
      <number:number number:decimal-places="2" loext:min-decimal-places="2" number:min-integer-digits="1" number:grouping="true"/>
    </number:number-style>
    <number:number-style style:name="N175">
      <number:text>-£</number:text>
      <number:number number:decimal-places="2" loext:min-decimal-places="2" number:min-integer-digits="1" number:grouping="true"/>
      <style:map style:condition="value()&gt;=0" style:apply-style-name="N175P0"/>
    </number:number-style>
    <number:number-style style:name="N176P0" style:volatile="true">
      <number:text>£</number:text>
      <number:number number:decimal-places="2" loext:min-decimal-places="2" number:min-integer-digits="1" number:grouping="true"/>
    </number:number-style>
    <number:number-style style:name="N176">
      <style:text-properties fo:color="#ff0000"/>
      <number:text>-£</number:text>
      <number:number number:decimal-places="2" loext:min-decimal-places="2" number:min-integer-digits="1" number:grouping="true"/>
      <style:map style:condition="value()&gt;=0" style:apply-style-name="N176P0"/>
    </number:number-style>
    <number:number-style style:name="N177P0" style:volatile="true">
      <number:number number:decimal-places="0" loext:min-decimal-places="0" number:min-integer-digits="1" number:grouping="true"/>
    </number:number-style>
    <number:number-style style:name="N177">
      <number:text>-</number:text>
      <number:number number:decimal-places="0" loext:min-decimal-places="0" number:min-integer-digits="1" number:grouping="true"/>
      <style:map style:condition="value()&gt;=0" style:apply-style-name="N177P0"/>
    </number:number-style>
    <number:number-style style:name="N178P0" style:volatile="true">
      <number:number number:decimal-places="0" loext:min-decimal-places="0" number:min-integer-digits="1" number:grouping="true"/>
    </number:number-style>
    <number:number-style style:name="N178">
      <style:text-properties fo:color="#ff0000"/>
      <number:text>-</number:text>
      <number:number number:decimal-places="0" loext:min-decimal-places="0" number:min-integer-digits="1" number:grouping="true"/>
      <style:map style:condition="value()&gt;=0" style:apply-style-name="N178P0"/>
    </number:number-style>
    <number:number-style style:name="N179P0" style:volatile="true">
      <number:number number:decimal-places="2" loext:min-decimal-places="2" number:min-integer-digits="1" number:grouping="true"/>
    </number:number-style>
    <number:number-style style:name="N179">
      <number:text>-</number:text>
      <number:number number:decimal-places="2" loext:min-decimal-places="2" number:min-integer-digits="1" number:grouping="true"/>
      <style:map style:condition="value()&gt;=0" style:apply-style-name="N179P0"/>
    </number:number-style>
    <number:number-style style:name="N180P0" style:volatile="true">
      <number:number number:decimal-places="2" loext:min-decimal-places="2" number:min-integer-digits="1" number:grouping="true"/>
    </number:number-style>
    <number:number-style style:name="N180">
      <style:text-properties fo:color="#ff0000"/>
      <number:text>-</number:text>
      <number:number number:decimal-places="2" loext:min-decimal-places="2" number:min-integer-digits="1" number:grouping="true"/>
      <style:map style:condition="value()&gt;=0" style:apply-style-name="N180P0"/>
    </number:number-style>
    <number:number-style style:name="N181P0" style:volatile="true">
      <loext:text> </loext:text>
      <loext:fill-character> </loext:fill-character>
      <number:number number:decimal-places="0" loext:min-decimal-places="0" number:min-integer-digits="1" number:grouping="true"/>
      <number:text> </number:text>
    </number:number-style>
    <number:number-style style:name="N181P1" style:volatile="true">
      <loext:text>-</loext:text>
      <loext:fill-character> </loext:fill-character>
      <number:number number:decimal-places="0" loext:min-decimal-places="0" number:min-integer-digits="1" number:grouping="true"/>
      <number:text> </number:text>
    </number:number-style>
    <number:number-style style:name="N181P2" style:volatile="true">
      <loext:text> </loext:text>
      <loext:fill-character> </loext:fill-character>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P0" style:volatile="true">
      <loext:text> £</loext:text>
      <loext:fill-character> </loext:fill-character>
      <number:number number:decimal-places="0" loext:min-decimal-places="0" number:min-integer-digits="1" number:grouping="true"/>
      <number:text> </number:text>
    </number:number-style>
    <number:number-style style:name="N182P1" style:volatile="true">
      <loext:text>-£</loext:text>
      <loext:fill-character> </loext:fill-character>
      <number:number number:decimal-places="0" loext:min-decimal-places="0" number:min-integer-digits="1" number:grouping="true"/>
      <number:text> </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loext:text> </loext:text>
      <loext:fill-character> </loext:fill-character>
      <number:number number:decimal-places="2" loext:min-decimal-places="2" number:min-integer-digits="1" number:grouping="true"/>
      <number:text> </number:text>
    </number:number-style>
    <number:number-style style:name="N183P1" style:volatile="true">
      <loext:text>-</loext:text>
      <loext:fill-character> </loext:fill-character>
      <number:number number:decimal-places="2" loext:min-decimal-places="2" number:min-integer-digits="1" number:grouping="true"/>
      <number:text> </number:text>
    </number:number-style>
    <number:number-style style:name="N183P2" style:volatile="true">
      <loext:text> </loext:text>
      <loext:fill-character> </loext:fill-character>
      <number:text>-</number:text>
      <number:number number:decimal-places="0" loext:min-decimal-places="0" number:min-integer-digits="0"/>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loext:text>
      <loext:fill-character> </loext:fill-character>
      <number:number number:decimal-places="2" loext:min-decimal-places="2" number:min-integer-digits="1" number:grouping="true"/>
      <number:text> </number:text>
    </number:number-style>
    <number:number-style style:name="N184P2" style:volatile="true">
      <loext:text> £</loext:text>
      <loext:fill-character> </loext:fill-character>
      <number:text>-</number:text>
      <number:number number:decimal-places="0" loext:min-decimal-places="0" number:min-integer-digits="0"/>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date-style style:name="N185">
      <number:day/>
      <number:text> </number:text>
      <number:month number:style="long" number:textual="true"/>
    </number:date-style>
    <number:number-style style:name="N186P0" style:volatile="true">
      <number:number number:decimal-places="0" loext:min-decimal-places="0" number:min-integer-digits="1" number:grouping="true"/>
    </number:number-style>
    <number:number-style style:name="N186P1" style:volatile="true">
      <number:text>-</number:text>
      <number:number number:decimal-places="0" loext:min-decimal-places="0" number:min-integer-digits="1" number:grouping="true"/>
    </number:number-style>
    <number:number-style style:name="N186">
      <number:text/>
      <style:map style:condition="value()&gt;0" style:apply-style-name="N186P0"/>
      <style:map style:condition="value()&lt;0" style:apply-style-name="N186P1"/>
    </number:number-style>
    <number:percentage-style style:name="N187P0" style:volatile="true">
      <number:text>+</number:text>
      <number:number number:decimal-places="1" loext:min-decimal-places="1" number:min-integer-digits="1"/>
      <number:text>%</number:text>
    </number:percentage-style>
    <number:percentage-style style:name="N187P1" style:volatile="true">
      <number:text>-</number:text>
      <number:number number:decimal-places="1" loext:min-decimal-places="1" number:min-integer-digits="1"/>
      <number:text>%</number:text>
    </number:percentage-style>
    <number:number-style style:name="N187">
      <number:text/>
      <style:map style:condition="value()&gt;0" style:apply-style-name="N187P0"/>
      <style:map style:condition="value()&lt;0" style:apply-style-name="N187P1"/>
    </number:number-style>
    <number:number-style style:name="N188P0" style:volatile="true">
      <number:text>+</number:text>
      <number:number number:decimal-places="0" loext:min-decimal-places="0" number:min-integer-digits="1" number:grouping="true"/>
    </number:number-style>
    <number:number-style style:name="N188P1" style:volatile="true">
      <number:text>-</number:text>
      <number:number number:decimal-places="0" loext:min-decimal-places="0" number:min-integer-digits="1" number:grouping="true"/>
    </number:number-style>
    <number:number-style style:name="N188">
      <loext:text> </loext:text>
      <loext:fill-character> </loext:fill-character>
      <number:text>-</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loext:text>
      <loext:fill-character> </loext:fill-character>
      <number:number number:decimal-places="0" loext:min-decimal-places="0" number:min-integer-digits="1" number:grouping="true"/>
      <number:text> </number:text>
    </number:number-style>
    <number:number-style style:name="N189P2" style:volatile="true">
      <loext:text> </loext:text>
      <loext:fill-character> </loext:fill-character>
      <number:text>-</number:text>
      <number:number number:decimal-places="0" loext:min-decimal-places="0" number:min-integer-digits="0"/>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0P0" style:volatile="true">
      <number:text>+</number:text>
      <number:number number:decimal-places="0" loext:min-decimal-places="0" number:min-integer-digits="1" number:grouping="true"/>
    </number:number-style>
    <number:number-style style:name="N190P1" style:volatile="true">
      <number:text>-</number:text>
      <number:number number:decimal-places="0" loext:min-decimal-places="0" number:min-integer-digits="1" number:grouping="true"/>
    </number:number-style>
    <number:number-style style:name="N190">
      <number:text/>
      <style:map style:condition="value()&gt;0" style:apply-style-name="N190P0"/>
      <style:map style:condition="value()&lt;0" style:apply-style-name="N190P1"/>
    </number:number-style>
    <number:number-style style:name="N191P0" style:volatile="true">
      <loext:text> </loext:text>
      <loext:fill-character> </loext:fill-character>
      <number:number number:decimal-places="1" loext:min-decimal-places="1" number:min-integer-digits="1" number:grouping="true"/>
      <number:text> </number:text>
    </number:number-style>
    <number:number-style style:name="N191P1" style:volatile="true">
      <loext:text>-</loext:text>
      <loext:fill-character> </loext:fill-character>
      <number:number number:decimal-places="1" loext:min-decimal-places="1" number:min-integer-digits="1" number:grouping="true"/>
      <number:text> </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date-style style:name="N192">
      <number:month number:textual="true"/>
      <number:text> </number:text>
      <number:year number:style="long"/>
    </number:date-style>
    <number:date-style style:name="N193">
      <number:month number:textual="true"/>
      <number:text> </number:text>
      <number:year/>
    </number:date-style>
    <number:number-style style:name="N194P0" style:volatile="true">
      <number:text>+</number:text>
      <number:number number:decimal-places="0" loext:min-decimal-places="0" number:min-integer-digits="1" number:grouping="true"/>
    </number:number-style>
    <number:number-style style:name="N194">
      <number:text>-</number:text>
      <number:number number:decimal-places="0" loext:min-decimal-places="0" number:min-integer-digits="1" number:grouping="true"/>
      <style:map style:condition="value()&gt;=0" style:apply-style-name="N194P0"/>
    </number:number-style>
    <number:number-style style:name="N195P0" style:volatile="true">
      <number:text>+</number:text>
      <number:number number:decimal-places="1" loext:min-decimal-places="1" number:min-integer-digits="1" number:grouping="true"/>
    </number:number-style>
    <number:number-style style:name="N195P1" style:volatile="true">
      <number:text>-</number:text>
      <number:number number:decimal-places="1" loext:min-decimal-places="1" number:min-integer-digits="1" number:grouping="true"/>
    </number:number-style>
    <number:number-style style:name="N195">
      <loext:text> </loext:text>
      <loext:fill-character> </loext:fill-character>
      <number:text>-</number:text>
      <style:map style:condition="value()&gt;0" style:apply-style-name="N195P0"/>
      <style:map style:condition="value()&lt;0" style:apply-style-name="N195P1"/>
    </number:number-style>
    <number:number-style style:name="N196P0" style:volatile="true">
      <number:text>+</number:text>
      <number:number number:decimal-places="1" loext:min-decimal-places="1" number:min-integer-digits="1" number:grouping="true"/>
    </number:number-style>
    <number:number-style style:name="N196P1" style:volatile="true">
      <number:text>-</number:text>
      <number:number number:decimal-places="1" loext:min-decimal-places="1" number:min-integer-digits="1" number:grouping="true"/>
    </number:number-style>
    <number:number-style style:name="N196">
      <number:text/>
      <style:map style:condition="value()&gt;0" style:apply-style-name="N196P0"/>
      <style:map style:condition="value()&lt;0" style:apply-style-name="N196P1"/>
    </number:number-style>
    <number:percentage-style style:name="N197P0" style:volatile="true">
      <number:text>+</number:text>
      <number:number number:decimal-places="1" loext:min-decimal-places="1" number:min-integer-digits="1"/>
      <number:text>%</number:text>
    </number:percentage-style>
    <number:percentage-style style:name="N197">
      <number:text>-</number:text>
      <number:number number:decimal-places="1" loext:min-decimal-places="1" number:min-integer-digits="1"/>
      <number:text>%</number:text>
      <style:map style:condition="value()&gt;=0" style:apply-style-name="N197P0"/>
    </number:percentage-style>
    <number:number-style style:name="N198P0" style:volatile="true">
      <number:number number:decimal-places="0" loext:min-decimal-places="0" number:min-integer-digits="1" number:grouping="true"/>
    </number:number-style>
    <number:number-style style:name="N198">
      <number:text>-</number:text>
      <number:number number:decimal-places="0" loext:min-decimal-places="0" number:min-integer-digits="1" number:grouping="true"/>
      <number:text> </number:text>
      <style:map style:condition="value()&gt;=0" style:apply-style-name="N198P0"/>
    </number:number-style>
    <number:date-style style:name="N199">
      <number:month number:textual="true"/>
      <number:text> </number:text>
      <number:day number:style="long"/>
      <number:text>-</number:text>
      <number:day number:style="long"/>
    </number:date-style>
    <number:number-style style:name="N200P0" style:volatile="true">
      <number:text>+</number:text>
      <number:number number:decimal-places="0" loext:min-decimal-places="0" number:min-integer-digits="1"/>
    </number:number-style>
    <number:number-style style:name="N200P1" style:volatile="true">
      <number:text>-</number:text>
      <number:number number:decimal-places="0" loext:min-decimal-places="0" number:min-integer-digits="1"/>
    </number:number-style>
    <number:number-style style:name="N200">
      <number:number number:decimal-places="0" loext:min-decimal-places="0" number:min-integer-digits="1"/>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P0" style:volatile="true">
      <number:number number:decimal-places="0" loext:min-decimal-places="0" number:min-integer-digits="1"/>
      <number:text> </number:text>
    </number:number-style>
    <number:number-style style:name="N202">
      <number:text>-</number:text>
      <number:number number:decimal-places="0" loext:min-decimal-places="0" number:min-integer-digits="1"/>
      <number:text> </number:text>
      <style:map style:condition="value()&gt;=0" style:apply-style-name="N202P0"/>
    </number:number-style>
    <number:number-style style:name="N203P0" style:volatile="true">
      <number:number number:decimal-places="0" loext:min-decimal-places="0" number:min-integer-digits="1" number:grouping="true"/>
      <number:text> </number:text>
    </number:number-style>
    <number:number-style style:name="N203">
      <number:text>(</number:text>
      <number:number number:decimal-places="0" loext:min-decimal-places="0" number:min-integer-digits="1" number:grouping="true"/>
      <number:text>)</number:text>
      <style:map style:condition="value()&gt;=0" style:apply-style-name="N203P0"/>
    </number:number-style>
    <number:number-style style:name="N204P0" style:volatile="true">
      <number:text>Yes</number:text>
    </number:number-style>
    <number:number-style style:name="N204P1" style:volatile="true">
      <number:text>Yes</number:text>
    </number:number-style>
    <number:number-style style:name="N204">
      <number:text>No</number:text>
      <style:map style:condition="value()&gt;0" style:apply-style-name="N204P0"/>
      <style:map style:condition="value()&lt;0" style:apply-style-name="N204P1"/>
    </number:number-style>
    <number:number-style style:name="N205P0" style:volatile="true">
      <number:text>True</number:text>
    </number:number-style>
    <number:number-style style:name="N205P1" style:volatile="true">
      <number:text>True</number:text>
    </number:number-style>
    <number:number-style style:name="N205">
      <number:text>False</number:text>
      <style:map style:condition="value()&gt;0" style:apply-style-name="N205P0"/>
      <style:map style:condition="value()&lt;0" style:apply-style-name="N205P1"/>
    </number:number-style>
    <number:number-style style:name="N206P0" style:volatile="true">
      <number:text>On</number:text>
    </number:number-style>
    <number:number-style style:name="N206P1" style:volatile="true">
      <number:text>On</number:text>
    </number:number-style>
    <number:number-style style:name="N206">
      <number:text>Off</number:text>
      <style:map style:condition="value()&gt;0" style:apply-style-name="N206P0"/>
      <style:map style:condition="value()&lt;0" style:apply-style-name="N206P1"/>
    </number:number-style>
    <number:currency-style style:name="N207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07">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07P0"/>
    </number:currency-style>
    <number:number-style style:name="N208P0" style:volatile="true">
      <number:number number:decimal-places="2" loext:min-decimal-places="2" number:min-integer-digits="1" number:grouping="true"/>
      <number:text> </number:text>
    </number:number-style>
    <number:number-style style:name="N208">
      <number:text>(</number:text>
      <number:number number:decimal-places="2" loext:min-decimal-places="2" number:min-integer-digits="1" number:grouping="true"/>
      <number:text>)</number:text>
      <style:map style:condition="value()&gt;=0" style:apply-style-name="N208P0"/>
    </number:number-style>
    <number:number-style style:name="N209">
      <number:number number:decimal-places="4" loext:min-decimal-places="4" number:min-integer-digits="1"/>
    </number:number-style>
    <number:number-style style:name="N210">
      <number:text>+</number:text>
      <number:fraction number:min-numerator-digits="1" loext:max-numerator-digits="2" loext:zeros-numerator-digits="1" number:min-denominator-digits="1" loext:max-denominator-value="9"/>
      <number:text>-</number:text>
    </number:number-style>
    <number:date-style style:name="N211">
      <number:month number:textual="true"/>
      <number:text>-</number:text>
      <number:year number:style="long"/>
    </number:date-style>
    <number:number-style style:name="N212P0" style:volatile="true">
      <number:number number:decimal-places="3" loext:min-decimal-places="3" number:min-integer-digits="1" number:grouping="true"/>
    </number:number-style>
    <number:number-style style:name="N212">
      <number:text>-</number:text>
      <number:number number:decimal-places="3" loext:min-decimal-places="3" number:min-integer-digits="1" number:grouping="true"/>
      <style:map style:condition="value()&gt;=0" style:apply-style-name="N212P0"/>
    </number:number-style>
    <number:date-style style:name="N213P0" style:volatile="true">
      <number:day/>
      <number:text> </number:text>
      <number:month number:textual="true"/>
      <number:text> </number:text>
      <number:year number:style="long"/>
    </number:date-style>
    <number:text-style style:name="N213">
      <number:text-content/>
      <style:map style:condition="value()&lt;=1.79769313486232E+308" style:apply-style-name="N213P0"/>
    </number:text-style>
    <number:percentage-style style:name="N214P0" style:volatile="true">
      <number:text>+</number:text>
      <number:number number:decimal-places="1" loext:min-decimal-places="1" number:min-integer-digits="1"/>
      <number:text>%</number:text>
    </number:percentage-style>
    <number:percentage-style style:name="N214P1" style:volatile="true">
      <number:text>-</number:text>
      <number:number number:decimal-places="1" loext:min-decimal-places="1" number:min-integer-digits="1"/>
      <number:text>%</number:text>
    </number:percentage-style>
    <number:percentage-style style:name="N214">
      <number:number number:decimal-places="1" loext:min-decimal-places="1" number:min-integer-digits="1"/>
      <number:text>%</number:text>
      <style:map style:condition="value()&gt;0" style:apply-style-name="N214P0"/>
      <style:map style:condition="value()&lt;0" style:apply-style-name="N214P1"/>
    </number:percentage-style>
    <number:number-style style:name="N215">
      <number:number number:decimal-places="9" loext:min-decimal-places="9" number:min-integer-digits="1"/>
    </number:number-style>
    <number:number-style style:name="N216">
      <number:number number:decimal-places="8" loext:min-decimal-places="8" number:min-integer-digits="1"/>
    </number:number-style>
    <number:number-style style:name="N217">
      <number:number number:decimal-places="6" loext:min-decimal-places="6" number:min-integer-digits="1"/>
    </number:number-style>
    <number:number-style style:name="N218">
      <number:number number:decimal-places="5" loext:min-decimal-places="5" number:min-integer-digits="1"/>
    </number:number-style>
    <number:currency-style style:name="N219P0" style:volatile="true">
      <number:currency-symbol number:language="en" number:country="GB">£</number:currency-symbol>
      <number:number number:decimal-places="1" loext:min-decimal-places="1" number:min-integer-digits="1" number:grouping="true"/>
    </number:currency-style>
    <number:currency-style style:name="N219">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219P0"/>
    </number:currency-style>
    <number:currency-style style:name="N220P0" style:volatile="true">
      <number:currency-symbol number:language="en" number:country="GB">£</number:currency-symbol>
      <number:number number:decimal-places="0" loext:min-decimal-places="0" number:min-integer-digits="1" number:grouping="true"/>
    </number:currency-style>
    <number:currency-style style:name="N220">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220P0"/>
    </number:currency-style>
    <number:date-style style:name="N221">
      <number:day number:style="long"/>
      <number:text>-</number:text>
      <number:month number:textual="true"/>
      <number:text>-</number:text>
      <number:year number:style="long"/>
    </number:date-style>
    <number:date-style style:name="N222" number:title="User-defined">
      <number:day number:style="long"/>
      <number:text>-</number:text>
      <number:month number:textual="true"/>
      <number:text>-</number:text>
      <number:year/>
    </number:date-style>
    <number:currency-style style:name="N223P0" style:volatile="true">
      <number:currency-symbol number:language="en" number:country="GB">£</number:currency-symbol>
      <number:number number:decimal-places="2" loext:min-decimal-places="2" number:min-integer-digits="1" number:grouping="true"/>
    </number:currency-style>
    <number:currency-style style:name="N223">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23P0"/>
    </number:currency-style>
    <number:currency-style style:name="N224P0" style:volatile="true">
      <number:currency-symbol/>
      <number:number number:decimal-places="0" loext:min-decimal-places="0" number:min-integer-digits="1" number:grouping="true"/>
      <number:text> </number:text>
    </number:currency-style>
    <number:currency-style style:name="N224">
      <number:text>(</number:text>
      <number:currency-symbol/>
      <number:number number:decimal-places="0" loext:min-decimal-places="0" number:min-integer-digits="1" number:grouping="true"/>
      <number:text>)</number:text>
      <style:map style:condition="value()&gt;=0" style:apply-style-name="N224P0"/>
    </number:currency-style>
    <number:currency-style style:name="N225P0" style:volatile="true">
      <number:currency-symbol/>
      <number:number number:decimal-places="0" loext:min-decimal-places="0" number:min-integer-digits="1" number:grouping="true"/>
      <number:text> </number:text>
    </number:currency-style>
    <number:currency-style style:name="N225">
      <style:text-properties fo:color="#ff0000"/>
      <number:text>(</number:text>
      <number:currency-symbol/>
      <number:number number:decimal-places="0" loext:min-decimal-places="0" number:min-integer-digits="1" number:grouping="true"/>
      <number:text>)</number:text>
      <style:map style:condition="value()&gt;=0" style:apply-style-name="N225P0"/>
    </number:currency-style>
    <number:currency-style style:name="N226P0" style:volatile="true">
      <number:currency-symbol/>
      <number:number number:decimal-places="2" loext:min-decimal-places="2" number:min-integer-digits="1" number:grouping="true"/>
      <number:text> </number:text>
    </number:currency-style>
    <number:currency-style style:name="N226">
      <number:text>(</number:text>
      <number:currency-symbol/>
      <number:number number:decimal-places="2" loext:min-decimal-places="2" number:min-integer-digits="1" number:grouping="true"/>
      <number:text>)</number:text>
      <style:map style:condition="value()&gt;=0" style:apply-style-name="N226P0"/>
    </number:currency-style>
    <number:currency-style style:name="N227P0" style:volatile="true">
      <number:currency-symbol/>
      <number:number number:decimal-places="2" loext:min-decimal-places="2" number:min-integer-digits="1" number:grouping="true"/>
      <number:text> </number:text>
    </number:currency-style>
    <number:currency-style style:name="N227">
      <style:text-properties fo:color="#ff0000"/>
      <number:text>(</number:text>
      <number:currency-symbol/>
      <number:number number:decimal-places="2" loext:min-decimal-places="2" number:min-integer-digits="1" number:grouping="true"/>
      <number:text>)</number:text>
      <style:map style:condition="value()&gt;=0" style:apply-style-name="N227P0"/>
    </number:currency-style>
    <number:number-style style:name="N228P0" style:volatile="true">
      <number:number number:decimal-places="0" loext:min-decimal-places="0" number:min-integer-digits="1" number:grouping="true"/>
      <number:text> </number:text>
    </number:number-style>
    <number:number-style style:name="N228">
      <style:text-properties fo:color="#ff0000"/>
      <number:text>(</number:text>
      <number:number number:decimal-places="0" loext:min-decimal-places="0" number:min-integer-digits="1" number:grouping="true"/>
      <number:text>)</number:text>
      <style:map style:condition="value()&gt;=0" style:apply-style-name="N228P0"/>
    </number:number-style>
    <number:number-style style:name="N229P0" style:volatile="true">
      <number:number number:decimal-places="2" loext:min-decimal-places="2" number:min-integer-digits="1" number:grouping="true"/>
      <number:text> </number:text>
    </number:number-style>
    <number:number-style style:name="N229">
      <style:text-properties fo:color="#ff0000"/>
      <number:text>(</number:text>
      <number:number number:decimal-places="2" loext:min-decimal-places="2" number:min-integer-digits="1" number:grouping="true"/>
      <number:text>)</number:text>
      <style:map style:condition="value()&gt;=0" style:apply-style-name="N229P0"/>
    </number:number-style>
    <number:number-style style:name="N230P0" style:volatile="true">
      <loext:text> </loext:text>
      <loext:fill-character> </loext:fill-character>
      <number:number number:decimal-places="0" loext:min-decimal-places="0" number:min-integer-digits="1" number:grouping="true"/>
      <number:text> </number:text>
    </number:number-style>
    <number:number-style style:name="N230P1" style:volatile="true">
      <loext:text> </loext:text>
      <loext:fill-character> </loext:fill-character>
      <number:text>(</number:text>
      <number:number number:decimal-places="0" loext:min-decimal-places="0" number:min-integer-digits="1" number:grouping="true"/>
      <number:text>)</number:text>
    </number:number-style>
    <number:number-style style:name="N230P2" style:volatile="true">
      <loext:text> </loext:text>
      <loext:fill-character> </loext:fill-character>
      <number:text>- </number:text>
    </number:number-style>
    <number:text-style style:name="N230">
      <number:text> </number:text>
      <number:text-content/>
      <number:text> </number:text>
      <style:map style:condition="value()&gt;0" style:apply-style-name="N230P0"/>
      <style:map style:condition="value()&lt;0" style:apply-style-name="N230P1"/>
      <style:map style:condition="value()=0" style:apply-style-name="N230P2"/>
    </number:text-style>
    <number:currency-style style:name="N231P0" style:volatile="true">
      <number:currency-symbol/>
      <loext:fill-character> </loext:fill-character>
      <number:number number:decimal-places="0" loext:min-decimal-places="0" number:min-integer-digits="1" number:grouping="true"/>
      <number:text> </number:text>
    </number:currency-style>
    <number:currency-style style:name="N231P1" style:volatile="true">
      <number:currency-symbol/>
      <loext:fill-character> </loext:fill-character>
      <number:text>(</number:text>
      <number:number number:decimal-places="0" loext:min-decimal-places="0" number:min-integer-digits="1" number:grouping="true"/>
      <number:text>)</number:text>
    </number:currency-style>
    <number:currency-style style:name="N231P2" style:volatile="true">
      <number:currency-symbol/>
      <loext:fill-character> </loext:fill-character>
      <number:text>- </number:text>
    </number:currency-style>
    <number:text-style style:name="N231">
      <number:text> </number:text>
      <number:text-content/>
      <number:text> </number:text>
      <style:map style:condition="value()&gt;0" style:apply-style-name="N231P0"/>
      <style:map style:condition="value()&lt;0" style:apply-style-name="N231P1"/>
      <style:map style:condition="value()=0" style:apply-style-name="N231P2"/>
    </number:text-style>
    <number:currency-style style:name="N232P0" style:volatile="true">
      <number:currency-symbol/>
      <loext:fill-character> </loext:fill-character>
      <number:number number:decimal-places="2" loext:min-decimal-places="2" number:min-integer-digits="1" number:grouping="true"/>
      <number:text> </number:text>
    </number:currency-style>
    <number:currency-style style:name="N232P1" style:volatile="true">
      <number:currency-symbol/>
      <loext:fill-character> </loext:fill-character>
      <number:text>(</number:text>
      <number:number number:decimal-places="2" loext:min-decimal-places="2" number:min-integer-digits="1" number:grouping="true"/>
      <number:text>)</number:text>
    </number:currency-style>
    <number:currency-style style:name="N232P2" style:volatile="true">
      <number:currency-symbol/>
      <loext:fill-character> </loext:fill-character>
      <number:text>-</number:text>
      <number:number number:decimal-places="0" loext:min-decimal-places="0" number:min-integer-digits="0"/>
      <number:text> </number:text>
    </number:currency-style>
    <number:text-style style:name="N232">
      <number:text> </number:text>
      <number:text-content/>
      <number:text> </number:text>
      <style:map style:condition="value()&gt;0" style:apply-style-name="N232P0"/>
      <style:map style:condition="value()&lt;0" style:apply-style-name="N232P1"/>
      <style:map style:condition="value()=0" style:apply-style-name="N232P2"/>
    </number:text-style>
    <number:number-style style:name="N233">
      <number:text>£</number:text>
      <number:number number:decimal-places="0" loext:min-decimal-places="0" number:min-integer-digits="1" number:grouping="true"/>
    </number:number-style>
    <number:number-style style:name="N234">
      <number:number number:decimal-places="3" loext:min-decimal-places="3" number:min-integer-digits="1" number:grouping="true"/>
    </number:number-style>
    <number:number-style style:name="N235P0" style:volatile="true">
      <loext:text> </loext:text>
      <loext:fill-character> </loext:fill-character>
      <number:number number:decimal-places="2" loext:min-decimal-places="2" number:min-integer-digits="1" number:grouping="true"/>
      <number:text> </number:text>
    </number:number-style>
    <number:number-style style:name="N235P1" style:volatile="true">
      <loext:text> </loext:text>
      <loext:fill-character> </loext:fill-character>
      <number:text>(</number:text>
      <number:number number:decimal-places="2" loext:min-decimal-places="2" number:min-integer-digits="1" number:grouping="true"/>
      <number:text>)</number:text>
    </number:number-style>
    <number:number-style style:name="N235P2" style:volatile="true">
      <loext:text> </loext:text>
      <loext:fill-character> </loext:fill-character>
      <number:text>-</number:text>
      <number:number number:decimal-places="0" loext:min-decimal-places="0" number:min-integer-digits="0"/>
      <number:text> </number:text>
    </number:number-style>
    <number:text-style style:name="N235">
      <number:text> </number:text>
      <number:text-content/>
      <number:text> </number:text>
      <style:map style:condition="value()&gt;0" style:apply-style-name="N235P0"/>
      <style:map style:condition="value()&lt;0" style:apply-style-name="N235P1"/>
      <style:map style:condition="value()=0" style:apply-style-name="N235P2"/>
    </number:text-style>
    <number:number-style style:name="N236">
      <number:text>£</number:text>
      <number:number number:decimal-places="0" loext:min-decimal-places="0" number:min-integer-digits="1" number:grouping="true"/>
      <number:text>m</number:text>
    </number:number-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date-style style:name="N20117P0" style:volatile="true" number:language="en" number:country="GB">
      <number:day/>
      <number:text> </number:text>
      <number:month number:style="long" number:textual="true"/>
      <number:text> </number:text>
      <number:year number:style="long"/>
    </number:date-style>
    <number:text-style style:name="N20117" number:language="en" number:country="GB">
      <number:text-content/>
      <style:map style:condition="value()&lt;=1.79769313486232E+308" style:apply-style-name="N20117P0"/>
    </number:text-style>
    <number:number-style style:name="N20118P0" style:volatile="true" number:language="en" number:country="GB">
      <number:number number:decimal-places="0" loext:min-decimal-places="0" number:min-integer-digits="1" number:grouping="true"/>
    </number:number-style>
    <number:number-style style:name="N20118" number:language="en" number:country="GB">
      <number:text>-</number:text>
      <number:number number:decimal-places="0" loext:min-decimal-places="0" number:min-integer-digits="1" number:grouping="true"/>
      <style:map style:condition="value()&gt;=0" style:apply-style-name="N20118P0"/>
    </number:number-style>
    <number:number-style style:name="N20119P0" style:volatile="true" number:language="en" number:country="GB">
      <number:number number:decimal-places="0" loext:min-decimal-places="0" number:min-integer-digits="1" number:grouping="true"/>
    </number:number-style>
    <number:number-style style:name="N20119" number:language="en" number:country="GB">
      <style:text-properties fo:color="#ff0000"/>
      <number:text>-</number:text>
      <number:number number:decimal-places="0" loext:min-decimal-places="0" number:min-integer-digits="1" number:grouping="true"/>
      <style:map style:condition="value()&gt;=0" style:apply-style-name="N20119P0"/>
    </number:number-style>
    <number:number-style style:name="N20120P0" style:volatile="true" number:language="en" number:country="GB">
      <number:number number:decimal-places="2" loext:min-decimal-places="2" number:min-integer-digits="1" number:grouping="true"/>
    </number:number-style>
    <number:number-style style:name="N20120" number:language="en" number:country="GB">
      <number:text>-</number:text>
      <number:number number:decimal-places="2" loext:min-decimal-places="2" number:min-integer-digits="1" number:grouping="true"/>
      <style:map style:condition="value()&gt;=0" style:apply-style-name="N20120P0"/>
    </number:number-style>
    <number:number-style style:name="N20121P0" style:volatile="true" number:language="en" number:country="GB">
      <number:number number:decimal-places="2" loext:min-decimal-places="2" number:min-integer-digits="1" number:grouping="true"/>
    </number:number-style>
    <number:number-style style:name="N20121" number:language="en" number:country="GB">
      <style:text-properties fo:color="#ff0000"/>
      <number:text>-</number:text>
      <number:number number:decimal-places="2" loext:min-decimal-places="2" number:min-integer-digits="1" number:grouping="true"/>
      <style:map style:condition="value()&gt;=0" style:apply-style-name="N20121P0"/>
    </number:number-style>
    <number:number-style style:name="N2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2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20122P2" style:volatile="true" number:language="en" number:country="GB">
      <loext:text> </loext:text>
      <loext:fill-character> </loext:fill-character>
      <number:text>- </number:text>
    </number:number-style>
    <number:text-style style:name="N20122" number:language="en" number:country="GB">
      <number:text> </number:text>
      <number:text-content/>
      <number:text> </number:text>
      <style:map style:condition="value()&gt;0" style:apply-style-name="N20122P0"/>
      <style:map style:condition="value()&lt;0" style:apply-style-name="N20122P1"/>
      <style:map style:condition="value()=0" style:apply-style-name="N20122P2"/>
    </number:text-style>
    <number:number-style style:name="N20123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20123P1" style:volatile="true" number:language="en" number:country="GB">
      <loext:text>-£</loext:text>
      <loext:fill-character> </loext:fill-character>
      <number:number number:decimal-places="0" loext:min-decimal-places="0" number:min-integer-digits="1" number:grouping="true"/>
      <number:text> </number:text>
    </number:number-style>
    <number:number-style style:name="N20123P2" style:volatile="true" number:language="en" number:country="GB">
      <loext:text> £</loext:text>
      <loext:fill-character> </loext:fill-character>
      <number:text>- </number:text>
    </number:number-style>
    <number:text-style style:name="N20123" number:language="en" number:country="GB">
      <number:text> </number:text>
      <number:text-content/>
      <number:text> </number:text>
      <style:map style:condition="value()&gt;0" style:apply-style-name="N20123P0"/>
      <style:map style:condition="value()&lt;0" style:apply-style-name="N20123P1"/>
      <style:map style:condition="value()=0" style:apply-style-name="N20123P2"/>
    </number:text-style>
    <number:number-style style:name="N2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2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2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20124" number:language="en" number:country="GB">
      <number:text> </number:text>
      <number:text-content/>
      <number:text> </number:text>
      <style:map style:condition="value()&gt;0" style:apply-style-name="N20124P0"/>
      <style:map style:condition="value()&lt;0" style:apply-style-name="N20124P1"/>
      <style:map style:condition="value()=0" style:apply-style-name="N20124P2"/>
    </number:text-style>
    <number:number-style style:name="N20125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20125P1" style:volatile="true" number:language="en" number:country="GB">
      <loext:text>-£</loext:text>
      <loext:fill-character> </loext:fill-character>
      <number:number number:decimal-places="2" loext:min-decimal-places="2" number:min-integer-digits="1" number:grouping="true"/>
      <number:text> </number:text>
    </number:number-style>
    <number:number-style style:name="N20125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20125" number:language="en" number:country="GB">
      <number:text> </number:text>
      <number:text-content/>
      <number:text> </number:text>
      <style:map style:condition="value()&gt;0" style:apply-style-name="N20125P0"/>
      <style:map style:condition="value()&lt;0" style:apply-style-name="N20125P1"/>
      <style:map style:condition="value()=0" style:apply-style-name="N2012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1e" style:display-name="Normal_1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style style:name="ConditionalStyle_5f_49" style:display-name="ConditionalStyle_49" style:family="table-cell" style:parent-style-name="Default">
      <style:text-properties fo:color="#ffffff"/>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10-08T11:15:09.616557990</meta:creation-date>
    <dc:date>2020-10-08T16:24:13.429957247</dc:date>
    <dc:creator>Andrew Conway</dc:creator>
    <meta:editing-duration>PT26M38S</meta:editing-duration>
    <meta:editing-cycles>5</meta:editing-cycles>
    <meta:generator>LibreOffice/6.4.5.2$Linux_X86_64 LibreOffice_project/40$Build-2</meta:generator>
    <meta:document-statistic meta:table-count="7" meta:cell-count="1786" meta:object-count="0"/>
  </office:meta>
</office:document-meta>
</file>